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Mincho" svg:font-family="'MS Mincho', 'ＭＳ 明朝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Table_5f_1" style:display-name="Table_1" style:family="table">
      <style:table-properties style:width="6.9382in" fo:margin-left="0.0271in" table:align="left" style:may-break-between-rows="false" style:writing-mode="lr-tb"/>
    </style:style>
    <style:style style:name="Table_5f_1.A" style:display-name="Table_1.A" style:family="table-column">
      <style:table-column-properties style:column-width="1.6236in"/>
    </style:style>
    <style:style style:name="Table_5f_1.B" style:display-name="Table_1.B" style:family="table-column">
      <style:table-column-properties style:column-width="5.3146in"/>
    </style:style>
    <style:style style:name="Table_5f_1.A1" style:display-name="Table_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_5f_1.B1" style:display-name="Table_1.B1" style:family="table-cell">
      <style:table-cell-properties fo:padding="0.0382in" fo:border="0.05pt solid #000000"/>
    </style:style>
    <style:style style:name="Table_5f_1.A2" style:display-name="Table_1.A2" style:family="table-cell">
      <style:table-cell-properties fo:padding="0.0382in" fo:border-left="0.05pt solid #000000" fo:border-right="none" fo:border-top="none" fo:border-bottom="0.05pt solid #000000"/>
    </style:style>
    <style:style style:name="Table_5f_1.B2" style:display-name="Table_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1972in" table:align="left" style:writing-mode="lr-tb"/>
    </style:style>
    <style:style style:name="Table8.A" style:family="table-column">
      <style:table-column-properties style:column-width="2.5in"/>
    </style:style>
    <style:style style:name="Table8.B" style:family="table-column">
      <style:table-column-properties style:column-width="2.6972in"/>
    </style:style>
    <style:style style:name="Table1" style:family="table">
      <style:table-properties style:width="5.2382in" table:align="margins" style:writing-mode="lr-tb"/>
    </style:style>
    <style:style style:name="Table1.A" style:family="table-column">
      <style:table-column-properties style:column-width="2.6188in" style:rel-column-width="32767*"/>
    </style:style>
    <style:style style:name="Table1.B" style:family="table-column">
      <style:table-column-properties style:column-width="2.6194in" style:rel-column-width="32768*"/>
    </style:style>
    <style:style style:name="Table2" style:family="table">
      <style:table-properties style:width="5.2014in" fo:margin-left="0in" table:align="left" style:writing-mode="lr-tb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3.7014in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5.2035in" fo:margin-left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3.7035in"/>
    </style:style>
    <style:style style:name="Table5" style:family="table">
      <style:table-properties style:width="5.1972in" table:align="left" style:writing-mode="lr-tb"/>
    </style:style>
    <style:style style:name="Table5.A" style:family="table-column">
      <style:table-column-properties style:column-width="1.5021in"/>
    </style:style>
    <style:style style:name="Table5.B" style:family="table-column">
      <style:table-column-properties style:column-width="3.6951in"/>
    </style:style>
    <style:style style:name="Table6" style:family="table">
      <style:table-properties style:width="5.2382in" table:align="margins" style:writing-mode="lr-tb"/>
    </style:style>
    <style:style style:name="Table6.A" style:family="table-column">
      <style:table-column-properties style:column-width="0.5063in" style:rel-column-width="6336*"/>
    </style:style>
    <style:style style:name="Table6.B" style:family="table-column">
      <style:table-column-properties style:column-width="4.7319in" style:rel-column-width="59199*"/>
    </style:style>
    <style:style style:name="Table6.A1" style:family="table-cell">
      <style:table-cell-properties fo:padding="0in" fo:border="none"/>
    </style:style>
    <style:style style:name="Table4" style:family="table">
      <style:table-properties style:width="5.1972in" table:align="left" style:writing-mode="lr-tb"/>
    </style:style>
    <style:style style:name="Table4.A" style:family="table-column">
      <style:table-column-properties style:column-width="1.5021in"/>
    </style:style>
    <style:style style:name="Table4.B" style:family="table-column">
      <style:table-column-properties style:column-width="3.6951in"/>
    </style:style>
    <style:style style:name="Table9" style:family="table">
      <style:table-properties style:width="5.2014in" fo:margin-left="0in" table:align="left" style:writing-mode="lr-tb"/>
    </style:style>
    <style:style style:name="Table9.A" style:family="table-column">
      <style:table-column-properties style:column-width="1.5in"/>
    </style:style>
    <style:style style:name="Table9.B" style:family="table-column">
      <style:table-column-properties style:column-width="3.7014in"/>
    </style:style>
    <style:style style:name="P1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style:writing-mode="lr-tb"/>
      <style:text-properties officeooo:rsid="00161212" officeooo:paragraph-rsid="00161212"/>
    </style:style>
    <style:style style:name="P6" style:family="paragraph" style:parent-style-name="Standard">
      <style:paragraph-properties style:writing-mode="lr-tb"/>
      <style:text-properties officeooo:rsid="00631944" officeooo:paragraph-rsid="00631944"/>
    </style:style>
    <style:style style:name="P7" style:family="paragraph" style:parent-style-name="Standard">
      <style:paragraph-properties style:writing-mode="lr-tb"/>
      <style:text-properties officeooo:rsid="00ab80e0" officeooo:paragraph-rsid="01042e4f"/>
    </style:style>
    <style:style style:name="P8" style:family="paragraph" style:parent-style-name="Standard">
      <style:paragraph-properties style:writing-mode="lr-tb"/>
      <style:text-properties officeooo:rsid="0113c590" officeooo:paragraph-rsid="0113c590"/>
    </style:style>
    <style:style style:name="P9" style:family="paragraph" style:parent-style-name="Standard">
      <style:paragraph-properties style:writing-mode="lr-tb"/>
      <style:text-properties fo:font-weight="normal" officeooo:rsid="0114699d" officeooo:paragraph-rsid="0114699d" style:font-weight-asian="normal" style:font-weight-complex="normal"/>
    </style:style>
    <style:style style:name="P10" style:family="paragraph" style:parent-style-name="Standard">
      <style:paragraph-properties style:writing-mode="lr-tb"/>
      <style:text-properties officeooo:rsid="011b55d3" officeooo:paragraph-rsid="011b55d3"/>
    </style:style>
    <style:style style:name="P11" style:family="paragraph" style:parent-style-name="Standard">
      <style:paragraph-properties style:writing-mode="lr-tb"/>
      <style:text-properties officeooo:rsid="01264fa5" officeooo:paragraph-rsid="01264fa5"/>
    </style:style>
    <style:style style:name="P12" style:family="paragraph" style:parent-style-name="Standard">
      <style:paragraph-properties style:writing-mode="lr-tb"/>
      <style:text-properties officeooo:rsid="008e317f" officeooo:paragraph-rsid="008e317f"/>
    </style:style>
    <style:style style:name="P13" style:family="paragraph" style:parent-style-name="Standard">
      <style:paragraph-properties style:writing-mode="lr-tb"/>
      <style:text-properties officeooo:rsid="0014dc12" officeooo:paragraph-rsid="0014dc12"/>
    </style:style>
    <style:style style:name="P14" style:family="paragraph" style:parent-style-name="Standard">
      <style:paragraph-properties style:writing-mode="lr-tb"/>
      <style:text-properties officeooo:rsid="0194571c" officeooo:paragraph-rsid="0194571c"/>
    </style:style>
    <style:style style:name="P15" style:family="paragraph" style:parent-style-name="Standard">
      <style:paragraph-properties style:writing-mode="lr-tb"/>
      <style:text-properties officeooo:rsid="01bc4c94" officeooo:paragraph-rsid="01bc4c94"/>
    </style:style>
    <style:style style:name="P16" style:family="paragraph" style:parent-style-name="Standard">
      <style:paragraph-properties style:writing-mode="lr-tb"/>
      <style:text-properties officeooo:rsid="01cef62d" officeooo:paragraph-rsid="01cef62d"/>
    </style:style>
    <style:style style:name="P17" style:family="paragraph" style:parent-style-name="Standard">
      <style:paragraph-properties style:writing-mode="lr-tb"/>
      <style:text-properties officeooo:rsid="014ae2dc" officeooo:paragraph-rsid="014ae2dc"/>
    </style:style>
    <style:style style:name="P18" style:family="paragraph" style:parent-style-name="Standard">
      <style:paragraph-properties style:writing-mode="lr-tb"/>
      <style:text-properties officeooo:rsid="02095a41" officeooo:paragraph-rsid="02095a41"/>
    </style:style>
    <style:style style:name="P19" style:family="paragraph" style:parent-style-name="Standard">
      <style:paragraph-properties style:writing-mode="lr-tb"/>
      <style:text-properties officeooo:rsid="029cced5" officeooo:paragraph-rsid="02a04ce4"/>
    </style:style>
    <style:style style:name="P20" style:family="paragraph" style:parent-style-name="Standard">
      <style:paragraph-properties style:writing-mode="lr-tb"/>
      <style:text-properties officeooo:rsid="027e60f5" officeooo:paragraph-rsid="02a82303"/>
    </style:style>
    <style:style style:name="P21" style:family="paragraph" style:parent-style-name="Standard">
      <style:paragraph-properties style:writing-mode="lr-tb"/>
      <style:text-properties officeooo:rsid="02e61ba2" officeooo:paragraph-rsid="02e61ba2"/>
    </style:style>
    <style:style style:name="P22" style:family="paragraph" style:parent-style-name="Standard">
      <style:paragraph-properties style:writing-mode="lr-tb"/>
      <style:text-properties officeooo:rsid="02f0c6f6" officeooo:paragraph-rsid="02f0c6f6"/>
    </style:style>
    <style:style style:name="P23" style:family="paragraph" style:parent-style-name="Table_20_Contents">
      <style:paragraph-properties style:writing-mode="lr-tb"/>
    </style:style>
    <style:style style:name="P24" style:family="paragraph" style:parent-style-name="Table_20_Contents">
      <style:paragraph-properties style:writing-mode="lr-tb"/>
      <style:text-properties officeooo:rsid="000ba6da" officeooo:paragraph-rsid="000ba6da"/>
    </style:style>
    <style:style style:name="P25" style:family="paragraph" style:parent-style-name="Table_20_Contents">
      <style:paragraph-properties style:writing-mode="lr-tb"/>
      <style:text-properties officeooo:rsid="000ba6da" officeooo:paragraph-rsid="0067dc14"/>
    </style:style>
    <style:style style:name="P26" style:family="paragraph" style:parent-style-name="Table_20_Contents">
      <style:paragraph-properties style:writing-mode="lr-tb"/>
      <style:text-properties officeooo:paragraph-rsid="00115ba6"/>
    </style:style>
    <style:style style:name="P27" style:family="paragraph" style:parent-style-name="Table_20_Contents">
      <style:paragraph-properties style:writing-mode="lr-tb"/>
      <style:text-properties officeooo:rsid="000e70dc" officeooo:paragraph-rsid="000e70dc"/>
    </style:style>
    <style:style style:name="P28" style:family="paragraph" style:parent-style-name="Table_20_Contents">
      <style:paragraph-properties style:writing-mode="lr-tb"/>
      <style:text-properties officeooo:rsid="000e70dc" officeooo:paragraph-rsid="00115ba6"/>
    </style:style>
    <style:style style:name="P29" style:family="paragraph" style:parent-style-name="Table_20_Contents">
      <style:paragraph-properties style:writing-mode="lr-tb"/>
      <style:text-properties officeooo:rsid="000e70dc" officeooo:paragraph-rsid="0010310d"/>
    </style:style>
    <style:style style:name="P30" style:family="paragraph" style:parent-style-name="Table_20_Contents">
      <style:paragraph-properties style:writing-mode="lr-tb"/>
      <style:text-properties officeooo:rsid="0010310d" officeooo:paragraph-rsid="0010310d"/>
    </style:style>
    <style:style style:name="P31" style:family="paragraph" style:parent-style-name="Table_20_Contents">
      <style:paragraph-properties style:writing-mode="lr-tb"/>
      <style:text-properties officeooo:paragraph-rsid="00190182"/>
    </style:style>
    <style:style style:name="P32" style:family="paragraph" style:parent-style-name="Table_20_Contents">
      <style:paragraph-properties style:writing-mode="lr-tb"/>
      <style:text-properties officeooo:rsid="00190182" officeooo:paragraph-rsid="00190182"/>
    </style:style>
    <style:style style:name="P33" style:family="paragraph" style:parent-style-name="Table_20_Contents">
      <style:paragraph-properties style:writing-mode="lr-tb"/>
      <style:text-properties officeooo:rsid="0017422b" officeooo:paragraph-rsid="0017422b"/>
    </style:style>
    <style:style style:name="P34" style:family="paragraph" style:parent-style-name="Table_20_Contents">
      <style:paragraph-properties style:writing-mode="lr-tb"/>
      <style:text-properties officeooo:rsid="0017422b" officeooo:paragraph-rsid="001bd70a"/>
    </style:style>
    <style:style style:name="P35" style:family="paragraph" style:parent-style-name="Table_20_Contents">
      <style:paragraph-properties style:writing-mode="lr-tb"/>
      <style:text-properties officeooo:paragraph-rsid="001c1dba"/>
    </style:style>
    <style:style style:name="P36" style:family="paragraph" style:parent-style-name="Table_20_Contents">
      <style:paragraph-properties style:writing-mode="lr-tb"/>
      <style:text-properties officeooo:rsid="0014ebca" officeooo:paragraph-rsid="00222e4f"/>
    </style:style>
    <style:style style:name="P37" style:family="paragraph" style:parent-style-name="Table_20_Contents">
      <style:paragraph-properties style:writing-mode="lr-tb"/>
      <style:text-properties officeooo:rsid="0014ebca" officeooo:paragraph-rsid="0023d7dc"/>
    </style:style>
    <style:style style:name="P38" style:family="paragraph" style:parent-style-name="Table_20_Contents">
      <style:paragraph-properties style:writing-mode="lr-tb"/>
      <style:text-properties officeooo:rsid="0014ebca" officeooo:paragraph-rsid="003c4ca8"/>
    </style:style>
    <style:style style:name="P39" style:family="paragraph" style:parent-style-name="Table_20_Contents">
      <style:paragraph-properties style:writing-mode="lr-tb"/>
      <style:text-properties officeooo:rsid="0014ebca" officeooo:paragraph-rsid="01f6e88c"/>
    </style:style>
    <style:style style:name="P40" style:family="paragraph" style:parent-style-name="Table_20_Contents">
      <style:paragraph-properties style:writing-mode="lr-tb"/>
      <style:text-properties officeooo:rsid="001e6d42" officeooo:paragraph-rsid="001e6d42"/>
    </style:style>
    <style:style style:name="P41" style:family="paragraph" style:parent-style-name="Table_20_Contents">
      <style:paragraph-properties style:writing-mode="lr-tb"/>
      <style:text-properties officeooo:rsid="001e6d42" officeooo:paragraph-rsid="00355068"/>
    </style:style>
    <style:style style:name="P42" style:family="paragraph" style:parent-style-name="Table_20_Contents">
      <style:paragraph-properties style:writing-mode="lr-tb"/>
      <style:text-properties officeooo:rsid="001e6d42" officeooo:paragraph-rsid="0076eb85"/>
    </style:style>
    <style:style style:name="P43" style:family="paragraph" style:parent-style-name="Table_20_Contents">
      <style:paragraph-properties style:writing-mode="lr-tb"/>
      <style:text-properties officeooo:rsid="001e6d42" officeooo:paragraph-rsid="0077b733"/>
    </style:style>
    <style:style style:name="P44" style:family="paragraph" style:parent-style-name="Table_20_Contents">
      <style:paragraph-properties style:writing-mode="lr-tb"/>
      <style:text-properties officeooo:rsid="001e6d42" officeooo:paragraph-rsid="0081067d"/>
    </style:style>
    <style:style style:name="P45" style:family="paragraph" style:parent-style-name="Table_20_Contents">
      <style:paragraph-properties style:writing-mode="lr-tb"/>
      <style:text-properties officeooo:rsid="001e6d42" officeooo:paragraph-rsid="00da62f5"/>
    </style:style>
    <style:style style:name="P46" style:family="paragraph" style:parent-style-name="Table_20_Contents">
      <style:paragraph-properties style:writing-mode="lr-tb"/>
      <style:text-properties officeooo:rsid="001e6d42" officeooo:paragraph-rsid="00db7956"/>
    </style:style>
    <style:style style:name="P47" style:family="paragraph" style:parent-style-name="Table_20_Contents">
      <style:paragraph-properties style:writing-mode="lr-tb"/>
      <style:text-properties officeooo:rsid="001e6d42" officeooo:paragraph-rsid="0124d135"/>
    </style:style>
    <style:style style:name="P48" style:family="paragraph" style:parent-style-name="Table_20_Contents">
      <style:paragraph-properties style:writing-mode="lr-tb"/>
      <style:text-properties officeooo:rsid="001e6d42" officeooo:paragraph-rsid="01a15bc0"/>
    </style:style>
    <style:style style:name="P49" style:family="paragraph" style:parent-style-name="Table_20_Contents">
      <style:paragraph-properties style:writing-mode="lr-tb"/>
      <style:text-properties officeooo:rsid="001e6d42" officeooo:paragraph-rsid="01ac347c"/>
    </style:style>
    <style:style style:name="P50" style:family="paragraph" style:parent-style-name="Table_20_Contents">
      <style:paragraph-properties style:writing-mode="lr-tb"/>
      <style:text-properties officeooo:rsid="001e6d42" officeooo:paragraph-rsid="01ebcc61"/>
    </style:style>
    <style:style style:name="P51" style:family="paragraph" style:parent-style-name="Table_20_Contents">
      <style:paragraph-properties style:writing-mode="lr-tb"/>
      <style:text-properties officeooo:rsid="00161212" officeooo:paragraph-rsid="00161212"/>
    </style:style>
    <style:style style:name="P52" style:family="paragraph" style:parent-style-name="Table_20_Contents">
      <style:paragraph-properties style:writing-mode="lr-tb"/>
      <style:text-properties officeooo:rsid="00161212" officeooo:paragraph-rsid="003c4ca8"/>
    </style:style>
    <style:style style:name="P53" style:family="paragraph" style:parent-style-name="Table_20_Contents">
      <style:paragraph-properties style:writing-mode="lr-tb"/>
      <style:text-properties officeooo:rsid="00161212" officeooo:paragraph-rsid="0049b7f7"/>
    </style:style>
    <style:style style:name="P54" style:family="paragraph" style:parent-style-name="Table_20_Contents">
      <style:paragraph-properties style:writing-mode="lr-tb"/>
      <style:text-properties officeooo:rsid="00161212" officeooo:paragraph-rsid="00afff80"/>
    </style:style>
    <style:style style:name="P55" style:family="paragraph" style:parent-style-name="Table_20_Contents">
      <style:paragraph-properties style:writing-mode="lr-tb"/>
      <style:text-properties officeooo:rsid="00161212" officeooo:paragraph-rsid="024715cd"/>
    </style:style>
    <style:style style:name="P56" style:family="paragraph" style:parent-style-name="Table_20_Contents">
      <style:paragraph-properties style:writing-mode="lr-tb"/>
      <style:text-properties officeooo:rsid="00161212" officeooo:paragraph-rsid="02b728e8"/>
    </style:style>
    <style:style style:name="P57" style:family="paragraph" style:parent-style-name="Table_20_Contents">
      <style:paragraph-properties style:writing-mode="lr-tb"/>
      <style:text-properties officeooo:rsid="002042a1" officeooo:paragraph-rsid="002042a1"/>
    </style:style>
    <style:style style:name="P58" style:family="paragraph" style:parent-style-name="Table_20_Contents">
      <style:paragraph-properties style:writing-mode="lr-tb"/>
      <style:text-properties officeooo:rsid="002042a1" officeooo:paragraph-rsid="01ac347c"/>
    </style:style>
    <style:style style:name="P59" style:family="paragraph" style:parent-style-name="Table_20_Contents">
      <style:paragraph-properties style:writing-mode="lr-tb"/>
      <style:text-properties officeooo:rsid="002042a1" officeooo:paragraph-rsid="01ae15b9"/>
    </style:style>
    <style:style style:name="P60" style:family="paragraph" style:parent-style-name="Table_20_Contents">
      <style:paragraph-properties style:writing-mode="lr-tb"/>
      <style:text-properties officeooo:rsid="002042a1" officeooo:paragraph-rsid="021d50a2"/>
    </style:style>
    <style:style style:name="P61" style:family="paragraph" style:parent-style-name="Table_20_Contents">
      <style:paragraph-properties style:writing-mode="lr-tb"/>
      <style:text-properties officeooo:rsid="001c1dba" officeooo:paragraph-rsid="001c1dba"/>
    </style:style>
    <style:style style:name="P62" style:family="paragraph" style:parent-style-name="Table_20_Contents">
      <style:paragraph-properties style:writing-mode="lr-tb"/>
      <style:text-properties officeooo:rsid="001c1dba" officeooo:paragraph-rsid="00355068"/>
    </style:style>
    <style:style style:name="P63" style:family="paragraph" style:parent-style-name="Table_20_Contents">
      <style:paragraph-properties style:writing-mode="lr-tb"/>
      <style:text-properties officeooo:rsid="001c1dba" officeooo:paragraph-rsid="00222e4f"/>
    </style:style>
    <style:style style:name="P64" style:family="paragraph" style:parent-style-name="Table_20_Contents">
      <style:paragraph-properties style:writing-mode="lr-tb"/>
      <style:text-properties officeooo:rsid="001c1dba" officeooo:paragraph-rsid="0046762a"/>
    </style:style>
    <style:style style:name="P65" style:family="paragraph" style:parent-style-name="Table_20_Contents">
      <style:paragraph-properties style:writing-mode="lr-tb"/>
      <style:text-properties officeooo:rsid="001c1dba" officeooo:paragraph-rsid="00b24ada"/>
    </style:style>
    <style:style style:name="P66" style:family="paragraph" style:parent-style-name="Table_20_Contents">
      <style:paragraph-properties style:writing-mode="lr-tb"/>
      <style:text-properties officeooo:rsid="001c1dba" officeooo:paragraph-rsid="0124d135"/>
    </style:style>
    <style:style style:name="P67" style:family="paragraph" style:parent-style-name="Table_20_Contents">
      <style:paragraph-properties style:writing-mode="lr-tb"/>
      <style:text-properties officeooo:rsid="001c1dba" officeooo:paragraph-rsid="02ebd60c"/>
    </style:style>
    <style:style style:name="P68" style:family="paragraph" style:parent-style-name="Table_20_Contents">
      <style:paragraph-properties style:writing-mode="lr-tb"/>
      <style:text-properties officeooo:rsid="00317c80" officeooo:paragraph-rsid="00317c80"/>
    </style:style>
    <style:style style:name="P69" style:family="paragraph" style:parent-style-name="Table_20_Contents">
      <style:paragraph-properties style:writing-mode="lr-tb"/>
      <style:text-properties officeooo:rsid="00317c80" officeooo:paragraph-rsid="02639de4"/>
    </style:style>
    <style:style style:name="P70" style:family="paragraph" style:parent-style-name="Table_20_Contents">
      <style:paragraph-properties style:writing-mode="lr-tb"/>
      <style:text-properties officeooo:rsid="0031c338" officeooo:paragraph-rsid="00317c80"/>
    </style:style>
    <style:style style:name="P71" style:family="paragraph" style:parent-style-name="Table_20_Contents">
      <style:paragraph-properties style:writing-mode="lr-tb"/>
      <style:text-properties officeooo:rsid="0031c338" officeooo:paragraph-rsid="0031c338"/>
    </style:style>
    <style:style style:name="P72" style:family="paragraph" style:parent-style-name="Table_20_Contents">
      <style:paragraph-properties style:writing-mode="lr-tb"/>
      <style:text-properties officeooo:rsid="0031c338" officeooo:paragraph-rsid="01f8930f"/>
    </style:style>
    <style:style style:name="P73" style:family="paragraph" style:parent-style-name="Table_20_Contents">
      <style:paragraph-properties style:writing-mode="lr-tb"/>
      <style:text-properties officeooo:rsid="0027bd72" officeooo:paragraph-rsid="0031c338"/>
    </style:style>
    <style:style style:name="P74" style:family="paragraph" style:parent-style-name="Table_20_Contents">
      <style:paragraph-properties style:writing-mode="lr-tb"/>
      <style:text-properties officeooo:paragraph-rsid="00355068"/>
    </style:style>
    <style:style style:name="P75" style:family="paragraph" style:parent-style-name="Table_20_Contents">
      <style:paragraph-properties style:writing-mode="lr-tb"/>
      <style:text-properties officeooo:rsid="00269d47" officeooo:paragraph-rsid="0031c338"/>
    </style:style>
    <style:style style:name="P76" style:family="paragraph" style:parent-style-name="Table_20_Contents">
      <style:paragraph-properties style:writing-mode="lr-tb"/>
      <style:text-properties officeooo:rsid="001bd70a" officeooo:paragraph-rsid="001bd70a"/>
    </style:style>
    <style:style style:name="P77" style:family="paragraph" style:parent-style-name="Table_20_Contents">
      <style:paragraph-properties style:writing-mode="lr-tb"/>
      <style:text-properties officeooo:rsid="001bd70a" officeooo:paragraph-rsid="0214d052"/>
    </style:style>
    <style:style style:name="P78" style:family="paragraph" style:parent-style-name="Table_20_Contents">
      <style:paragraph-properties style:writing-mode="lr-tb"/>
      <style:text-properties officeooo:rsid="00222e4f" officeooo:paragraph-rsid="000e70dc"/>
    </style:style>
    <style:style style:name="P79" style:family="paragraph" style:parent-style-name="Table_20_Contents">
      <style:paragraph-properties style:writing-mode="lr-tb"/>
      <style:text-properties officeooo:rsid="00222e4f" officeooo:paragraph-rsid="0279d1f6"/>
    </style:style>
    <style:style style:name="P80" style:family="paragraph" style:parent-style-name="Table_20_Contents">
      <style:paragraph-properties style:writing-mode="lr-tb"/>
      <style:text-properties officeooo:rsid="003c4ca8" officeooo:paragraph-rsid="003c4ca8"/>
    </style:style>
    <style:style style:name="P81" style:family="paragraph" style:parent-style-name="Table_20_Contents">
      <style:paragraph-properties style:writing-mode="lr-tb"/>
      <style:text-properties officeooo:rsid="003c4ca8" officeooo:paragraph-rsid="00745302"/>
    </style:style>
    <style:style style:name="P82" style:family="paragraph" style:parent-style-name="Table_20_Contents">
      <style:paragraph-properties style:writing-mode="lr-tb"/>
      <style:text-properties officeooo:rsid="003c4ca8" officeooo:paragraph-rsid="00afff80"/>
    </style:style>
    <style:style style:name="P83" style:family="paragraph" style:parent-style-name="Table_20_Contents">
      <style:paragraph-properties style:writing-mode="lr-tb"/>
      <style:text-properties officeooo:rsid="003c4ca8" officeooo:paragraph-rsid="0114699d"/>
    </style:style>
    <style:style style:name="P84" style:family="paragraph" style:parent-style-name="Table_20_Contents">
      <style:paragraph-properties style:writing-mode="lr-tb"/>
      <style:text-properties officeooo:rsid="0040b90a" officeooo:paragraph-rsid="0040b90a"/>
    </style:style>
    <style:style style:name="P85" style:family="paragraph" style:parent-style-name="Table_20_Contents">
      <style:paragraph-properties style:writing-mode="lr-tb"/>
      <style:text-properties officeooo:rsid="0040b90a" officeooo:paragraph-rsid="016945c1"/>
    </style:style>
    <style:style style:name="P86" style:family="paragraph" style:parent-style-name="Table_20_Contents">
      <style:paragraph-properties style:writing-mode="lr-tb"/>
      <style:text-properties officeooo:rsid="00419c6c" officeooo:paragraph-rsid="00419c6c"/>
    </style:style>
    <style:style style:name="P87" style:family="paragraph" style:parent-style-name="Table_20_Contents">
      <style:paragraph-properties style:writing-mode="lr-tb"/>
      <style:text-properties officeooo:rsid="00464e8c" officeooo:paragraph-rsid="00464e8c"/>
    </style:style>
    <style:style style:name="P88" style:family="paragraph" style:parent-style-name="Table_20_Contents">
      <style:paragraph-properties style:writing-mode="lr-tb"/>
      <style:text-properties officeooo:rsid="00464e8c" officeooo:paragraph-rsid="0046db70"/>
    </style:style>
    <style:style style:name="P89" style:family="paragraph" style:parent-style-name="Table_20_Contents">
      <style:paragraph-properties style:writing-mode="lr-tb"/>
      <style:text-properties officeooo:rsid="00464e8c" officeooo:paragraph-rsid="00b24ada"/>
    </style:style>
    <style:style style:name="P90" style:family="paragraph" style:parent-style-name="Table_20_Contents">
      <style:paragraph-properties style:writing-mode="lr-tb"/>
      <style:text-properties officeooo:rsid="00464e8c" officeooo:paragraph-rsid="00eee2e1"/>
    </style:style>
    <style:style style:name="P91" style:family="paragraph" style:parent-style-name="Table_20_Contents">
      <style:paragraph-properties style:writing-mode="lr-tb"/>
      <style:text-properties officeooo:rsid="00464e8c" officeooo:paragraph-rsid="01403ed8"/>
    </style:style>
    <style:style style:name="P92" style:family="paragraph" style:parent-style-name="Table_20_Contents">
      <style:paragraph-properties style:writing-mode="lr-tb"/>
      <style:text-properties officeooo:rsid="00464e8c" officeooo:paragraph-rsid="024715cd"/>
    </style:style>
    <style:style style:name="P93" style:family="paragraph" style:parent-style-name="Table_20_Contents">
      <style:paragraph-properties style:writing-mode="lr-tb"/>
      <style:text-properties officeooo:rsid="00464e8c" officeooo:paragraph-rsid="026d4daa"/>
    </style:style>
    <style:style style:name="P94" style:family="paragraph" style:parent-style-name="Table_20_Contents">
      <style:paragraph-properties style:writing-mode="lr-tb"/>
      <style:text-properties officeooo:rsid="00464e8c" officeooo:paragraph-rsid="027194de"/>
    </style:style>
    <style:style style:name="P95" style:family="paragraph" style:parent-style-name="Table_20_Contents">
      <style:paragraph-properties style:writing-mode="lr-tb"/>
      <style:text-properties officeooo:rsid="00464e8c" officeooo:paragraph-rsid="02b728e8"/>
    </style:style>
    <style:style style:name="P96" style:family="paragraph" style:parent-style-name="Table_20_Contents">
      <style:paragraph-properties style:writing-mode="lr-tb"/>
      <style:text-properties officeooo:rsid="00464e8c" officeooo:paragraph-rsid="02e9e3ee"/>
    </style:style>
    <style:style style:name="P97" style:family="paragraph" style:parent-style-name="Table_20_Contents">
      <style:paragraph-properties style:writing-mode="lr-tb"/>
      <style:text-properties officeooo:rsid="0046762a" officeooo:paragraph-rsid="0046762a"/>
    </style:style>
    <style:style style:name="P98" style:family="paragraph" style:parent-style-name="Table_20_Contents">
      <style:paragraph-properties style:writing-mode="lr-tb"/>
      <style:text-properties officeooo:rsid="0046762a" officeooo:paragraph-rsid="02727047"/>
    </style:style>
    <style:style style:name="P99" style:family="paragraph" style:parent-style-name="Table_20_Contents">
      <style:paragraph-properties style:writing-mode="lr-tb"/>
      <style:text-properties officeooo:rsid="0046762a" officeooo:paragraph-rsid="00ca1a75"/>
    </style:style>
    <style:style style:name="P100" style:family="paragraph" style:parent-style-name="Table_20_Contents">
      <style:paragraph-properties style:writing-mode="lr-tb"/>
      <style:text-properties officeooo:rsid="0046762a" officeooo:paragraph-rsid="02b728e8"/>
    </style:style>
    <style:style style:name="P101" style:family="paragraph" style:parent-style-name="Table_20_Contents">
      <style:paragraph-properties style:writing-mode="lr-tb"/>
      <style:text-properties officeooo:rsid="0046762a" officeooo:paragraph-rsid="02dba749"/>
    </style:style>
    <style:style style:name="P102" style:family="paragraph" style:parent-style-name="Table_20_Contents">
      <style:paragraph-properties style:writing-mode="lr-tb"/>
      <style:text-properties officeooo:rsid="0046762a" officeooo:paragraph-rsid="02ebd60c"/>
    </style:style>
    <style:style style:name="P103" style:family="paragraph" style:parent-style-name="Table_20_Contents">
      <style:paragraph-properties style:writing-mode="lr-tb"/>
      <style:text-properties officeooo:rsid="0046db70" officeooo:paragraph-rsid="0049b7f7"/>
    </style:style>
    <style:style style:name="P104" style:family="paragraph" style:parent-style-name="Table_20_Contents">
      <style:paragraph-properties style:writing-mode="lr-tb"/>
      <style:text-properties officeooo:rsid="0046db70" officeooo:paragraph-rsid="024715cd"/>
    </style:style>
    <style:style style:name="P105" style:family="paragraph" style:parent-style-name="Table_20_Contents">
      <style:paragraph-properties style:writing-mode="lr-tb"/>
      <style:text-properties officeooo:rsid="0046db70" officeooo:paragraph-rsid="02b728e8"/>
    </style:style>
    <style:style style:name="P106" style:family="paragraph" style:parent-style-name="Table_20_Contents">
      <style:paragraph-properties style:writing-mode="lr-tb"/>
      <style:text-properties officeooo:rsid="0049b7f7" officeooo:paragraph-rsid="0049b7f7"/>
    </style:style>
    <style:style style:name="P107" style:family="paragraph" style:parent-style-name="Table_20_Contents">
      <style:paragraph-properties style:writing-mode="lr-tb"/>
      <style:text-properties officeooo:rsid="0049b7f7" officeooo:paragraph-rsid="009c61d6"/>
    </style:style>
    <style:style style:name="P108" style:family="paragraph" style:parent-style-name="Table_20_Contents">
      <style:paragraph-properties style:writing-mode="lr-tb"/>
      <style:text-properties officeooo:rsid="0049b7f7" officeooo:paragraph-rsid="00e0803e"/>
    </style:style>
    <style:style style:name="P109" style:family="paragraph" style:parent-style-name="Table_20_Contents">
      <style:paragraph-properties style:writing-mode="lr-tb"/>
      <style:text-properties officeooo:paragraph-rsid="004bbb6b"/>
    </style:style>
    <style:style style:name="P110" style:family="paragraph" style:parent-style-name="Table_20_Contents">
      <style:paragraph-properties style:writing-mode="lr-tb"/>
      <style:text-properties officeooo:rsid="004d538f" officeooo:paragraph-rsid="004d538f"/>
    </style:style>
    <style:style style:name="P111" style:family="paragraph" style:parent-style-name="Table_20_Contents">
      <style:paragraph-properties style:writing-mode="lr-tb"/>
      <style:text-properties officeooo:rsid="004d538f" officeooo:paragraph-rsid="00da62f5"/>
    </style:style>
    <style:style style:name="P112" style:family="paragraph" style:parent-style-name="Table_20_Contents">
      <style:paragraph-properties style:writing-mode="lr-tb"/>
      <style:text-properties officeooo:rsid="004bbb6b" officeooo:paragraph-rsid="004bbb6b"/>
    </style:style>
    <style:style style:name="P113" style:family="paragraph" style:parent-style-name="Table_20_Contents">
      <style:paragraph-properties style:writing-mode="lr-tb"/>
      <style:text-properties officeooo:paragraph-rsid="00508a5a"/>
    </style:style>
    <style:style style:name="P114" style:family="paragraph" style:parent-style-name="Table_20_Contents">
      <style:paragraph-properties style:writing-mode="lr-tb"/>
      <style:text-properties officeooo:rsid="004b74ab" officeooo:paragraph-rsid="004b74ab"/>
    </style:style>
    <style:style style:name="P115" style:family="paragraph" style:parent-style-name="Table_20_Contents">
      <style:paragraph-properties style:writing-mode="lr-tb"/>
      <style:text-properties officeooo:rsid="004b74ab" officeooo:paragraph-rsid="009c61d6"/>
    </style:style>
    <style:style style:name="P116" style:family="paragraph" style:parent-style-name="Table_20_Contents">
      <style:paragraph-properties style:writing-mode="lr-tb"/>
      <style:text-properties officeooo:rsid="00651865" officeooo:paragraph-rsid="00651865"/>
    </style:style>
    <style:style style:name="P117" style:family="paragraph" style:parent-style-name="Table_20_Contents">
      <style:paragraph-properties style:writing-mode="lr-tb"/>
      <style:text-properties officeooo:rsid="00651865" officeooo:paragraph-rsid="0067dc14"/>
    </style:style>
    <style:style style:name="P118" style:family="paragraph" style:parent-style-name="Table_20_Contents">
      <style:paragraph-properties style:writing-mode="lr-tb"/>
      <style:text-properties officeooo:rsid="00668ca4" officeooo:paragraph-rsid="0067dc14"/>
    </style:style>
    <style:style style:name="P119" style:family="paragraph" style:parent-style-name="Table_20_Contents">
      <style:paragraph-properties style:writing-mode="lr-tb"/>
      <style:text-properties officeooo:rsid="00668ca4" officeooo:paragraph-rsid="00668ca4"/>
    </style:style>
    <style:style style:name="P120" style:family="paragraph" style:parent-style-name="Table_20_Contents">
      <style:paragraph-properties style:writing-mode="lr-tb"/>
      <style:text-properties officeooo:rsid="00355068" officeooo:paragraph-rsid="0067dc14"/>
    </style:style>
    <style:style style:name="P121" style:family="paragraph" style:parent-style-name="Table_20_Contents">
      <style:paragraph-properties style:writing-mode="lr-tb"/>
      <style:text-properties officeooo:paragraph-rsid="00715900"/>
    </style:style>
    <style:style style:name="P122" style:family="paragraph" style:parent-style-name="Table_20_Contents">
      <style:paragraph-properties style:writing-mode="lr-tb"/>
      <style:text-properties officeooo:rsid="0078e1e6" officeooo:paragraph-rsid="0078e1e6"/>
    </style:style>
    <style:style style:name="P123" style:family="paragraph" style:parent-style-name="Table_20_Contents">
      <style:paragraph-properties style:writing-mode="lr-tb"/>
      <style:text-properties officeooo:rsid="0081067d" officeooo:paragraph-rsid="0081067d"/>
    </style:style>
    <style:style style:name="P124" style:family="paragraph" style:parent-style-name="Table_20_Contents">
      <style:paragraph-properties style:writing-mode="lr-tb"/>
      <style:text-properties officeooo:rsid="0081067d" officeooo:paragraph-rsid="008282f5"/>
    </style:style>
    <style:style style:name="P125" style:family="paragraph" style:parent-style-name="Table_20_Contents">
      <style:paragraph-properties style:writing-mode="lr-tb"/>
      <style:text-properties officeooo:paragraph-rsid="0081067d"/>
    </style:style>
    <style:style style:name="P126" style:family="paragraph" style:parent-style-name="Table_20_Contents">
      <style:paragraph-properties style:writing-mode="lr-tb"/>
      <style:text-properties officeooo:rsid="008282f5" officeooo:paragraph-rsid="008282f5"/>
    </style:style>
    <style:style style:name="P127" style:family="paragraph" style:parent-style-name="Table_20_Contents">
      <style:paragraph-properties style:writing-mode="lr-tb"/>
      <style:text-properties officeooo:rsid="00833a2d" officeooo:paragraph-rsid="00833a2d"/>
    </style:style>
    <style:style style:name="P128" style:family="paragraph" style:parent-style-name="Table_20_Contents">
      <style:paragraph-properties style:writing-mode="lr-tb"/>
      <style:text-properties officeooo:paragraph-rsid="0089f8bd"/>
    </style:style>
    <style:style style:name="P129" style:family="paragraph" style:parent-style-name="Table_20_Contents">
      <style:paragraph-properties style:writing-mode="lr-tb"/>
      <style:text-properties officeooo:rsid="008c0c46"/>
    </style:style>
    <style:style style:name="P130" style:family="paragraph" style:parent-style-name="Table_20_Contents">
      <style:paragraph-properties style:writing-mode="lr-tb"/>
      <style:text-properties officeooo:rsid="005577dc" officeooo:paragraph-rsid="005577dc"/>
    </style:style>
    <style:style style:name="P131" style:family="paragraph" style:parent-style-name="Table_20_Contents">
      <style:paragraph-properties style:writing-mode="lr-tb"/>
      <style:text-properties officeooo:rsid="005577dc" officeooo:paragraph-rsid="009d0bc0"/>
    </style:style>
    <style:style style:name="P132" style:family="paragraph" style:parent-style-name="Table_20_Contents">
      <style:paragraph-properties style:writing-mode="lr-tb"/>
      <style:text-properties fo:font-weight="bold" officeooo:rsid="008ba2bf" officeooo:paragraph-rsid="008e317f" style:font-weight-asian="bold" style:font-weight-complex="bold"/>
    </style:style>
    <style:style style:name="P133" style:family="paragraph" style:parent-style-name="Table_20_Contents">
      <style:paragraph-properties style:writing-mode="lr-tb"/>
      <style:text-properties fo:font-weight="bold" officeooo:rsid="027aa0b0" officeooo:paragraph-rsid="027aa0b0" style:font-weight-asian="bold" style:font-weight-complex="bold"/>
    </style:style>
    <style:style style:name="P134" style:family="paragraph" style:parent-style-name="Table_20_Contents">
      <style:paragraph-properties style:writing-mode="lr-tb"/>
      <style:text-properties fo:font-weight="bold" officeooo:rsid="027ca8f6" officeooo:paragraph-rsid="027ca8f6" style:font-weight-asian="bold" style:font-weight-complex="bold"/>
    </style:style>
    <style:style style:name="P135" style:family="paragraph" style:parent-style-name="Table_20_Contents">
      <style:paragraph-properties style:writing-mode="lr-tb"/>
      <style:text-properties fo:font-weight="bold" officeooo:rsid="0284bc43" officeooo:paragraph-rsid="0284bc43" style:font-weight-asian="bold" style:font-weight-complex="bold"/>
    </style:style>
    <style:style style:name="P136" style:family="paragraph" style:parent-style-name="Table_20_Contents">
      <style:paragraph-properties style:writing-mode="lr-tb"/>
      <style:text-properties fo:font-weight="bold" officeooo:rsid="028a6587" officeooo:paragraph-rsid="028a6587" style:font-weight-asian="bold" style:font-weight-complex="bold"/>
    </style:style>
    <style:style style:name="P137" style:family="paragraph" style:parent-style-name="Table_20_Contents">
      <style:paragraph-properties style:writing-mode="lr-tb"/>
      <style:text-properties fo:font-weight="bold" officeooo:rsid="027e60f5" officeooo:paragraph-rsid="027e60f5" style:font-weight-asian="bold" style:font-weight-complex="bold"/>
    </style:style>
    <style:style style:name="P138" style:family="paragraph" style:parent-style-name="Table_20_Contents">
      <style:paragraph-properties style:writing-mode="lr-tb"/>
      <style:text-properties fo:font-weight="bold" officeooo:rsid="02a52241" officeooo:paragraph-rsid="02a82303" style:font-weight-asian="bold" style:font-weight-complex="bold"/>
    </style:style>
    <style:style style:name="P139" style:family="paragraph" style:parent-style-name="Table_20_Contents">
      <style:paragraph-properties style:writing-mode="lr-tb"/>
      <style:text-properties fo:font-weight="bold" officeooo:rsid="0281ca30" officeooo:paragraph-rsid="02a7fca4" style:font-weight-asian="bold" style:font-weight-complex="bold"/>
    </style:style>
    <style:style style:name="P140" style:family="paragraph" style:parent-style-name="Table_20_Contents">
      <style:paragraph-properties style:writing-mode="lr-tb"/>
      <style:text-properties officeooo:rsid="0089f8bd" officeooo:paragraph-rsid="0089f8bd"/>
    </style:style>
    <style:style style:name="P141" style:family="paragraph" style:parent-style-name="Table_20_Contents">
      <style:paragraph-properties style:writing-mode="lr-tb"/>
      <style:text-properties officeooo:rsid="009c61d6" officeooo:paragraph-rsid="009c61d6"/>
    </style:style>
    <style:style style:name="P142" style:family="paragraph" style:parent-style-name="Table_20_Contents">
      <style:paragraph-properties style:writing-mode="lr-tb"/>
      <style:text-properties officeooo:paragraph-rsid="009d0bc0"/>
    </style:style>
    <style:style style:name="P143" style:family="paragraph" style:parent-style-name="Table_20_Contents">
      <style:paragraph-properties style:writing-mode="lr-tb"/>
      <style:text-properties fo:font-weight="normal" officeooo:rsid="009b85be" officeooo:paragraph-rsid="009d0bc0" style:font-weight-asian="normal" style:font-weight-complex="normal"/>
    </style:style>
    <style:style style:name="P144" style:family="paragraph" style:parent-style-name="Table_20_Contents">
      <style:paragraph-properties style:writing-mode="lr-tb"/>
      <style:text-properties fo:font-weight="normal" officeooo:rsid="00b35fe7" officeooo:paragraph-rsid="00eee2e1" style:font-weight-asian="normal" style:font-weight-complex="normal"/>
    </style:style>
    <style:style style:name="P145" style:family="paragraph" style:parent-style-name="Table_20_Contents">
      <style:paragraph-properties style:writing-mode="lr-tb"/>
      <style:text-properties officeooo:rsid="009f2265" officeooo:paragraph-rsid="009f2265"/>
    </style:style>
    <style:style style:name="P146" style:family="paragraph" style:parent-style-name="Table_20_Contents">
      <style:paragraph-properties style:writing-mode="lr-tb"/>
      <style:text-properties officeooo:paragraph-rsid="00a33b2b"/>
    </style:style>
    <style:style style:name="P147" style:family="paragraph" style:parent-style-name="Table_20_Contents">
      <style:paragraph-properties style:writing-mode="lr-tb"/>
      <style:text-properties officeooo:rsid="00a33b2b" officeooo:paragraph-rsid="00a33b2b"/>
    </style:style>
    <style:style style:name="P148" style:family="paragraph" style:parent-style-name="Table_20_Contents">
      <style:paragraph-properties style:writing-mode="lr-tb"/>
      <style:text-properties officeooo:rsid="00a50687" officeooo:paragraph-rsid="00a50687"/>
    </style:style>
    <style:style style:name="P149" style:family="paragraph" style:parent-style-name="Table_20_Contents">
      <style:paragraph-properties style:writing-mode="lr-tb"/>
      <style:text-properties officeooo:rsid="00afff80" officeooo:paragraph-rsid="00afff80"/>
    </style:style>
    <style:style style:name="P150" style:family="paragraph" style:parent-style-name="Table_20_Contents">
      <style:paragraph-properties style:writing-mode="lr-tb"/>
      <style:text-properties officeooo:rsid="00afff80" officeooo:paragraph-rsid="01224334"/>
    </style:style>
    <style:style style:name="P151" style:family="paragraph" style:parent-style-name="Table_20_Contents">
      <style:paragraph-properties style:writing-mode="lr-tb"/>
      <style:text-properties officeooo:rsid="00afff80" officeooo:paragraph-rsid="01224c69"/>
    </style:style>
    <style:style style:name="P152" style:family="paragraph" style:parent-style-name="Table_20_Contents">
      <style:paragraph-properties style:writing-mode="lr-tb"/>
      <style:text-properties officeooo:rsid="00afff80" officeooo:paragraph-rsid="0157d0e0"/>
    </style:style>
    <style:style style:name="P153" style:family="paragraph" style:parent-style-name="Table_20_Contents">
      <style:paragraph-properties style:writing-mode="lr-tb"/>
      <style:text-properties officeooo:rsid="00afff80" officeooo:paragraph-rsid="01757a75"/>
    </style:style>
    <style:style style:name="P154" style:family="paragraph" style:parent-style-name="Table_20_Contents">
      <style:paragraph-properties style:writing-mode="lr-tb"/>
      <style:text-properties officeooo:rsid="00afff80" officeooo:paragraph-rsid="01775813"/>
    </style:style>
    <style:style style:name="P155" style:family="paragraph" style:parent-style-name="Table_20_Contents">
      <style:paragraph-properties style:writing-mode="lr-tb"/>
      <style:text-properties officeooo:rsid="00afff80" officeooo:paragraph-rsid="0180bf9d"/>
    </style:style>
    <style:style style:name="P156" style:family="paragraph" style:parent-style-name="Table_20_Contents">
      <style:paragraph-properties style:writing-mode="lr-tb"/>
      <style:text-properties officeooo:rsid="00afff80" officeooo:paragraph-rsid="02c6411f"/>
    </style:style>
    <style:style style:name="P157" style:family="paragraph" style:parent-style-name="Table_20_Contents">
      <style:paragraph-properties style:writing-mode="lr-tb"/>
      <style:text-properties officeooo:rsid="00afff80" officeooo:paragraph-rsid="032c859f"/>
    </style:style>
    <style:style style:name="P158" style:family="paragraph" style:parent-style-name="Table_20_Contents">
      <style:paragraph-properties style:writing-mode="lr-tb"/>
      <style:text-properties officeooo:rsid="00afff80" officeooo:paragraph-rsid="032cd13c"/>
    </style:style>
    <style:style style:name="P159" style:family="paragraph" style:parent-style-name="Table_20_Contents">
      <style:paragraph-properties style:writing-mode="lr-tb"/>
      <style:text-properties officeooo:rsid="00afff80" officeooo:paragraph-rsid="032ffd8c"/>
    </style:style>
    <style:style style:name="P160" style:family="paragraph" style:parent-style-name="Table_20_Contents">
      <style:paragraph-properties style:writing-mode="lr-tb"/>
      <style:text-properties officeooo:rsid="00afff80" officeooo:paragraph-rsid="03303d10"/>
    </style:style>
    <style:style style:name="P161" style:family="paragraph" style:parent-style-name="Table_20_Contents">
      <style:paragraph-properties style:writing-mode="lr-tb"/>
      <style:text-properties officeooo:rsid="00afff80" officeooo:paragraph-rsid="03317055"/>
    </style:style>
    <style:style style:name="P162" style:family="paragraph" style:parent-style-name="Table_20_Contents">
      <style:paragraph-properties style:writing-mode="lr-tb"/>
      <style:text-properties officeooo:rsid="00afff80" officeooo:paragraph-rsid="0332007a"/>
    </style:style>
    <style:style style:name="P163" style:family="paragraph" style:parent-style-name="Table_20_Contents">
      <style:paragraph-properties style:writing-mode="lr-tb"/>
      <style:text-properties officeooo:rsid="00afff80" officeooo:paragraph-rsid="03337cd5"/>
    </style:style>
    <style:style style:name="P164" style:family="paragraph" style:parent-style-name="Table_20_Contents">
      <style:paragraph-properties style:writing-mode="lr-tb"/>
      <style:text-properties officeooo:rsid="00afff80" officeooo:paragraph-rsid="0334a18f"/>
    </style:style>
    <style:style style:name="P165" style:family="paragraph" style:parent-style-name="Table_20_Contents">
      <style:paragraph-properties style:writing-mode="lr-tb"/>
      <style:text-properties officeooo:rsid="00afff80" officeooo:paragraph-rsid="033564a1"/>
    </style:style>
    <style:style style:name="P166" style:family="paragraph" style:parent-style-name="Table_20_Contents">
      <style:paragraph-properties style:writing-mode="lr-tb"/>
      <style:text-properties officeooo:rsid="00b04e33" officeooo:paragraph-rsid="00b04e33"/>
    </style:style>
    <style:style style:name="P167" style:family="paragraph" style:parent-style-name="Table_20_Contents">
      <style:paragraph-properties style:writing-mode="lr-tb"/>
      <style:text-properties officeooo:rsid="00b1c01d" officeooo:paragraph-rsid="00b1c01d"/>
    </style:style>
    <style:style style:name="P168" style:family="paragraph" style:parent-style-name="Table_20_Contents">
      <style:paragraph-properties style:writing-mode="lr-tb"/>
      <style:text-properties officeooo:rsid="00b24ada" officeooo:paragraph-rsid="00b24ada"/>
    </style:style>
    <style:style style:name="P169" style:family="paragraph" style:parent-style-name="Table_20_Contents">
      <style:paragraph-properties style:writing-mode="lr-tb"/>
      <style:text-properties officeooo:rsid="00b3be96" officeooo:paragraph-rsid="00b3be96"/>
    </style:style>
    <style:style style:name="P170" style:family="paragraph" style:parent-style-name="Table_20_Contents">
      <style:paragraph-properties style:writing-mode="lr-tb"/>
      <style:text-properties officeooo:rsid="00b3be96" officeooo:paragraph-rsid="00eee2e1"/>
    </style:style>
    <style:style style:name="P171" style:family="paragraph" style:parent-style-name="Table_20_Contents">
      <style:paragraph-properties style:writing-mode="lr-tb"/>
      <style:text-properties officeooo:rsid="00b8f3f4" officeooo:paragraph-rsid="00bc7644"/>
    </style:style>
    <style:style style:name="P172" style:family="paragraph" style:parent-style-name="Table_20_Contents">
      <style:paragraph-properties style:writing-mode="lr-tb"/>
      <style:text-properties officeooo:rsid="00b8f3f4" officeooo:paragraph-rsid="00c55a06"/>
    </style:style>
    <style:style style:name="P173" style:family="paragraph" style:parent-style-name="Table_20_Contents">
      <style:paragraph-properties style:writing-mode="lr-tb"/>
      <style:text-properties officeooo:rsid="00ba58bc" officeooo:paragraph-rsid="00ba58bc"/>
    </style:style>
    <style:style style:name="P174" style:family="paragraph" style:parent-style-name="Table_20_Contents">
      <style:paragraph-properties style:writing-mode="lr-tb"/>
      <style:text-properties officeooo:rsid="00ba58bc" officeooo:paragraph-rsid="00e9e5b4"/>
    </style:style>
    <style:style style:name="P175" style:family="paragraph" style:parent-style-name="Table_20_Contents">
      <style:paragraph-properties style:writing-mode="lr-tb"/>
      <style:text-properties officeooo:rsid="00bd84c2" officeooo:paragraph-rsid="00bd84c2"/>
    </style:style>
    <style:style style:name="P176" style:family="paragraph" style:parent-style-name="Table_20_Contents">
      <style:paragraph-properties style:writing-mode="lr-tb"/>
      <style:text-properties officeooo:rsid="00c822db" officeooo:paragraph-rsid="01cef62d"/>
    </style:style>
    <style:style style:name="P177" style:family="paragraph" style:parent-style-name="Table_20_Contents">
      <style:paragraph-properties style:writing-mode="lr-tb"/>
      <style:text-properties officeooo:rsid="00c822db" officeooo:paragraph-rsid="00c822db"/>
    </style:style>
    <style:style style:name="P178" style:family="paragraph" style:parent-style-name="Table_20_Contents">
      <style:paragraph-properties style:writing-mode="lr-tb"/>
      <style:text-properties officeooo:rsid="00c822db" officeooo:paragraph-rsid="02e9e3ee"/>
    </style:style>
    <style:style style:name="P179" style:family="paragraph" style:parent-style-name="Table_20_Contents">
      <style:paragraph-properties style:writing-mode="lr-tb"/>
      <style:text-properties officeooo:rsid="00c822db" officeooo:paragraph-rsid="02ebd60c"/>
    </style:style>
    <style:style style:name="P180" style:family="paragraph" style:parent-style-name="Table_20_Contents">
      <style:paragraph-properties style:writing-mode="lr-tb"/>
      <style:text-properties officeooo:rsid="00d5322e" officeooo:paragraph-rsid="00db7956"/>
    </style:style>
    <style:style style:name="P181" style:family="paragraph" style:parent-style-name="Table_20_Contents">
      <style:paragraph-properties style:writing-mode="lr-tb"/>
      <style:text-properties officeooo:rsid="00c29eac" officeooo:paragraph-rsid="00db7956"/>
    </style:style>
    <style:style style:name="P182" style:family="paragraph" style:parent-style-name="Table_20_Contents">
      <style:paragraph-properties style:writing-mode="lr-tb"/>
      <style:text-properties officeooo:paragraph-rsid="00db7956"/>
    </style:style>
    <style:style style:name="P183" style:family="paragraph" style:parent-style-name="Table_20_Contents">
      <style:paragraph-properties style:writing-mode="lr-tb"/>
      <style:text-properties officeooo:rsid="008c96b4" officeooo:paragraph-rsid="00da62f5"/>
    </style:style>
    <style:style style:name="P184" style:family="paragraph" style:parent-style-name="Table_20_Contents">
      <style:paragraph-properties style:writing-mode="lr-tb"/>
      <style:text-properties officeooo:rsid="00bb370b" officeooo:paragraph-rsid="00e9e5b4"/>
    </style:style>
    <style:style style:name="P185" style:family="paragraph" style:parent-style-name="Table_20_Contents">
      <style:paragraph-properties style:writing-mode="lr-tb"/>
      <style:text-properties officeooo:rsid="00bb370b" officeooo:paragraph-rsid="00e2726d"/>
    </style:style>
    <style:style style:name="P186" style:family="paragraph" style:parent-style-name="Table_20_Contents">
      <style:paragraph-properties style:writing-mode="lr-tb"/>
      <style:text-properties officeooo:rsid="00bb370b" officeooo:paragraph-rsid="00db7956"/>
    </style:style>
    <style:style style:name="P187" style:family="paragraph" style:parent-style-name="Table_20_Contents">
      <style:paragraph-properties style:writing-mode="lr-tb"/>
      <style:text-properties officeooo:rsid="00bb370b" officeooo:paragraph-rsid="02c092d6"/>
    </style:style>
    <style:style style:name="P188" style:family="paragraph" style:parent-style-name="Table_20_Contents">
      <style:paragraph-properties style:writing-mode="lr-tb"/>
      <style:text-properties officeooo:rsid="00bb370b" officeooo:paragraph-rsid="02c080a8"/>
    </style:style>
    <style:style style:name="P189" style:family="paragraph" style:parent-style-name="Table_20_Contents">
      <style:paragraph-properties style:writing-mode="lr-tb"/>
      <style:text-properties officeooo:rsid="00b35fe7" officeooo:paragraph-rsid="00b35fe7"/>
    </style:style>
    <style:style style:name="P190" style:family="paragraph" style:parent-style-name="Table_20_Contents">
      <style:paragraph-properties style:writing-mode="lr-tb"/>
      <style:text-properties officeooo:paragraph-rsid="00f83c9d"/>
    </style:style>
    <style:style style:name="P191" style:family="paragraph" style:parent-style-name="Table_20_Contents">
      <style:paragraph-properties style:writing-mode="lr-tb"/>
      <style:text-properties officeooo:rsid="00f83c9d" officeooo:paragraph-rsid="00f83c9d"/>
    </style:style>
    <style:style style:name="P192" style:family="paragraph" style:parent-style-name="Table_20_Contents">
      <style:paragraph-properties style:writing-mode="lr-tb"/>
      <style:text-properties officeooo:rsid="00cc133b" officeooo:paragraph-rsid="011dcabe"/>
    </style:style>
    <style:style style:name="P193" style:family="paragraph" style:parent-style-name="Table_20_Contents">
      <style:paragraph-properties style:writing-mode="lr-tb"/>
      <style:text-properties officeooo:rsid="00cc133b" officeooo:paragraph-rsid="01ae15b9"/>
    </style:style>
    <style:style style:name="P194" style:family="paragraph" style:parent-style-name="Table_20_Contents">
      <style:paragraph-properties style:writing-mode="lr-tb"/>
      <style:text-properties officeooo:rsid="011c1fc0" officeooo:paragraph-rsid="011c1fc0"/>
    </style:style>
    <style:style style:name="P195" style:family="paragraph" style:parent-style-name="Table_20_Contents">
      <style:paragraph-properties style:writing-mode="lr-tb"/>
      <style:text-properties officeooo:rsid="01224334" officeooo:paragraph-rsid="01224334"/>
    </style:style>
    <style:style style:name="P196" style:family="paragraph" style:parent-style-name="Table_20_Contents">
      <style:paragraph-properties style:writing-mode="lr-tb"/>
      <style:text-properties officeooo:rsid="01224334" officeooo:paragraph-rsid="016e239e"/>
    </style:style>
    <style:style style:name="P197" style:family="paragraph" style:parent-style-name="Table_20_Contents">
      <style:paragraph-properties style:writing-mode="lr-tb"/>
      <style:text-properties officeooo:rsid="01224334" officeooo:paragraph-rsid="02c6411f"/>
    </style:style>
    <style:style style:name="P198" style:family="paragraph" style:parent-style-name="Table_20_Contents">
      <style:paragraph-properties style:writing-mode="lr-tb"/>
      <style:text-properties officeooo:rsid="0122c31d" officeooo:paragraph-rsid="0122c31d"/>
    </style:style>
    <style:style style:name="P199" style:family="paragraph" style:parent-style-name="Table_20_Contents">
      <style:paragraph-properties style:writing-mode="lr-tb"/>
      <style:text-properties officeooo:paragraph-rsid="0124d135"/>
    </style:style>
    <style:style style:name="P200" style:family="paragraph" style:parent-style-name="Table_20_Contents">
      <style:paragraph-properties style:writing-mode="lr-tb"/>
      <style:text-properties officeooo:rsid="01324f73" officeooo:paragraph-rsid="00afff80"/>
    </style:style>
    <style:style style:name="P201" style:family="paragraph" style:parent-style-name="Table_20_Contents">
      <style:paragraph-properties style:writing-mode="lr-tb"/>
      <style:text-properties officeooo:rsid="013f3828" officeooo:paragraph-rsid="013f3828"/>
    </style:style>
    <style:style style:name="P202" style:family="paragraph" style:parent-style-name="Table_20_Contents">
      <style:paragraph-properties style:writing-mode="lr-tb"/>
      <style:text-properties officeooo:rsid="01403ed8" officeooo:paragraph-rsid="01403ed8"/>
    </style:style>
    <style:style style:name="P203" style:family="paragraph" style:parent-style-name="Table_20_Contents">
      <style:paragraph-properties style:writing-mode="lr-tb"/>
      <style:text-properties officeooo:rsid="0140e4cb" officeooo:paragraph-rsid="0140e4cb"/>
    </style:style>
    <style:style style:name="P204" style:family="paragraph" style:parent-style-name="Table_20_Contents">
      <style:paragraph-properties style:writing-mode="lr-tb"/>
      <style:text-properties officeooo:rsid="0144709c" officeooo:paragraph-rsid="0144709c"/>
    </style:style>
    <style:style style:name="P205" style:family="paragraph" style:parent-style-name="Table_20_Contents">
      <style:paragraph-properties style:writing-mode="lr-tb"/>
      <style:text-properties style:font-name="Courier New" fo:font-size="9pt" officeooo:rsid="0144709c" officeooo:paragraph-rsid="0144709c" style:font-size-asian="9pt" style:font-size-complex="9pt"/>
    </style:style>
    <style:style style:name="P206" style:family="paragraph" style:parent-style-name="Table_20_Contents">
      <style:paragraph-properties style:writing-mode="lr-tb"/>
      <style:text-properties style:font-name="Courier New" fo:font-size="9pt" officeooo:rsid="0144709c" officeooo:paragraph-rsid="0161ef29" style:font-size-asian="9pt" style:font-size-complex="9pt"/>
    </style:style>
    <style:style style:name="P207" style:family="paragraph" style:parent-style-name="Table_20_Contents">
      <style:paragraph-properties style:writing-mode="lr-tb"/>
      <style:text-properties style:font-name="Courier New" fo:font-size="9pt" officeooo:rsid="0161ef29" officeooo:paragraph-rsid="0161ef29" style:font-size-asian="9pt" style:font-size-complex="9pt"/>
    </style:style>
    <style:style style:name="P208" style:family="paragraph" style:parent-style-name="Table_20_Contents">
      <style:paragraph-properties style:writing-mode="lr-tb"/>
      <style:text-properties officeooo:rsid="014ae2dc" officeooo:paragraph-rsid="014ae2dc"/>
    </style:style>
    <style:style style:name="P209" style:family="paragraph" style:parent-style-name="Table_20_Contents">
      <style:paragraph-properties style:writing-mode="lr-tb"/>
      <style:text-properties officeooo:rsid="014ae2dc" officeooo:paragraph-rsid="014c53b2"/>
    </style:style>
    <style:style style:name="P210" style:family="paragraph" style:parent-style-name="Table_20_Contents">
      <style:paragraph-properties style:writing-mode="lr-tb"/>
      <style:text-properties officeooo:rsid="014ae2dc" officeooo:paragraph-rsid="01573925"/>
    </style:style>
    <style:style style:name="P211" style:family="paragraph" style:parent-style-name="Table_20_Contents">
      <style:paragraph-properties style:writing-mode="lr-tb"/>
      <style:text-properties officeooo:rsid="0153631b" officeooo:paragraph-rsid="0153631b"/>
    </style:style>
    <style:style style:name="P212" style:family="paragraph" style:parent-style-name="Table_20_Contents">
      <style:paragraph-properties style:writing-mode="lr-tb"/>
      <style:text-properties officeooo:rsid="0155516c" officeooo:paragraph-rsid="0155516c"/>
    </style:style>
    <style:style style:name="P213" style:family="paragraph" style:parent-style-name="Table_20_Contents">
      <style:paragraph-properties style:writing-mode="lr-tb"/>
      <style:text-properties officeooo:rsid="01591361" officeooo:paragraph-rsid="01591361"/>
    </style:style>
    <style:style style:name="P214" style:family="paragraph" style:parent-style-name="Table_20_Contents">
      <style:paragraph-properties style:writing-mode="lr-tb"/>
      <style:text-properties officeooo:rsid="01591361" officeooo:paragraph-rsid="017ed460"/>
    </style:style>
    <style:style style:name="P215" style:family="paragraph" style:parent-style-name="Table_20_Contents">
      <style:paragraph-properties style:writing-mode="lr-tb"/>
      <style:text-properties officeooo:paragraph-rsid="01591361"/>
    </style:style>
    <style:style style:name="P216" style:family="paragraph" style:parent-style-name="Table_20_Contents">
      <style:paragraph-properties style:writing-mode="lr-tb"/>
      <style:text-properties officeooo:rsid="015a235f" officeooo:paragraph-rsid="015a235f"/>
    </style:style>
    <style:style style:name="P217" style:family="paragraph" style:parent-style-name="Table_20_Contents">
      <style:paragraph-properties style:writing-mode="lr-tb"/>
      <style:text-properties officeooo:rsid="005fefce" officeooo:paragraph-rsid="016945c1"/>
    </style:style>
    <style:style style:name="P218" style:family="paragraph" style:parent-style-name="Table_20_Contents">
      <style:paragraph-properties style:writing-mode="lr-tb"/>
      <style:text-properties officeooo:rsid="0023d7dc" officeooo:paragraph-rsid="0023d7dc"/>
    </style:style>
    <style:style style:name="P219" style:family="paragraph" style:parent-style-name="Table_20_Contents">
      <style:paragraph-properties style:writing-mode="lr-tb"/>
      <style:text-properties officeooo:paragraph-rsid="01736d09"/>
    </style:style>
    <style:style style:name="P220" style:family="paragraph" style:parent-style-name="Table_20_Contents">
      <style:paragraph-properties style:writing-mode="lr-tb"/>
      <style:text-properties officeooo:rsid="01736d09" officeooo:paragraph-rsid="01736d09"/>
    </style:style>
    <style:style style:name="P221" style:family="paragraph" style:parent-style-name="Table_20_Contents">
      <style:paragraph-properties style:writing-mode="lr-tb"/>
      <style:text-properties officeooo:rsid="0174ef4e" officeooo:paragraph-rsid="01736d09"/>
    </style:style>
    <style:style style:name="P222" style:family="paragraph" style:parent-style-name="Table_20_Contents">
      <style:paragraph-properties style:writing-mode="lr-tb"/>
      <style:text-properties officeooo:rsid="01775813" officeooo:paragraph-rsid="01775813"/>
    </style:style>
    <style:style style:name="P223" style:family="paragraph" style:parent-style-name="Table_20_Contents">
      <style:paragraph-properties style:writing-mode="lr-tb"/>
      <style:text-properties officeooo:rsid="017af92b" officeooo:paragraph-rsid="017af92b"/>
    </style:style>
    <style:style style:name="P224" style:family="paragraph" style:parent-style-name="Table_20_Contents">
      <style:paragraph-properties style:writing-mode="lr-tb"/>
      <style:text-properties officeooo:rsid="017af92b" officeooo:paragraph-rsid="017cdd2d"/>
    </style:style>
    <style:style style:name="P225" style:family="paragraph" style:parent-style-name="Table_20_Contents">
      <style:paragraph-properties style:writing-mode="lr-tb"/>
      <style:text-properties officeooo:rsid="017cdd2d" officeooo:paragraph-rsid="017cdd2d"/>
    </style:style>
    <style:style style:name="P226" style:family="paragraph" style:parent-style-name="Table_20_Contents">
      <style:paragraph-properties style:writing-mode="lr-tb"/>
      <style:text-properties officeooo:rsid="017cdd2d" officeooo:paragraph-rsid="0180498c"/>
    </style:style>
    <style:style style:name="P227" style:family="paragraph" style:parent-style-name="Table_20_Contents">
      <style:paragraph-properties style:writing-mode="lr-tb"/>
      <style:text-properties officeooo:rsid="017ed460" officeooo:paragraph-rsid="017ed460"/>
    </style:style>
    <style:style style:name="P228" style:family="paragraph" style:parent-style-name="Table_20_Contents">
      <style:paragraph-properties style:writing-mode="lr-tb"/>
      <style:text-properties officeooo:rsid="0180498c" officeooo:paragraph-rsid="0180498c"/>
    </style:style>
    <style:style style:name="P229" style:family="paragraph" style:parent-style-name="Table_20_Contents">
      <style:paragraph-properties style:writing-mode="lr-tb"/>
      <style:text-properties officeooo:rsid="01806449" officeooo:paragraph-rsid="01806449"/>
    </style:style>
    <style:style style:name="P230" style:family="paragraph" style:parent-style-name="Table_20_Contents">
      <style:paragraph-properties style:writing-mode="lr-tb"/>
      <style:text-properties officeooo:rsid="01846490" officeooo:paragraph-rsid="01846490"/>
    </style:style>
    <style:style style:name="P231" style:family="paragraph" style:parent-style-name="Table_20_Contents">
      <style:paragraph-properties style:writing-mode="lr-tb"/>
      <style:text-properties officeooo:rsid="01852033" officeooo:paragraph-rsid="01852033"/>
    </style:style>
    <style:style style:name="P232" style:family="paragraph" style:parent-style-name="Table_20_Contents">
      <style:paragraph-properties style:writing-mode="lr-tb"/>
      <style:text-properties officeooo:rsid="0189d149" officeooo:paragraph-rsid="0189d149"/>
    </style:style>
    <style:style style:name="P233" style:family="paragraph" style:parent-style-name="Table_20_Contents">
      <style:paragraph-properties style:writing-mode="lr-tb"/>
      <style:text-properties officeooo:paragraph-rsid="0023d7dc"/>
    </style:style>
    <style:style style:name="P234" style:family="paragraph" style:parent-style-name="Table_20_Contents">
      <style:paragraph-properties style:writing-mode="lr-tb"/>
      <style:text-properties officeooo:rsid="01a3ed91" officeooo:paragraph-rsid="01a3ed91"/>
    </style:style>
    <style:style style:name="P235" style:family="paragraph" style:parent-style-name="Table_20_Contents">
      <style:paragraph-properties style:writing-mode="lr-tb"/>
      <style:text-properties officeooo:rsid="01a58ff3" officeooo:paragraph-rsid="01a58ff3"/>
    </style:style>
    <style:style style:name="P236" style:family="paragraph" style:parent-style-name="Table_20_Contents">
      <style:paragraph-properties style:writing-mode="lr-tb"/>
      <style:text-properties officeooo:rsid="01a886cc" officeooo:paragraph-rsid="01a97e27"/>
    </style:style>
    <style:style style:name="P237" style:family="paragraph" style:parent-style-name="Table_20_Contents">
      <style:paragraph-properties style:writing-mode="lr-tb"/>
      <style:text-properties officeooo:paragraph-rsid="01ac347c"/>
    </style:style>
    <style:style style:name="P238" style:family="paragraph" style:parent-style-name="Table_20_Contents">
      <style:paragraph-properties style:writing-mode="lr-tb"/>
      <style:text-properties officeooo:paragraph-rsid="01ae15b9"/>
    </style:style>
    <style:style style:name="P239" style:family="paragraph" style:parent-style-name="Table_20_Contents">
      <style:paragraph-properties style:writing-mode="lr-tb"/>
      <style:text-properties officeooo:rsid="01b3cef9" officeooo:paragraph-rsid="01b3cef9"/>
    </style:style>
    <style:style style:name="P240" style:family="paragraph" style:parent-style-name="Table_20_Contents">
      <style:paragraph-properties style:writing-mode="lr-tb"/>
      <style:text-properties officeooo:rsid="01b86b70" officeooo:paragraph-rsid="01b86b70"/>
    </style:style>
    <style:style style:name="P241" style:family="paragraph" style:parent-style-name="Table_20_Contents">
      <style:paragraph-properties style:writing-mode="lr-tb"/>
      <style:text-properties officeooo:rsid="01c220f9" officeooo:paragraph-rsid="01c77c8b"/>
    </style:style>
    <style:style style:name="P242" style:family="paragraph" style:parent-style-name="Table_20_Contents">
      <style:paragraph-properties style:writing-mode="lr-tb"/>
      <style:text-properties officeooo:rsid="01c68d80" officeooo:paragraph-rsid="01c220f9"/>
    </style:style>
    <style:style style:name="P243" style:family="paragraph" style:parent-style-name="Table_20_Contents">
      <style:paragraph-properties style:writing-mode="lr-tb"/>
      <style:text-properties officeooo:rsid="01c68d80" officeooo:paragraph-rsid="01c68d80"/>
    </style:style>
    <style:style style:name="P244" style:family="paragraph" style:parent-style-name="Table_20_Contents">
      <style:paragraph-properties style:writing-mode="lr-tb"/>
      <style:text-properties officeooo:rsid="01cb2165" officeooo:paragraph-rsid="01cb2165"/>
    </style:style>
    <style:style style:name="P245" style:family="paragraph" style:parent-style-name="Table_20_Contents">
      <style:paragraph-properties style:writing-mode="lr-tb"/>
      <style:text-properties officeooo:rsid="01ccb5cc" officeooo:paragraph-rsid="01ccb5cc"/>
    </style:style>
    <style:style style:name="P246" style:family="paragraph" style:parent-style-name="Table_20_Contents">
      <style:paragraph-properties style:writing-mode="lr-tb"/>
      <style:text-properties officeooo:rsid="01cef62d" officeooo:paragraph-rsid="01cef62d"/>
    </style:style>
    <style:style style:name="P247" style:family="paragraph" style:parent-style-name="Table_20_Contents">
      <style:paragraph-properties style:writing-mode="lr-tb"/>
      <style:text-properties officeooo:rsid="01d38069" officeooo:paragraph-rsid="01d38069"/>
    </style:style>
    <style:style style:name="P248" style:family="paragraph" style:parent-style-name="Table_20_Contents">
      <style:paragraph-properties style:writing-mode="lr-tb"/>
      <style:text-properties officeooo:rsid="01d452b4" officeooo:paragraph-rsid="01d452b4"/>
    </style:style>
    <style:style style:name="P249" style:family="paragraph" style:parent-style-name="Table_20_Contents">
      <style:paragraph-properties style:writing-mode="lr-tb"/>
      <style:text-properties officeooo:paragraph-rsid="01d452b4"/>
    </style:style>
    <style:style style:name="P250" style:family="paragraph" style:parent-style-name="Table_20_Contents">
      <style:paragraph-properties style:writing-mode="lr-tb"/>
      <style:text-properties officeooo:rsid="01d6589b" officeooo:paragraph-rsid="01d6589b"/>
    </style:style>
    <style:style style:name="P251" style:family="paragraph" style:parent-style-name="Table_20_Contents">
      <style:paragraph-properties style:writing-mode="lr-tb"/>
      <style:text-properties officeooo:rsid="01d830f5" officeooo:paragraph-rsid="01d830f5"/>
    </style:style>
    <style:style style:name="P252" style:family="paragraph" style:parent-style-name="Table_20_Contents">
      <style:paragraph-properties style:writing-mode="lr-tb"/>
      <style:text-properties officeooo:rsid="01dd0555" officeooo:paragraph-rsid="01dd0555"/>
    </style:style>
    <style:style style:name="P253" style:family="paragraph" style:parent-style-name="Table_20_Contents">
      <style:paragraph-properties style:writing-mode="lr-tb"/>
      <style:text-properties officeooo:rsid="01ba4729" officeooo:paragraph-rsid="01f65e07"/>
    </style:style>
    <style:style style:name="P254" style:family="paragraph" style:parent-style-name="Table_20_Contents">
      <style:paragraph-properties style:writing-mode="lr-tb"/>
      <style:text-properties officeooo:rsid="01f6e88c" officeooo:paragraph-rsid="01f6e88c"/>
    </style:style>
    <style:style style:name="P255" style:family="paragraph" style:parent-style-name="Table_20_Contents">
      <style:paragraph-properties style:writing-mode="lr-tb"/>
      <style:text-properties officeooo:rsid="01f6e88c" officeooo:paragraph-rsid="02006210"/>
    </style:style>
    <style:style style:name="P256" style:family="paragraph" style:parent-style-name="Table_20_Contents">
      <style:paragraph-properties style:writing-mode="lr-tb"/>
      <style:text-properties officeooo:paragraph-rsid="01fc736d"/>
    </style:style>
    <style:style style:name="P257" style:family="paragraph" style:parent-style-name="Table_20_Contents">
      <style:paragraph-properties style:writing-mode="lr-tb"/>
      <style:text-properties officeooo:rsid="020413f6" officeooo:paragraph-rsid="020413f6"/>
    </style:style>
    <style:style style:name="P258" style:family="paragraph" style:parent-style-name="Table_20_Contents">
      <style:paragraph-properties style:writing-mode="lr-tb"/>
      <style:text-properties officeooo:rsid="0207a831" officeooo:paragraph-rsid="0207a831"/>
    </style:style>
    <style:style style:name="P259" style:family="paragraph" style:parent-style-name="Table_20_Contents">
      <style:paragraph-properties style:writing-mode="lr-tb"/>
      <style:text-properties officeooo:rsid="020b70a5"/>
    </style:style>
    <style:style style:name="P260" style:family="paragraph" style:parent-style-name="Table_20_Contents">
      <style:paragraph-properties style:writing-mode="lr-tb"/>
      <style:text-properties officeooo:rsid="020b70a5" officeooo:paragraph-rsid="020b70a5"/>
    </style:style>
    <style:style style:name="P261" style:family="paragraph" style:parent-style-name="Table_20_Contents">
      <style:paragraph-properties style:writing-mode="lr-tb"/>
      <style:text-properties officeooo:rsid="020b70a5" officeooo:paragraph-rsid="020bd79a"/>
    </style:style>
    <style:style style:name="P262" style:family="paragraph" style:parent-style-name="Table_20_Contents">
      <style:paragraph-properties style:writing-mode="lr-tb"/>
      <style:text-properties officeooo:rsid="020bd79a" officeooo:paragraph-rsid="020bd79a"/>
    </style:style>
    <style:style style:name="P263" style:family="paragraph" style:parent-style-name="Table_20_Contents">
      <style:paragraph-properties style:writing-mode="lr-tb"/>
      <style:text-properties officeooo:rsid="020bd79a" officeooo:paragraph-rsid="020ced1c"/>
    </style:style>
    <style:style style:name="P264" style:family="paragraph" style:parent-style-name="Table_20_Contents">
      <style:paragraph-properties style:writing-mode="lr-tb"/>
      <style:text-properties officeooo:rsid="020e7502" officeooo:paragraph-rsid="020e7502"/>
    </style:style>
    <style:style style:name="P265" style:family="paragraph" style:parent-style-name="Table_20_Contents">
      <style:paragraph-properties style:writing-mode="lr-tb"/>
      <style:text-properties officeooo:rsid="021365fe" officeooo:paragraph-rsid="021365fe"/>
    </style:style>
    <style:style style:name="P266" style:family="paragraph" style:parent-style-name="Table_20_Contents">
      <style:paragraph-properties style:writing-mode="lr-tb"/>
      <style:text-properties officeooo:rsid="0214d052" officeooo:paragraph-rsid="0214d052"/>
    </style:style>
    <style:style style:name="P267" style:family="paragraph" style:parent-style-name="Table_20_Contents">
      <style:paragraph-properties style:writing-mode="lr-tb"/>
      <style:text-properties officeooo:rsid="021c599b" officeooo:paragraph-rsid="021d50a2"/>
    </style:style>
    <style:style style:name="P268" style:family="paragraph" style:parent-style-name="Table_20_Contents">
      <style:paragraph-properties style:writing-mode="lr-tb"/>
      <style:text-properties officeooo:paragraph-rsid="021d50a2"/>
    </style:style>
    <style:style style:name="P269" style:family="paragraph" style:parent-style-name="Table_20_Contents">
      <style:paragraph-properties style:writing-mode="lr-tb"/>
      <style:text-properties officeooo:rsid="0223ee59" officeooo:paragraph-rsid="0223ee59"/>
    </style:style>
    <style:style style:name="P270" style:family="paragraph" style:parent-style-name="Table_20_Contents">
      <style:paragraph-properties style:writing-mode="lr-tb"/>
      <style:text-properties officeooo:rsid="0224c4c8" officeooo:paragraph-rsid="0224c4c8"/>
    </style:style>
    <style:style style:name="P271" style:family="paragraph" style:parent-style-name="Table_20_Contents">
      <style:paragraph-properties style:writing-mode="lr-tb"/>
      <style:text-properties officeooo:rsid="0233a9b6" officeooo:paragraph-rsid="0233a9b6"/>
    </style:style>
    <style:style style:name="P272" style:family="paragraph" style:parent-style-name="Table_20_Contents">
      <style:paragraph-properties style:writing-mode="lr-tb"/>
      <style:text-properties style:font-name="Times New Roman1" officeooo:rsid="02499cc0" style:font-name-asian="Arial Unicode MS" style:font-name-complex="Times New Roman"/>
    </style:style>
    <style:style style:name="P273" style:family="paragraph" style:parent-style-name="Table_20_Contents">
      <style:paragraph-properties style:writing-mode="lr-tb"/>
      <style:text-properties officeooo:rsid="02518ee0" officeooo:paragraph-rsid="02518ee0"/>
    </style:style>
    <style:style style:name="P274" style:family="paragraph" style:parent-style-name="Table_20_Contents">
      <style:paragraph-properties style:writing-mode="lr-tb"/>
      <style:text-properties officeooo:rsid="0252c0aa" officeooo:paragraph-rsid="0252c0aa"/>
    </style:style>
    <style:style style:name="P275" style:family="paragraph" style:parent-style-name="Table_20_Contents">
      <style:paragraph-properties style:writing-mode="lr-tb"/>
      <style:text-properties officeooo:rsid="025a9dba" officeooo:paragraph-rsid="025a9dba"/>
    </style:style>
    <style:style style:name="P276" style:family="paragraph" style:parent-style-name="Table_20_Contents">
      <style:paragraph-properties style:writing-mode="lr-tb"/>
      <style:text-properties officeooo:paragraph-rsid="02622be2"/>
    </style:style>
    <style:style style:name="P277" style:family="paragraph" style:parent-style-name="Table_20_Contents">
      <style:paragraph-properties style:writing-mode="lr-tb"/>
      <style:text-properties officeooo:rsid="02622be2" officeooo:paragraph-rsid="02622be2"/>
    </style:style>
    <style:style style:name="P278" style:family="paragraph" style:parent-style-name="Table_20_Contents">
      <style:paragraph-properties style:writing-mode="lr-tb"/>
      <style:text-properties officeooo:rsid="02622be2" officeooo:paragraph-rsid="026399a9"/>
    </style:style>
    <style:style style:name="P279" style:family="paragraph" style:parent-style-name="Table_20_Contents">
      <style:paragraph-properties style:writing-mode="lr-tb"/>
      <style:text-properties officeooo:paragraph-rsid="026399a9"/>
    </style:style>
    <style:style style:name="P280" style:family="paragraph" style:parent-style-name="Table_20_Contents">
      <style:paragraph-properties style:writing-mode="lr-tb"/>
      <style:text-properties officeooo:rsid="026d4daa" officeooo:paragraph-rsid="026d4daa"/>
    </style:style>
    <style:style style:name="P281" style:family="paragraph" style:parent-style-name="Table_20_Contents">
      <style:paragraph-properties style:writing-mode="lr-tb"/>
      <style:text-properties officeooo:rsid="026d4daa" officeooo:paragraph-rsid="027194de"/>
    </style:style>
    <style:style style:name="P282" style:family="paragraph" style:parent-style-name="Table_20_Contents">
      <style:paragraph-properties style:writing-mode="lr-tb"/>
      <style:text-properties officeooo:rsid="027194de" officeooo:paragraph-rsid="027194de"/>
    </style:style>
    <style:style style:name="P283" style:family="paragraph" style:parent-style-name="Table_20_Contents">
      <style:paragraph-properties style:writing-mode="lr-tb"/>
      <style:text-properties officeooo:rsid="0274600c" officeooo:paragraph-rsid="0274600c"/>
    </style:style>
    <style:style style:name="P284" style:family="paragraph" style:parent-style-name="Table_20_Contents">
      <style:paragraph-properties style:writing-mode="lr-tb"/>
      <style:text-properties officeooo:rsid="027ca8f6" officeooo:paragraph-rsid="027ca8f6"/>
    </style:style>
    <style:style style:name="P285" style:family="paragraph" style:parent-style-name="Table_20_Contents">
      <style:paragraph-properties style:writing-mode="lr-tb"/>
      <style:text-properties officeooo:rsid="0284bc43" officeooo:paragraph-rsid="0284bc43"/>
    </style:style>
    <style:style style:name="P286" style:family="paragraph" style:parent-style-name="Table_20_Contents">
      <style:paragraph-properties style:writing-mode="lr-tb"/>
      <style:text-properties officeooo:rsid="02727047" officeooo:paragraph-rsid="02727047"/>
    </style:style>
    <style:style style:name="P287" style:family="paragraph" style:parent-style-name="Table_20_Contents">
      <style:paragraph-properties style:writing-mode="lr-tb"/>
      <style:text-properties officeooo:rsid="02727047" officeooo:paragraph-rsid="0325eef9"/>
    </style:style>
    <style:style style:name="P288" style:family="paragraph" style:parent-style-name="Table_20_Contents">
      <style:paragraph-properties style:writing-mode="lr-tb"/>
      <style:text-properties officeooo:rsid="029cced5" officeooo:paragraph-rsid="029cced5"/>
    </style:style>
    <style:style style:name="P289" style:family="paragraph" style:parent-style-name="Table_20_Contents">
      <style:paragraph-properties style:writing-mode="lr-tb"/>
      <style:text-properties officeooo:rsid="029d09d2" officeooo:paragraph-rsid="02727047"/>
    </style:style>
    <style:style style:name="P290" style:family="paragraph" style:parent-style-name="Table_20_Contents">
      <style:paragraph-properties style:writing-mode="lr-tb"/>
      <style:text-properties officeooo:rsid="029d09d2" officeooo:paragraph-rsid="02a04ce4"/>
    </style:style>
    <style:style style:name="P291" style:family="paragraph" style:parent-style-name="Table_20_Contents">
      <style:paragraph-properties style:writing-mode="lr-tb"/>
      <style:text-properties officeooo:rsid="027e60f5" officeooo:paragraph-rsid="028a6587"/>
    </style:style>
    <style:style style:name="P292" style:family="paragraph" style:parent-style-name="Table_20_Contents">
      <style:paragraph-properties style:writing-mode="lr-tb"/>
      <style:text-properties officeooo:rsid="0281ca30" officeooo:paragraph-rsid="0281ca30"/>
    </style:style>
    <style:style style:name="P293" style:family="paragraph" style:parent-style-name="Table_20_Contents">
      <style:paragraph-properties style:writing-mode="lr-tb"/>
      <style:text-properties officeooo:rsid="02ae50f8" officeooo:paragraph-rsid="02ae50f8"/>
    </style:style>
    <style:style style:name="P294" style:family="paragraph" style:parent-style-name="Table_20_Contents">
      <style:paragraph-properties style:writing-mode="lr-tb"/>
      <style:text-properties officeooo:rsid="02ae7e07" officeooo:paragraph-rsid="02ae7e07"/>
    </style:style>
    <style:style style:name="P295" style:family="paragraph" style:parent-style-name="Table_20_Contents">
      <style:paragraph-properties style:writing-mode="lr-tb"/>
      <style:text-properties officeooo:rsid="00c73997" officeooo:paragraph-rsid="00c73997"/>
    </style:style>
    <style:style style:name="P296" style:family="paragraph" style:parent-style-name="Table_20_Contents">
      <style:paragraph-properties style:writing-mode="lr-tb"/>
      <style:text-properties officeooo:rsid="00c73997" officeooo:paragraph-rsid="02e9e3ee"/>
    </style:style>
    <style:style style:name="P297" style:family="paragraph" style:parent-style-name="Table_20_Contents">
      <style:paragraph-properties style:writing-mode="lr-tb"/>
      <style:text-properties officeooo:rsid="02b53bea" officeooo:paragraph-rsid="02b53bea"/>
    </style:style>
    <style:style style:name="P298" style:family="paragraph" style:parent-style-name="Table_20_Contents">
      <style:paragraph-properties style:writing-mode="lr-tb"/>
      <style:text-properties officeooo:rsid="02bbe223" officeooo:paragraph-rsid="02bbe223"/>
    </style:style>
    <style:style style:name="P299" style:family="paragraph" style:parent-style-name="Table_20_Contents">
      <style:paragraph-properties style:writing-mode="lr-tb"/>
      <style:text-properties officeooo:rsid="02be9648" officeooo:paragraph-rsid="02be9648"/>
    </style:style>
    <style:style style:name="P300" style:family="paragraph" style:parent-style-name="Table_20_Contents">
      <style:paragraph-properties style:writing-mode="lr-tb"/>
      <style:text-properties officeooo:rsid="02be9648" officeooo:paragraph-rsid="02c080a8"/>
    </style:style>
    <style:style style:name="P301" style:family="paragraph" style:parent-style-name="Table_20_Contents">
      <style:paragraph-properties style:writing-mode="lr-tb"/>
      <style:text-properties officeooo:rsid="02d3cd43" officeooo:paragraph-rsid="02efc89f"/>
    </style:style>
    <style:style style:name="P302" style:family="paragraph" style:parent-style-name="Table_20_Contents">
      <style:paragraph-properties style:writing-mode="lr-tb"/>
      <style:text-properties officeooo:rsid="02d50e1f" officeooo:paragraph-rsid="02d50e1f"/>
    </style:style>
    <style:style style:name="P303" style:family="paragraph" style:parent-style-name="Table_20_Contents">
      <style:paragraph-properties style:writing-mode="lr-tb"/>
      <style:text-properties officeooo:rsid="02d50e1f" officeooo:paragraph-rsid="02efc89f"/>
    </style:style>
    <style:style style:name="P304" style:family="paragraph" style:parent-style-name="Table_20_Contents">
      <style:paragraph-properties style:writing-mode="lr-tb"/>
      <style:text-properties officeooo:rsid="02d5bb8e" officeooo:paragraph-rsid="02efc89f"/>
    </style:style>
    <style:style style:name="P305" style:family="paragraph" style:parent-style-name="Table_20_Contents">
      <style:paragraph-properties style:writing-mode="lr-tb"/>
      <style:text-properties officeooo:rsid="02d7b3ca" officeooo:paragraph-rsid="02d7b3ca"/>
    </style:style>
    <style:style style:name="P306" style:family="paragraph" style:parent-style-name="Table_20_Contents">
      <style:paragraph-properties style:writing-mode="lr-tb"/>
      <style:text-properties officeooo:rsid="02d8a1c5" officeooo:paragraph-rsid="02d8a1c5"/>
    </style:style>
    <style:style style:name="P307" style:family="paragraph" style:parent-style-name="Table_20_Contents">
      <style:paragraph-properties style:writing-mode="lr-tb"/>
      <style:text-properties officeooo:rsid="02d8a1c5" officeooo:paragraph-rsid="02e0f0c8"/>
    </style:style>
    <style:style style:name="P308" style:family="paragraph" style:parent-style-name="Table_20_Contents">
      <style:paragraph-properties style:writing-mode="lr-tb"/>
      <style:text-properties officeooo:rsid="02dc0c7e" officeooo:paragraph-rsid="02dc0c7e"/>
    </style:style>
    <style:style style:name="P309" style:family="paragraph" style:parent-style-name="Table_20_Contents">
      <style:paragraph-properties style:writing-mode="lr-tb"/>
      <style:text-properties officeooo:rsid="02dd6ac3" officeooo:paragraph-rsid="02dd6ac3"/>
    </style:style>
    <style:style style:name="P310" style:family="paragraph" style:parent-style-name="Table_20_Contents">
      <style:paragraph-properties style:writing-mode="lr-tb"/>
      <style:text-properties officeooo:rsid="02df6120" officeooo:paragraph-rsid="02df6120"/>
    </style:style>
    <style:style style:name="P311" style:family="paragraph" style:parent-style-name="Table_20_Contents">
      <style:paragraph-properties style:writing-mode="lr-tb"/>
      <style:text-properties officeooo:paragraph-rsid="02e0f0c8"/>
    </style:style>
    <style:style style:name="P312" style:family="paragraph" style:parent-style-name="Table_20_Contents">
      <style:paragraph-properties style:writing-mode="lr-tb"/>
      <style:text-properties officeooo:rsid="02e0f0c8" officeooo:paragraph-rsid="02e0f0c8"/>
    </style:style>
    <style:style style:name="P313" style:family="paragraph" style:parent-style-name="Table_20_Contents">
      <style:paragraph-properties style:writing-mode="lr-tb"/>
      <style:text-properties officeooo:rsid="02e4ada1" officeooo:paragraph-rsid="02e4ada1"/>
    </style:style>
    <style:style style:name="P314" style:family="paragraph" style:parent-style-name="Table_20_Contents">
      <style:paragraph-properties style:writing-mode="lr-tb"/>
      <style:text-properties officeooo:rsid="02efc89f" officeooo:paragraph-rsid="02efc89f"/>
    </style:style>
    <style:style style:name="P315" style:family="paragraph" style:parent-style-name="Table_20_Contents">
      <style:paragraph-properties style:writing-mode="lr-tb"/>
      <style:text-properties officeooo:rsid="02e73686" officeooo:paragraph-rsid="02e61ba2"/>
    </style:style>
    <style:style style:name="P316" style:family="paragraph" style:parent-style-name="Table_20_Contents">
      <style:paragraph-properties style:writing-mode="lr-tb"/>
      <style:text-properties officeooo:rsid="02f19987" officeooo:paragraph-rsid="02f19987"/>
    </style:style>
    <style:style style:name="P317" style:family="paragraph" style:parent-style-name="Table_20_Contents">
      <style:paragraph-properties style:writing-mode="lr-tb"/>
      <style:text-properties officeooo:rsid="02ebd60c" officeooo:paragraph-rsid="02fc33da"/>
    </style:style>
    <style:style style:name="P318" style:family="paragraph" style:parent-style-name="Table_20_Contents">
      <style:paragraph-properties style:writing-mode="lr-tb"/>
      <style:text-properties officeooo:rsid="031cf78a" officeooo:paragraph-rsid="031cf78a"/>
    </style:style>
    <style:style style:name="P319" style:family="paragraph" style:parent-style-name="Table_20_Contents">
      <style:paragraph-properties style:writing-mode="lr-tb"/>
      <style:text-properties officeooo:rsid="0329c0b5"/>
    </style:style>
    <style:style style:name="P320" style:family="paragraph" style:parent-style-name="Table_20_Contents">
      <style:paragraph-properties style:writing-mode="lr-tb"/>
      <style:text-properties officeooo:rsid="0329c0b5" officeooo:paragraph-rsid="0329c0b5"/>
    </style:style>
    <style:style style:name="P321" style:family="paragraph" style:parent-style-name="Table_20_Contents">
      <style:paragraph-properties style:writing-mode="lr-tb"/>
      <style:text-properties officeooo:rsid="032e3615" officeooo:paragraph-rsid="032e3615"/>
    </style:style>
    <style:style style:name="P322" style:family="paragraph" style:parent-style-name="Table_20_Contents">
      <style:paragraph-properties style:writing-mode="lr-tb"/>
      <style:text-properties officeooo:rsid="032ffd8c" officeooo:paragraph-rsid="032ffd8c"/>
    </style:style>
    <style:style style:name="P323" style:family="paragraph" style:parent-style-name="Table_20_Contents">
      <style:paragraph-properties style:writing-mode="lr-tb"/>
      <style:text-properties officeooo:rsid="03303d10" officeooo:paragraph-rsid="03303d10"/>
    </style:style>
    <style:style style:name="P324" style:family="paragraph" style:parent-style-name="Table_20_Contents">
      <style:paragraph-properties style:writing-mode="lr-tb"/>
      <style:text-properties officeooo:rsid="03317055" officeooo:paragraph-rsid="03317055"/>
    </style:style>
    <style:style style:name="P325" style:family="paragraph" style:parent-style-name="Table_20_Contents">
      <style:paragraph-properties style:writing-mode="lr-tb"/>
      <style:text-properties officeooo:rsid="0332007a" officeooo:paragraph-rsid="0332007a"/>
    </style:style>
    <style:style style:name="P326" style:family="paragraph" style:parent-style-name="Table_20_Contents">
      <style:paragraph-properties style:writing-mode="lr-tb"/>
      <style:text-properties officeooo:rsid="03337cd5" officeooo:paragraph-rsid="03337cd5"/>
    </style:style>
    <style:style style:name="P327" style:family="paragraph" style:parent-style-name="Table_20_Contents">
      <style:paragraph-properties style:writing-mode="lr-tb"/>
      <style:text-properties officeooo:rsid="0334a18f" officeooo:paragraph-rsid="0334a18f"/>
    </style:style>
    <style:style style:name="P328" style:family="paragraph" style:parent-style-name="Table_20_Contents">
      <style:paragraph-properties style:writing-mode="lr-tb"/>
      <style:text-properties officeooo:rsid="03354e29" officeooo:paragraph-rsid="03354e29"/>
    </style:style>
    <style:style style:name="P329" style:family="paragraph" style:parent-style-name="Table_20_Contents">
      <style:paragraph-properties style:writing-mode="lr-tb"/>
      <style:text-properties officeooo:rsid="033564a1" officeooo:paragraph-rsid="033564a1"/>
    </style:style>
    <style:style style:name="P330" style:family="paragraph" style:parent-style-name="Table_20_Contents">
      <style:paragraph-properties style:writing-mode="lr-tb"/>
      <style:text-properties style:text-position="0% 100%" officeooo:rsid="032ffd8c" officeooo:paragraph-rsid="032ffd8c"/>
    </style:style>
    <style:style style:name="P331" style:family="paragraph" style:parent-style-name="Table_20_Contents">
      <style:paragraph-properties style:writing-mode="lr-tb"/>
      <style:text-properties style:text-position="0% 100%" officeooo:rsid="032ffd8c" officeooo:paragraph-rsid="032e3615"/>
    </style:style>
    <style:style style:name="P332" style:family="paragraph" style:parent-style-name="Table_20_Contents">
      <style:paragraph-properties style:writing-mode="lr-tb"/>
      <style:text-properties style:text-position="0% 100%" officeooo:rsid="032e3615" officeooo:paragraph-rsid="032e3615"/>
    </style:style>
    <style:style style:name="P333" style:family="paragraph" style:parent-style-name="Table_20_Contents">
      <style:paragraph-properties style:writing-mode="lr-tb"/>
      <style:text-properties style:text-position="0% 100%" officeooo:rsid="03303d10" officeooo:paragraph-rsid="03303d10"/>
    </style:style>
    <style:style style:name="P334" style:family="paragraph" style:parent-style-name="Table_20_Contents">
      <style:paragraph-properties style:writing-mode="lr-tb"/>
      <style:text-properties style:text-position="0% 100%" officeooo:rsid="03317055" officeooo:paragraph-rsid="03317055"/>
    </style:style>
    <style:style style:name="P335" style:family="paragraph" style:parent-style-name="Table_20_Contents">
      <style:paragraph-properties style:writing-mode="lr-tb"/>
      <style:text-properties style:text-position="0% 100%" officeooo:rsid="0332007a" officeooo:paragraph-rsid="0332007a"/>
    </style:style>
    <style:style style:name="P336" style:family="paragraph" style:parent-style-name="Table_20_Contents">
      <style:paragraph-properties style:writing-mode="lr-tb"/>
      <style:text-properties officeooo:rsid="016e239e" officeooo:paragraph-rsid="0329c0b5"/>
    </style:style>
    <style:style style:name="P337" style:family="paragraph" style:parent-style-name="Table_20_Contents">
      <style:text-properties officeooo:rsid="000ba6da" officeooo:paragraph-rsid="000ba6da"/>
    </style:style>
    <style:style style:name="P338" style:family="paragraph" style:parent-style-name="Table_20_Contents">
      <style:text-properties officeooo:rsid="000e70dc" officeooo:paragraph-rsid="000e70dc"/>
    </style:style>
    <style:style style:name="P339" style:family="paragraph" style:parent-style-name="Table_20_Contents">
      <style:text-properties officeooo:rsid="0010310d" officeooo:paragraph-rsid="0010310d"/>
    </style:style>
    <style:style style:name="P340" style:family="paragraph" style:parent-style-name="Table_20_Contents">
      <style:text-properties officeooo:rsid="0012f95b" officeooo:paragraph-rsid="0012f95b"/>
    </style:style>
    <style:style style:name="P341" style:family="paragraph" style:parent-style-name="Table_20_Contents">
      <style:text-properties officeooo:rsid="0014dc12" officeooo:paragraph-rsid="0014dc12"/>
    </style:style>
    <style:style style:name="P342" style:family="paragraph" style:parent-style-name="Table_20_Contents">
      <style:text-properties officeooo:rsid="0014ebca" officeooo:paragraph-rsid="0014ebca"/>
    </style:style>
    <style:style style:name="P343" style:family="paragraph" style:parent-style-name="Table_20_Contents">
      <style:text-properties officeooo:rsid="0014ebca" officeooo:paragraph-rsid="003c4ca8"/>
    </style:style>
    <style:style style:name="P344" style:family="paragraph" style:parent-style-name="Table_20_Contents">
      <style:text-properties officeooo:rsid="0014ebca" officeooo:paragraph-rsid="00afff80"/>
    </style:style>
    <style:style style:name="P345" style:family="paragraph" style:parent-style-name="Table_20_Contents">
      <style:text-properties officeooo:rsid="0014ebca" officeooo:paragraph-rsid="00b7d313"/>
    </style:style>
    <style:style style:name="P346" style:family="paragraph" style:parent-style-name="Table_20_Contents">
      <style:text-properties officeooo:rsid="00161212" officeooo:paragraph-rsid="00161212"/>
    </style:style>
    <style:style style:name="P347" style:family="paragraph" style:parent-style-name="Table_20_Contents">
      <style:text-properties officeooo:rsid="0017422b" officeooo:paragraph-rsid="0017422b"/>
    </style:style>
    <style:style style:name="P348" style:family="paragraph" style:parent-style-name="Table_20_Contents">
      <style:text-properties officeooo:paragraph-rsid="00259bdc"/>
    </style:style>
    <style:style style:name="P349" style:family="paragraph" style:parent-style-name="Table_20_Contents">
      <style:text-properties officeooo:rsid="002826d3" officeooo:paragraph-rsid="002826d3"/>
    </style:style>
    <style:style style:name="P350" style:family="paragraph" style:parent-style-name="Table_20_Contents">
      <style:text-properties officeooo:rsid="002826d3" officeooo:paragraph-rsid="0014ebca"/>
    </style:style>
    <style:style style:name="P351" style:family="paragraph" style:parent-style-name="Table_20_Contents">
      <style:text-properties officeooo:rsid="0023d7dc" officeooo:paragraph-rsid="0023d7dc"/>
    </style:style>
    <style:style style:name="P352" style:family="paragraph" style:parent-style-name="Table_20_Contents">
      <style:text-properties officeooo:rsid="00259bdc" officeooo:paragraph-rsid="00259bdc"/>
    </style:style>
    <style:style style:name="P353" style:family="paragraph" style:parent-style-name="Table_20_Contents">
      <style:text-properties officeooo:rsid="0027bd72" officeooo:paragraph-rsid="0027bd72"/>
    </style:style>
    <style:style style:name="P354" style:family="paragraph" style:parent-style-name="Table_20_Contents">
      <style:text-properties officeooo:rsid="0027bd72" officeooo:paragraph-rsid="00d2cf2c"/>
    </style:style>
    <style:style style:name="P355" style:family="paragraph" style:parent-style-name="Table_20_Contents">
      <style:text-properties officeooo:rsid="00269d47" officeooo:paragraph-rsid="00259bdc"/>
    </style:style>
    <style:style style:name="P356" style:family="paragraph" style:parent-style-name="Table_20_Contents">
      <style:text-properties officeooo:rsid="00269d47" officeooo:paragraph-rsid="0027bd72"/>
    </style:style>
    <style:style style:name="P357" style:family="paragraph" style:parent-style-name="Table_20_Contents">
      <style:text-properties officeooo:rsid="001c1dba" officeooo:paragraph-rsid="001c1dba"/>
    </style:style>
    <style:style style:name="P358" style:family="paragraph" style:parent-style-name="Table_20_Contents">
      <style:text-properties officeooo:rsid="00317c80" officeooo:paragraph-rsid="00317c80"/>
    </style:style>
    <style:style style:name="P359" style:family="paragraph" style:parent-style-name="Table_20_Contents">
      <style:text-properties officeooo:rsid="00355068" officeooo:paragraph-rsid="00355068"/>
    </style:style>
    <style:style style:name="P360" style:family="paragraph" style:parent-style-name="Table_20_Contents">
      <style:text-properties officeooo:rsid="003c4ca8" officeooo:paragraph-rsid="003c4ca8"/>
    </style:style>
    <style:style style:name="P361" style:family="paragraph" style:parent-style-name="Table_20_Contents">
      <style:text-properties officeooo:rsid="0040b90a" officeooo:paragraph-rsid="0040b90a"/>
    </style:style>
    <style:style style:name="P362" style:family="paragraph" style:parent-style-name="Table_20_Contents">
      <style:text-properties officeooo:rsid="00464e8c" officeooo:paragraph-rsid="00464e8c"/>
    </style:style>
    <style:style style:name="P363" style:family="paragraph" style:parent-style-name="Table_20_Contents">
      <style:text-properties officeooo:rsid="0049b7f7" officeooo:paragraph-rsid="0049b7f7"/>
    </style:style>
    <style:style style:name="P364" style:family="paragraph" style:parent-style-name="Table_20_Contents">
      <style:text-properties officeooo:rsid="004b74ab" officeooo:paragraph-rsid="004b74ab"/>
    </style:style>
    <style:style style:name="P365" style:family="paragraph" style:parent-style-name="Table_20_Contents">
      <style:text-properties officeooo:rsid="004d538f" officeooo:paragraph-rsid="004d538f"/>
    </style:style>
    <style:style style:name="P366" style:family="paragraph" style:parent-style-name="Table_20_Contents">
      <style:text-properties officeooo:rsid="00715900" officeooo:paragraph-rsid="00715900"/>
    </style:style>
    <style:style style:name="P367" style:family="paragraph" style:parent-style-name="Table_20_Contents">
      <style:text-properties officeooo:rsid="007e48f0" officeooo:paragraph-rsid="007e48f0"/>
    </style:style>
    <style:style style:name="P368" style:family="paragraph" style:parent-style-name="Table_20_Contents">
      <style:text-properties officeooo:rsid="007ed121" officeooo:paragraph-rsid="007ed121"/>
    </style:style>
    <style:style style:name="P369" style:family="paragraph" style:parent-style-name="Table_20_Contents">
      <style:text-properties officeooo:rsid="0081067d" officeooo:paragraph-rsid="0081067d"/>
    </style:style>
    <style:style style:name="P370" style:family="paragraph" style:parent-style-name="Table_20_Contents">
      <style:text-properties officeooo:rsid="008c0c46" officeooo:paragraph-rsid="008c0c46"/>
    </style:style>
    <style:style style:name="P371" style:family="paragraph" style:parent-style-name="Table_20_Contents">
      <style:text-properties officeooo:rsid="009c61d6" officeooo:paragraph-rsid="009c61d6"/>
    </style:style>
    <style:style style:name="P372" style:family="paragraph" style:parent-style-name="Table_20_Contents">
      <style:text-properties officeooo:rsid="009d545b" officeooo:paragraph-rsid="009d545b"/>
    </style:style>
    <style:style style:name="P373" style:family="paragraph" style:parent-style-name="Table_20_Contents">
      <style:text-properties officeooo:rsid="00a33b2b" officeooo:paragraph-rsid="00a33b2b"/>
    </style:style>
    <style:style style:name="P374" style:family="paragraph" style:parent-style-name="Table_20_Contents">
      <style:text-properties officeooo:rsid="00aea8b8" officeooo:paragraph-rsid="00aea8b8"/>
    </style:style>
    <style:style style:name="P375" style:family="paragraph" style:parent-style-name="Table_20_Contents">
      <style:text-properties officeooo:rsid="00afff80" officeooo:paragraph-rsid="00afff80"/>
    </style:style>
    <style:style style:name="P376" style:family="paragraph" style:parent-style-name="Table_20_Contents">
      <style:text-properties officeooo:rsid="00b1c01d" officeooo:paragraph-rsid="00b1c01d"/>
    </style:style>
    <style:style style:name="P377" style:family="paragraph" style:parent-style-name="Table_20_Contents">
      <style:text-properties officeooo:rsid="00b24ada" officeooo:paragraph-rsid="00b24ada"/>
    </style:style>
    <style:style style:name="P378" style:family="paragraph" style:parent-style-name="Table_20_Contents">
      <style:text-properties officeooo:rsid="00b3be96" officeooo:paragraph-rsid="00b3be96"/>
    </style:style>
    <style:style style:name="P379" style:family="paragraph" style:parent-style-name="Table_20_Contents">
      <style:text-properties officeooo:rsid="00b85da8" officeooo:paragraph-rsid="00b85da8"/>
    </style:style>
    <style:style style:name="P380" style:family="paragraph" style:parent-style-name="Table_20_Contents">
      <style:text-properties officeooo:rsid="00ba58bc" officeooo:paragraph-rsid="00ba58bc"/>
    </style:style>
    <style:style style:name="P381" style:family="paragraph" style:parent-style-name="Table_20_Contents">
      <style:text-properties officeooo:rsid="00c822db" officeooo:paragraph-rsid="00c822db"/>
    </style:style>
    <style:style style:name="P382" style:family="paragraph" style:parent-style-name="Table_20_Contents">
      <style:text-properties officeooo:rsid="00d2cf2c" officeooo:paragraph-rsid="00d2cf2c"/>
    </style:style>
    <style:style style:name="P383" style:family="paragraph" style:parent-style-name="Table_20_Contents">
      <style:text-properties officeooo:rsid="00d5322e" officeooo:paragraph-rsid="00d5322e"/>
    </style:style>
    <style:style style:name="P384" style:family="paragraph" style:parent-style-name="Table_20_Contents">
      <style:text-properties officeooo:rsid="00d5322e" officeooo:paragraph-rsid="00d8e662"/>
    </style:style>
    <style:style style:name="P385" style:family="paragraph" style:parent-style-name="Table_20_Contents">
      <style:text-properties officeooo:rsid="00d5322e" officeooo:paragraph-rsid="00db7956"/>
    </style:style>
    <style:style style:name="P386" style:family="paragraph" style:parent-style-name="Table_20_Contents">
      <style:text-properties officeooo:rsid="00d5322e" officeooo:paragraph-rsid="01ebcc61"/>
    </style:style>
    <style:style style:name="P387" style:family="paragraph" style:parent-style-name="Table_20_Contents">
      <style:text-properties officeooo:rsid="00d5322e" officeooo:paragraph-rsid="02f4745a"/>
    </style:style>
    <style:style style:name="P388" style:family="paragraph" style:parent-style-name="Table_20_Contents">
      <style:text-properties officeooo:rsid="00d5322e" officeooo:paragraph-rsid="02f4c22c"/>
    </style:style>
    <style:style style:name="P389" style:family="paragraph" style:parent-style-name="Table_20_Contents">
      <style:text-properties officeooo:rsid="00d5322e" officeooo:paragraph-rsid="02f5a3da"/>
    </style:style>
    <style:style style:name="P390" style:family="paragraph" style:parent-style-name="Table_20_Contents">
      <style:text-properties officeooo:rsid="00db7956" officeooo:paragraph-rsid="00db7956"/>
    </style:style>
    <style:style style:name="P391" style:family="paragraph" style:parent-style-name="Table_20_Contents">
      <style:text-properties officeooo:rsid="00dc9b99" officeooo:paragraph-rsid="00dc9b99"/>
    </style:style>
    <style:style style:name="P392" style:family="paragraph" style:parent-style-name="Table_20_Contents">
      <style:text-properties officeooo:rsid="00dc9b99" officeooo:paragraph-rsid="01682983"/>
    </style:style>
    <style:style style:name="P393" style:family="paragraph" style:parent-style-name="Table_20_Contents">
      <style:text-properties officeooo:rsid="00e0803e" officeooo:paragraph-rsid="00e0803e"/>
    </style:style>
    <style:style style:name="P394" style:family="paragraph" style:parent-style-name="Table_20_Contents">
      <style:text-properties officeooo:rsid="00e3f8b3" officeooo:paragraph-rsid="00e3f8b3"/>
    </style:style>
    <style:style style:name="P395" style:family="paragraph" style:parent-style-name="Table_20_Contents">
      <style:text-properties officeooo:rsid="00eee2e1" officeooo:paragraph-rsid="00eee2e1"/>
    </style:style>
    <style:style style:name="P396" style:family="paragraph" style:parent-style-name="Table_20_Contents">
      <style:text-properties fo:font-weight="normal" officeooo:rsid="00eee2e1" officeooo:paragraph-rsid="00eee2e1" style:font-weight-asian="normal" style:font-weight-complex="normal"/>
    </style:style>
    <style:style style:name="P397" style:family="paragraph" style:parent-style-name="Table_20_Contents">
      <style:text-properties officeooo:rsid="0113c590" officeooo:paragraph-rsid="0113c590"/>
    </style:style>
    <style:style style:name="P398" style:family="paragraph" style:parent-style-name="Table_20_Contents">
      <style:text-properties officeooo:rsid="0114699d" officeooo:paragraph-rsid="0114699d"/>
    </style:style>
    <style:style style:name="P399" style:family="paragraph" style:parent-style-name="Table_20_Contents">
      <style:text-properties officeooo:rsid="011a2a02" officeooo:paragraph-rsid="011a2a02"/>
    </style:style>
    <style:style style:name="P400" style:family="paragraph" style:parent-style-name="Table_20_Contents">
      <style:text-properties officeooo:rsid="011b55d3" officeooo:paragraph-rsid="011b55d3"/>
    </style:style>
    <style:style style:name="P401" style:family="paragraph" style:parent-style-name="Table_20_Contents">
      <style:text-properties officeooo:rsid="0124d135" officeooo:paragraph-rsid="0124d135"/>
    </style:style>
    <style:style style:name="P402" style:family="paragraph" style:parent-style-name="Table_20_Contents">
      <style:text-properties officeooo:rsid="013b2bf2" officeooo:paragraph-rsid="013b2bf2"/>
    </style:style>
    <style:style style:name="P403" style:family="paragraph" style:parent-style-name="Table_20_Contents">
      <style:text-properties officeooo:rsid="01224334" officeooo:paragraph-rsid="01224334"/>
    </style:style>
    <style:style style:name="P404" style:family="paragraph" style:parent-style-name="Table_20_Contents">
      <style:text-properties officeooo:rsid="013f3828" officeooo:paragraph-rsid="013f3828"/>
    </style:style>
    <style:style style:name="P405" style:family="paragraph" style:parent-style-name="Table_20_Contents">
      <style:text-properties officeooo:rsid="014ae2dc" officeooo:paragraph-rsid="014ae2dc"/>
    </style:style>
    <style:style style:name="P406" style:family="paragraph" style:parent-style-name="Table_20_Contents">
      <style:text-properties officeooo:rsid="0153631b" officeooo:paragraph-rsid="0153631b"/>
    </style:style>
    <style:style style:name="P407" style:family="paragraph" style:parent-style-name="Table_20_Contents">
      <style:text-properties officeooo:rsid="0157d0e0" officeooo:paragraph-rsid="0157d0e0"/>
    </style:style>
    <style:style style:name="P408" style:family="paragraph" style:parent-style-name="Table_20_Contents">
      <style:text-properties officeooo:rsid="0164ae70" officeooo:paragraph-rsid="0164ae70"/>
    </style:style>
    <style:style style:name="P409" style:family="paragraph" style:parent-style-name="Table_20_Contents">
      <style:text-properties officeooo:rsid="00f9c7ee" officeooo:paragraph-rsid="00f9c7ee"/>
    </style:style>
    <style:style style:name="P410" style:family="paragraph" style:parent-style-name="Table_20_Contents">
      <style:text-properties officeooo:rsid="016e239e" officeooo:paragraph-rsid="016e239e"/>
    </style:style>
    <style:style style:name="P411" style:family="paragraph" style:parent-style-name="Table_20_Contents">
      <style:text-properties officeooo:rsid="0170a040" officeooo:paragraph-rsid="0170a040"/>
    </style:style>
    <style:style style:name="P412" style:family="paragraph" style:parent-style-name="Table_20_Contents">
      <style:text-properties officeooo:rsid="01732aae" officeooo:paragraph-rsid="01732aae"/>
    </style:style>
    <style:style style:name="P413" style:family="paragraph" style:parent-style-name="Table_20_Contents">
      <style:text-properties officeooo:rsid="01775813" officeooo:paragraph-rsid="01775813"/>
    </style:style>
    <style:style style:name="P414" style:family="paragraph" style:parent-style-name="Table_20_Contents">
      <style:text-properties officeooo:rsid="017af92b" officeooo:paragraph-rsid="017af92b"/>
    </style:style>
    <style:style style:name="P415" style:family="paragraph" style:parent-style-name="Table_20_Contents">
      <style:text-properties officeooo:rsid="017ed460" officeooo:paragraph-rsid="017ed460"/>
    </style:style>
    <style:style style:name="P416" style:family="paragraph" style:parent-style-name="Table_20_Contents">
      <style:text-properties officeooo:rsid="01846490" officeooo:paragraph-rsid="01846490"/>
    </style:style>
    <style:style style:name="P417" style:family="paragraph" style:parent-style-name="Table_20_Contents">
      <style:text-properties officeooo:rsid="01852033" officeooo:paragraph-rsid="01852033"/>
    </style:style>
    <style:style style:name="P418" style:family="paragraph" style:parent-style-name="Table_20_Contents">
      <style:text-properties officeooo:rsid="0189d149" officeooo:paragraph-rsid="0189d149"/>
    </style:style>
    <style:style style:name="P419" style:family="paragraph" style:parent-style-name="Table_20_Contents">
      <style:text-properties officeooo:rsid="019e3a6c" officeooo:paragraph-rsid="0081067d"/>
    </style:style>
    <style:style style:name="P420" style:family="paragraph" style:parent-style-name="Table_20_Contents">
      <style:text-properties officeooo:rsid="01a15bc0" officeooo:paragraph-rsid="01a15bc0"/>
    </style:style>
    <style:style style:name="P421" style:family="paragraph" style:parent-style-name="Table_20_Contents">
      <style:text-properties officeooo:rsid="01a886cc" officeooo:paragraph-rsid="01a886cc"/>
    </style:style>
    <style:style style:name="P422" style:family="paragraph" style:parent-style-name="Table_20_Contents">
      <style:text-properties officeooo:rsid="01a886cc" officeooo:paragraph-rsid="01a97e27"/>
    </style:style>
    <style:style style:name="P423" style:family="paragraph" style:parent-style-name="Table_20_Contents">
      <style:text-properties officeooo:rsid="01a97e27" officeooo:paragraph-rsid="01a97e27"/>
    </style:style>
    <style:style style:name="P424" style:family="paragraph" style:parent-style-name="Table_20_Contents">
      <style:text-properties officeooo:paragraph-rsid="01a97e27"/>
    </style:style>
    <style:style style:name="P425" style:family="paragraph" style:parent-style-name="Table_20_Contents">
      <style:text-properties officeooo:rsid="01ac347c" officeooo:paragraph-rsid="01ac347c"/>
    </style:style>
    <style:style style:name="P426" style:family="paragraph" style:parent-style-name="Table_20_Contents">
      <style:text-properties officeooo:rsid="01ae15b9" officeooo:paragraph-rsid="01ae15b9"/>
    </style:style>
    <style:style style:name="P427" style:family="paragraph" style:parent-style-name="Table_20_Contents">
      <style:text-properties officeooo:rsid="01ba4729" officeooo:paragraph-rsid="01ba4729"/>
    </style:style>
    <style:style style:name="P428" style:family="paragraph" style:parent-style-name="Table_20_Contents">
      <style:text-properties officeooo:rsid="01bdcd23" officeooo:paragraph-rsid="01bdcd23"/>
    </style:style>
    <style:style style:name="P429" style:family="paragraph" style:parent-style-name="Table_20_Contents">
      <style:text-properties officeooo:rsid="01bfb014" officeooo:paragraph-rsid="01bfb014"/>
    </style:style>
    <style:style style:name="P430" style:family="paragraph" style:parent-style-name="Table_20_Contents">
      <style:text-properties officeooo:rsid="01c220f9" officeooo:paragraph-rsid="01c220f9"/>
    </style:style>
    <style:style style:name="P431" style:family="paragraph" style:parent-style-name="Table_20_Contents">
      <style:text-properties officeooo:rsid="01ccb5cc" officeooo:paragraph-rsid="01ccb5cc"/>
    </style:style>
    <style:style style:name="P432" style:family="paragraph" style:parent-style-name="Table_20_Contents">
      <style:text-properties officeooo:rsid="01cef62d" officeooo:paragraph-rsid="01cef62d"/>
    </style:style>
    <style:style style:name="P433" style:family="paragraph" style:parent-style-name="Table_20_Contents">
      <style:text-properties officeooo:rsid="01d452b4" officeooo:paragraph-rsid="01d452b4"/>
    </style:style>
    <style:style style:name="P434" style:family="paragraph" style:parent-style-name="Table_20_Contents">
      <style:text-properties officeooo:rsid="01d6589b" officeooo:paragraph-rsid="01d6589b"/>
    </style:style>
    <style:style style:name="P435" style:family="paragraph" style:parent-style-name="Table_20_Contents">
      <style:text-properties officeooo:rsid="01dd0555" officeooo:paragraph-rsid="01dd0555"/>
    </style:style>
    <style:style style:name="P436" style:family="paragraph" style:parent-style-name="Table_20_Contents">
      <style:text-properties officeooo:rsid="01eac03f" officeooo:paragraph-rsid="01eac03f"/>
    </style:style>
    <style:style style:name="P437" style:family="paragraph" style:parent-style-name="Table_20_Contents">
      <style:text-properties style:text-position="sub 58%" officeooo:rsid="0153631b" officeooo:paragraph-rsid="0153631b"/>
    </style:style>
    <style:style style:name="P438" style:family="paragraph" style:parent-style-name="Table_20_Contents">
      <style:text-properties officeooo:rsid="01f164e6" officeooo:paragraph-rsid="01f164e6"/>
    </style:style>
    <style:style style:name="P439" style:family="paragraph" style:parent-style-name="Table_20_Contents">
      <style:text-properties officeooo:rsid="01f6e88c" officeooo:paragraph-rsid="01f6e88c"/>
    </style:style>
    <style:style style:name="P440" style:family="paragraph" style:parent-style-name="Table_20_Contents">
      <style:text-properties officeooo:rsid="00e87257" officeooo:paragraph-rsid="00e87257"/>
    </style:style>
    <style:style style:name="P441" style:family="paragraph" style:parent-style-name="Table_20_Contents">
      <style:text-properties officeooo:rsid="01fcb689" officeooo:paragraph-rsid="01fcb689"/>
    </style:style>
    <style:style style:name="P442" style:family="paragraph" style:parent-style-name="Table_20_Contents">
      <style:text-properties officeooo:rsid="01fcb689" officeooo:paragraph-rsid="020b248f"/>
    </style:style>
    <style:style style:name="P443" style:family="paragraph" style:parent-style-name="Table_20_Contents">
      <style:text-properties officeooo:rsid="01fcbfc9" officeooo:paragraph-rsid="01fcbfc9"/>
    </style:style>
    <style:style style:name="P444" style:family="paragraph" style:parent-style-name="Table_20_Contents">
      <style:text-properties officeooo:rsid="0204095e" officeooo:paragraph-rsid="0204095e"/>
    </style:style>
    <style:style style:name="P445" style:family="paragraph" style:parent-style-name="Table_20_Contents">
      <style:text-properties officeooo:rsid="020b70a5" officeooo:paragraph-rsid="020b70a5"/>
    </style:style>
    <style:style style:name="P446" style:family="paragraph" style:parent-style-name="Table_20_Contents">
      <style:text-properties officeooo:rsid="020e7502" officeooo:paragraph-rsid="020e7502"/>
    </style:style>
    <style:style style:name="P447" style:family="paragraph" style:parent-style-name="Table_20_Contents">
      <style:text-properties officeooo:rsid="021365fe" officeooo:paragraph-rsid="021365fe"/>
    </style:style>
    <style:style style:name="P448" style:family="paragraph" style:parent-style-name="Table_20_Contents">
      <style:text-properties officeooo:rsid="021c599b" officeooo:paragraph-rsid="021c599b"/>
    </style:style>
    <style:style style:name="P449" style:family="paragraph" style:parent-style-name="Table_20_Contents">
      <style:text-properties officeooo:rsid="0223ee59" officeooo:paragraph-rsid="0223ee59"/>
    </style:style>
    <style:style style:name="P450" style:family="paragraph" style:parent-style-name="Table_20_Contents">
      <style:text-properties officeooo:rsid="0224c4c8" officeooo:paragraph-rsid="01224334"/>
    </style:style>
    <style:style style:name="P451" style:family="paragraph" style:parent-style-name="Table_20_Contents">
      <style:text-properties officeooo:rsid="02414440" officeooo:paragraph-rsid="02414440"/>
    </style:style>
    <style:style style:name="P452" style:family="paragraph" style:parent-style-name="Table_20_Contents">
      <style:text-properties officeooo:rsid="024715cd" officeooo:paragraph-rsid="024715cd"/>
    </style:style>
    <style:style style:name="P453" style:family="paragraph" style:parent-style-name="Table_20_Contents">
      <style:text-properties officeooo:rsid="025d19d2" officeooo:paragraph-rsid="025d19d2"/>
    </style:style>
    <style:style style:name="P454" style:family="paragraph" style:parent-style-name="Table_20_Contents">
      <style:text-properties officeooo:rsid="025ee87b" officeooo:paragraph-rsid="025ee87b"/>
    </style:style>
    <style:style style:name="P455" style:family="paragraph" style:parent-style-name="Table_20_Contents">
      <style:text-properties officeooo:rsid="02622be2" officeooo:paragraph-rsid="02622be2"/>
    </style:style>
    <style:style style:name="P456" style:family="paragraph" style:parent-style-name="Table_20_Contents">
      <style:text-properties officeooo:rsid="026399a9" officeooo:paragraph-rsid="026399a9"/>
    </style:style>
    <style:style style:name="P457" style:family="paragraph" style:parent-style-name="Table_20_Contents">
      <style:text-properties officeooo:rsid="02639de4" officeooo:paragraph-rsid="02639de4"/>
    </style:style>
    <style:style style:name="P458" style:family="paragraph" style:parent-style-name="Table_20_Contents">
      <style:text-properties officeooo:rsid="026d4daa" officeooo:paragraph-rsid="026d4daa"/>
    </style:style>
    <style:style style:name="P459" style:family="paragraph" style:parent-style-name="Table_20_Contents">
      <style:text-properties officeooo:rsid="027194de" officeooo:paragraph-rsid="027194de"/>
    </style:style>
    <style:style style:name="P460" style:family="paragraph" style:parent-style-name="Table_20_Contents">
      <style:text-properties officeooo:rsid="02727047" officeooo:paragraph-rsid="02727047"/>
    </style:style>
    <style:style style:name="P461" style:family="paragraph" style:parent-style-name="Table_20_Contents">
      <style:text-properties officeooo:rsid="0274600c" officeooo:paragraph-rsid="0274600c"/>
    </style:style>
    <style:style style:name="P462" style:family="paragraph" style:parent-style-name="Table_20_Contents">
      <style:text-properties officeooo:rsid="0274e85e" officeooo:paragraph-rsid="0274e85e"/>
    </style:style>
    <style:style style:name="P463" style:family="paragraph" style:parent-style-name="Table_20_Contents">
      <style:text-properties officeooo:rsid="02771235" officeooo:paragraph-rsid="02771235"/>
    </style:style>
    <style:style style:name="P464" style:family="paragraph" style:parent-style-name="Table_20_Contents">
      <style:text-properties officeooo:rsid="027aa0b0" officeooo:paragraph-rsid="027aa0b0"/>
    </style:style>
    <style:style style:name="P465" style:family="paragraph" style:parent-style-name="Table_20_Contents">
      <style:text-properties officeooo:rsid="027ca8f6" officeooo:paragraph-rsid="027ca8f6"/>
    </style:style>
    <style:style style:name="P466" style:family="paragraph" style:parent-style-name="Table_20_Contents">
      <style:text-properties officeooo:rsid="027d330c" officeooo:paragraph-rsid="027d330c"/>
    </style:style>
    <style:style style:name="P467" style:family="paragraph" style:parent-style-name="Table_20_Contents">
      <style:text-properties officeooo:rsid="027e60f5" officeooo:paragraph-rsid="027e60f5"/>
    </style:style>
    <style:style style:name="P468" style:family="paragraph" style:parent-style-name="Table_20_Contents">
      <style:text-properties officeooo:rsid="027f2422" officeooo:paragraph-rsid="027f2422"/>
    </style:style>
    <style:style style:name="P469" style:family="paragraph" style:parent-style-name="Table_20_Contents">
      <style:text-properties officeooo:rsid="027f2422" officeooo:paragraph-rsid="02a82303"/>
    </style:style>
    <style:style style:name="P470" style:family="paragraph" style:parent-style-name="Table_20_Contents">
      <style:text-properties officeooo:rsid="027f49b9" officeooo:paragraph-rsid="027f49b9"/>
    </style:style>
    <style:style style:name="P471" style:family="paragraph" style:parent-style-name="Table_20_Contents">
      <style:text-properties officeooo:rsid="02808fff" officeooo:paragraph-rsid="02808fff"/>
    </style:style>
    <style:style style:name="P472" style:family="paragraph" style:parent-style-name="Table_20_Contents">
      <style:text-properties officeooo:rsid="0281ca30" officeooo:paragraph-rsid="0281ca30"/>
    </style:style>
    <style:style style:name="P473" style:family="paragraph" style:parent-style-name="Table_20_Contents">
      <style:text-properties officeooo:rsid="0281ca30" officeooo:paragraph-rsid="02a82303"/>
    </style:style>
    <style:style style:name="P474" style:family="paragraph" style:parent-style-name="Table_20_Contents">
      <style:text-properties officeooo:rsid="0284bc43" officeooo:paragraph-rsid="0284bc43"/>
    </style:style>
    <style:style style:name="P475" style:family="paragraph" style:parent-style-name="Table_20_Contents">
      <style:text-properties officeooo:rsid="0284cbd3" officeooo:paragraph-rsid="0284cbd3"/>
    </style:style>
    <style:style style:name="P476" style:family="paragraph" style:parent-style-name="Table_20_Contents">
      <style:text-properties officeooo:rsid="0285472c"/>
    </style:style>
    <style:style style:name="P477" style:family="paragraph" style:parent-style-name="Table_20_Contents">
      <style:text-properties officeooo:rsid="0285472c" officeooo:paragraph-rsid="0285472c"/>
    </style:style>
    <style:style style:name="P478" style:family="paragraph" style:parent-style-name="Table_20_Contents">
      <style:text-properties officeooo:rsid="0286e473" officeooo:paragraph-rsid="0286e473"/>
    </style:style>
    <style:style style:name="P479" style:family="paragraph" style:parent-style-name="Table_20_Contents">
      <style:text-properties officeooo:rsid="028898bb" officeooo:paragraph-rsid="028898bb"/>
    </style:style>
    <style:style style:name="P480" style:family="paragraph" style:parent-style-name="Table_20_Contents">
      <style:text-properties officeooo:rsid="028a6587" officeooo:paragraph-rsid="028a6587"/>
    </style:style>
    <style:style style:name="P481" style:family="paragraph" style:parent-style-name="Table_20_Contents">
      <style:text-properties officeooo:rsid="028bc04e" officeooo:paragraph-rsid="028bc04e"/>
    </style:style>
    <style:style style:name="P482" style:family="paragraph" style:parent-style-name="Table_20_Contents">
      <style:text-properties officeooo:rsid="028d925d" officeooo:paragraph-rsid="028d925d"/>
    </style:style>
    <style:style style:name="P483" style:family="paragraph" style:parent-style-name="Table_20_Contents">
      <style:text-properties officeooo:rsid="0293643b" officeooo:paragraph-rsid="0293643b"/>
    </style:style>
    <style:style style:name="P484" style:family="paragraph" style:parent-style-name="Table_20_Contents">
      <style:text-properties officeooo:rsid="02972ea2" officeooo:paragraph-rsid="02972ea2"/>
    </style:style>
    <style:style style:name="P485" style:family="paragraph" style:parent-style-name="Table_20_Contents">
      <style:text-properties officeooo:rsid="029aea73" officeooo:paragraph-rsid="029aea73"/>
    </style:style>
    <style:style style:name="P486" style:family="paragraph" style:parent-style-name="Table_20_Contents">
      <style:text-properties officeooo:rsid="029c4cac" officeooo:paragraph-rsid="029c4cac"/>
    </style:style>
    <style:style style:name="P487" style:family="paragraph" style:parent-style-name="Table_20_Contents">
      <style:text-properties officeooo:rsid="029cced5" officeooo:paragraph-rsid="029cced5"/>
    </style:style>
    <style:style style:name="P488" style:family="paragraph" style:parent-style-name="Table_20_Contents">
      <style:text-properties officeooo:rsid="029d09d2" officeooo:paragraph-rsid="02a04ce4"/>
    </style:style>
    <style:style style:name="P489" style:family="paragraph" style:parent-style-name="Table_20_Contents">
      <style:text-properties officeooo:rsid="029e20d9" officeooo:paragraph-rsid="02a04ce4"/>
    </style:style>
    <style:style style:name="P490" style:family="paragraph" style:parent-style-name="Table_20_Contents">
      <style:text-properties officeooo:rsid="029e3e37" officeooo:paragraph-rsid="02a04ce4"/>
    </style:style>
    <style:style style:name="P491" style:family="paragraph" style:parent-style-name="Table_20_Contents">
      <style:text-properties officeooo:rsid="029f3714" officeooo:paragraph-rsid="02a04ce4"/>
    </style:style>
    <style:style style:name="P492" style:family="paragraph" style:parent-style-name="Table_20_Contents">
      <style:text-properties officeooo:rsid="02a04ce4" officeooo:paragraph-rsid="02a04ce4"/>
    </style:style>
    <style:style style:name="P493" style:family="paragraph" style:parent-style-name="Table_20_Contents">
      <style:text-properties officeooo:rsid="028383a6" officeooo:paragraph-rsid="02a82303"/>
    </style:style>
    <style:style style:name="P494" style:family="paragraph" style:parent-style-name="Table_20_Contents">
      <style:text-properties officeooo:paragraph-rsid="02a82303"/>
    </style:style>
    <style:style style:name="P495" style:family="paragraph" style:parent-style-name="Table_20_Contents">
      <style:text-properties officeooo:rsid="02a58411" officeooo:paragraph-rsid="02a82303"/>
    </style:style>
    <style:style style:name="P496" style:family="paragraph" style:parent-style-name="Table_20_Contents">
      <style:text-properties officeooo:rsid="02a5abe5" officeooo:paragraph-rsid="02a82303"/>
    </style:style>
    <style:style style:name="P497" style:family="paragraph" style:parent-style-name="Table_20_Contents">
      <style:text-properties officeooo:rsid="02a52241" officeooo:paragraph-rsid="02a82303"/>
    </style:style>
    <style:style style:name="P498" style:family="paragraph" style:parent-style-name="Table_20_Contents">
      <style:text-properties officeooo:rsid="02a7b7ea" officeooo:paragraph-rsid="02a82303"/>
    </style:style>
    <style:style style:name="P499" style:family="paragraph" style:parent-style-name="Table_20_Contents">
      <style:text-properties officeooo:rsid="02a6af98" officeooo:paragraph-rsid="02a82303"/>
    </style:style>
    <style:style style:name="P500" style:family="paragraph" style:parent-style-name="Table_20_Contents">
      <style:text-properties officeooo:rsid="02a747fa" officeooo:paragraph-rsid="02a82303"/>
    </style:style>
    <style:style style:name="P501" style:family="paragraph" style:parent-style-name="Table_20_Contents">
      <style:text-properties officeooo:rsid="02ac7ecc" officeooo:paragraph-rsid="02ac7ecc"/>
    </style:style>
    <style:style style:name="P502" style:family="paragraph" style:parent-style-name="Table_20_Contents">
      <style:text-properties officeooo:rsid="02ae50f8" officeooo:paragraph-rsid="02ae50f8"/>
    </style:style>
    <style:style style:name="P503" style:family="paragraph" style:parent-style-name="Table_20_Contents">
      <style:text-properties officeooo:rsid="02ae7e07" officeooo:paragraph-rsid="02ae7e07"/>
    </style:style>
    <style:style style:name="P504" style:family="paragraph" style:parent-style-name="Table_20_Contents">
      <style:text-properties officeooo:rsid="00c73997" officeooo:paragraph-rsid="00c73997"/>
    </style:style>
    <style:style style:name="P505" style:family="paragraph" style:parent-style-name="Table_20_Contents">
      <style:text-properties officeooo:rsid="02b43ad3" officeooo:paragraph-rsid="02b43ad3"/>
    </style:style>
    <style:style style:name="P506" style:family="paragraph" style:parent-style-name="Table_20_Contents">
      <style:text-properties officeooo:rsid="02be9648" officeooo:paragraph-rsid="02be9648"/>
    </style:style>
    <style:style style:name="P507" style:family="paragraph" style:parent-style-name="Table_20_Contents">
      <style:text-properties officeooo:rsid="02c6411f" officeooo:paragraph-rsid="02c6411f"/>
    </style:style>
    <style:style style:name="P508" style:family="paragraph" style:parent-style-name="Table_20_Contents">
      <style:text-properties officeooo:rsid="02caf1b8" officeooo:paragraph-rsid="02caf1b8"/>
    </style:style>
    <style:style style:name="P509" style:family="paragraph" style:parent-style-name="Table_20_Contents">
      <style:text-properties officeooo:rsid="02dc0c7e" officeooo:paragraph-rsid="02dc0c7e"/>
    </style:style>
    <style:style style:name="P510" style:family="paragraph" style:parent-style-name="Table_20_Contents">
      <style:text-properties officeooo:rsid="02e4ada1" officeooo:paragraph-rsid="02e4ada1"/>
    </style:style>
    <style:style style:name="P511" style:family="paragraph" style:parent-style-name="Table_20_Contents">
      <style:text-properties officeooo:rsid="02e61ba2" officeooo:paragraph-rsid="02e61ba2"/>
    </style:style>
    <style:style style:name="P512" style:family="paragraph" style:parent-style-name="Table_20_Contents">
      <style:text-properties officeooo:rsid="02da8e35" officeooo:paragraph-rsid="02f19987"/>
    </style:style>
    <style:style style:name="P513" style:family="paragraph" style:parent-style-name="Table_20_Contents">
      <style:text-properties officeooo:rsid="02d3cd43" officeooo:paragraph-rsid="02f19987"/>
    </style:style>
    <style:style style:name="P514" style:family="paragraph" style:parent-style-name="Table_20_Contents">
      <style:text-properties officeooo:rsid="02f4745a" officeooo:paragraph-rsid="02f4745a"/>
    </style:style>
    <style:style style:name="P515" style:family="paragraph" style:parent-style-name="Table_20_Contents">
      <style:text-properties officeooo:rsid="02f4745a" officeooo:paragraph-rsid="02f98e4f"/>
    </style:style>
    <style:style style:name="P516" style:family="paragraph" style:parent-style-name="Table_20_Contents">
      <style:text-properties officeooo:rsid="02f6b3c6" officeooo:paragraph-rsid="02f6b3c6"/>
    </style:style>
    <style:style style:name="P517" style:family="paragraph" style:parent-style-name="Table_20_Contents">
      <style:text-properties officeooo:rsid="02f6b3c6" officeooo:paragraph-rsid="02f7a65c"/>
    </style:style>
    <style:style style:name="P518" style:family="paragraph" style:parent-style-name="Table_20_Contents">
      <style:text-properties officeooo:rsid="0329c0b5" officeooo:paragraph-rsid="0329c0b5"/>
    </style:style>
    <style:style style:name="P519" style:family="paragraph" style:parent-style-name="Table_20_Contents">
      <style:text-properties officeooo:rsid="032b107f" officeooo:paragraph-rsid="032b107f"/>
    </style:style>
    <style:style style:name="P520" style:family="paragraph" style:parent-style-name="Table_20_Contents">
      <style:text-properties officeooo:rsid="032c859f" officeooo:paragraph-rsid="032c859f"/>
    </style:style>
    <style:style style:name="P521" style:family="paragraph" style:parent-style-name="Table_20_Contents">
      <style:text-properties officeooo:rsid="032cd13c" officeooo:paragraph-rsid="032cd13c"/>
    </style:style>
    <style:style style:name="P522" style:family="paragraph" style:parent-style-name="Table_20_Contents">
      <style:text-properties officeooo:rsid="032e3615" officeooo:paragraph-rsid="032e3615"/>
    </style:style>
    <style:style style:name="P523" style:family="paragraph" style:parent-style-name="Table_20_Contents">
      <style:text-properties officeooo:rsid="032ffd8c" officeooo:paragraph-rsid="032ffd8c"/>
    </style:style>
    <style:style style:name="P524" style:family="paragraph" style:parent-style-name="Table_20_Contents">
      <style:text-properties officeooo:rsid="03303d10" officeooo:paragraph-rsid="03303d10"/>
    </style:style>
    <style:style style:name="P525" style:family="paragraph" style:parent-style-name="Table_20_Contents">
      <style:text-properties officeooo:rsid="03317055" officeooo:paragraph-rsid="03317055"/>
    </style:style>
    <style:style style:name="P526" style:family="paragraph" style:parent-style-name="Table_20_Contents">
      <style:text-properties officeooo:rsid="0331ad45" officeooo:paragraph-rsid="0331ad45"/>
    </style:style>
    <style:style style:name="P527" style:family="paragraph" style:parent-style-name="Table_20_Contents">
      <style:text-properties officeooo:rsid="03337cd5" officeooo:paragraph-rsid="03337cd5"/>
    </style:style>
    <style:style style:name="P528" style:family="paragraph" style:parent-style-name="Table_20_Contents">
      <style:text-properties officeooo:rsid="0334a18f" officeooo:paragraph-rsid="0334a18f"/>
    </style:style>
    <style:style style:name="P529" style:family="paragraph" style:parent-style-name="Table_20_Contents">
      <style:text-properties officeooo:rsid="03354e29" officeooo:paragraph-rsid="03354e29"/>
    </style:style>
    <style:style style:name="P530" style:family="paragraph" style:parent-style-name="Table_20_Contents">
      <style:text-properties style:text-position="0% 100%" officeooo:rsid="032b107f" officeooo:paragraph-rsid="032b107f"/>
    </style:style>
    <style:style style:name="P531" style:family="paragraph" style:parent-style-name="Table_20_Contents">
      <style:text-properties style:text-position="0% 100%" officeooo:rsid="032cd13c" officeooo:paragraph-rsid="032cd13c"/>
    </style:style>
    <style:style style:name="P532" style:family="paragraph" style:parent-style-name="Standard">
      <style:text-properties officeooo:paragraph-rsid="02a82303"/>
    </style:style>
    <style:style style:name="P533" style:family="paragraph" style:parent-style-name="Standard" style:master-page-name="Standard">
      <style:paragraph-properties style:page-number="auto" style:writing-mode="lr-tb"/>
      <style:text-properties fo:font-weight="bold" style:font-weight-asian="bold" style:font-weight-complex="bold"/>
    </style:style>
    <style:style style:name="P534" style:family="paragraph" style:parent-style-name="Standard" style:list-style-name="RTF_5f_Num_20_4">
      <style:paragraph-properties fo:margin-left="0.5102in" fo:margin-right="0in" fo:text-indent="-0.2189in" style:auto-text-indent="false" style:writing-mode="lr-tb">
        <style:tab-stops/>
      </style:paragraph-properties>
    </style:style>
    <style:style style:name="P535" style:family="paragraph" style:parent-style-name="Footer" style:list-style-name="L1">
      <style:paragraph-properties fo:text-align="center" style:justify-single-word="false"/>
    </style:style>
    <style:style style:name="P536" style:family="paragraph" style:parent-style-name="Table_20_Contents" style:list-style-name="L2">
      <style:text-properties officeooo:rsid="023ddbb0" officeooo:paragraph-rsid="023ddbb0"/>
    </style:style>
    <style:style style:name="P537" style:family="paragraph" style:parent-style-name="Table_20_Contents" style:list-style-name="L2">
      <style:text-properties officeooo:rsid="009d545b" officeooo:paragraph-rsid="009d545b"/>
    </style:style>
    <style:style style:name="P538" style:family="paragraph" style:parent-style-name="Table_20_Contents" style:list-style-name="L3">
      <style:text-properties officeooo:rsid="01fcb689" officeooo:paragraph-rsid="01fcb689"/>
    </style:style>
    <style:style style:name="P539" style:family="paragraph" style:parent-style-name="Table_20_Contents" style:list-style-name="L4">
      <style:text-properties officeooo:rsid="01fcb689" officeooo:paragraph-rsid="020b248f"/>
    </style:style>
    <style:style style:name="P540" style:family="paragraph" style:parent-style-name="Table_20_Contents" style:list-style-name="L3">
      <style:text-properties officeooo:rsid="01fcbfc9" officeooo:paragraph-rsid="01fcbfc9"/>
    </style:style>
    <style:style style:name="P541" style:family="paragraph" style:parent-style-name="Table_20_Contents" style:list-style-name="L3">
      <style:text-properties officeooo:rsid="0267bc5c" officeooo:paragraph-rsid="0267bc5c"/>
    </style:style>
    <style:style style:name="P542" style:family="paragraph" style:parent-style-name="Table_20_Contents" style:list-style-name="L5">
      <style:text-properties officeooo:rsid="0164ae70" officeooo:paragraph-rsid="0165779a"/>
    </style:style>
    <style:style style:name="P543" style:family="paragraph" style:parent-style-name="Table_20_Contents" style:list-style-name="L5">
      <style:text-properties officeooo:rsid="0164ae70" officeooo:paragraph-rsid="0164ae70"/>
    </style:style>
    <style:style style:name="P544" style:family="paragraph" style:parent-style-name="Table_20_Contents" style:list-style-name="L11">
      <style:text-properties officeooo:rsid="0274e85e" officeooo:paragraph-rsid="0274e85e"/>
    </style:style>
    <style:style style:name="P545" style:family="paragraph" style:parent-style-name="Table_20_Contents" style:list-style-name="L11">
      <style:text-properties officeooo:rsid="0275f954" officeooo:paragraph-rsid="0275f954"/>
    </style:style>
    <style:style style:name="P546" style:family="paragraph" style:parent-style-name="Table_20_Contents" style:list-style-name="L11">
      <style:text-properties officeooo:rsid="0276c2bd" officeooo:paragraph-rsid="0276c2bd"/>
    </style:style>
    <style:style style:name="P547" style:family="paragraph" style:parent-style-name="Table_20_Contents" style:list-style-name="L11">
      <style:text-properties officeooo:rsid="0277f849" officeooo:paragraph-rsid="0277f849"/>
    </style:style>
    <style:style style:name="P548" style:family="paragraph" style:parent-style-name="Table_20_Contents" style:list-style-name="L11">
      <style:text-properties officeooo:rsid="02789fc1" officeooo:paragraph-rsid="02789fc1"/>
    </style:style>
    <style:style style:name="P549" style:family="paragraph" style:parent-style-name="Table_20_Contents" style:list-style-name="L6">
      <style:paragraph-properties style:writing-mode="lr-tb"/>
      <style:text-properties officeooo:rsid="02da8e35" officeooo:paragraph-rsid="02e0f0c8"/>
    </style:style>
    <style:style style:name="P550" style:family="paragraph" style:parent-style-name="Table_20_Contents" style:list-style-name="L7">
      <style:paragraph-properties style:writing-mode="lr-tb"/>
      <style:text-properties officeooo:rsid="00b04e33" officeooo:paragraph-rsid="00b04e33"/>
    </style:style>
    <style:style style:name="P551" style:family="paragraph" style:parent-style-name="Table_20_Contents" style:list-style-name="L7">
      <style:paragraph-properties style:writing-mode="lr-tb"/>
      <style:text-properties officeooo:rsid="024e3a58" officeooo:paragraph-rsid="024e3a58"/>
    </style:style>
    <style:style style:name="P552" style:family="paragraph" style:parent-style-name="Table_20_Contents" style:list-style-name="L7">
      <style:paragraph-properties style:writing-mode="lr-tb"/>
      <style:text-properties officeooo:rsid="02c2b9f0" officeooo:paragraph-rsid="02c2b9f0"/>
    </style:style>
    <style:style style:name="P553" style:family="paragraph" style:parent-style-name="Table_20_Contents" style:list-style-name="L7">
      <style:paragraph-properties style:writing-mode="lr-tb"/>
      <style:text-properties officeooo:rsid="02439783" officeooo:paragraph-rsid="02439783"/>
    </style:style>
    <style:style style:name="P554" style:family="paragraph" style:parent-style-name="Table_20_Contents" style:list-style-name="L7">
      <style:paragraph-properties style:writing-mode="lr-tb"/>
      <style:text-properties officeooo:rsid="0260abb0" officeooo:paragraph-rsid="0260abb0"/>
    </style:style>
    <style:style style:name="P555" style:family="paragraph" style:parent-style-name="Table_20_Contents" style:list-style-name="L7">
      <style:paragraph-properties style:writing-mode="lr-tb"/>
      <style:text-properties officeooo:rsid="02444c6f" officeooo:paragraph-rsid="02444c6f"/>
    </style:style>
    <style:style style:name="P556" style:family="paragraph" style:parent-style-name="Table_20_Contents" style:list-style-name="L8">
      <style:paragraph-properties style:writing-mode="lr-tb"/>
      <style:text-properties officeooo:rsid="0017422b" officeooo:paragraph-rsid="0017422b"/>
    </style:style>
    <style:style style:name="P557" style:family="paragraph" style:parent-style-name="Table_20_Contents" style:list-style-name="L9">
      <style:paragraph-properties style:writing-mode="lr-tb"/>
      <style:text-properties officeooo:rsid="0017422b" officeooo:paragraph-rsid="00bd84c2"/>
    </style:style>
    <style:style style:name="P558" style:family="paragraph" style:parent-style-name="Table_20_Contents" style:list-style-name="L9">
      <style:paragraph-properties style:writing-mode="lr-tb"/>
      <style:text-properties officeooo:rsid="0017422b" officeooo:paragraph-rsid="0017422b"/>
    </style:style>
    <style:style style:name="P559" style:family="paragraph" style:parent-style-name="Table_20_Contents" style:list-style-name="L9">
      <style:paragraph-properties style:writing-mode="lr-tb"/>
      <style:text-properties officeooo:rsid="0017422b" officeooo:paragraph-rsid="001bd70a"/>
    </style:style>
    <style:style style:name="P560" style:family="paragraph" style:parent-style-name="Table_20_Contents" style:list-style-name="L10">
      <style:paragraph-properties style:writing-mode="lr-tb"/>
      <style:text-properties officeooo:rsid="02e4ada1" officeooo:paragraph-rsid="02e4ada1"/>
    </style:style>
    <style:style style:name="P561" style:family="paragraph" style:parent-style-name="Table_20_Contents" style:list-style-name="L12">
      <style:paragraph-properties style:writing-mode="lr-tb"/>
      <style:text-properties officeooo:rsid="017af92b" officeooo:paragraph-rsid="017af92b"/>
    </style:style>
    <style:style style:name="P562" style:family="paragraph" style:parent-style-name="Table_20_Contents" style:list-style-name="L13">
      <style:paragraph-properties style:writing-mode="lr-tb"/>
      <style:text-properties officeooo:rsid="01596f21" officeooo:paragraph-rsid="01596f21"/>
    </style:style>
    <style:style style:name="P563" style:family="paragraph" style:parent-style-name="Table_20_Contents" style:list-style-name="L14">
      <style:paragraph-properties style:writing-mode="lr-tb"/>
      <style:text-properties officeooo:rsid="01596f21" officeooo:paragraph-rsid="01596f21"/>
    </style:style>
    <style:style style:name="P564" style:family="paragraph" style:parent-style-name="Table_20_Contents" style:list-style-name="L14">
      <style:paragraph-properties style:writing-mode="lr-tb"/>
      <style:text-properties officeooo:rsid="01591361" officeooo:paragraph-rsid="01591361"/>
    </style:style>
    <style:style style:name="P565" style:family="paragraph" style:parent-style-name="Table_20_Contents" style:list-style-name="L16">
      <style:paragraph-properties style:writing-mode="lr-tb"/>
      <style:text-properties officeooo:rsid="01591361" officeooo:paragraph-rsid="0197e6f3"/>
    </style:style>
    <style:style style:name="P566" style:family="paragraph" style:parent-style-name="Table_20_Contents" style:list-style-name="L15">
      <style:paragraph-properties style:writing-mode="lr-tb"/>
      <style:text-properties officeooo:rsid="015a235f" officeooo:paragraph-rsid="015a235f"/>
    </style:style>
    <style:style style:name="P567" style:family="paragraph" style:parent-style-name="Table_20_Contents" style:list-style-name="L17">
      <style:paragraph-properties style:writing-mode="lr-tb"/>
      <style:text-properties officeooo:rsid="01846490" officeooo:paragraph-rsid="01846490"/>
    </style:style>
    <style:style style:name="P568" style:family="paragraph" style:parent-style-name="Table_20_Contents" style:list-style-name="L18">
      <style:paragraph-properties style:writing-mode="lr-tb"/>
      <style:text-properties officeooo:rsid="01846490" officeooo:paragraph-rsid="01846490"/>
    </style:style>
    <style:style style:name="P569" style:family="paragraph" style:parent-style-name="Table_20_Contents" style:list-style-name="L19">
      <style:paragraph-properties style:writing-mode="lr-tb"/>
      <style:text-properties officeooo:rsid="00bfe9e8" officeooo:paragraph-rsid="00bfe9e8"/>
    </style:style>
    <style:style style:name="P570" style:family="paragraph" style:parent-style-name="Table_20_Contents" style:list-style-name="L19">
      <style:paragraph-properties style:writing-mode="lr-tb"/>
      <style:text-properties officeooo:rsid="00e2726d" officeooo:paragraph-rsid="00e2726d"/>
    </style:style>
    <style:style style:name="P571" style:family="paragraph" style:parent-style-name="Table_20_Contents" style:list-style-name="L19">
      <style:paragraph-properties style:writing-mode="lr-tb"/>
      <style:text-properties officeooo:rsid="01e83e0d" officeooo:paragraph-rsid="01e83e0d"/>
    </style:style>
    <style:style style:name="P572" style:family="paragraph" style:parent-style-name="Table_20_Contents">
      <style:paragraph-properties style:writing-mode="lr-tb"/>
      <style:text-properties officeooo:rsid="02c920ab" officeooo:paragraph-rsid="02c920ab"/>
    </style:style>
    <style:style style:name="P573" style:family="paragraph" style:parent-style-name="Table_20_Contents">
      <style:paragraph-properties style:writing-mode="lr-tb"/>
      <style:text-properties officeooo:rsid="033e4abf" officeooo:paragraph-rsid="033f2e40"/>
    </style:style>
    <style:style style:name="P574" style:family="paragraph" style:parent-style-name="Table_20_Contents">
      <style:paragraph-properties style:writing-mode="lr-tb"/>
      <style:text-properties officeooo:rsid="00464e8c" officeooo:paragraph-rsid="033f2e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5ba6" style:font-weight-asian="bold" style:font-weight-complex="bold"/>
    </style:style>
    <style:style style:name="T3" style:family="text">
      <style:text-properties fo:font-weight="bold" officeooo:rsid="00190182" style:font-weight-asian="bold" style:font-weight-complex="bold"/>
    </style:style>
    <style:style style:name="T4" style:family="text">
      <style:text-properties fo:font-weight="bold" officeooo:rsid="001c1dba" style:font-weight-asian="bold" style:font-weight-complex="bold"/>
    </style:style>
    <style:style style:name="T5" style:family="text">
      <style:text-properties fo:font-weight="bold" officeooo:rsid="00259bdc" style:font-weight-asian="bold" style:font-weight-complex="bold"/>
    </style:style>
    <style:style style:name="T6" style:family="text">
      <style:text-properties fo:font-weight="bold" officeooo:rsid="0046db70" style:font-weight-asian="bold" style:font-weight-complex="bold"/>
    </style:style>
    <style:style style:name="T7" style:family="text">
      <style:text-properties fo:font-weight="bold" officeooo:rsid="008ba2bf" style:font-weight-asian="bold" style:font-weight-complex="bold"/>
    </style:style>
    <style:style style:name="T8" style:family="text">
      <style:text-properties fo:font-weight="bold" officeooo:rsid="008f542b" style:font-weight-asian="bold" style:font-weight-complex="bold"/>
    </style:style>
    <style:style style:name="T9" style:family="text">
      <style:text-properties fo:font-weight="bold" officeooo:rsid="005fefce" style:font-weight-asian="bold" style:font-weight-complex="bold"/>
    </style:style>
    <style:style style:name="T10" style:family="text">
      <style:text-properties fo:font-weight="bold" officeooo:rsid="009d0bc0" style:font-weight-asian="bold" style:font-weight-complex="bold"/>
    </style:style>
    <style:style style:name="T11" style:family="text">
      <style:text-properties fo:font-weight="bold" officeooo:rsid="009f2265" style:font-weight-asian="bold" style:font-weight-complex="bold"/>
    </style:style>
    <style:style style:name="T12" style:family="text">
      <style:text-properties fo:font-weight="bold" officeooo:rsid="00a33b2b" style:font-weight-asian="bold" style:font-weight-complex="bold"/>
    </style:style>
    <style:style style:name="T13" style:family="text">
      <style:text-properties fo:font-weight="bold" officeooo:rsid="00a50687" style:font-weight-asian="bold" style:font-weight-complex="bold"/>
    </style:style>
    <style:style style:name="T14" style:family="text">
      <style:text-properties fo:font-weight="bold" officeooo:rsid="00b24ada" style:font-weight-asian="bold" style:font-weight-complex="bold"/>
    </style:style>
    <style:style style:name="T15" style:family="text">
      <style:text-properties fo:font-weight="bold" officeooo:rsid="00d86d78" style:font-weight-asian="bold" style:font-weight-complex="bold"/>
    </style:style>
    <style:style style:name="T16" style:family="text">
      <style:text-properties fo:font-weight="bold" officeooo:rsid="011b55d3" style:font-weight-asian="bold" style:font-weight-complex="bold"/>
    </style:style>
    <style:style style:name="T17" style:family="text">
      <style:text-properties fo:font-weight="bold" officeooo:rsid="011c1fc0" style:font-weight-asian="bold" style:font-weight-complex="bold"/>
    </style:style>
    <style:style style:name="T18" style:family="text">
      <style:text-properties fo:font-weight="bold" officeooo:rsid="0122c31d" style:font-weight-asian="bold" style:font-weight-complex="bold"/>
    </style:style>
    <style:style style:name="T19" style:family="text">
      <style:text-properties fo:font-weight="bold" officeooo:rsid="018e948e" style:font-weight-asian="bold" style:font-weight-complex="bold"/>
    </style:style>
    <style:style style:name="T20" style:family="text">
      <style:text-properties fo:font-weight="bold" officeooo:rsid="01a3ed91" style:font-weight-asian="bold" style:font-weight-complex="bold"/>
    </style:style>
    <style:style style:name="T21" style:family="text">
      <style:text-properties fo:font-weight="bold" officeooo:rsid="01a7652c" style:font-weight-asian="bold" style:font-weight-complex="bold"/>
    </style:style>
    <style:style style:name="T22" style:family="text">
      <style:text-properties fo:font-weight="bold" officeooo:rsid="01b3cef9" style:font-weight-asian="bold" style:font-weight-complex="bold"/>
    </style:style>
    <style:style style:name="T23" style:family="text">
      <style:text-properties fo:font-weight="bold" officeooo:rsid="0180bf9d" style:font-weight-asian="bold" style:font-weight-complex="bold"/>
    </style:style>
    <style:style style:name="T24" style:family="text">
      <style:text-properties fo:font-weight="bold" officeooo:rsid="025a9dba" style:font-weight-asian="bold" style:font-weight-complex="bold"/>
    </style:style>
    <style:style style:name="T25" style:family="text">
      <style:text-properties fo:font-weight="bold" officeooo:rsid="029e20d9" style:font-weight-asian="bold" style:font-weight-complex="bold"/>
    </style:style>
    <style:style style:name="T26" style:family="text">
      <style:text-properties fo:font-weight="bold" officeooo:rsid="02c920ab" style:font-weight-asian="bold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0c9d7a"/>
    </style:style>
    <style:style style:name="T29" style:family="text">
      <style:text-properties officeooo:rsid="000e70dc"/>
    </style:style>
    <style:style style:name="T30" style:family="text">
      <style:text-properties officeooo:rsid="0014dc12"/>
    </style:style>
    <style:style style:name="T31" style:family="text">
      <style:text-properties officeooo:rsid="00190182"/>
    </style:style>
    <style:style style:name="T32" style:family="text">
      <style:text-properties officeooo:rsid="001c1dba"/>
    </style:style>
    <style:style style:name="T33" style:family="text">
      <style:text-properties officeooo:rsid="002042a1"/>
    </style:style>
    <style:style style:name="T34" style:family="text">
      <style:text-properties officeooo:rsid="00222e4f"/>
    </style:style>
    <style:style style:name="T35" style:family="text">
      <style:text-properties officeooo:rsid="00259bdc"/>
    </style:style>
    <style:style style:name="T36" style:family="text">
      <style:text-properties officeooo:rsid="002a5680"/>
    </style:style>
    <style:style style:name="T37" style:family="text">
      <style:text-properties officeooo:rsid="002c4637"/>
    </style:style>
    <style:style style:name="T38" style:family="text">
      <style:text-properties officeooo:rsid="002cd929"/>
    </style:style>
    <style:style style:name="T39" style:family="text">
      <style:text-properties officeooo:rsid="002dfb4b"/>
    </style:style>
    <style:style style:name="T40" style:family="text">
      <style:text-properties officeooo:rsid="002e5103"/>
    </style:style>
    <style:style style:name="T41" style:family="text">
      <style:text-properties officeooo:rsid="00315966"/>
    </style:style>
    <style:style style:name="T42" style:family="text">
      <style:text-properties officeooo:rsid="003c4ca8"/>
    </style:style>
    <style:style style:name="T43" style:family="text">
      <style:text-properties style:text-position="super 58%"/>
    </style:style>
    <style:style style:name="T44" style:family="text">
      <style:text-properties style:text-position="super 58%" officeooo:rsid="003c4ca8"/>
    </style:style>
    <style:style style:name="T45" style:family="text">
      <style:text-properties style:text-position="super 58%" officeooo:rsid="033c743b"/>
    </style:style>
    <style:style style:name="T46" style:family="text">
      <style:text-properties style:text-position="super 58%" officeooo:rsid="033564a1"/>
    </style:style>
    <style:style style:name="T47" style:family="text">
      <style:text-properties officeooo:rsid="003dac81"/>
    </style:style>
    <style:style style:name="T48" style:family="text">
      <style:text-properties officeooo:rsid="0040187d"/>
    </style:style>
    <style:style style:name="T49" style:family="text">
      <style:text-properties officeooo:rsid="0040b90a"/>
    </style:style>
    <style:style style:name="T50" style:family="text">
      <style:text-properties officeooo:rsid="00419c6c"/>
    </style:style>
    <style:style style:name="T51" style:family="text">
      <style:text-properties officeooo:rsid="004325d3"/>
    </style:style>
    <style:style style:name="T52" style:family="text">
      <style:text-properties officeooo:rsid="0046762a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46db70" style:font-weight-asian="normal" style:font-weight-complex="normal"/>
    </style:style>
    <style:style style:name="T55" style:family="text">
      <style:text-properties fo:font-weight="normal" officeooo:rsid="008ba2bf" style:font-weight-asian="normal" style:font-weight-complex="normal"/>
    </style:style>
    <style:style style:name="T56" style:family="text">
      <style:text-properties fo:font-weight="normal" officeooo:rsid="005fefce" style:font-weight-asian="normal" style:font-weight-complex="normal"/>
    </style:style>
    <style:style style:name="T57" style:family="text">
      <style:text-properties fo:font-weight="normal" officeooo:rsid="009f2265" style:font-weight-asian="normal" style:font-weight-complex="normal"/>
    </style:style>
    <style:style style:name="T58" style:family="text">
      <style:text-properties fo:font-weight="normal" officeooo:rsid="01042e4f" style:font-weight-asian="normal" style:font-weight-complex="normal"/>
    </style:style>
    <style:style style:name="T59" style:family="text">
      <style:text-properties fo:font-weight="normal" officeooo:rsid="0122c31d" style:font-weight-asian="normal" style:font-weight-complex="normal"/>
    </style:style>
    <style:style style:name="T60" style:family="text">
      <style:text-properties fo:font-weight="normal" officeooo:rsid="01a15bc0" style:font-weight-asian="normal" style:font-weight-complex="normal"/>
    </style:style>
    <style:style style:name="T61" style:family="text">
      <style:text-properties fo:font-weight="normal" officeooo:rsid="01a7652c" style:font-weight-asian="normal" style:font-weight-complex="normal"/>
    </style:style>
    <style:style style:name="T62" style:family="text">
      <style:text-properties fo:font-weight="normal" officeooo:rsid="01c220f9" style:font-weight-asian="normal" style:font-weight-complex="normal"/>
    </style:style>
    <style:style style:name="T63" style:family="text">
      <style:text-properties fo:font-weight="normal" officeooo:rsid="025ee87b" style:font-weight-asian="normal" style:font-weight-complex="normal"/>
    </style:style>
    <style:style style:name="T64" style:family="text">
      <style:text-properties fo:font-weight="normal" officeooo:rsid="0269a081" style:font-weight-asian="normal" style:font-weight-complex="normal"/>
    </style:style>
    <style:style style:name="T65" style:family="text">
      <style:text-properties officeooo:rsid="0046db70"/>
    </style:style>
    <style:style style:name="T66" style:family="text">
      <style:text-properties officeooo:rsid="00479b61"/>
    </style:style>
    <style:style style:name="T67" style:family="text">
      <style:text-properties officeooo:rsid="004bbb6b"/>
    </style:style>
    <style:style style:name="T68" style:family="text">
      <style:text-properties officeooo:rsid="004e4813"/>
    </style:style>
    <style:style style:name="T69" style:family="text">
      <style:text-properties officeooo:rsid="004fc82d"/>
    </style:style>
    <style:style style:name="T70" style:family="text">
      <style:text-properties officeooo:rsid="00505bce"/>
    </style:style>
    <style:style style:name="T71" style:family="text">
      <style:text-properties officeooo:rsid="005161eb"/>
    </style:style>
    <style:style style:name="T72" style:family="text">
      <style:text-properties officeooo:rsid="00520466"/>
    </style:style>
    <style:style style:name="T73" style:family="text">
      <style:text-properties officeooo:rsid="00524bb1"/>
    </style:style>
    <style:style style:name="T74" style:family="text">
      <style:text-properties officeooo:rsid="00537c42"/>
    </style:style>
    <style:style style:name="T75" style:family="text">
      <style:text-properties officeooo:rsid="005507df"/>
    </style:style>
    <style:style style:name="T76" style:family="text">
      <style:text-properties officeooo:rsid="00581b55"/>
    </style:style>
    <style:style style:name="T77" style:family="text">
      <style:text-properties officeooo:rsid="005a0fa0"/>
    </style:style>
    <style:style style:name="T78" style:family="text">
      <style:text-properties officeooo:rsid="005cc328"/>
    </style:style>
    <style:style style:name="T79" style:family="text">
      <style:text-properties officeooo:rsid="005eb850"/>
    </style:style>
    <style:style style:name="T80" style:family="text">
      <style:text-properties officeooo:rsid="005fefce"/>
    </style:style>
    <style:style style:name="T81" style:family="text">
      <style:text-properties officeooo:rsid="00631944"/>
    </style:style>
    <style:style style:name="T82" style:family="text">
      <style:text-properties officeooo:rsid="006511bf"/>
    </style:style>
    <style:style style:name="T83" style:family="text">
      <style:text-properties officeooo:rsid="006712f6"/>
    </style:style>
    <style:style style:name="T84" style:family="text">
      <style:text-properties officeooo:rsid="000ba6da"/>
    </style:style>
    <style:style style:name="T85" style:family="text">
      <style:text-properties officeooo:rsid="0069cbcc"/>
    </style:style>
    <style:style style:name="T86" style:family="text">
      <style:text-properties officeooo:rsid="006bc991"/>
    </style:style>
    <style:style style:name="T87" style:family="text">
      <style:text-properties officeooo:rsid="006d2950"/>
    </style:style>
    <style:style style:name="T88" style:family="text">
      <style:text-properties officeooo:rsid="00715900"/>
    </style:style>
    <style:style style:name="T89" style:family="text">
      <style:text-properties officeooo:rsid="00745302"/>
    </style:style>
    <style:style style:name="T90" style:family="text">
      <style:text-properties officeooo:rsid="0076eb85"/>
    </style:style>
    <style:style style:name="T91" style:family="text">
      <style:text-properties officeooo:rsid="0077b733"/>
    </style:style>
    <style:style style:name="T92" style:family="text">
      <style:text-properties officeooo:rsid="00789930"/>
    </style:style>
    <style:style style:name="T93" style:family="text">
      <style:text-properties officeooo:rsid="00794fcf"/>
    </style:style>
    <style:style style:name="T94" style:family="text">
      <style:text-properties officeooo:rsid="0079a1cc"/>
    </style:style>
    <style:style style:name="T95" style:family="text">
      <style:text-properties officeooo:rsid="007a00ae"/>
    </style:style>
    <style:style style:name="T96" style:family="text">
      <style:text-properties officeooo:rsid="007af54b"/>
    </style:style>
    <style:style style:name="T97" style:family="text">
      <style:text-properties officeooo:rsid="008282f5"/>
    </style:style>
    <style:style style:name="T98" style:family="text">
      <style:text-properties officeooo:rsid="00848067"/>
    </style:style>
    <style:style style:name="T99" style:family="text">
      <style:text-properties officeooo:rsid="00881a57"/>
    </style:style>
    <style:style style:name="T100" style:family="text">
      <style:text-properties officeooo:rsid="008c96b4"/>
    </style:style>
    <style:style style:name="T101" style:family="text">
      <style:text-properties officeooo:rsid="008f542b"/>
    </style:style>
    <style:style style:name="T102" style:family="text">
      <style:text-properties officeooo:rsid="009068f0"/>
    </style:style>
    <style:style style:name="T103" style:family="text">
      <style:text-properties officeooo:rsid="00936b03"/>
    </style:style>
    <style:style style:name="T104" style:family="text">
      <style:text-properties officeooo:rsid="0094493b"/>
    </style:style>
    <style:style style:name="T105" style:family="text">
      <style:text-properties officeooo:rsid="009c61d6"/>
    </style:style>
    <style:style style:name="T106" style:family="text">
      <style:text-properties style:font-name="Times New Roman1" officeooo:rsid="00a03ebd" style:font-name-asian="Arial Unicode MS" style:font-name-complex="Times New Roman"/>
    </style:style>
    <style:style style:name="T107" style:family="text">
      <style:text-properties style:font-name="Times New Roman1" officeooo:rsid="02499cc0" style:font-name-asian="Arial Unicode MS" style:font-name-complex="Times New Roman"/>
    </style:style>
    <style:style style:name="T108" style:family="text">
      <style:text-properties officeooo:rsid="00a21c1f"/>
    </style:style>
    <style:style style:name="T109" style:family="text">
      <style:text-properties officeooo:rsid="00a33b2b"/>
    </style:style>
    <style:style style:name="T110" style:family="text">
      <style:text-properties officeooo:rsid="00a50687"/>
    </style:style>
    <style:style style:name="T111" style:family="text">
      <style:text-properties officeooo:rsid="00a791d6"/>
    </style:style>
    <style:style style:name="T112" style:family="text">
      <style:text-properties officeooo:rsid="00a9de9d"/>
    </style:style>
    <style:style style:name="T113" style:family="text">
      <style:text-properties officeooo:rsid="00aca92a"/>
    </style:style>
    <style:style style:name="T114" style:family="text">
      <style:text-properties officeooo:rsid="00aea8b8"/>
    </style:style>
    <style:style style:name="T115" style:family="text">
      <style:text-properties officeooo:rsid="00afff80"/>
    </style:style>
    <style:style style:name="T116" style:family="text">
      <style:text-properties officeooo:rsid="00b24ada"/>
    </style:style>
    <style:style style:name="T117" style:family="text">
      <style:text-properties officeooo:rsid="00b3dc24"/>
    </style:style>
    <style:style style:name="T118" style:family="text">
      <style:text-properties officeooo:rsid="00b84018"/>
    </style:style>
    <style:style style:name="T119" style:family="text">
      <style:text-properties officeooo:rsid="00bb370b"/>
    </style:style>
    <style:style style:name="T120" style:family="text">
      <style:text-properties officeooo:rsid="00bc7644"/>
    </style:style>
    <style:style style:name="T121" style:family="text">
      <style:text-properties officeooo:rsid="00bd84c2"/>
    </style:style>
    <style:style style:name="T122" style:family="text">
      <style:text-properties officeooo:rsid="00bf73f9"/>
    </style:style>
    <style:style style:name="T123" style:family="text">
      <style:text-properties officeooo:rsid="00bfb73f"/>
    </style:style>
    <style:style style:name="T124" style:family="text">
      <style:text-properties officeooo:rsid="00c44ad9"/>
    </style:style>
    <style:style style:name="T125" style:family="text">
      <style:text-properties officeooo:rsid="00c73997"/>
    </style:style>
    <style:style style:name="T126" style:family="text">
      <style:text-properties officeooo:rsid="00c822db"/>
    </style:style>
    <style:style style:name="T127" style:family="text">
      <style:text-properties officeooo:rsid="00ca1a75"/>
    </style:style>
    <style:style style:name="T128" style:family="text">
      <style:text-properties officeooo:rsid="00cc133b"/>
    </style:style>
    <style:style style:name="T129" style:family="text">
      <style:text-properties officeooo:rsid="00cf573d"/>
    </style:style>
    <style:style style:name="T130" style:family="text">
      <style:text-properties officeooo:rsid="00d07492"/>
    </style:style>
    <style:style style:name="T131" style:family="text">
      <style:text-properties officeooo:rsid="00d2cf2c"/>
    </style:style>
    <style:style style:name="T132" style:family="text">
      <style:text-properties officeooo:rsid="00d44452"/>
    </style:style>
    <style:style style:name="T133" style:family="text">
      <style:text-properties officeooo:rsid="00d5bbdd"/>
    </style:style>
    <style:style style:name="T134" style:family="text">
      <style:text-properties officeooo:rsid="00d86d78"/>
    </style:style>
    <style:style style:name="T135" style:family="text">
      <style:text-properties officeooo:rsid="00da62f5"/>
    </style:style>
    <style:style style:name="T136" style:family="text">
      <style:text-properties officeooo:rsid="00dc9b99"/>
    </style:style>
    <style:style style:name="T137" style:family="text">
      <style:text-properties officeooo:rsid="00de5874"/>
    </style:style>
    <style:style style:name="T138" style:family="text">
      <style:text-properties officeooo:rsid="00dfc853"/>
    </style:style>
    <style:style style:name="T139" style:family="text">
      <style:text-properties officeooo:rsid="00e0803e"/>
    </style:style>
    <style:style style:name="T140" style:family="text">
      <style:text-properties officeooo:rsid="00e3f8b3"/>
    </style:style>
    <style:style style:name="T141" style:family="text">
      <style:text-properties officeooo:rsid="00e52dc8"/>
    </style:style>
    <style:style style:name="T142" style:family="text">
      <style:text-properties officeooo:rsid="00e7a02b"/>
    </style:style>
    <style:style style:name="T143" style:family="text">
      <style:text-properties officeooo:rsid="00e9dbc9"/>
    </style:style>
    <style:style style:name="T144" style:family="text">
      <style:text-properties officeooo:rsid="00ebb076"/>
    </style:style>
    <style:style style:name="T145" style:family="text">
      <style:text-properties officeooo:rsid="00ed4b24"/>
    </style:style>
    <style:style style:name="T146" style:family="text">
      <style:text-properties officeooo:rsid="00eebe86"/>
    </style:style>
    <style:style style:name="T147" style:family="text">
      <style:text-properties officeooo:rsid="00eee2e1"/>
    </style:style>
    <style:style style:name="T148" style:family="text">
      <style:text-properties officeooo:rsid="00f1c61a"/>
    </style:style>
    <style:style style:name="T149" style:family="text">
      <style:text-properties officeooo:rsid="00f23899"/>
    </style:style>
    <style:style style:name="T150" style:family="text">
      <style:text-properties officeooo:rsid="00f42257"/>
    </style:style>
    <style:style style:name="T151" style:family="text">
      <style:text-properties officeooo:rsid="00f60c39"/>
    </style:style>
    <style:style style:name="T152" style:family="text">
      <style:text-properties officeooo:rsid="00f65d05"/>
    </style:style>
    <style:style style:name="T153" style:family="text">
      <style:text-properties officeooo:rsid="00f81819"/>
    </style:style>
    <style:style style:name="T154" style:family="text">
      <style:text-properties officeooo:rsid="00f83c9d"/>
    </style:style>
    <style:style style:name="T155" style:family="text">
      <style:text-properties officeooo:rsid="01014c85"/>
    </style:style>
    <style:style style:name="T156" style:family="text">
      <style:text-properties officeooo:rsid="007e48f0"/>
    </style:style>
    <style:style style:name="T157" style:family="text">
      <style:text-properties officeooo:rsid="01055264"/>
    </style:style>
    <style:style style:name="T158" style:family="text">
      <style:text-properties officeooo:rsid="010a16db"/>
    </style:style>
    <style:style style:name="T159" style:family="text">
      <style:text-properties officeooo:rsid="010be7ef"/>
    </style:style>
    <style:style style:name="T160" style:family="text">
      <style:text-properties officeooo:rsid="010e221f"/>
    </style:style>
    <style:style style:name="T161" style:family="text">
      <style:text-properties officeooo:rsid="01100c32"/>
    </style:style>
    <style:style style:name="T162" style:family="text">
      <style:text-properties officeooo:rsid="0114699d"/>
    </style:style>
    <style:style style:name="T163" style:family="text">
      <style:text-properties officeooo:rsid="0115234b"/>
    </style:style>
    <style:style style:name="T164" style:family="text">
      <style:text-properties officeooo:rsid="01170f47"/>
    </style:style>
    <style:style style:name="T165" style:family="text">
      <style:text-properties officeooo:rsid="0118f868"/>
    </style:style>
    <style:style style:name="T166" style:family="text">
      <style:text-properties officeooo:rsid="011b55d3"/>
    </style:style>
    <style:style style:name="T167" style:family="text">
      <style:text-properties officeooo:rsid="011c1fc0"/>
    </style:style>
    <style:style style:name="T168" style:family="text">
      <style:text-properties officeooo:rsid="011ff23c"/>
    </style:style>
    <style:style style:name="T169" style:family="text">
      <style:text-properties officeooo:rsid="01220f22"/>
    </style:style>
    <style:style style:name="T170" style:family="text">
      <style:text-properties officeooo:rsid="01224334"/>
    </style:style>
    <style:style style:name="T171" style:family="text">
      <style:text-properties officeooo:rsid="01224c69"/>
    </style:style>
    <style:style style:name="T172" style:family="text">
      <style:text-properties officeooo:rsid="012295c1"/>
    </style:style>
    <style:style style:name="T173" style:family="text">
      <style:text-properties officeooo:rsid="0122c31d"/>
    </style:style>
    <style:style style:name="T174" style:family="text">
      <style:text-properties officeooo:rsid="0124d135"/>
    </style:style>
    <style:style style:name="T175" style:family="text">
      <style:text-properties officeooo:rsid="01260e7e"/>
    </style:style>
    <style:style style:name="T176" style:family="text">
      <style:text-properties officeooo:rsid="01274829"/>
    </style:style>
    <style:style style:name="T177" style:family="text">
      <style:text-properties officeooo:rsid="0128e3ba"/>
    </style:style>
    <style:style style:name="T178" style:family="text">
      <style:text-properties officeooo:rsid="012981a6"/>
    </style:style>
    <style:style style:name="T179" style:family="text">
      <style:text-properties officeooo:rsid="012d96f8"/>
    </style:style>
    <style:style style:name="T180" style:family="text">
      <style:text-properties officeooo:rsid="013065ca"/>
    </style:style>
    <style:style style:name="T181" style:family="text">
      <style:text-properties officeooo:rsid="0133a08f"/>
    </style:style>
    <style:style style:name="T182" style:family="text">
      <style:text-properties officeooo:rsid="0134eaad"/>
    </style:style>
    <style:style style:name="T183" style:family="text">
      <style:text-properties officeooo:rsid="01356edb"/>
    </style:style>
    <style:style style:name="T184" style:family="text">
      <style:text-properties officeooo:rsid="0136f58f"/>
    </style:style>
    <style:style style:name="T185" style:family="text">
      <style:text-properties officeooo:rsid="013960d4"/>
    </style:style>
    <style:style style:name="T186" style:family="text">
      <style:text-properties officeooo:rsid="0139949c"/>
    </style:style>
    <style:style style:name="T187" style:family="text">
      <style:text-properties officeooo:rsid="013b2bf2"/>
    </style:style>
    <style:style style:name="T188" style:family="text">
      <style:text-properties officeooo:rsid="013c77c1"/>
    </style:style>
    <style:style style:name="T189" style:family="text">
      <style:text-properties officeooo:rsid="013cbf88"/>
    </style:style>
    <style:style style:name="T190" style:family="text">
      <style:text-properties officeooo:rsid="013e21cd"/>
    </style:style>
    <style:style style:name="T191" style:family="text">
      <style:text-properties officeooo:rsid="01403ed8"/>
    </style:style>
    <style:style style:name="T192" style:family="text">
      <style:text-properties officeooo:rsid="01420c70"/>
    </style:style>
    <style:style style:name="T193" style:family="text">
      <style:text-properties officeooo:rsid="01434361"/>
    </style:style>
    <style:style style:name="T194" style:family="text">
      <style:text-properties officeooo:rsid="0145b646"/>
    </style:style>
    <style:style style:name="T195" style:family="text">
      <style:text-properties officeooo:rsid="014784e8"/>
    </style:style>
    <style:style style:name="T196" style:family="text">
      <style:text-properties officeooo:rsid="01486191"/>
    </style:style>
    <style:style style:name="T197" style:family="text">
      <style:text-properties officeooo:rsid="014c53b2"/>
    </style:style>
    <style:style style:name="T198" style:family="text">
      <style:text-properties officeooo:rsid="014e43ad"/>
    </style:style>
    <style:style style:name="T199" style:family="text">
      <style:text-properties officeooo:rsid="014fc46c"/>
    </style:style>
    <style:style style:name="T200" style:family="text">
      <style:text-properties officeooo:rsid="0157d0e0"/>
    </style:style>
    <style:style style:name="T201" style:family="text">
      <style:text-properties officeooo:rsid="01596f21"/>
    </style:style>
    <style:style style:name="T202" style:family="text">
      <style:text-properties officeooo:rsid="015a235f"/>
    </style:style>
    <style:style style:name="T203" style:family="text">
      <style:text-properties officeooo:rsid="015d8847"/>
    </style:style>
    <style:style style:name="T204" style:family="text">
      <style:text-properties officeooo:rsid="01605e27"/>
    </style:style>
    <style:style style:name="T205" style:family="text">
      <style:text-properties officeooo:rsid="01633075"/>
    </style:style>
    <style:style style:name="T206" style:family="text">
      <style:text-properties officeooo:rsid="016685c2"/>
    </style:style>
    <style:style style:name="T207" style:family="text">
      <style:text-properties officeooo:rsid="01679351"/>
    </style:style>
    <style:style style:name="T208" style:family="text">
      <style:text-properties officeooo:rsid="016945c1"/>
    </style:style>
    <style:style style:name="T209" style:family="text">
      <style:text-properties officeooo:rsid="016b28cf"/>
    </style:style>
    <style:style style:name="T210" style:family="text">
      <style:text-properties officeooo:rsid="016e239e"/>
    </style:style>
    <style:style style:name="T211" style:family="text">
      <style:text-properties officeooo:rsid="016efac9"/>
    </style:style>
    <style:style style:name="T212" style:family="text">
      <style:text-properties officeooo:rsid="016f294b"/>
    </style:style>
    <style:style style:name="T213" style:family="text">
      <style:text-properties officeooo:rsid="01736d09"/>
    </style:style>
    <style:style style:name="T214" style:family="text">
      <style:text-properties officeooo:rsid="0174c6ef"/>
    </style:style>
    <style:style style:name="T215" style:family="text">
      <style:text-properties officeooo:rsid="017168d8"/>
    </style:style>
    <style:style style:name="T216" style:family="text">
      <style:text-properties officeooo:rsid="01775813"/>
    </style:style>
    <style:style style:name="T217" style:family="text">
      <style:text-properties officeooo:rsid="01792e36"/>
    </style:style>
    <style:style style:name="T218" style:family="text">
      <style:text-properties officeooo:rsid="017cdd2d"/>
    </style:style>
    <style:style style:name="T219" style:family="text">
      <style:text-properties officeooo:rsid="017cf369"/>
    </style:style>
    <style:style style:name="T220" style:family="text">
      <style:text-properties officeooo:rsid="017ed460"/>
    </style:style>
    <style:style style:name="T221" style:family="text">
      <style:text-properties officeooo:rsid="01806449"/>
    </style:style>
    <style:style style:name="T222" style:family="text">
      <style:text-properties officeooo:rsid="0180bf9d"/>
    </style:style>
    <style:style style:name="T223" style:family="text">
      <style:text-properties officeooo:rsid="0182b4d2"/>
    </style:style>
    <style:style style:name="T224" style:family="text">
      <style:text-properties officeooo:rsid="0183a138"/>
    </style:style>
    <style:style style:name="T225" style:family="text">
      <style:text-properties officeooo:rsid="0185b0d0"/>
    </style:style>
    <style:style style:name="T226" style:family="text">
      <style:text-properties officeooo:rsid="01875a68"/>
    </style:style>
    <style:style style:name="T227" style:family="text">
      <style:text-properties officeooo:rsid="018aca7d"/>
    </style:style>
    <style:style style:name="T228" style:family="text">
      <style:text-properties officeooo:rsid="018dfb5c"/>
    </style:style>
    <style:style style:name="T229" style:family="text">
      <style:text-properties officeooo:rsid="018e948e"/>
    </style:style>
    <style:style style:name="T230" style:family="text">
      <style:text-properties officeooo:rsid="018ed938"/>
    </style:style>
    <style:style style:name="T231" style:family="text">
      <style:text-properties officeooo:rsid="01919f23"/>
    </style:style>
    <style:style style:name="T232" style:family="text">
      <style:text-properties officeooo:rsid="0191f6d1"/>
    </style:style>
    <style:style style:name="T233" style:family="text">
      <style:text-properties officeooo:rsid="0197e6f3"/>
    </style:style>
    <style:style style:name="T234" style:family="text">
      <style:text-properties officeooo:rsid="01981c04"/>
    </style:style>
    <style:style style:name="T235" style:family="text">
      <style:text-properties officeooo:rsid="01993fe7"/>
    </style:style>
    <style:style style:name="T236" style:family="text">
      <style:text-properties officeooo:rsid="019a0dce"/>
    </style:style>
    <style:style style:name="T237" style:family="text">
      <style:text-properties fo:color="#000000"/>
    </style:style>
    <style:style style:name="T238" style:family="text">
      <style:text-properties officeooo:rsid="01a07a32"/>
    </style:style>
    <style:style style:name="T239" style:family="text">
      <style:text-properties officeooo:rsid="01a15bc0"/>
    </style:style>
    <style:style style:name="T240" style:family="text">
      <style:text-properties officeooo:rsid="01a2d4ef"/>
    </style:style>
    <style:style style:name="T241" style:family="text">
      <style:text-properties officeooo:rsid="01a3ed91"/>
    </style:style>
    <style:style style:name="T242" style:family="text">
      <style:text-properties officeooo:rsid="01a58ff3"/>
    </style:style>
    <style:style style:name="T243" style:family="text">
      <style:text-properties officeooo:rsid="01a7652c"/>
    </style:style>
    <style:style style:name="T244" style:family="text">
      <style:text-properties officeooo:rsid="01a81d4b"/>
    </style:style>
    <style:style style:name="T245" style:family="text">
      <style:text-properties officeooo:rsid="01a91ac2"/>
    </style:style>
    <style:style style:name="T246" style:family="text">
      <style:text-properties officeooo:rsid="01a97e27"/>
    </style:style>
    <style:style style:name="T247" style:family="text">
      <style:text-properties officeooo:rsid="01ab04e0"/>
    </style:style>
    <style:style style:name="T248" style:family="text">
      <style:text-properties officeooo:rsid="01ac347c"/>
    </style:style>
    <style:style style:name="T249" style:family="text">
      <style:text-properties officeooo:rsid="01ae15b9"/>
    </style:style>
    <style:style style:name="T250" style:family="text">
      <style:text-properties officeooo:rsid="01b25746"/>
    </style:style>
    <style:style style:name="T251" style:family="text">
      <style:text-properties officeooo:rsid="01b3cef9"/>
    </style:style>
    <style:style style:name="T252" style:family="text">
      <style:text-properties officeooo:rsid="01b49879"/>
    </style:style>
    <style:style style:name="T253" style:family="text">
      <style:text-properties officeooo:rsid="01b6a28f"/>
    </style:style>
    <style:style style:name="T254" style:family="text">
      <style:text-properties officeooo:rsid="01b7a4c0"/>
    </style:style>
    <style:style style:name="T255" style:family="text">
      <style:text-properties officeooo:rsid="01b9eb03"/>
    </style:style>
    <style:style style:name="T256" style:family="text">
      <style:text-properties officeooo:rsid="01ba4961"/>
    </style:style>
    <style:style style:name="T257" style:family="text">
      <style:text-properties officeooo:rsid="01bc4c94"/>
    </style:style>
    <style:style style:name="T258" style:family="text">
      <style:text-properties officeooo:rsid="01bcd979"/>
    </style:style>
    <style:style style:name="T259" style:family="text">
      <style:text-properties officeooo:rsid="01bdcd23"/>
    </style:style>
    <style:style style:name="T260" style:family="text">
      <style:text-properties officeooo:rsid="01bfb014"/>
    </style:style>
    <style:style style:name="T261" style:family="text">
      <style:text-properties officeooo:rsid="01c076c0"/>
    </style:style>
    <style:style style:name="T262" style:family="text">
      <style:text-properties officeooo:rsid="01c11156"/>
    </style:style>
    <style:style style:name="T263" style:family="text">
      <style:text-properties officeooo:rsid="01c220f9"/>
    </style:style>
    <style:style style:name="T264" style:family="text">
      <style:text-properties officeooo:rsid="01c3c834"/>
    </style:style>
    <style:style style:name="T265" style:family="text">
      <style:text-properties officeooo:rsid="01c4b71e"/>
    </style:style>
    <style:style style:name="T266" style:family="text">
      <style:text-properties officeooo:rsid="01cd28e2"/>
    </style:style>
    <style:style style:name="T267" style:family="text">
      <style:text-properties officeooo:rsid="01ce9fd9"/>
    </style:style>
    <style:style style:name="T268" style:family="text">
      <style:text-properties officeooo:rsid="01cef62d"/>
    </style:style>
    <style:style style:name="T269" style:family="text">
      <style:text-properties officeooo:rsid="01d0b0ac"/>
    </style:style>
    <style:style style:name="T270" style:family="text">
      <style:text-properties officeooo:rsid="01d38069"/>
    </style:style>
    <style:style style:name="T271" style:family="text">
      <style:text-properties officeooo:rsid="01d452b4"/>
    </style:style>
    <style:style style:name="T272" style:family="text">
      <style:text-properties officeooo:rsid="01daf0d2"/>
    </style:style>
    <style:style style:name="T273" style:family="text">
      <style:text-properties officeooo:rsid="01dd0555"/>
    </style:style>
    <style:style style:name="T274" style:family="text">
      <style:text-properties officeooo:rsid="01de536f"/>
    </style:style>
    <style:style style:name="T275" style:family="text">
      <style:text-properties officeooo:rsid="01de735c"/>
    </style:style>
    <style:style style:name="T276" style:family="text">
      <style:text-properties officeooo:rsid="01df30da"/>
    </style:style>
    <style:style style:name="T277" style:family="text">
      <style:text-properties officeooo:rsid="01e31082"/>
    </style:style>
    <style:style style:name="T278" style:family="text">
      <style:text-properties officeooo:rsid="01ec8864"/>
    </style:style>
    <style:style style:name="T279" style:family="text">
      <style:text-properties officeooo:rsid="01ee7355"/>
    </style:style>
    <style:style style:name="T280" style:family="text">
      <style:text-properties officeooo:rsid="01ef1092"/>
    </style:style>
    <style:style style:name="T281" style:family="text">
      <style:text-properties officeooo:rsid="01f3ffe2"/>
    </style:style>
    <style:style style:name="T282" style:family="text">
      <style:text-properties officeooo:rsid="01f65e07"/>
    </style:style>
    <style:style style:name="T283" style:family="text">
      <style:text-properties officeooo:rsid="01f6e88c"/>
    </style:style>
    <style:style style:name="T284" style:family="text">
      <style:text-properties officeooo:rsid="01f8930f"/>
    </style:style>
    <style:style style:name="T285" style:family="text">
      <style:text-properties officeooo:rsid="02006210"/>
    </style:style>
    <style:style style:name="T286" style:family="text">
      <style:text-properties officeooo:rsid="0201fa9c"/>
    </style:style>
    <style:style style:name="T287" style:family="text">
      <style:text-properties officeooo:rsid="0202f090"/>
    </style:style>
    <style:style style:name="T288" style:family="text">
      <style:text-properties officeooo:rsid="0205615f"/>
    </style:style>
    <style:style style:name="T289" style:family="text">
      <style:text-properties officeooo:rsid="0207a831"/>
    </style:style>
    <style:style style:name="T290" style:family="text">
      <style:text-properties officeooo:rsid="020b248f"/>
    </style:style>
    <style:style style:name="T291" style:family="text">
      <style:text-properties officeooo:rsid="020bd79a"/>
    </style:style>
    <style:style style:name="T292" style:family="text">
      <style:text-properties officeooo:rsid="020ced1c"/>
    </style:style>
    <style:style style:name="T293" style:family="text">
      <style:text-properties officeooo:rsid="020e7502"/>
    </style:style>
    <style:style style:name="T294" style:family="text">
      <style:text-properties officeooo:rsid="0214d052"/>
    </style:style>
    <style:style style:name="T295" style:family="text">
      <style:text-properties officeooo:rsid="0216b1ad"/>
    </style:style>
    <style:style style:name="T296" style:family="text">
      <style:text-properties officeooo:rsid="0217c835"/>
    </style:style>
    <style:style style:name="T297" style:family="text">
      <style:text-properties officeooo:rsid="021bb1ca"/>
    </style:style>
    <style:style style:name="T298" style:family="text">
      <style:text-properties officeooo:rsid="021d50a2"/>
    </style:style>
    <style:style style:name="T299" style:family="text">
      <style:text-properties officeooo:rsid="0224c4c8"/>
    </style:style>
    <style:style style:name="T300" style:family="text">
      <style:text-properties officeooo:rsid="0238e3a2"/>
    </style:style>
    <style:style style:name="T301" style:family="text">
      <style:text-properties officeooo:rsid="023a4335"/>
    </style:style>
    <style:style style:name="T302" style:family="text">
      <style:text-properties officeooo:rsid="023ca4e3"/>
    </style:style>
    <style:style style:name="T303" style:family="text">
      <style:text-properties officeooo:rsid="023fc201"/>
    </style:style>
    <style:style style:name="T304" style:family="text">
      <style:text-properties officeooo:rsid="02400bf2"/>
    </style:style>
    <style:style style:name="T305" style:family="text">
      <style:text-properties officeooo:rsid="02419939"/>
    </style:style>
    <style:style style:name="T306" style:family="text">
      <style:text-properties officeooo:rsid="02439783"/>
    </style:style>
    <style:style style:name="T307" style:family="text">
      <style:text-properties officeooo:rsid="0245fb18"/>
    </style:style>
    <style:style style:name="T308" style:family="text">
      <style:text-properties officeooo:rsid="024715cd"/>
    </style:style>
    <style:style style:name="T309" style:family="text">
      <style:text-properties officeooo:rsid="0248ece0"/>
    </style:style>
    <style:style style:name="T310" style:family="text">
      <style:text-properties officeooo:rsid="02499cc0"/>
    </style:style>
    <style:style style:name="T311" style:family="text">
      <style:text-properties officeooo:rsid="02541e48"/>
    </style:style>
    <style:style style:name="T312" style:family="text">
      <style:text-properties officeooo:rsid="025a9dba"/>
    </style:style>
    <style:style style:name="T313" style:family="text">
      <style:text-properties officeooo:rsid="025d19d2"/>
    </style:style>
    <style:style style:name="T314" style:family="text">
      <style:text-properties officeooo:rsid="026399a9"/>
    </style:style>
    <style:style style:name="T315" style:family="text">
      <style:text-properties officeooo:rsid="02639de4"/>
    </style:style>
    <style:style style:name="T316" style:family="text">
      <style:text-properties officeooo:rsid="0263dabc"/>
    </style:style>
    <style:style style:name="T317" style:family="text">
      <style:text-properties officeooo:rsid="0264a753"/>
    </style:style>
    <style:style style:name="T318" style:family="text">
      <style:text-properties officeooo:rsid="0265d7b3"/>
    </style:style>
    <style:style style:name="T319" style:family="text">
      <style:text-properties officeooo:rsid="0266e255"/>
    </style:style>
    <style:style style:name="T320" style:family="text">
      <style:text-properties officeooo:rsid="02693c05"/>
    </style:style>
    <style:style style:name="T321" style:family="text">
      <style:text-properties officeooo:rsid="026efa76"/>
    </style:style>
    <style:style style:name="T322" style:family="text">
      <style:text-properties officeooo:rsid="0274e85e"/>
    </style:style>
    <style:style style:name="T323" style:family="text">
      <style:text-properties officeooo:rsid="0275f954"/>
    </style:style>
    <style:style style:name="T324" style:family="text">
      <style:text-properties officeooo:rsid="02771235"/>
    </style:style>
    <style:style style:name="T325" style:family="text">
      <style:text-properties officeooo:rsid="02789fc1"/>
    </style:style>
    <style:style style:name="T326" style:family="text">
      <style:text-properties officeooo:rsid="0279d1f6"/>
    </style:style>
    <style:style style:name="T327" style:family="text">
      <style:text-properties officeooo:rsid="027d330c"/>
    </style:style>
    <style:style style:name="T328" style:family="text">
      <style:text-properties officeooo:rsid="0281ca30"/>
    </style:style>
    <style:style style:name="T329" style:family="text">
      <style:text-properties officeooo:rsid="0284cbd3"/>
    </style:style>
    <style:style style:name="T330" style:family="text">
      <style:text-properties officeooo:rsid="0285472c"/>
    </style:style>
    <style:style style:name="T331" style:family="text">
      <style:text-properties officeooo:rsid="028bc04e"/>
    </style:style>
    <style:style style:name="T332" style:family="text">
      <style:text-properties officeooo:rsid="028d925d"/>
    </style:style>
    <style:style style:name="T333" style:family="text">
      <style:text-properties officeooo:rsid="028f8343"/>
    </style:style>
    <style:style style:name="T334" style:family="text">
      <style:text-properties officeooo:rsid="02930f1e"/>
    </style:style>
    <style:style style:name="T335" style:family="text">
      <style:text-properties officeooo:rsid="0293643b"/>
    </style:style>
    <style:style style:name="T336" style:family="text">
      <style:text-properties officeooo:rsid="0295e069"/>
    </style:style>
    <style:style style:name="T337" style:family="text">
      <style:text-properties officeooo:rsid="0298e19e"/>
    </style:style>
    <style:style style:name="T338" style:family="text">
      <style:text-properties officeooo:rsid="029aea73"/>
    </style:style>
    <style:style style:name="T339" style:family="text">
      <style:text-properties officeooo:rsid="029e3e37"/>
    </style:style>
    <style:style style:name="T340" style:family="text">
      <style:text-properties officeooo:rsid="029f3714"/>
    </style:style>
    <style:style style:name="T341" style:family="text">
      <style:text-properties officeooo:rsid="02a04ce4"/>
    </style:style>
    <style:style style:name="T342" style:family="text">
      <style:text-properties officeooo:rsid="02a6af98"/>
    </style:style>
    <style:style style:name="T343" style:family="text">
      <style:text-properties officeooo:rsid="02a747fa"/>
    </style:style>
    <style:style style:name="T344" style:family="text">
      <style:text-properties officeooo:rsid="02a7b7ea"/>
    </style:style>
    <style:style style:name="T345" style:family="text">
      <style:text-properties officeooo:rsid="02a95c17"/>
    </style:style>
    <style:style style:name="T346" style:family="text">
      <style:text-properties officeooo:rsid="02ab0caa"/>
    </style:style>
    <style:style style:name="T347" style:family="text">
      <style:text-properties officeooo:rsid="02ac7ecc"/>
    </style:style>
    <style:style style:name="T348" style:family="text">
      <style:text-properties officeooo:rsid="02ae50f8"/>
    </style:style>
    <style:style style:name="T349" style:family="text">
      <style:text-properties officeooo:rsid="02b0022f"/>
    </style:style>
    <style:style style:name="T350" style:family="text">
      <style:text-properties officeooo:rsid="02b43ad3"/>
    </style:style>
    <style:style style:name="T351" style:family="text">
      <style:text-properties officeooo:rsid="02b728e8"/>
    </style:style>
    <style:style style:name="T352" style:family="text">
      <style:text-properties officeooo:rsid="02bbe223"/>
    </style:style>
    <style:style style:name="T353" style:family="text">
      <style:text-properties officeooo:rsid="02bd8893"/>
    </style:style>
    <style:style style:name="T354" style:family="text">
      <style:text-properties officeooo:rsid="02bec85f"/>
    </style:style>
    <style:style style:name="T355" style:family="text">
      <style:text-properties officeooo:rsid="02c080a8"/>
    </style:style>
    <style:style style:name="T356" style:family="text">
      <style:text-properties officeooo:rsid="02c2f089"/>
    </style:style>
    <style:style style:name="T357" style:family="text">
      <style:text-properties officeooo:rsid="02c6411f"/>
    </style:style>
    <style:style style:name="T358" style:family="text">
      <style:text-properties officeooo:rsid="02c8715e"/>
    </style:style>
    <style:style style:name="T359" style:family="text">
      <style:text-properties officeooo:rsid="02c920ab"/>
    </style:style>
    <style:style style:name="T360" style:family="text">
      <style:text-properties officeooo:rsid="02caf1b8"/>
    </style:style>
    <style:style style:name="T361" style:family="text">
      <style:text-properties officeooo:rsid="02cf3d43"/>
    </style:style>
    <style:style style:name="T362" style:family="text">
      <style:text-properties officeooo:rsid="02d0cf87"/>
    </style:style>
    <style:style style:name="T363" style:family="text">
      <style:text-properties officeooo:rsid="02d50e1f"/>
    </style:style>
    <style:style style:name="T364" style:family="text">
      <style:text-properties officeooo:rsid="02d564f8"/>
    </style:style>
    <style:style style:name="T365" style:family="text">
      <style:text-properties officeooo:rsid="02d7925f"/>
    </style:style>
    <style:style style:name="T366" style:family="text">
      <style:text-properties officeooo:rsid="02d7b3ca"/>
    </style:style>
    <style:style style:name="T367" style:family="text">
      <style:text-properties officeooo:rsid="02da8e35"/>
    </style:style>
    <style:style style:name="T368" style:family="text">
      <style:text-properties officeooo:rsid="02df6120"/>
    </style:style>
    <style:style style:name="T369" style:family="text">
      <style:text-properties officeooo:rsid="02e23dc2"/>
    </style:style>
    <style:style style:name="T370" style:family="text">
      <style:text-properties officeooo:rsid="02e61ba2"/>
    </style:style>
    <style:style style:name="T371" style:family="text">
      <style:text-properties officeooo:rsid="02e73686"/>
    </style:style>
    <style:style style:name="T372" style:family="text">
      <style:text-properties officeooo:rsid="02e9e3ee"/>
    </style:style>
    <style:style style:name="T373" style:family="text">
      <style:text-properties officeooo:rsid="02ebd60c"/>
    </style:style>
    <style:style style:name="T374" style:family="text">
      <style:text-properties officeooo:rsid="02f1646f"/>
    </style:style>
    <style:style style:name="T375" style:family="text">
      <style:text-properties officeooo:rsid="02f19987"/>
    </style:style>
    <style:style style:name="T376" style:family="text">
      <style:text-properties fo:font-size="10pt" fo:font-style="italic" officeooo:rsid="02e23dc2" style:font-size-asian="10pt" style:font-style-asian="italic" style:font-size-complex="10pt" style:font-style-complex="italic"/>
    </style:style>
    <style:style style:name="T377" style:family="text">
      <style:text-properties officeooo:rsid="02f1aa91"/>
    </style:style>
    <style:style style:name="T378" style:family="text">
      <style:text-properties officeooo:rsid="02f4745a"/>
    </style:style>
    <style:style style:name="T379" style:family="text">
      <style:text-properties officeooo:rsid="00d5322e"/>
    </style:style>
    <style:style style:name="T380" style:family="text">
      <style:text-properties officeooo:rsid="02f4c22c"/>
    </style:style>
    <style:style style:name="T381" style:family="text">
      <style:text-properties officeooo:rsid="02f5a3da"/>
    </style:style>
    <style:style style:name="T382" style:family="text">
      <style:text-properties officeooo:rsid="02f6b3c6"/>
    </style:style>
    <style:style style:name="T383" style:family="text">
      <style:text-properties officeooo:rsid="02f7a65c"/>
    </style:style>
    <style:style style:name="T384" style:family="text">
      <style:text-properties officeooo:rsid="02f98e4f"/>
    </style:style>
    <style:style style:name="T385" style:family="text">
      <style:text-properties officeooo:rsid="030107d9"/>
    </style:style>
    <style:style style:name="T386" style:family="text">
      <style:text-properties officeooo:rsid="0302562b"/>
    </style:style>
    <style:style style:name="T387" style:family="text">
      <style:text-properties officeooo:rsid="030aef5d"/>
    </style:style>
    <style:style style:name="T388" style:family="text">
      <style:text-properties officeooo:rsid="030b3b62"/>
    </style:style>
    <style:style style:name="T389" style:family="text">
      <style:text-properties officeooo:rsid="030d2f5c"/>
    </style:style>
    <style:style style:name="T390" style:family="text">
      <style:text-properties officeooo:rsid="030e590b"/>
    </style:style>
    <style:style style:name="T391" style:family="text">
      <style:text-properties officeooo:rsid="030fee8b"/>
    </style:style>
    <style:style style:name="T392" style:family="text">
      <style:text-properties officeooo:rsid="03107f9d"/>
    </style:style>
    <style:style style:name="T393" style:family="text">
      <style:text-properties officeooo:rsid="03119365"/>
    </style:style>
    <style:style style:name="T394" style:family="text">
      <style:text-properties officeooo:rsid="0311db73"/>
    </style:style>
    <style:style style:name="T395" style:family="text">
      <style:text-properties officeooo:rsid="031295cc"/>
    </style:style>
    <style:style style:name="T396" style:family="text">
      <style:text-properties officeooo:rsid="031cf78a"/>
    </style:style>
    <style:style style:name="T397" style:family="text">
      <style:text-properties officeooo:rsid="03220c33"/>
    </style:style>
    <style:style style:name="T398" style:family="text">
      <style:text-properties officeooo:rsid="0325eef9"/>
    </style:style>
    <style:style style:name="T399" style:family="text">
      <style:text-properties officeooo:rsid="032781a0"/>
    </style:style>
    <style:style style:name="T400" style:family="text">
      <style:text-properties officeooo:rsid="03287117"/>
    </style:style>
    <style:style style:name="T401" style:family="text">
      <style:text-properties officeooo:rsid="0329c0b5"/>
    </style:style>
    <style:style style:name="T402" style:family="text">
      <style:text-properties officeooo:rsid="032b107f"/>
    </style:style>
    <style:style style:name="T403" style:family="text">
      <style:text-properties style:text-position="sub 58%"/>
    </style:style>
    <style:style style:name="T404" style:family="text">
      <style:text-properties style:text-position="sub 58%" officeooo:rsid="032c859f"/>
    </style:style>
    <style:style style:name="T405" style:family="text">
      <style:text-properties style:text-position="sub 58%" officeooo:rsid="032cd13c"/>
    </style:style>
    <style:style style:name="T406" style:family="text">
      <style:text-properties style:text-position="sub 58%" officeooo:rsid="032e3615"/>
    </style:style>
    <style:style style:name="T407" style:family="text">
      <style:text-properties style:text-position="sub 58%" officeooo:rsid="032ffd8c"/>
    </style:style>
    <style:style style:name="T408" style:family="text">
      <style:text-properties style:text-position="sub 58%" officeooo:rsid="03303d10"/>
    </style:style>
    <style:style style:name="T409" style:family="text">
      <style:text-properties style:text-position="sub 58%" officeooo:rsid="03317055"/>
    </style:style>
    <style:style style:name="T410" style:family="text">
      <style:text-properties style:text-position="sub 58%" officeooo:rsid="0332007a"/>
    </style:style>
    <style:style style:name="T411" style:family="text">
      <style:text-properties style:text-position="0% 100%"/>
    </style:style>
    <style:style style:name="T412" style:family="text">
      <style:text-properties style:text-position="0% 100%" officeooo:rsid="0329c0b5"/>
    </style:style>
    <style:style style:name="T413" style:family="text">
      <style:text-properties style:text-position="0% 100%" officeooo:rsid="032c859f"/>
    </style:style>
    <style:style style:name="T414" style:family="text">
      <style:text-properties style:text-position="0% 100%" officeooo:rsid="032cd13c"/>
    </style:style>
    <style:style style:name="T415" style:family="text">
      <style:text-properties style:text-position="0% 100%" officeooo:rsid="032e3615"/>
    </style:style>
    <style:style style:name="T416" style:family="text">
      <style:text-properties style:text-position="0% 100%" officeooo:rsid="032ffd8c"/>
    </style:style>
    <style:style style:name="T417" style:family="text">
      <style:text-properties style:text-position="0% 100%" officeooo:rsid="03303d10"/>
    </style:style>
    <style:style style:name="T418" style:family="text">
      <style:text-properties style:text-position="0% 100%" officeooo:rsid="03317055"/>
    </style:style>
    <style:style style:name="T419" style:family="text">
      <style:text-properties style:text-position="0% 100%" officeooo:rsid="0332007a"/>
    </style:style>
    <style:style style:name="T420" style:family="text">
      <style:text-properties style:text-position="0% 100%" officeooo:rsid="03337cd5"/>
    </style:style>
    <style:style style:name="T421" style:family="text">
      <style:text-properties style:text-position="0% 100%" officeooo:rsid="0334a18f"/>
    </style:style>
    <style:style style:name="T422" style:family="text">
      <style:text-properties style:text-position="0% 100%" officeooo:rsid="033564a1"/>
    </style:style>
    <style:style style:name="T423" style:family="text">
      <style:text-properties officeooo:rsid="033564a1"/>
    </style:style>
    <style:style style:name="T424" style:family="text">
      <style:text-properties officeooo:rsid="033c743b"/>
    </style:style>
    <style:style style:name="T425" style:family="text">
      <style:text-properties officeooo:rsid="033e4abf"/>
    </style:style>
    <style:style style:name="T426" style:family="text">
      <style:text-properties officeooo:rsid="033f2e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3"/>
      <text:p text:style-name="P4">Definition of syntax:</text:p>
      <text:list xml:id="list1180928706" text:style-name="RTF_5f_Num_20_4">
        <text:list-item>
          <text:p text:style-name="P534">Key upper case words/letters as is.</text:p>
        </text:list-item>
        <text:list-item>
          <text:p text:style-name="P534">Lower case words indicate a variable.</text:p>
        </text:list-item>
        <text:list-item>
          <text:p text:style-name="P534"><text:span text:style-name="T1">Bold</text:span> type indicates a default value.</text:p>
        </text:list-item>
        <text:list-item>
          <text:p text:style-name="P534">Strings enclosed in braces {} are treated as a required parameter list. <text:s/>One of the options must be selected.</text:p>
        </text:list-item>
        <text:list-item>
          <text:p text:style-name="P534">Strings enclosed in brackets [] are treated as an optional parameter list. <text:s/>Zero or one of the options may be selected.</text:p>
        </text:list-item>
        <text:list-item>
          <text:p text:style-name="P534">Strings not enclosed in braces {} or brackets [] are treated as required.</text:p>
        </text:list-item>
      </text:list>
      <text:p text:style-name="P3"/>
      <text:p text:style-name="P4">Definition of variables:</text:p>
      <text:p text:style-name="P9">cat<text:span text:style-name="T180">alog</text:span> = is the catalog name used to locate the dsname.</text:p>
      <text:p text:style-name="P3">clipboard <text:span text:style-name="T81">=</text:span> is the name of the <text:span text:style-name="T155">ISREDIT CUT/PASTE clipboard where data is temporarily stored.</text:span></text:p>
      <text:p text:style-name="P21">clistname = is the name of a CLIST.</text:p>
      <text:p text:style-name="P3">col <text:span text:style-name="T81">=</text:span> is a column number.</text:p>
      <text:p text:style-name="P3">col-1 col-2 … col-9 col-10 <text:span text:style-name="T81">= </text:span>are the beginning ending column pairs.</text:p>
      <text:p text:style-name="P10">count = <text:span text:style-name="T185">an</text:span> <text:span text:style-name="T185">integer </text:span>number.</text:p>
      <text:p text:style-name="P7">date = <text:span text:style-name="T156">yyyymmdd | yyyyddd | 0cyyddd | yyddd</text:span></text:p>
      <text:p text:style-name="P3"><text:span text:style-name="T81">d</text:span>dname <text:span text:style-name="T81">= </text:span>is the DD / <text:span text:style-name="T185">file </text:span>name.</text:p>
      <text:p text:style-name="P3"><text:span text:style-name="T81">d</text:span>sname <text:span text:style-name="T81">= </text:span>is the <text:span text:style-name="T177">fully qualified </text:span>data set name <text:span text:style-name="T141">or a PDS with member name.</text:span></text:p>
      <text:p text:style-name="P11">dsnlevel = prefix portion of dsname terminated with an <text:span text:style-name="T176">asterisk</text:span> <text:span text:style-name="T176">(i.e. RLIB.*).</text:span></text:p>
      <text:p text:style-name="P8">dsnpattern = is a valid data set name pattern </text:p>
      <text:p text:style-name="P8"><text:tab/>(i.e. userid.**; RLIB.*LIB; RLIB.*.PROCLIB; RLIB.**.PROCLIB; RFIL.TS*.**;<text:line-break/><text:tab/>RFIL.%%OLV.%%<text:span text:style-name="T163">BCR*</text:span>.**)</text:p>
      <text:p text:style-name="P3"><text:span text:style-name="T81">e</text:span>quation <text:span text:style-name="T81">=</text:span> is the right hand side of any valid mathematical equation.</text:p>
      <text:p text:style-name="P13"><text:span text:style-name="T81">e</text:span>xecname <text:span text:style-name="T81">=</text:span> <text:span text:style-name="T370">is the name of a </text:span>REXX <text:span text:style-name="T370">EXEC</text:span>.</text:p>
      <text:p text:style-name="P14">gdgname = Generation Data Group (GDG) name.</text:p>
      <text:p text:style-name="P14">gdsname = Generation Data Set (GDS) name.</text:p>
      <text:p text:style-name="P5"><text:span text:style-name="T81">i</text:span>parm <text:span text:style-name="T81">=</text:span> is the REXX exec input par<text:span text:style-name="T186">ameter</text:span> string.</text:p>
      <text:p text:style-name="P3"><text:span text:style-name="T81">i</text:span>ncr <text:span text:style-name="T81">=</text:span> is <text:span text:style-name="T185">an</text:span> <text:span text:style-name="T185">integer </text:span>increment value.</text:p>
      <text:p text:style-name="P3"><text:span text:style-name="T81">l</text:span>gth <text:span text:style-name="T81">=</text:span> is the <text:span text:style-name="T185">integer </text:span>length of a string.</text:p>
      <text:p text:style-name="P6">lorange:hirange = <text:span text:style-name="T82">start and end (inclusive), length plays a role.</text:span></text:p>
      <text:p text:style-name="P3">lptr <text:span text:style-name="T81">=</text:span> can be a label, a relative row number, or maybe the cursor row <text:span text:style-name="T66">column.</text:span></text:p>
      <text:p text:style-name="P16">mbrpattern = <text:s/>is a PDS member name or pattern (i.e. A%34*)</text:p>
      <text:p text:style-name="P3"><text:span text:style-name="T81">m</text:span>ember <text:span text:style-name="T81">=</text:span> is a PDS member or data set name.</text:p>
      <text:p text:style-name="P21">modname = is the name of an executable module.</text:p>
      <text:p text:style-name="P3"><text:span text:style-name="T81">r</text:span>ange <text:span text:style-name="T81">=</text:span> is a pair of labels defining the <text:span text:style-name="T27">from</text:span> row and the <text:span text:style-name="T27">to</text:span> row.</text:p>
      <text:p text:style-name="P3"><text:span text:style-name="T81">s</text:span>tart <text:span text:style-name="T81">=</text:span> is the beginning sequence number.</text:p>
      <text:p text:style-name="P17">stggrp = is a valid storage group.</text:p>
      <text:p text:style-name="P18">stggrp-1,stggrp-2, … = is a list of valid SMS storage groups.</text:p>
      <text:p text:style-name="P3"><text:span text:style-name="T81">s</text:span>tring <text:span text:style-name="T81">=</text:span> is a character string.</text:p>
      <text:p text:style-name="P3">string-1 string-2 <text:span text:style-name="T81">=</text:span> is the <text:span text:style-name="T27">from</text:span> string, <text:span text:style-name="T27">to</text:span> string value pair.</text:p>
      <text:p text:style-name="P22"><text:soft-page-break/>unit-1 = is the unit address.</text:p>
      <text:p text:style-name="P22">unit-1 unit-2 = is the <text:span text:style-name="T27">from</text:span> unit address, <text:span text:style-name="T27">to</text:span> unit address pair.</text:p>
      <text:p text:style-name="P12">userid = is the TSO <text:span text:style-name="T179">U</text:span>ser <text:span text:style-name="T179">ID</text:span>.</text:p>
      <text:p text:style-name="P17">volpattern = is a valid volume id or volume pattern <text:span text:style-name="T198">(i.e. TSO001, TSO*, TSO00?)</text:span>.</text:p>
      <text:p text:style-name="P18">vol-1,vol-2, … = is a list of valid volume id(s).</text:p>
      <text:p text:style-name="P3">* <text:span text:style-name="T81">=</text:span> from the current row to the end of the member, or current column to the end of the row</text:p>
      <table:table table:name="Table_1" table:style-name="Table_5f_1">
        <table:table-column table:style-name="Table_5f_1.A"/>
        <table:table-column table:style-name="Table_5f_1.B"/>
        <text:soft-page-break/>
        <table:table-row>
          <table:table-cell table:style-name="Table_5f_1.A1" office:value-type="string">
            <text:p text:style-name="Table_20_Contents"/>
          </table:table-cell>
          <table:table-cell table:style-name="Table_5f_1.B1" office:value-type="string">
            <text:p text:style-name="Table_20_Contents"/>
            <text:p text:style-name="P372">The documentation for each macro specifies the environment the macro was written to execute in:</text:p>
            <text:list xml:id="list2068699318" text:style-name="L2">
              <text:list-item>
                <text:p text:style-name="P536">TSO</text:p>
              </text:list-item>
              <text:list-item>
                <text:p text:style-name="P537">TSO/ISPF</text:p>
              </text:list-item>
              <text:list-item>
                <text:p text:style-name="P537">ISREDIT</text:p>
              </text:list-item>
            </text:list>
            <text:p text:style-name="P372"/>
            <text:p text:style-name="P372">For TSO/ISPF you must <text:span text:style-name="T111">prefix</text:span> the macro <text:span text:style-name="T111">name </text:span>on the command line with TSO<text:span text:style-name="T106">ᵬ</text:span>. <text:s/><text:span text:style-name="T108">For ISREDIT you may prefix the macro name with a % sign to shorten the search path.</text:span></text:p>
            <text:p text:style-name="P372"/>
            <text:p text:style-name="P440">When entering a macro <text:span text:style-name="T290">name o</text:span>n the <text:span text:style-name="T145">row</text:span> command <text:span text:style-name="T319">line</text:span> of the ISPF DSLIST panel <text:span text:style-name="T148">(=3.4)</text:span>, use the “/” to pass the data set name to the macro.</text:p>
            <text:p text:style-name="P440"/>
            <text:p text:style-name="P441">Useful PF key settings for the ISPF environment:</text:p>
            <text:list xml:id="list2120989339" text:style-name="L3">
              <text:list-item>
                <text:p text:style-name="P538">PF2 – BOTTOM;LEFT;RIGHT;TOP <text:s/>to populate the DSLIST panel</text:p>
              </text:list-item>
              <text:list-item>
                <text:p text:style-name="P540">PF9 – SWAP LIST to open a pop-up of your <text:span text:style-name="T287">logical </text:span>sessions</text:p>
              </text:list-item>
              <text:list-item>
                <text:p text:style-name="P540">PF11 – NRETRIEVE data set name <text:span text:style-name="T303">retrieval</text:span> </text:p>
              </text:list-item>
              <text:list-item>
                <text:p text:style-name="P540">PF12 – CRETRIEVE command retrieval</text:p>
              </text:list-item>
              <text:list-item>
                <text:p text:style-name="P540">PF13 – RETP to open a pop-up of your command stack</text:p>
              </text:list-item>
              <text:list-item>
                <text:p text:style-name="P541">PFn – TSO, so that you can eliminate prefixing TSO macros on the command line. <text:s/>Enter the TSO macro name on the command line and press the <text:span text:style-name="T320">designated </text:span>PF key.</text:p>
              </text:list-item>
            </text:list>
            <text:p text:style-name="P443"/>
            <text:p text:style-name="P442">Useful PF key settings for the ISREDIT environment:</text:p>
            <text:list xml:id="list2563004675" text:style-name="L4">
              <text:list-item>
                <text:p text:style-name="P539">PF2 – REPEAT only works with macro FALT</text:p>
              </text:list-item>
              <text:list-item>
                <text:p text:style-name="P539">PF3 – QUIT </text:p>
              </text:list-item>
              <text:list-item>
                <text:p text:style-name="P539">PF4 – SPLTJN </text:p>
              </text:list-item>
              <text:list-item>
                <text:p text:style-name="P539">PF16 – EOL </text:p>
              </text:list-item>
            </text:list>
          </table:table-cell>
        </table:table-row>
        <table:table-row>
          <table:table-cell table:style-name="Table_5f_1.A2" office:value-type="string">
            <text:p text:style-name="Table_20_Contents"/>
            <text:p text:style-name="P349">userid</text:p>
          </table:table-cell>
          <table:table-cell table:style-name="Table_5f_1.B2" office:value-type="string">
            <text:p text:style-name="Table_20_Contents"/>
            <text:p text:style-name="P349">ex 'userid.<text:span text:style-name="T320">WORK</text:span>.EXEC(userid)'</text:p>
            <text:p text:style-name="P349"/>
            <text:p text:style-name="P349">TSO/ISPF EXEC macro used to allocate user specific libraries to <text:span text:style-name="T155">TSO or </text:span>ISPF environment. <text:s/>This macro uses macro KONKAT to concatenate user libraries to <text:span text:style-name="T155">TSO or </text:span>ISPF environment.</text:p>
            <text:p text:style-name="P349"/>
            <text:p text:style-name="P132">This is an environment customizing macro and should be saved in the user's private REXX library. <text:s/><text:span text:style-name="T105">See macro SYSEXEC for an alternate method.</text:span></text:p>
            <text:p text:style-name="P349"/>
            <text:p text:style-name="P349">From ISPF Command Shell (<text:span text:style-name="T104">=</text:span>6), <text:span text:style-name="T318">key macro userid in the command line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395"><text:soft-page-break/>ADRSPC</text:p>
          </table:table-cell>
          <table:table-cell table:style-name="Table_5f_1.B2" office:value-type="string">
            <text:p text:style-name="Table_20_Contents"/>
            <text:p text:style-name="P395"><text:soft-page-break/>[ ( <text:span text:style-name="T173">[</text:span>LINE | <text:span text:style-name="T1">SCREEN</text:span><text:span text:style-name="T59">] [RECAP | </text:span><text:span text:style-name="T18">VERBOSE</text:span><text:span text:style-name="T59">] </text:span><text:span text:style-name="T62">]</text:span></text:p>
            <text:p text:style-name="P396"/>
            <text:p text:style-name="P90"><text:span text:style-name="T65">LINE/SCREEN</text:span> – specifies the presentation form of the report. <text:span text:style-name="T65">Terminal LINE</text:span> <text:span text:style-name="T65">mode or SCREEN mode.</text:span></text:p>
            <text:p text:style-name="P198">RECAP/VERBOSE – specifies the amount of output presented.</text:p>
            <text:p text:style-name="P90"/>
            <text:p text:style-name="P170">TSO/ISPF EXEC macro used to retrieve <text:span text:style-name="T148">information from </text:span>all the <text:span text:style-name="T147">active MVS address spaces. <text:s/>Similar to SDSF DA.</text:span></text:p>
            <text:p text:style-name="P170"/>
            <text:p text:style-name="P144">For help information, key “TSO <text:span text:style-name="T147">ADRSPC</text:span> ?” on the command <text:span text:style-name="T316">line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425">ALIGN</text:p>
          </table:table-cell>
          <table:table-cell table:style-name="Table_5f_1.B2" office:value-type="string">
            <text:p text:style-name="P237"/>
            <text:p text:style-name="P237"><text:span text:style-name="T238">[range]</text:span> <text:s/>'string' <text:s/>[ ( <text:span text:style-name="T239">[STD | COBOL</text:span>] <text:span text:style-name="T263">]</text:span></text:p>
            <text:p text:style-name="P58"/>
            <text:p text:style-name="P49">STD/COBOL – establishes the <text:span text:style-name="T92">L</text:span>anguage <text:span text:style-name="T239">for specific edits</text:span>. <text:s/><text:span text:style-name="T96">T</text:span>he default <text:span text:style-name="T92">L</text:span>anguage <text:span text:style-name="T90">may be established by macro SETUP2 or LANG</text:span>.</text:p>
            <text:p text:style-name="P237"/>
            <text:p text:style-name="P237">ISREDIT EXEC macro used <text:span text:style-name="T266">to align text on a row, via a case sensitive string.</text:span> <text:s/><text:span text:style-name="T76">Excluded rows are ignored.</text:span></text:p>
            <text:p text:style-name="P237"/>
            <text:p text:style-name="P237">For help information, key “<text:span text:style-name="T248">ALIGN </text:span>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41">A<text:span text:style-name="T70">LLMBRS</text:span></text:p>
          </table:table-cell>
          <table:table-cell table:style-name="Table_5f_1.B2" office:value-type="string">
            <text:p text:style-name="Table_20_Contents"/>
            <text:p text:style-name="P341"><text:span text:style-name="T149">m</text:span>ember [ ( execname <text:span text:style-name="T86">]</text:span> </text:p>
            <text:p text:style-name="P341"/>
            <text:p text:style-name="P350">TSO/ISPF EXEC macro used to access a target PDS and <text:span text:style-name="T146">e</text:span>dit <text:span text:style-name="T146">(ISREDIT)</text:span> member names found in member using macro execname. You may create member using macro PDSMLST. <text:s/></text:p>
            <text:p text:style-name="P394"/>
            <text:p text:style-name="P342"><text:span text:style-name="T140">Key macro ALLMBRS on any ISPF command line. <text:s/>The member refers to a member list </text:span>created by <text:span text:style-name="T41">macro </text:span>PDSMLST. <text:s/>The macro will ask for the target PDS name. <text:s/><text:span text:style-name="T79">All the</text:span> <text:span text:style-name="T141">PDS </text:span>member names found in member will be edited in the target PDS, via the <text:span text:style-name="T38">macro </text:span>execn<text:span text:style-name="T38">a</text:span>me.</text:p>
            <text:p text:style-name="P342"/>
            <text:p text:style-name="P346">For help information, key “<text:span text:style-name="T111">TSO </text:span>A<text:span text:style-name="T70">LLMBRS</text:span>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74">AMB</text:p>
          </table:table-cell>
          <table:table-cell table:style-name="Table_5f_1.B2" office:value-type="string">
            <text:p text:style-name="P23"/>
            <text:p text:style-name="P80"><text:span text:style-name="T48">m</text:span>ember</text:p>
            <text:p text:style-name="P80"/>
            <text:p text:style-name="P81">TSO/ISPF EXEC macro used to invoke <text:span text:style-name="T229">MVS AMBLIST to retrieve the link-edit/binder date and time.</text:span></text:p>
            <text:p text:style-name="P38"/>
            <text:p text:style-name="P345">From the ISPF D<text:span text:style-name="T149">SLIST</text:span>/Member (<text:span text:style-name="T149">=</text:span>3.4) <text:span text:style-name="T120">panel </text:span>enter <text:span text:style-name="T317">macro name AMB</text:span> in the <text:span text:style-name="T129">row </text:span>command area <text:span text:style-name="T114">of</text:span> the <text:span text:style-name="T118">desired </text:span>member <text:span text:style-name="T114">of the LOADLIB.</text:span></text:p>
            <text:p text:style-name="P343"><text:soft-page-break/></text:p>
            <text:p text:style-name="P52">For help information, key “<text:span text:style-name="T111">TSO AMB</text:span>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82">ASA2PC</text:p>
          </table:table-cell>
          <table:table-cell table:style-name="Table_5f_1.B2" office:value-type="string">
            <text:p text:style-name="Table_20_Contents"/>
            <text:p text:style-name="Table_20_Contents"/>
            <text:p text:style-name="P382"><text:span text:style-name="T35">ISREDIT EXEC macro </text:span>to convert <text:span text:style-name="T207">American National Standard (</text:span>ASA<text:span text:style-name="T207">)</text:span> print<text:span text:style-name="T206">er</text:span> control characters to <text:span text:style-name="T302">postscript</text:span> compatible print control characters. <text:s/><text:span text:style-name="T132">Use this macro prior to downloading the member to a PC file that you want to print on a network printer.</text:span></text:p>
            <text:p text:style-name="P382"/>
            <text:p text:style-name="P408">ASA printer control <text:span text:style-name="T206">characters</text:span></text:p>
            <text:list xml:id="list2657582474" text:style-name="L5">
              <text:list-item>
                <text:p text:style-name="P542"><text:span text:style-name="T106">ᵬ</text:span> – print and advance one line</text:p>
              </text:list-item>
              <text:list-item>
                <text:p text:style-name="P543">0 – advance one line prior to printing</text:p>
              </text:list-item>
              <text:list-item>
                <text:p text:style-name="P543">1 – advance to top of page before printing</text:p>
              </text:list-item>
              <text:list-item>
                <text:p text:style-name="P543">+ – print without advancing one line</text:p>
              </text:list-item>
            </text:list>
            <text:p text:style-name="P382"/>
            <text:p text:style-name="P354">For help information, key “<text:span text:style-name="T131">ASA2PC</text:span>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518">BIN2DEC</text:p>
          </table:table-cell>
          <table:table-cell table:style-name="Table_5f_1.B2" office:value-type="string">
            <text:p text:style-name="Table_20_Contents"/>
            <text:p text:style-name="P519">base<text:span text:style-name="T403">2</text:span></text:p>
            <text:p text:style-name="P530">or</text:p>
            <text:p text:style-name="P519"><text:span text:style-name="T411">base</text:span><text:span text:style-name="T403">10</text:span><text:span text:style-name="T411"> = BIN2DEC(base</text:span><text:span text:style-name="T403">2</text:span><text:span text:style-name="T411">)</text:span></text:p>
            <text:p text:style-name="P530"/>
            <text:p text:style-name="P157"><text:span text:style-name="T412">TSO EXEC macro and/or REXX </text:span><text:span text:style-name="T411">function </text:span><text:span text:style-name="T413">used to convert a base</text:span><text:span text:style-name="T404">2</text:span><text:span text:style-name="T413"> number to a <text:s/>base</text:span><text:span text:style-name="T404">10</text:span><text:span text:style-name="T413"> number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383">BLDADR</text:p>
          </table:table-cell>
          <table:table-cell table:style-name="Table_5f_1.B2" office:value-type="string">
            <text:p text:style-name="Table_20_Contents"/>
            <text:p text:style-name="P383"><text:span text:style-name="T137">{</text:span>dsname <text:span text:style-name="T137">| NONE} </text:span>[ ( <text:span text:style-name="T313">COPY | </text:span><text:span text:style-name="T15">D</text:span><text:span text:style-name="T1">UMP</text:span><text:span text:style-name="T53"> </text:span><text:span text:style-name="T63">| RESTORE</text:span><text:span text:style-name="T229"> ]</text:span></text:p>
            <text:p text:style-name="P383"/>
            <text:p text:style-name="P453">COPY – build ADRDSSU logical copy command.</text:p>
            <text:p text:style-name="P383"><text:span text:style-name="T134">D</text:span>UMP – <text:span text:style-name="T280">build </text:span>ADRDSSU <text:span text:style-name="T196">logical backup </text:span>command.</text:p>
            <text:p text:style-name="P454">RESTORE – build ADRDSSU logical restore of backup command.</text:p>
            <text:p text:style-name="P383"/>
            <text:p text:style-name="P383">TSO/ISPF EXEC macro used to build <text:span text:style-name="T229">MVS </text:span>ADRDSSU utility control statement<text:span text:style-name="T381">(</text:span>s<text:span text:style-name="T381">)</text:span> <text:span text:style-name="T136">from the ISPF DSLIST (=3.4) panel</text:span>.</text:p>
            <text:p text:style-name="P383"/>
            <text:p text:style-name="P384">From<text:span text:style-name="T126"> the ISPF DSLIST (=3.4) panel, populate all the variables by scrolling to the bottom of the panel group, and scroll left one panel. <text:s/>Any error you may receive will probably be related to the table (panel), not being populated. <text:s/>Y</text:span>ou may use macro DSNFLTR to <text:span text:style-name="T133">alter the list of data set names presented. <text:s/>Key macro BLDADR </text:span>on <text:span text:style-name="T318">the </text:span>command line. <text:s/><text:span text:style-name="T380">Specify dsname to write the created control statement(s). <text:s/>If NONE is specified, the list of control statement(s) will be placed on the DEFAULT clipboard so that you can use the ISREDIT PASTE macro.</text:span></text:p>
            <text:p text:style-name="P384"><text:soft-page-break/></text:p>
            <text:p text:style-name="P45">For help information, key “<text:span text:style-name="T111">TSO BLDADR</text:span> ?” on the command.</text:p>
          </table:table-cell>
        </table:table-row>
        <table:table-row>
          <table:table-cell table:style-name="Table_5f_1.A2" office:value-type="string">
            <text:p text:style-name="Table_20_Contents"/>
            <text:p text:style-name="P514">BLDADR1</text:p>
          </table:table-cell>
          <table:table-cell table:style-name="Table_5f_1.B2" office:value-type="string">
            <text:p text:style-name="Table_20_Contents"/>
            <text:p text:style-name="P387"><text:span text:style-name="T137">{</text:span>dsname <text:span text:style-name="T137">| NONE} </text:span>[ ( <text:span text:style-name="T378">kwd=(value,...) ]</text:span></text:p>
            <text:p text:style-name="P514"/>
            <text:p text:style-name="P514">kwd = V<text:span text:style-name="T383">OLUME</text:span> | U<text:span text:style-name="T383">NIT.</text:span></text:p>
            <text:p text:style-name="P515">value = <text:span text:style-name="T126">any list of exact value, or partial value for V | U.</text:span></text:p>
            <text:p text:style-name="P514"/>
            <text:p text:style-name="P514"><text:span text:style-name="T379">TSO/ISPF EXEC macro used to build MVS ADRDSSU utility control statement(s) </text:span>to PRINT the IPL Text found on selected volume(s).</text:p>
            <text:p text:style-name="P516"/>
            <text:p text:style-name="P388"><text:span text:style-name="T133">Key macro BLDADR1 </text:span>on <text:span text:style-name="T318">the </text:span>command line. <text:s/><text:span text:style-name="T380">Specify dsname to write the created control statement(s). <text:s/>If NONE is specified, the list of control statement(s) will be placed on the DEFAULT clipboard so that you can use the ISREDIT PASTE macro.</text:span></text:p>
            <text:p text:style-name="P388"/>
            <text:p text:style-name="P517"><text:span text:style-name="T383">Process i</text:span>nvoke<text:span text:style-name="T383">s</text:span> TSO <text:span text:style-name="T397">command (</text:span>DUDASD <text:span text:style-name="T387">CBT file#612)</text:span>, via REXX %DUDASD macro to extract the list of device(s) and volid(s), place them on the <text:span text:style-name="T386">output </text:span>data stack, <text:span text:style-name="T383">pass them back to BLDADR1 to create the control statements.</text:span></text:p>
          </table:table-cell>
        </table:table-row>
        <table:table-row>
          <table:table-cell table:style-name="Table_5f_1.A2" office:value-type="string">
            <text:p text:style-name="Table_20_Contents"><text:s/></text:p>
            <text:p text:style-name="P390">BLDDD</text:p>
          </table:table-cell>
          <table:table-cell table:style-name="Table_5f_1.B2" office:value-type="string">
            <text:p text:style-name="Table_20_Contents"/>
            <text:p text:style-name="P390"><text:span text:style-name="T138">{</text:span>dsname <text:span text:style-name="T138">| NONE}</text:span> [ ( <text:span text:style-name="T142">[DEL | NEW | </text:span><text:span text:style-name="T1">SHR</text:span>] <text:span text:style-name="T264">]</text:span></text:p>
            <text:p text:style-name="P392"/>
            <text:p text:style-name="P409">DEL – build DD statements with DISP=(MOD,DELETE,…).</text:p>
            <text:p text:style-name="P392">NEW – build DD statements with DISP=(NEW,…).</text:p>
            <text:p text:style-name="P392">SHR – build DD statements with DISP=SHR.</text:p>
            <text:p text:style-name="P391"/>
            <text:p text:style-name="P391">TSO/ISPF EXEC macro used to build DD statement<text:span text:style-name="T381">(</text:span>s<text:span text:style-name="T381">)</text:span> from the data collected from the ISPF D<text:span text:style-name="T150">SLIST</text:span> (<text:span text:style-name="T150">=</text:span>3.4) panel.</text:p>
            <text:p text:style-name="P390"/>
            <text:p text:style-name="P389">From<text:span text:style-name="T126"> the ISPF DSLIST (=3.4) panel, populate all the variables by scrolling to the bottom of the panel group, and scroll left one panel. <text:s/>Any error you may receive will probably be related to the table (panel), not being populated. <text:s/>Y</text:span>ou may use macro DSNFLTR to <text:span text:style-name="T133">alter the list of data set names presented. <text:s/>Key macro BLDDD </text:span>on <text:span text:style-name="T319">the </text:span>command line. <text:s/><text:span text:style-name="T380">Specify dsname to write the created control statement(s). <text:s/>If NONE is specified, the list of control statement(s) will be placed on the DEFAULT clipboard so that you can use the ISREDIT PASTE macro.</text:span></text:p>
            <text:p text:style-name="P385"/>
            <text:p text:style-name="P46">For help information, key “<text:span text:style-name="T111">TSO BLDDD</text:span> ?” on the command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36"><text:soft-page-break/>BLDICAT</text:p>
          </table:table-cell>
          <table:table-cell table:style-name="Table_5f_1.B2" office:value-type="string">
            <text:p text:style-name="Table_20_Contents"/>
            <text:p text:style-name="P436"><text:soft-page-break/><text:span text:style-name="T278">{</text:span>dsname | NONE<text:span text:style-name="T278">}</text:span> [ ( [catname] [volist] <text:span text:style-name="T279">]</text:span></text:p>
            <text:p text:style-name="P436"/>
            <text:p text:style-name="P436">catname – master/user catalog name.</text:p>
            <text:p text:style-name="P436">volist – volume list (one or more volid(s) separated by at least one space).</text:p>
            <text:p text:style-name="P436"/>
            <text:p text:style-name="P436">TSO/ISPF EXEC macro used to build IDCAMS control statement<text:span text:style-name="T381">(</text:span>s<text:span text:style-name="T381">)</text:span> to indirectly catalog data set names collected from <text:span text:style-name="T136">the ISPF DSLIST (=3.4) panel.</text:span></text:p>
            <text:p text:style-name="P436"/>
            <text:p text:style-name="P386">From<text:span text:style-name="T126"> the ISPF DSLIST (=3.4) panel, populate all the variables by scrolling to the bottom of the panel group, and scroll left one panel. <text:s/>Any error you may receive will probably be related to the table (panel), not being populated. Y</text:span>ou may use macro DSNFLTR to <text:span text:style-name="T133">alter the list of data set names presented. Key macro BLDICAT </text:span>on <text:span text:style-name="T319">the</text:span> command line. <text:s/><text:span text:style-name="T381">Specify dsname to write the created control statement(s). <text:s/>If NONE is specified, the list of control statement(s) will be placed on the DEFAULT clipboard so that you can use the ISREDIT PASTE macro.</text:span></text:p>
            <text:p text:style-name="P386"/>
            <text:p text:style-name="P50">For help information, key “<text:span text:style-name="T111">TSO BLDICAT</text:span> ?” on the command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51">BLDIDC</text:p>
          </table:table-cell>
          <table:table-cell table:style-name="Table_5f_1.B2" office:value-type="string">
            <text:p text:style-name="Table_20_Contents"/>
            <text:p text:style-name="P348"><text:span text:style-name="T35">member [ ( [CANCEL] [</text:span><text:span text:style-name="T5">DEFINE</text:span><text:span text:style-name="T35">] [DEFPTH] [DELETE] [IF] [LISTCAT] [PRINT] [REPRO] [SET] [VERIFY] ]</text:span></text:p>
            <text:p text:style-name="P352"/>
            <text:p text:style-name="P353">CANCEL – copy statement to member.</text:p>
            <text:p text:style-name="P353">DEFINE – copy appropriate AIX | CLUSTER | GDG | PATH statement to member.</text:p>
            <text:p text:style-name="P353">DEFPTH – copy DEFINE PATH to member, select with DEFINE for AIX (ex. DEFINE DEFPTH).</text:p>
            <text:p text:style-name="P353">DELETE – copy statement to member.</text:p>
            <text:p text:style-name="P353">IF – copy statement to member.</text:p>
            <text:p text:style-name="P353">LISTCAT – copy statement to member.</text:p>
            <text:p text:style-name="P353">PRINT – copy statement to member.</text:p>
            <text:p text:style-name="P353">REPRO – copy statement to member.</text:p>
            <text:p text:style-name="P353">SET – copy statement to member.</text:p>
            <text:p text:style-name="P353">VERIFY – copy statement to member.</text:p>
            <text:p text:style-name="P352"/>
            <text:p text:style-name="P352">ISREDIT EXEC macro used to copy IDCAMS model command statement<text:span text:style-name="T382">(</text:span>s<text:span text:style-name="T382">)</text:span> from a source PDS (userid.WORK.MODEL) to a member in a target PDS (userid.WORK.IDCAMS). <text:s/>Build ISREDIT EXEC macro ##IDC01 using the LISTCAT information to modify the model statements copied to member. <text:s/>Save macro ##IDC01 to a REXX PDS (userid.<text:span text:style-name="T150">WORK</text:span>.<text:span text:style-name="T150">REXXLIB</text:span>). <text:s/>Edit member, applying custom changes to the model statements to match the <text:soft-page-break/>desired VSAM data set.</text:p>
            <text:p text:style-name="P355"/>
            <text:p text:style-name="P356">From within LISTCAT listing (use macro LCAT to create) <text:span text:style-name="T317">key macro BLDIDC </text:span>on the command line. <text:s/>The optional parameters will be copied in the order presented.</text:p>
            <text:p text:style-name="P353"/>
            <text:p text:style-name="P353">For help information, key “BLDIDC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59">BLDIEBC</text:p>
          </table:table-cell>
          <table:table-cell table:style-name="Table_5f_1.B2" office:value-type="string">
            <text:p text:style-name="Table_20_Contents"/>
            <text:p text:style-name="P120">dsname <text:span text:style-name="T84">[ ( SELECT lorange [:hirange] ]</text:span></text:p>
            <text:p text:style-name="P25"/>
            <text:p text:style-name="P117">SELECT – states that a member name range (inclusive) follows. Length plays a role in the compare process.</text:p>
            <text:p text:style-name="P118">Example: SELECT AMA <text:span text:style-name="T83">or SELECT AMA</text:span>:AMC</text:p>
            <text:p text:style-name="P74"/>
            <text:p text:style-name="P62">TSO/ISPF EXEC macro used to create the PARMLIB member containing the <text:span text:style-name="T230">MVS </text:span>IEBCOPY control statement<text:span text:style-name="T382">(</text:span>s<text:span text:style-name="T382">)</text:span> for the source PDS. <text:s/>The source PDS member names are collected, and IEBCOPY control statement<text:span text:style-name="T382">(</text:span>s<text:span text:style-name="T382">)</text:span> are created to copy the members to the target PDS (source library or program library). <text:s/>The IEBCOPY control statement<text:span text:style-name="T382">(</text:span>s<text:span text:style-name="T382">)</text:span> will be stored in the appropriate library set PARMLIB <text:span text:style-name="T85">(i.e. libset.PROD.PARMLIB) </text:span>under a derived member name <text:span text:style-name="T85">(xBATLOAD, xCICSLOD, xCTCCOPY, xEZTLIB, xMAPCOPY, xSRCBASE, xSRCLIB, xBATLODO, xSRCLIBO) where “x” is either “A” for ALLTEL or “B” for BANCORP.</text:span></text:p>
            <text:p text:style-name="P62"/>
            <text:p text:style-name="P62">From the ISPF DSLIST (<text:span text:style-name="T150">=</text:span>3.4) <text:span text:style-name="T120">panel, key macro BLDIEBC on</text:span> the <text:span text:style-name="T129">row</text:span> command <text:span text:style-name="T319">line</text:span> <text:span text:style-name="T129">of</text:span> the desired dsname <text:span text:style-name="T160">(source PDS)</text:span>.</text:p>
            <text:p text:style-name="P41"/>
            <text:p text:style-name="P41">For help information, key “<text:span text:style-name="T111">TSO BLDIEBC</text:span>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520">B32TODEC</text:p>
          </table:table-cell>
          <table:table-cell table:style-name="Table_5f_1.B2" office:value-type="string">
            <text:p text:style-name="Table_20_Contents"/>
            <text:p text:style-name="P521">base<text:span text:style-name="T403">32</text:span></text:p>
            <text:p text:style-name="P531">or</text:p>
            <text:p text:style-name="P521"><text:span text:style-name="T411">base</text:span><text:span text:style-name="T403">10</text:span><text:span text:style-name="T411"> = B32TODEC(base</text:span><text:span text:style-name="T403">32</text:span><text:span text:style-name="T411">)</text:span></text:p>
            <text:p text:style-name="P531"/>
            <text:p text:style-name="P158"><text:span text:style-name="T412">TSO EXEC macro and/or REXX </text:span><text:span text:style-name="T411">function </text:span><text:span text:style-name="T414">used to convert a base</text:span><text:span text:style-name="T405">32</text:span><text:span text:style-name="T414"> number to a base</text:span><text:span text:style-name="T405">10</text:span><text:span text:style-name="T414"> number. <text:s/></text:span><text:span text:style-name="T415">LE uses base</text:span><text:span text:style-name="T406">32</text:span><text:span text:style-name="T415"> numbers in their messages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452">CATLIST</text:p>
          </table:table-cell>
          <table:table-cell table:style-name="Table_5f_1.B2" office:value-type="string">
            <text:p text:style-name="Table_20_Contents"/>
            <text:p text:style-name="P92"><text:s/><text:span text:style-name="T65">[ ( [LINE | </text:span><text:span text:style-name="T6">SCREEN</text:span><text:span text:style-name="T54"> </text:span><text:span text:style-name="T64">| QUEUE | STACK</text:span><text:span text:style-name="T65">] ]</text:span></text:p>
            <text:p text:style-name="P92"/>
            <text:p text:style-name="P92"><text:span text:style-name="T65">LINE/SCREEN/QUEUE/STACK</text:span> – specifies the presentation form of the report. <text:s/><text:span text:style-name="T65">Terminal LINE</text:span> <text:span text:style-name="T65">mode, SCREEN mode, or output data stack, where QUEUE is FIFO, and STACK is LIFO.</text:span></text:p>
            <text:p text:style-name="P92"><text:soft-page-break/></text:p>
            <text:p text:style-name="P104">TSO/ISPF EXEC macro used to <text:span text:style-name="T135">present</text:span> <text:span text:style-name="T308">all of the names of the User/Master Catalogs on the system.</text:span></text:p>
            <text:p text:style-name="P104"/>
            <text:p text:style-name="P55">For help information, key “TSO CATLIST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Table_20_Contents">CC</text:p>
          </table:table-cell>
          <table:table-cell table:style-name="Table_5f_1.B2" office:value-type="string">
            <text:p text:style-name="Table_20_Contents"/>
            <text:p text:style-name="Table_20_Contents"><text:span text:style-name="T30">c</text:span>ol ['string' | X'hstring']</text:p>
            <text:p text:style-name="P23"/>
            <text:p text:style-name="P23">ISREDIT EXEC macro used to position the cursor on the target row and col. <text:s/>It can be used to insert either character or hexadecimal data at some specified column in the target row.</text:p>
            <text:p text:style-name="P23"/>
            <text:p text:style-name="P23">For help information, key “CC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55">CENTER</text:p>
          </table:table-cell>
          <table:table-cell table:style-name="Table_5f_1.B2" office:value-type="string">
            <text:p text:style-name="Table_20_Contents"/>
            <text:p text:style-name="P276">{lptr <text:span text:style-name="T237">|</text:span> range | *}</text:p>
            <text:p text:style-name="P276"/>
            <text:p text:style-name="P277">ISREDIT EXEC macro used to center the text between the ISREDIT bounds settings. <text:s text:c="2"/>You ma<text:span text:style-name="T314">y</text:span> need to specify bounds prior to invoking this <text:span text:style-name="T317">macro</text:span>.</text:p>
            <text:p text:style-name="P277"/>
            <text:p text:style-name="P277">For help information, key “CENTER ?” on the command line.</text:p>
          </table:table-cell>
        </table:table-row>
        <table:table-row>
          <table:table-cell table:style-name="Table_5f_1.A2" office:value-type="string">
            <text:p text:style-name="P361"/>
            <text:p text:style-name="P361">CHANGES</text:p>
          </table:table-cell>
          <table:table-cell table:style-name="Table_5f_1.B2" office:value-type="string">
            <text:p text:style-name="P23"/>
            <text:p text:style-name="P84"><text:span text:style-name="T50">[</text:span>dsname<text:span text:style-name="T50">] <text:s/>[ [BR | BROWSE] | [ED | EDIT] ] <text:s/>[ONLY] [HELP]</text:span></text:p>
            <text:p text:style-name="P84"/>
            <text:p text:style-name="P86">dsname – <text:span text:style-name="T51">data set or member (previous version) to be compared against for changes.</text:span></text:p>
            <text:p text:style-name="P86">BR|BROWSE – SUPERC report instead of merging the report into the current Edit session.</text:p>
            <text:p text:style-name="P86">ED|EDIT – SUPERC report instead of merging the report into the current Edit session.</text:p>
            <text:p text:style-name="P86">ONLY – changed rows are <text:span text:style-name="T165">present</text:span>ed.</text:p>
            <text:p text:style-name="P86">HELP – <text:span text:style-name="T165">present</text:span>s Help information.</text:p>
            <text:p text:style-name="P86"/>
            <text:p text:style-name="P85">ISREDIT EXEC macro used to <text:span text:style-name="T165">present</text:span> all <text:span text:style-name="T208">of the </text:span>changes made <text:span text:style-name="T208">to the edited member</text:span>. <text:s/><text:span text:style-name="T208">If dsname is provided, then it is the differences between the member being edited and the dsname. <text:s/>If dsname is not provided then it is the differences in the edited member</text:span> <text:span text:style-name="T161">since the last ISREDIT command SAVE was issued.</text:span> <text:s/></text:p>
            <text:p text:style-name="P85"/>
            <text:p text:style-name="P217">Macro SAVE invokes CHANGES ONLY if Change ID has been set.</text:p>
            <text:p text:style-name="P84"/>
            <text:p text:style-name="P127">For help information, key “CHANGES HELP” on the command <text:span text:style-name="T317">line.</text:span></text:p>
          </table:table-cell>
        </table:table-row>
        <text:soft-page-break/>
        <table:table-row>
          <table:table-cell table:style-name="Table_5f_1.A2" office:value-type="string">
            <text:p text:style-name="Table_20_Contents"/>
            <text:p text:style-name="P458">CHANNEL</text:p>
          </table:table-cell>
          <table:table-cell table:style-name="Table_5f_1.B2" office:value-type="string">
            <text:p text:style-name="P23"/>
            <text:p text:style-name="P280">[ ( [<text:span text:style-name="T1">STATUS</text:span>] [LINE | <text:span text:style-name="T1">SCREEN</text:span>] ]</text:p>
            <text:p text:style-name="P280"/>
            <text:p text:style-name="P280">STATUS – display the channel status matrix.</text:p>
            <text:p text:style-name="P93"><text:span text:style-name="T65">LINE/SCREEN</text:span> – specifies the presentation form of the report. <text:s/><text:span text:style-name="T65">Terminal LINE</text:span> <text:span text:style-name="T65">mode or SCREEN mode.</text:span> </text:p>
            <text:p text:style-name="P280"/>
            <text:p text:style-name="P280">For help information, key “CHANNEL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Table_20_Contents">CHGID</text:p>
          </table:table-cell>
          <table:table-cell table:style-name="Table_5f_1.B2" office:value-type="string">
            <text:p text:style-name="P23"/>
            <text:p text:style-name="P23">{lptr <text:span text:style-name="T237">|</text:span> range | *} [ ( {RESET | SET '<text:span text:style-name="T77">cnnnnnnn</text:span>'} [STD | COBOL] ]</text:p>
            <text:p text:style-name="P23"/>
            <text:p text:style-name="P40">RESET – clear the <text:span text:style-name="T92">C</text:span>hange <text:span text:style-name="T92">ID</text:span> and MASKLINE.</text:p>
            <text:p text:style-name="P40">SET <text:span text:style-name="T98">'cnnnnnnn'</text:span> – initializes the <text:span text:style-name="T92">C</text:span>hange <text:span text:style-name="T92">ID</text:span>.</text:p>
            <text:p text:style-name="P40">STD/COBOL – establishes the <text:span text:style-name="T92">L</text:span>anguage which determines the columns where the <text:span text:style-name="T92">C</text:span>hange <text:span text:style-name="T92">ID</text:span> will be placed on the row. <text:s/><text:span text:style-name="T95">T</text:span>he default <text:span text:style-name="T92">L</text:span>anguage <text:span text:style-name="T90">may be established by macro SETUP2 or LANG</text:span>.</text:p>
            <text:p text:style-name="P40"/>
            <text:p text:style-name="P122">STD – Change ID <text:span text:style-name="T93">is</text:span> located in columns 63:70</text:p>
            <text:p text:style-name="P122">COBOL – Change ID <text:span text:style-name="T93">is</text:span> located in columns 73:80</text:p>
            <text:p text:style-name="P23"/>
            <text:p text:style-name="P23">ISREDIT EXEC macro used to put <text:span text:style-name="T92">C</text:span>hange <text:span text:style-name="T92">ID'</text:span>s on all rows that have been modified since the last SAVE command.</text:p>
            <text:p text:style-name="P23"/>
            <text:p text:style-name="P23">A MASKLINE is created so that all row insertions will have <text:span text:style-name="T92">C</text:span>hange <text:span text:style-name="T92">ID'</text:span>s included.</text:p>
            <text:p text:style-name="P23"/>
            <text:p text:style-name="P23">For help information, key “CHGID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Table_20_Contents">CKSEQ</text:p>
          </table:table-cell>
          <table:table-cell table:style-name="Table_5f_1.B2" office:value-type="string">
            <text:p text:style-name="P23"/>
            <text:p text:style-name="P23">{lptr | range | *} [ ( <text:span text:style-name="T80">[</text:span>STD | COBOL<text:span text:style-name="T80">]</text:span> ]</text:p>
            <text:p text:style-name="P23"/>
            <text:p text:style-name="P42">STD/COBOL – establishes the <text:span text:style-name="T92">L</text:span>anguage which determines the columns where the <text:span text:style-name="T90">sequence numbers are located </text:span>on the row. <text:s/><text:span text:style-name="T96">T</text:span>he default <text:span text:style-name="T92">L</text:span>anguage <text:span text:style-name="T90">may be established by macro SETUP2 or LANG</text:span>.</text:p>
            <text:p text:style-name="P42"/>
            <text:p text:style-name="P23">STD<text:span text:style-name="T34"> – </text:span>sequence numbers are in columns 73:80</text:p>
            <text:p text:style-name="P23">COBOL<text:span text:style-name="T34"> – </text:span>sequence numbers are in columns 1:6</text:p>
            <text:p text:style-name="P23"/>
            <text:p text:style-name="P23">ISREDIT EXEC macro used to verify that the edited member has ascending sequence numbers. <text:s/>Excluded rows are ignored. <text:s/>Start row is the current row.</text:p>
            <text:p text:style-name="P23"/>
            <text:p text:style-name="P23">For help information, key “CKSEQ ?” on the command line.</text:p>
          </table:table-cell>
        </table:table-row>
        <text:soft-page-break/>
        <table:table-row>
          <table:table-cell table:style-name="Table_5f_1.A2" office:value-type="string">
            <text:p text:style-name="Table_20_Contents"/>
            <text:p text:style-name="P369">CLRSEQ</text:p>
          </table:table-cell>
          <table:table-cell table:style-name="Table_5f_1.B2" office:value-type="string">
            <text:p text:style-name="Table_20_Contents"/>
            <text:p text:style-name="P369"><text:span text:style-name="T113">[range] </text:span>[ ( [STD | COBOL] ]</text:p>
            <text:p text:style-name="P419"/>
            <text:p text:style-name="P44">STD/COBOL – establishes the <text:span text:style-name="T92">L</text:span>anguage which determines the columns where the <text:span text:style-name="T90">sequence numbers are located </text:span>on the row. <text:s/><text:span text:style-name="T96">T</text:span>he default <text:span text:style-name="T92">L</text:span>anguage <text:span text:style-name="T90">may be established by macro SETUP2 or LANG</text:span>.</text:p>
            <text:p text:style-name="P44"/>
            <text:p text:style-name="P125">STD<text:span text:style-name="T34"> – </text:span>sequence numbers are in columns 73:80</text:p>
            <text:p text:style-name="P123">COBOL<text:span text:style-name="T34"> – </text:span>sequence numbers are in columns 1:6</text:p>
            <text:p text:style-name="P123"/>
            <text:p text:style-name="P124">ISREDIT EXEC macro used to clear the sequence number field. <text:s/>Only files with 80 byte fixed length records will be processed. <text:s/>Excluded rows are ignored. <text:s/>Non-numeric <text:span text:style-name="T230">fields</text:span> will not be cleared.</text:p>
            <text:p text:style-name="P124"/>
            <text:p text:style-name="P126">For help information, key “CLRSEQ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21">CMORE</text:p>
          </table:table-cell>
          <table:table-cell table:style-name="Table_5f_1.B2" office:value-type="string">
            <text:p text:style-name="Table_20_Contents"/>
            <text:p text:style-name="P421">[range] [ ( [AFTER | <text:span text:style-name="T1">BEFORE</text:span>] [count] <text:span text:style-name="T247">]</text:span></text:p>
            <text:p text:style-name="P421"/>
            <text:p text:style-name="P421">AFTER/BEFORE – specifies where to un-<text:span text:style-name="T245">exclude</text:span> rows in an exclude group.</text:p>
            <text:p text:style-name="P421">count – is the number of rows to un-<text:span text:style-name="T245">exclude</text:span>. <text:s/>The default is 3.</text:p>
            <text:p text:style-name="P421"/>
            <text:p text:style-name="P421">ISREDIT EXEC macro used to <text:span text:style-name="T245">un-exclude count number of rows AFTER or BEFORE a group of </text:span>EXCLUDEd rows.</text:p>
            <text:p text:style-name="P421"/>
            <text:p text:style-name="P421">For help information, key “CMORE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99">COLUTIL</text:p>
          </table:table-cell>
          <table:table-cell table:style-name="Table_5f_1.B2" office:value-type="string">
            <text:p text:style-name="Table_20_Contents"/>
            <text:p text:style-name="P399">col-1 col-2 col-3 <text:span text:style-name="T166">{</text:span><text:span text:style-name="T16">M</text:span><text:span text:style-name="T17">OVE</text:span><text:span text:style-name="T166"> | COPY | SWAP} [range]</text:span></text:p>
            <text:p text:style-name="P399">-<text:span text:style-name="T166">or-</text:span></text:p>
            <text:p text:style-name="P400">{L<text:span text:style-name="T167">EFT</text:span> | R<text:span text:style-name="T167">IGHT</text:span>} count [range]</text:p>
            <text:p text:style-name="P400">-or-</text:p>
            <text:p text:style-name="P400">CUT col-1 col-2 [range]</text:p>
            <text:p text:style-name="P400"/>
            <text:p text:style-name="P192">col-1 col-2 – specifies <text:span text:style-name="T166">source beginning and ending columns.</text:span></text:p>
            <text:p text:style-name="P192">col-<text:span text:style-name="T166">3</text:span> – specifies <text:span text:style-name="T166">target beginning column.</text:span></text:p>
            <text:p text:style-name="P194">M<text:span text:style-name="T178">OVE</text:span>/C<text:span text:style-name="T178">OPY</text:span>/S<text:span text:style-name="T178">WAP</text:span> – specifies the action to be taken.</text:p>
            <text:p text:style-name="P194">L<text:span text:style-name="T178">EFT</text:span>/R<text:span text:style-name="T178">IGHT</text:span> – specifies the direction of the shift.</text:p>
            <text:p text:style-name="P194"/>
            <text:p text:style-name="P194">ISREDIT EXEC macro used to operate on columns of data. Excluded rows are ignored.</text:p>
            <text:p text:style-name="P194"/>
            <text:p text:style-name="P194">This is a very interesting edit macro written by Mark Zelden.</text:p>
            <text:p text:style-name="P194"/>
            <text:p text:style-name="P194"><text:soft-page-break/>For help information, key “COLUTIL ?” on the command <text:span text:style-name="T317">line</text:span>. <text:s/><text:span text:style-name="T169">Use ISREDIT RESET command to remove the help NOTE lines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373">COUNT</text:p>
          </table:table-cell>
          <table:table-cell table:style-name="Table_5f_1.B2" office:value-type="string">
            <text:p text:style-name="Table_20_Contents"/>
            <text:p text:style-name="P146">{lptr | range | *} [ ( <text:span text:style-name="T12">LINES</text:span> <text:span text:style-name="T58">[</text:span><text:span text:style-name="T9">WORDS</text:span><text:span text:style-name="T80"> | NOWORDS] </text:span></text:p>
            <text:p text:style-name="P146"><text:span text:style-name="T80">[</text:span><text:span text:style-name="T9">CHARS</text:span><text:span text:style-name="T80"> | NOCHARS]</text:span> <text:span text:style-name="T312">[</text:span><text:span text:style-name="T24">LENGTH</text:span><text:span text:style-name="T312"> | NOLENGTH] [</text:span><text:span text:style-name="T13">DISPLAY</text:span><text:span text:style-name="T110"> | QUEUE | STACK] </text:span>]</text:p>
            <text:p text:style-name="P146"/>
            <text:p text:style-name="P147">LINES – specifies that <text:span text:style-name="T321">rows</text:span> will be counted.</text:p>
            <text:p text:style-name="P147">WORDS/NOWORDS – specifies whether words will be counted.</text:p>
            <text:p text:style-name="P147">CHARS/NOCHARS – specifies whether characters will be counted.</text:p>
            <text:p text:style-name="P275">LENGTH/NOLENGTH – specifies whether shortest and longest line length will be captured. <text:s/>Label(s) .PTS and .PTL will be set if LENGTH is specified.</text:p>
            <text:p text:style-name="P148"><text:span text:style-name="T125">DISPLAY/</text:span>QUEUE/STACK – specifies how the results are to be <text:span text:style-name="T165">presented</text:span>. <text:span text:style-name="T187">Where QUEUE is FIFO and STACK is LIFO.</text:span></text:p>
            <text:p text:style-name="P147"/>
            <text:p text:style-name="P146">ISREDIT EXEC macro used to <text:span text:style-name="T109">count the number of rows, words, and characters in a member.</text:span> <text:s/><text:span text:style-name="T312">It can also determine the shortest and longest row in the member. <text:s/></text:span>Excluded rows are ignored.</text:p>
            <text:p text:style-name="P146"/>
            <text:p text:style-name="P147">For help information, key “COUNT ?” on the command line.</text:p>
          </table:table-cell>
        </table:table-row>
        <table:table-row>
          <table:table-cell table:style-name="Table_5f_1.A2" office:value-type="string">
            <text:p text:style-name="P402"/>
            <text:p text:style-name="P397">CSI<text:span text:style-name="T194">SRCH</text:span></text:p>
          </table:table-cell>
          <table:table-cell table:style-name="Table_5f_1.B2" office:value-type="string">
            <text:p text:style-name="Table_20_Contents"/>
            <text:p text:style-name="P397">dsnpattern [catalog]</text:p>
            <text:p text:style-name="P397"/>
            <text:p text:style-name="P83">TSO/ISPF EXEC macro used to invoke <text:span text:style-name="T162">the Catalog Search Interface (CSI) to collect and present data set information (i.e. catalog name, file type, data set name, and volume list).</text:span></text:p>
          </table:table-cell>
        </table:table-row>
        <table:table-row>
          <table:table-cell table:style-name="Table_5f_1.A2" office:value-type="string">
            <text:p text:style-name="P398"/>
            <text:p text:style-name="P367">DATE</text:p>
          </table:table-cell>
          <table:table-cell table:style-name="Table_5f_1.B2" office:value-type="string">
            <text:p text:style-name="Table_20_Contents"/>
            <text:p text:style-name="P367">[date]</text:p>
            <text:p text:style-name="P367"/>
            <text:p text:style-name="P367">TSO/ISPF EXEC macro will <text:span text:style-name="T164">present</text:span> information about the date. <text:s/>Current System date is the default.</text:p>
            <text:p text:style-name="P367"/>
            <text:p text:style-name="P368">For help information, key “<text:span text:style-name="T111">TSO </text:span>DATE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33">DDSCAN</text:p>
          </table:table-cell>
          <table:table-cell table:style-name="Table_5f_1.B2" office:value-type="string">
            <text:p text:style-name="P23"/>
            <text:p text:style-name="P248">member</text:p>
            <text:p text:style-name="P248"/>
            <text:p text:style-name="P249">ISREDIT EXEC macro used to <text:span text:style-name="T271">locate a member name within the list of data set name(s) under a DD statement. <text:s/>Place cursor on the row with the DD name. <text:s/>The macro interfaces with ISRFIND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346">DEBUGOFF</text:p>
            <text:p text:style-name="P346"><text:soft-page-break/>DEBUGON</text:p>
          </table:table-cell>
          <table:table-cell table:style-name="Table_5f_1.B2" office:value-type="string">
            <text:p text:style-name="P23"/>
            <text:p text:style-name="P51"/>
            <text:p text:style-name="P51"><text:soft-page-break/></text:p>
            <text:p text:style-name="P51"><text:span text:style-name="T71">TSO/ISPF</text:span> EXEC macros used to <text:span text:style-name="T187">set the ISPF Profile variable </text:span>DEBUG <text:span text:style-name="T187">to either </text:span>ON | OFF for testing purposes. <text:s/><text:span text:style-name="T178">Most of the</text:span> REXX macros provided in this Tool<text:span text:style-name="T72">box</text:span> access the DEBUG <text:span text:style-name="T187">variable</text:span>.</text:p>
          </table:table-cell>
        </table:table-row>
        <table:table-row>
          <table:table-cell table:style-name="Table_5f_1.A2" office:value-type="string">
            <text:p text:style-name="Table_20_Contents"/>
            <text:p text:style-name="P523">DEC2BIN</text:p>
          </table:table-cell>
          <table:table-cell table:style-name="Table_5f_1.B2" office:value-type="string">
            <text:p text:style-name="P23"/>
            <text:p text:style-name="P322">base<text:span text:style-name="T403">10</text:span></text:p>
            <text:p text:style-name="P330">or</text:p>
            <text:p text:style-name="P322"><text:span text:style-name="T411">base</text:span><text:span text:style-name="T403">2</text:span><text:span text:style-name="T411"> = DEC2BIN(base</text:span><text:span text:style-name="T403">10</text:span><text:span text:style-name="T411">)</text:span></text:p>
            <text:p text:style-name="P330"/>
            <text:p text:style-name="P159"><text:span text:style-name="T412">TSO EXEC macro and/or REXX </text:span><text:span text:style-name="T416">function used to convert a base</text:span><text:span text:style-name="T407">10</text:span><text:span text:style-name="T416"> number to a base</text:span><text:span text:style-name="T407">2</text:span><text:span text:style-name="T416"> number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522">DEC2B32</text:p>
          </table:table-cell>
          <table:table-cell table:style-name="Table_5f_1.B2" office:value-type="string">
            <text:p text:style-name="P23"/>
            <text:p text:style-name="P321">base<text:span text:style-name="T403">10</text:span></text:p>
            <text:p text:style-name="P332">or</text:p>
            <text:p text:style-name="P321"><text:span text:style-name="T411">base</text:span><text:span text:style-name="T403">32</text:span><text:span text:style-name="T411"> = DEC2B32(base</text:span><text:span text:style-name="T403">10</text:span><text:span text:style-name="T416">)</text:span></text:p>
            <text:p text:style-name="P331"/>
            <text:p text:style-name="P159"><text:span text:style-name="T412">TSO EXEC macro and/or REXX </text:span><text:span text:style-name="T416">function used to convert a base</text:span><text:span text:style-name="T407">10</text:span><text:span text:style-name="T416"> number to a base</text:span><text:span text:style-name="T407">32</text:span><text:span text:style-name="T416"> number. <text:s/></text:span><text:span text:style-name="T415">LE uses base</text:span><text:span text:style-name="T406">32</text:span><text:span text:style-name="T415"> numbers as error numbers in their messages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523">DEC2HEX</text:p>
          </table:table-cell>
          <table:table-cell table:style-name="Table_5f_1.B2" office:value-type="string">
            <text:p text:style-name="P23"/>
            <text:p text:style-name="P322">base<text:span text:style-name="T403">10</text:span></text:p>
            <text:p text:style-name="P330">or</text:p>
            <text:p text:style-name="P322"><text:span text:style-name="T411">base</text:span><text:span text:style-name="T403">16</text:span><text:span text:style-name="T411"> = DEC2HEX(base</text:span><text:span text:style-name="T403">10</text:span><text:span text:style-name="T411">)</text:span></text:p>
            <text:p text:style-name="P330"/>
            <text:p text:style-name="P159"><text:span text:style-name="T412">TSO EXEC macro and/or REXX </text:span><text:span text:style-name="T416">function used to convert a base</text:span><text:span text:style-name="T407">10</text:span><text:span text:style-name="T416"> number to a base</text:span><text:span text:style-name="T407">16</text:span><text:span text:style-name="T416"> number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524">DEC2OCT</text:p>
          </table:table-cell>
          <table:table-cell table:style-name="Table_5f_1.B2" office:value-type="string">
            <text:p text:style-name="P23"/>
            <text:p text:style-name="P323">base<text:span text:style-name="T403">10</text:span></text:p>
            <text:p text:style-name="P333">or</text:p>
            <text:p text:style-name="P323"><text:span text:style-name="T411">base</text:span><text:span text:style-name="T403">8</text:span><text:span text:style-name="T411"> = DEC2OCT(base</text:span><text:span text:style-name="T403">10</text:span><text:span text:style-name="T411">)</text:span></text:p>
            <text:p text:style-name="P333"/>
            <text:p text:style-name="P160"><text:span text:style-name="T412">TSO EXEC macro and/or REXX </text:span><text:span text:style-name="T416">function </text:span><text:span text:style-name="T417">used to convert a base</text:span><text:span text:style-name="T408">10</text:span><text:span text:style-name="T417"> number to a base</text:span><text:span text:style-name="T408">8</text:span><text:span text:style-name="T417"> number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529">DOW</text:p>
          </table:table-cell>
          <table:table-cell table:style-name="Table_5f_1.B2" office:value-type="string">
            <text:p text:style-name="P23"/>
            <text:p text:style-name="P328">yyyymmdd</text:p>
            <text:p text:style-name="P328">or</text:p>
            <text:p text:style-name="P328"><text:span text:style-name="T424">string</text:span> = DOW(yyyymmdd)</text:p>
            <text:p text:style-name="P328"/>
            <text:p text:style-name="P328"><text:span text:style-name="T424">string</text:span> – <text:span text:style-name="T424">1</text:span><text:span text:style-name="T45">st</text:span><text:span text:style-name="T424"> word </text:span>specifies the <text:span text:style-name="T423">week day number</text:span> (<text:span text:style-name="T423">e.g. 1:7); 2</text:span><text:span text:style-name="T46">nd</text:span><text:span text:style-name="T423"> word specifies the week day title (e.g. Sun, <text:s/>Mon, Tue, Wed, Thu, Fri, Sat)</text:span></text:p>
            <text:p text:style-name="P329"/>
            <text:p text:style-name="P165"><text:span text:style-name="T412">TSO EXEC macro and/or REXX </text:span><text:span text:style-name="T416">function </text:span><text:span text:style-name="T422">used to convert a specific </text:span><text:soft-page-break/><text:span text:style-name="T422">Gregorian date to a week day number and day title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459">DPSCB</text:p>
          </table:table-cell>
          <table:table-cell table:style-name="Table_5f_1.B2" office:value-type="string">
            <text:p text:style-name="P23"/>
            <text:p text:style-name="P281">[ ( [LINE | <text:span text:style-name="T1">SCREEN</text:span>] ]</text:p>
            <text:p text:style-name="P281"/>
            <text:p text:style-name="P94"><text:span text:style-name="T65">LINE/SCREEN</text:span> – specifies the presentation form of the report. <text:s/><text:span text:style-name="T65">Terminal LINE</text:span> <text:span text:style-name="T65">mode or SCREEN mode.</text:span></text:p>
            <text:p text:style-name="P94"/>
            <text:p text:style-name="P282">TSO/ISPF EXEC macro used to display the TSO Protected Step Control Block (PSCB). <text:s/><text:span text:style-name="T387">Invokes TSO command (LPSCB CBT file#300). </text:span></text:p>
            <text:p text:style-name="P282"/>
            <text:p text:style-name="P98">For help information, key “<text:span text:style-name="T111">TSO DPSCB </text:span>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59">%DSAT</text:p>
            <text:p text:style-name="P487"/>
          </table:table-cell>
          <table:table-cell table:style-name="Table_5f_1.B2" office:value-type="string">
            <text:p text:style-name="P23"/>
            <text:p text:style-name="P282">dsname | dsnlevel</text:p>
            <text:p text:style-name="P289"/>
            <text:p text:style-name="P287">TSO/ISPF EXEC macro used to display data set attributes, <text:span text:style-name="T398">via TSO command (DSAT CBT file#296)</text:span>.</text:p>
            <text:p text:style-name="P286"/>
            <text:p text:style-name="P98">For help information, key “<text:span text:style-name="T111">TSO %DSAT </text:span>?” on the command line.</text:p>
          </table:table-cell>
        </table:table-row>
        <table:table-row>
          <table:table-cell table:style-name="Table_5f_1.A2" office:value-type="string">
            <text:p text:style-name="P487"/>
            <text:p text:style-name="P487">DSAT</text:p>
          </table:table-cell>
          <table:table-cell table:style-name="Table_5f_1.B2" office:value-type="string">
            <text:p text:style-name="P288"/>
            <text:p text:style-name="P288">dsname | dsnlevel <text:span text:style-name="T341">[options]</text:span></text:p>
            <text:p text:style-name="P288"/>
            <text:p text:style-name="P290">Options:</text:p>
            <table:table table:name="Table8" table:style-name="Table8">
              <table:table-column table:style-name="Table8.A"/>
              <table:table-column table:style-name="Table8.B"/>
              <table:table-row>
                <table:table-cell office:value-type="string">
                  <text:p text:style-name="P488"><text:span text:style-name="T1">ALL</text:span> | DAONLY</text:p>
                </table:table-cell>
                <table:table-cell office:value-type="string">
                  <text:p text:style-name="P491">List all data set names under an index level.</text:p>
                </table:table-cell>
              </table:table-row>
              <table:table-row>
                <table:table-cell office:value-type="string">
                  <text:p text:style-name="P488"><text:span text:style-name="T1">ALLOC</text:span> | NOALLOC</text:p>
                </table:table-cell>
                <table:table-cell office:value-type="string">
                  <text:p text:style-name="P491">List allocation information.</text:p>
                </table:table-cell>
              </table:table-row>
              <table:table-row>
                <table:table-cell office:value-type="string">
                  <text:p text:style-name="P488">CCHHR | <text:span text:style-name="T1">NOCCHHR</text:span></text:p>
                </table:table-cell>
                <table:table-cell office:value-type="string">
                  <text:p text:style-name="P491">List format-1 DSCB address.</text:p>
                </table:table-cell>
              </table:table-row>
              <table:table-row>
                <table:table-cell office:value-type="string">
                  <text:p text:style-name="P488"><text:span text:style-name="T1">CRDATE</text:span> | CRDATE</text:p>
                </table:table-cell>
                <table:table-cell office:value-type="string">
                  <text:p text:style-name="P491">List creation date.</text:p>
                </table:table-cell>
              </table:table-row>
              <table:table-row>
                <table:table-cell office:value-type="string">
                  <text:p text:style-name="P488"><text:span text:style-name="T1">DCB</text:span> | NODCB</text:p>
                </table:table-cell>
                <table:table-cell office:value-type="string">
                  <text:p text:style-name="P491">List DCB information (i.e. RECFM, LRECL, BLKSIZE)</text:p>
                </table:table-cell>
              </table:table-row>
              <table:table-row>
                <table:table-cell office:value-type="string">
                  <text:p text:style-name="P488">DEVICE | <text:span text:style-name="T1">NODEVICE</text:span></text:p>
                </table:table-cell>
                <table:table-cell office:value-type="string">
                  <text:p text:style-name="P490">List device <text:span text:style-name="T340">name (i.e. 3390).</text:span></text:p>
                </table:table-cell>
              </table:table-row>
              <table:table-row>
                <table:table-cell office:value-type="string">
                  <text:p text:style-name="P488">DEVTYPE | <text:span text:style-name="T1">NODEVTYPE</text:span></text:p>
                </table:table-cell>
                <table:table-cell office:value-type="string">
                  <text:p text:style-name="P490">List device type code.</text:p>
                </table:table-cell>
              </table:table-row>
              <table:table-row>
                <table:table-cell office:value-type="string">
                  <text:p text:style-name="P488">DSONLY</text:p>
                </table:table-cell>
                <table:table-cell office:value-type="string">
                  <text:p text:style-name="P492">Treat names as data set names, not index names.</text:p>
                </table:table-cell>
              </table:table-row>
              <table:table-row>
                <table:table-cell office:value-type="string">
                  <text:p text:style-name="P488"><text:span text:style-name="T1">DSORG</text:span> | NODSORG</text:p>
                </table:table-cell>
                <table:table-cell office:value-type="string">
                  <text:p text:style-name="P491">List data set organization.</text:p>
                </table:table-cell>
              </table:table-row>
              <table:table-row>
                <table:table-cell office:value-type="string">
                  <text:p text:style-name="P488">EXDATE | <text:span text:style-name="T1">NOEXDATE</text:span></text:p>
                </table:table-cell>
                <table:table-cell office:value-type="string">
                  <text:p text:style-name="P491">List expiration date.</text:p>
                </table:table-cell>
              </table:table-row>
              <table:table-row>
                <table:table-cell office:value-type="string">
                  <text:p text:style-name="P489">EXTENTS | <text:span text:style-name="T1">NOEXTENTS</text:span></text:p>
                </table:table-cell>
                <table:table-cell office:value-type="string">
                  <text:p text:style-name="P492">List the extent information following the data set information.</text:p>
                </table:table-cell>
              </table:table-row>
              <table:table-row>
                <table:table-cell office:value-type="string">
                  <text:p text:style-name="P489">FULL | <text:span text:style-name="T1">NOFULL</text:span></text:p>
                </table:table-cell>
                <table:table-cell office:value-type="string">
                  <text:p text:style-name="P489"><text:span text:style-name="T339">FULL o</text:span>verrides with <text:span text:style-name="T339">CCHHR, DEVICE, GDGDATA, LASTREF, SECONDARY.</text:span></text:p>
                </table:table-cell>
              </table:table-row>
              <table:table-row>
                <table:table-cell office:value-type="string">
                  <text:p text:style-name="P488">GDGDATA | <text:span text:style-name="T25">NO</text:span><text:span text:style-name="T1">GDGDATA</text:span></text:p>
                </table:table-cell>
                <table:table-cell office:value-type="string">
                  <text:p text:style-name="P491">List GDG indexes.</text:p>
                </table:table-cell>
              </table:table-row>
              <table:table-row>
                <table:table-cell office:value-type="string">
                  <text:p text:style-name="P488"><text:soft-page-break/>HARDCOPY(ddname)</text:p>
                </table:table-cell>
                <table:table-cell office:value-type="string">
                  <text:p text:style-name="P489">Overrides with NOPRINT. <text:s/><text:span text:style-name="T341">Specifies the ddname to direct the output to.</text:span></text:p>
                </table:table-cell>
              </table:table-row>
              <table:table-row>
                <table:table-cell office:value-type="string">
                  <text:p text:style-name="P488"><text:span text:style-name="T1">HEADER</text:span> | NOHEADER</text:p>
                </table:table-cell>
                <table:table-cell office:value-type="string">
                  <text:p text:style-name="P491">Create header line.</text:p>
                </table:table-cell>
              </table:table-row>
              <table:table-row>
                <table:table-cell office:value-type="string">
                  <text:p text:style-name="P488">LASTREF | <text:span text:style-name="T1">NOLASTREF</text:span></text:p>
                </table:table-cell>
                <table:table-cell office:value-type="string">
                  <text:p text:style-name="P491">List last reference date.</text:p>
                </table:table-cell>
              </table:table-row>
              <table:table-row>
                <table:table-cell office:value-type="string">
                  <text:p text:style-name="P488">PDS | <text:span text:style-name="T1">NOPDS</text:span></text:p>
                </table:table-cell>
                <table:table-cell office:value-type="string">
                  <text:p text:style-name="P491">List PDS directory information.</text:p>
                </table:table-cell>
              </table:table-row>
              <table:table-row>
                <table:table-cell office:value-type="string">
                  <text:p text:style-name="P488"><text:span text:style-name="T1">PRINT</text:span> | NOPRINT</text:p>
                </table:table-cell>
                <table:table-cell office:value-type="string">
                  <text:p text:style-name="P491">Output is to be displayed.</text:p>
                </table:table-cell>
              </table:table-row>
              <table:table-row>
                <table:table-cell office:value-type="string">
                  <text:p text:style-name="P488">SECONDARY | <text:span text:style-name="T1">NOSECONDARY</text:span></text:p>
                </table:table-cell>
                <table:table-cell office:value-type="string">
                  <text:p text:style-name="P491">List secondary allocation information.</text:p>
                </table:table-cell>
              </table:table-row>
              <table:table-row>
                <table:table-cell office:value-type="string">
                  <text:p text:style-name="P488">SEQNO | <text:span text:style-name="T1">NOSEQNO</text:span></text:p>
                </table:table-cell>
                <table:table-cell office:value-type="string">
                  <text:p text:style-name="P490">List file sequence number.</text:p>
                </table:table-cell>
              </table:table-row>
              <table:table-row>
                <table:table-cell office:value-type="string">
                  <text:p text:style-name="P488"><text:span text:style-name="T1">SERIAL</text:span> | NOSERIAL</text:p>
                </table:table-cell>
                <table:table-cell office:value-type="string">
                  <text:p text:style-name="P490">List volume serial number(s).</text:p>
                </table:table-cell>
              </table:table-row>
              <table:table-row>
                <table:table-cell office:value-type="string">
                  <text:p text:style-name="P488">SMS | <text:span text:style-name="T1">NOSMS</text:span></text:p>
                </table:table-cell>
                <table:table-cell office:value-type="string">
                  <text:p text:style-name="P491">List SMS information (i.e. DATACLASS, MGMTCLAS, STORCLASS).</text:p>
                </table:table-cell>
              </table:table-row>
              <table:table-row>
                <table:table-cell office:value-type="string">
                  <text:p text:style-name="P488"><text:span text:style-name="T1">TOTALS</text:span> | TOTALS</text:p>
                </table:table-cell>
                <table:table-cell office:value-type="string">
                  <text:p text:style-name="P491">List totals at the end.</text:p>
                </table:table-cell>
              </table:table-row>
              <table:table-row>
                <table:table-cell office:value-type="string">
                  <text:p text:style-name="P488">VOLUME(volser,...)</text:p>
                </table:table-cell>
                <table:table-cell office:value-type="string">
                  <text:p text:style-name="P492">Specifies the volume to search for a data set.</text:p>
                </table:table-cell>
              </table:table-row>
            </table:table>
            <text:p text:style-name="P19"/>
            <text:p text:style-name="P288">TSO command <text:span text:style-name="T388">(DSAT CBT file#296) </text:span>used to display data set attributes.</text:p>
          </table:table-cell>
        </table:table-row>
        <table:table-row>
          <table:table-cell table:style-name="Table_5f_1.A2" office:value-type="string">
            <text:p text:style-name="P381"/>
            <text:p text:style-name="P362">DSINFO</text:p>
          </table:table-cell>
          <table:table-cell table:style-name="Table_5f_1.B2" office:value-type="string">
            <text:p text:style-name="P23"/>
            <text:p text:style-name="P574"><text:span text:style-name="T52">d</text:span>sname [ ( <text:span text:style-name="T426">[volid] [DSCB | </text:span><text:span text:style-name="T26">NODSCB</text:span><text:span text:style-name="T359">]</text:span> [<text:span text:style-name="T54">LINE</text:span> | <text:span text:style-name="T6">SCREEN</text:span>] ]</text:p>
            <text:p text:style-name="P87"/>
            <text:p text:style-name="P573"><text:span text:style-name="T426">v</text:span>olid – volume id for the dsname.</text:p>
            <text:p text:style-name="P572">DSCB/NODSCB – <text:span text:style-name="T360">specifies whether to include the DSCB (VTOC Format 1 record) in the output.</text:span></text:p>
            <text:p text:style-name="P87"><text:span text:style-name="T65">LINE/SCREEN</text:span> – specifies the presentation form of the report. <text:s/><text:span text:style-name="T65">Terminal LINE</text:span> <text:span text:style-name="T65">mode or SCREEN mode.</text:span> </text:p>
            <text:p text:style-name="P87"/>
            <text:p text:style-name="P64">TSO/ISPF EXEC macro used to <text:span text:style-name="T52">present the information collected, via the ISPF command DSINFO.</text:span></text:p>
            <text:p text:style-name="P64"/>
            <text:p text:style-name="P64">From the ISPF D<text:span text:style-name="T151">SLIST</text:span> (<text:span text:style-name="T151">=</text:span>3.4) <text:span text:style-name="T120">panel, key macro DSINFO on</text:span> the <text:span text:style-name="T130">row</text:span> command <text:span text:style-name="T319">line</text:span> of the <text:span text:style-name="T52">desired dsname</text:span>.</text:p>
            <text:p text:style-name="P87"/>
            <text:p text:style-name="P97">For help information, key “<text:span text:style-name="T111">TSO </text:span>DSINFO ?” on the command line.</text:p>
          </table:table-cell>
        </table:table-row>
        <table:table-row>
          <table:table-cell table:style-name="Table_5f_1.A2" office:value-type="string">
            <text:p text:style-name="P508"/>
            <text:p text:style-name="P504">DS<text:span text:style-name="T350">NF</text:span>LTR</text:p>
          </table:table-cell>
          <table:table-cell table:style-name="Table_5f_1.B2" office:value-type="string">
            <text:p text:style-name="P23"/>
            <text:p text:style-name="P295">X [ ( kwd=value ] <text:span text:style-name="T157">| </text:span>FLIP | HR | TALLY</text:p>
            <text:p text:style-name="P295"/>
            <text:p text:style-name="P295">X – exclude specific data set entries <text:span text:style-name="T126">from panel.</text:span></text:p>
            <text:p text:style-name="P177">FLIP – used to make hidden rows visible or visible rows hidden, <text:span text:style-name="T157">just like when you are in ISREDIT mode.</text:span></text:p>
            <text:p text:style-name="P177">HR – invoke HSM HRECALL on all MIGRAT1 visible data sets.</text:p>
            <text:p text:style-name="P177">TALLY – will return the number of visible data sets and the total track count and total extent count <text:span text:style-name="T128">for those data sets.</text:span></text:p>
            <text:p text:style-name="P177"><text:soft-page-break/></text:p>
            <text:p text:style-name="P177">kwd – VOLume | TRAcks | XT | DEVice | DSOrg | RECfm | LREcl | BLKsz | CREated | EXPirati | REFerred | CATalog | DSName</text:p>
            <text:p text:style-name="P177">val<text:span text:style-name="T209">ue</text:span> – any exact value, or any partial value for VOL | DEV | CRE | EXP | REF | CAT | DSN. <text:s/><text:span text:style-name="T188">Otherwise, only exact value is matched.</text:span></text:p>
            <text:p text:style-name="P177"/>
            <text:p text:style-name="P177">TSO/ISPF EXEC macro used to filter the available data sets on the ISPF D<text:span text:style-name="T151">SLIST</text:span> (<text:span text:style-name="T151">=</text:span>3.4) panel. <text:s/>To get ISPF to populate all the variables you must scroll to the bottom of the panel <text:span text:style-name="T135">group</text:span>, and scroll left one panel. <text:s/><text:span text:style-name="T127">Any errors you receive will probably be related to the table (panel), not being populated.</text:span></text:p>
            <text:p text:style-name="P177"/>
            <text:p text:style-name="P99">For help information, key “<text:span text:style-name="T111">TSO </text:span>DS<text:span text:style-name="T350">NFLTR </text:span>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509">DSPACE</text:p>
            <text:p text:style-name="P509">M01<text:line-break/>M02<text:line-break/>M03</text:p>
            <text:p text:style-name="P509">M09</text:p>
            <text:p text:style-name="P509">M27</text:p>
            <text:p text:style-name="P509">M54</text:p>
          </table:table-cell>
          <table:table-cell table:style-name="Table_5f_1.B2" office:value-type="string">
            <text:p text:style-name="P23"/>
            <text:p text:style-name="P309">[vol<text:span text:style-name="T368">pattern</text:span>]</text:p>
            <text:p text:style-name="P309"/>
            <text:p text:style-name="P308">TSO command(s) <text:span text:style-name="T388">(DSPACE CBT file#612) </text:span>used to present the amount of free space on one or more DASD volumes.</text:p>
            <text:p text:style-name="P308"/>
            <text:p text:style-name="P310">For help information, key “TSO HELP DSPACE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Table_20_Contents">%<text:span text:style-name="T372">DUDASD</text:span></text:p>
          </table:table-cell>
          <table:table-cell table:style-name="Table_5f_1.B2" office:value-type="string">
            <text:p text:style-name="P296"/>
            <text:p text:style-name="P317">[volpattern<text:span text:style-name="T374">]</text:span> <text:span text:style-name="T116">[ ( [kwd=(value,...)] [LINE | </text:span><text:span text:style-name="T14">SCREEN</text:span><text:span text:style-name="T116"> | QUEUE] ]</text:span></text:p>
            <text:p text:style-name="P296"/>
            <text:p text:style-name="P178">kwd – V<text:span text:style-name="T384">OLUME</text:span> | <text:span text:style-name="T373">UNIT.</text:span></text:p>
            <text:p text:style-name="P179">val<text:span text:style-name="T209">ue</text:span> – any <text:span text:style-name="T377">list of </text:span>exact value, or partial value for V | <text:span text:style-name="T373">U.</text:span></text:p>
            <text:p text:style-name="P96"><text:span text:style-name="T65">LINE/SCREEN/QUEUE</text:span> – specifies the presentation form of the report. <text:span text:style-name="T65">Terminal LINE</text:span> <text:span text:style-name="T65">mode or SCREEN mode, or QUEUE (FIFO) to place the items on the output data stack (one item per row).</text:span></text:p>
            <text:p text:style-name="P96"/>
            <text:p text:style-name="P67">TSO/ISPF EXEC macro used to <text:span text:style-name="T52">present the information collected, via the TSO command (DUDASD CBT file#612).</text:span></text:p>
            <text:p text:style-name="P96"/>
            <text:p text:style-name="P102">For help information, key “<text:span text:style-name="T111">TSO %DUDASD ?</text:span>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513">DUDASD <text:span text:style-name="T376">online devices</text:span></text:p>
            <text:p text:style-name="P512">DUO <text:span text:style-name="T376">online devices</text:span></text:p>
            <text:p text:style-name="P512">DUA <text:span text:style-name="T376">all devices</text:span></text:p>
          </table:table-cell>
          <table:table-cell table:style-name="Table_5f_1.B2" office:value-type="string">
            <text:p text:style-name="P23"/>
            <text:p text:style-name="P305">[vol<text:span text:style-name="T369">pattern]</text:span></text:p>
            <text:p text:style-name="P316">[unit-1[:unit-2]]</text:p>
            <text:p text:style-name="P316">[unit-1[:unit-2]]</text:p>
            <text:p text:style-name="P312"/>
            <text:p text:style-name="P306"><text:span text:style-name="T375">unit-1</text:span> – default 0000</text:p>
            <text:p text:style-name="P306"><text:span text:style-name="T375">unit-2</text:span> – default FFFF</text:p>
            <text:p text:style-name="P302"/>
            <text:p text:style-name="P307"><text:soft-page-break/>TSO command<text:span text:style-name="T367">(s)</text:span> <text:span text:style-name="T388">(DUDASD CBT file#612) used to present the list of DASD devices. <text:s/>Provides the same information as the MVS command(s):</text:span></text:p>
            <text:list xml:id="list169846692" text:style-name="L6">
              <text:list-item>
                <text:p text:style-name="P549">D U,DASD,ONLINE</text:p>
              </text:list-item>
              <text:list-item>
                <text:p text:style-name="P549">D U,DASD,ONLINE,uuuu</text:p>
              </text:list-item>
              <text:list-item>
                <text:p text:style-name="P549">D U,DASD,,uuuu</text:p>
              </text:list-item>
            </text:list>
            <text:p text:style-name="P311"/>
            <text:p text:style-name="P314">Presentation is in the following form:</text:p>
            <text:p text:style-name="P304">volid | OFFLNE | F-NRD</text:p>
            <text:p text:style-name="P301"><text:span text:style-name="T363">A | O | P | S – UCB allocated / unallocated / offline pending / SYSTEM pack</text:span> <text:s text:c="5"/></text:p>
            <text:p text:style-name="P301">R – <text:span text:style-name="T366">TSO SYSTEM has </text:span>R<text:span text:style-name="T366">ESERVED the device</text:span></text:p>
            <text:p text:style-name="P301">RSD <text:span text:style-name="T364">| RSV</text:span> – <text:span text:style-name="T364">RESIDENT / RESERVE</text:span></text:p>
            <text:p text:style-name="P303">/P – <text:span text:style-name="T365">PUBLIC pack</text:span></text:p>
            <text:p text:style-name="P303">/S – S<text:span text:style-name="T365">TORAGE pack</text:span></text:p>
            <text:p text:style-name="P306"/>
            <text:p text:style-name="P101">For help information, key “<text:span text:style-name="T111">TSO HELP DUDASD</text:span>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Table_20_Contents">DUP</text:p>
          </table:table-cell>
          <table:table-cell table:style-name="Table_5f_1.B2" office:value-type="string">
            <text:p text:style-name="P23"/>
            <text:p text:style-name="P23">{lptr | range | *} {col-1 col-2 | *} [ ( [<text:span text:style-name="T241">APPEND | INSERT | </text:span><text:span text:style-name="T1">REPLACE</text:span><text:span text:style-name="T53">]</text:span> ]</text:p>
            <text:p text:style-name="P23"/>
            <text:p text:style-name="P192">{col-1 col-2 | *} <text:span text:style-name="T33">– </text:span>specifies data on the current <text:span text:style-name="T212">row</text:span> to be applied to the following rows. </text:p>
            <text:p text:style-name="P57"><text:span text:style-name="T242">APPEND/INSERT/</text:span>REPLACE – specifies <text:span text:style-name="T128">how the data is to be applied to </text:span>the following rows.</text:p>
            <text:p text:style-name="P57"/>
            <text:p text:style-name="P23">ISREDIT EXEC macro used to duplicate the data in the current row to the following rows. <text:s/>Excluded <text:span text:style-name="T212">rows</text:span> are ignored.</text:p>
            <text:p text:style-name="P23"/>
            <text:p text:style-name="P23">For help information, key “DUP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10">EASTER</text:p>
          </table:table-cell>
          <table:table-cell table:style-name="Table_5f_1.B2" office:value-type="string">
            <text:p text:style-name="P319"/>
            <text:p text:style-name="P320">yyyy</text:p>
            <text:p text:style-name="P320">or</text:p>
            <text:p text:style-name="P336">yyyymmdd = EASTER(yyyy)</text:p>
            <text:p text:style-name="P150"/>
            <text:p text:style-name="P196"><text:span text:style-name="T210">yyyy</text:span> = <text:span text:style-name="T210">Year to calculate Easter.</text:span></text:p>
            <text:p text:style-name="P196"><text:span text:style-name="T210">yyyymmdd</text:span> = <text:span text:style-name="T210">Gregorian date of EASTER for yyyy</text:span>.</text:p>
            <text:p text:style-name="P150"/>
            <text:p text:style-name="P150"><text:span text:style-name="T401">TSO EXEC macro and/or REXX </text:span>function used to <text:span text:style-name="T211">compute the correct date of Easter for years 1583 through 4099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375">ENV<text:span text:style-name="T199">VAR</text:span></text:p>
          </table:table-cell>
          <table:table-cell table:style-name="Table_5f_1.B2" office:value-type="string">
            <text:p text:style-name="P23"/>
            <text:p text:style-name="P149">x = ENV<text:span text:style-name="T199">VAR(fldname[</text:span>,value<text:span text:style-name="T118">]</text:span>)</text:p>
            <text:p text:style-name="P149"/>
            <text:p text:style-name="P200">where fldname is:</text:p>
            <text:list xml:id="list1959651082" text:style-name="L7">
              <text:list-item>
                <text:p text:style-name="P550"><text:soft-page-break/>CPPdnm – SP Product name</text:p>
              </text:list-item>
              <text:list-item>
                <text:p text:style-name="P550">CPUmodl – CPU model</text:p>
              </text:list-item>
              <text:list-item>
                <text:p text:style-name="P550">DEst – default printer destination for TSO</text:p>
              </text:list-item>
              <text:list-item>
                <text:p text:style-name="P550">D<text:span text:style-name="T151">F</text:span>pl<text:span text:style-name="T151">vl</text:span> – DFP level</text:p>
              </text:list-item>
              <text:list-item>
                <text:p text:style-name="P551">Hwname – Hardware name</text:p>
              </text:list-item>
              <text:list-item>
                <text:p text:style-name="P552">IOdf – I/O data set definition</text:p>
              </text:list-item>
              <text:list-item>
                <text:p text:style-name="P552">IPA – IPL IPA <text:span text:style-name="T356">load parm and data set name</text:span></text:p>
              </text:list-item>
              <text:list-item>
                <text:p text:style-name="P550"><text:span text:style-name="T151">IPLDAte</text:span> – IPL date</text:p>
              </text:list-item>
              <text:list-item>
                <text:p text:style-name="P552">IPLDEv – IPL device and volid</text:p>
              </text:list-item>
              <text:list-item>
                <text:p text:style-name="P550">IPLTime – IPL time</text:p>
              </text:list-item>
              <text:list-item>
                <text:p text:style-name="P550">JEs2pdnm – JES2 product name</text:p>
              </text:list-item>
              <text:list-item>
                <text:p text:style-name="P550">JOBAcct – Job accounting information</text:p>
              </text:list-item>
              <text:list-item>
                <text:p text:style-name="P550">JOBId – Job ID</text:p>
              </text:list-item>
              <text:list-item>
                <text:p text:style-name="P550">JOBNm – Job name</text:p>
              </text:list-item>
              <text:list-item>
                <text:p text:style-name="P552">LOadparm – IPL load parm</text:p>
              </text:list-item>
              <text:list-item>
                <text:p text:style-name="P550">L<text:span text:style-name="T306">PARM</text:span>ode – LPAR mode</text:p>
              </text:list-item>
              <text:list-item>
                <text:p text:style-name="P553">LPARName – LPAR name</text:p>
              </text:list-item>
              <text:list-item>
                <text:p text:style-name="P552">MCat – Master Catalog volid, VSAM | ICF, and data set name</text:p>
              </text:list-item>
              <text:list-item>
                <text:p text:style-name="P550">PGrname – Programmer name</text:p>
              </text:list-item>
              <text:list-item>
                <text:p text:style-name="P550">PLexname – SYSPLEX name</text:p>
              </text:list-item>
              <text:list-item>
                <text:p text:style-name="P550">RACFGrp – RACF group</text:p>
              </text:list-item>
              <text:list-item>
                <text:p text:style-name="P550">RACFUser – RACF user</text:p>
              </text:list-item>
              <text:list-item>
                <text:p text:style-name="P550">REAlstg – real storage in megabytes</text:p>
              </text:list-item>
              <text:list-item>
                <text:p text:style-name="P550">REGsize – Region size in kilobytes</text:p>
              </text:list-item>
              <text:list-item>
                <text:p text:style-name="P554">SEcurity – security application (RACF, TopSecret, ACF2)</text:p>
              </text:list-item>
              <text:list-item>
                <text:p text:style-name="P550">SMFid – SMF ID</text:p>
              </text:list-item>
              <text:list-item>
                <text:p text:style-name="P550">SMSstat – SMS status</text:p>
              </text:list-item>
              <text:list-item>
                <text:p text:style-name="P550">SWAloc – SWA location (Above/Below)</text:p>
              </text:list-item>
              <text:list-item>
                <text:p text:style-name="P555">Tsoattr – TSO user attributes</text:p>
              </text:list-item>
              <text:list-item>
                <text:p text:style-name="P555">VTAMLvl – VTAM release level</text:p>
              </text:list-item>
              <text:list-item>
                <text:p text:style-name="P555">VTAMTerm – VTAM terminal id</text:p>
              </text:list-item>
            </text:list>
            <text:p text:style-name="P166"/>
            <text:p text:style-name="P166">value: SMF ID or null (only valid when used with SMFid)</text:p>
            <text:p text:style-name="P166"/>
            <text:p text:style-name="P149"><text:span text:style-name="T217">REXX</text:span> function used to retrieve information from <text:span text:style-name="T307">z/OS</text:span> control blocks. <text:s/>This function is to be used in other <text:span text:style-name="T217">REXX</text:span> macro(s).</text:p>
          </table:table-cell>
        </table:table-row>
        <table:table-row>
          <table:table-cell table:style-name="Table_5f_1.A2" office:value-type="string">
            <text:p text:style-name="Table_20_Contents"/>
            <text:p text:style-name="Table_20_Contents">EOL</text:p>
          </table:table-cell>
          <table:table-cell table:style-name="Table_5f_1.B2" office:value-type="string">
            <text:p text:style-name="P23"/>
            <text:p text:style-name="P23"/>
            <text:p text:style-name="P256">ISREDIT EXEC macro used to position the cursor at the end of the row the cursor is located. <text:s/></text:p>
            <text:p text:style-name="P256"/>
            <text:p text:style-name="P256">This <text:span text:style-name="T286">macro</text:span> works best if assigned to a PF key <text:span text:style-name="T103">(i.e. PF16)</text:span>.</text:p>
          </table:table-cell>
        </table:table-row>
        <text:soft-page-break/>
        <table:table-row>
          <table:table-cell table:style-name="Table_5f_1.A2" office:value-type="string">
            <text:p text:style-name="Table_20_Contents"/>
            <text:p text:style-name="P411">ESOTERIC</text:p>
          </table:table-cell>
          <table:table-cell table:style-name="Table_5f_1.B2" office:value-type="string">
            <text:p text:style-name="P23"/>
            <text:p text:style-name="P153"/>
            <text:p text:style-name="P153">TSO/ISPF EXEC<text:span text:style-name="T215"> macro used to display system esoteric device names, via TSO command (TSOESO CBT file#682)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426">F<text:span text:style-name="T250">ALT</text:span></text:p>
          </table:table-cell>
          <table:table-cell table:style-name="Table_5f_1.B2" office:value-type="string">
            <text:p text:style-name="P238"/>
            <text:p text:style-name="P238">{lptr | range | *} col-1 co<text:span text:style-name="T249">l-2 </text:span><text:s/><text:span text:style-name="T249">'string' </text:span>[ ( <text:span text:style-name="T251">cond <text:s/>[</text:span><text:span text:style-name="T22">CLEAR</text:span><text:span text:style-name="T251"> | SAVE] ]</text:span></text:p>
            <text:p text:style-name="P238"/>
            <text:p text:style-name="P193">col-1 col-2 <text:span text:style-name="T33">– </text:span>specifies <text:span text:style-name="T252">the </text:span>data <text:span text:style-name="T252">extracted from</text:span> the <text:span text:style-name="T262">selected row(s) to be used in the comparison against the string</text:span>.</text:p>
            <text:p text:style-name="P273">string – a case sensitive string to be compared against.</text:p>
            <text:p text:style-name="P239">cond – specifies the condition to be tested (i.e. <text:span text:style-name="T1">GE</text:span>, GT, <text:span text:style-name="T269">EQ, </text:span>LE, LT, NE).</text:p>
            <text:p text:style-name="P240">CLEAR/SAVE – clear or save information for the REPEAT feature.</text:p>
            <text:p text:style-name="P59"/>
            <text:p text:style-name="P238">ISREDIT EXEC macro used <text:span text:style-name="T250">as an alternate find, for data located in col-1 thru col-2 that is GE | GT | EQ | LE | LT | NE to the string. <text:s/></text:span>Excluded <text:span text:style-name="T212">rows</text:span> are ignored.</text:p>
            <text:p text:style-name="P238"/>
            <text:p text:style-name="P238">For help information, key “<text:span text:style-name="T249">FALT</text:span>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34">FINDDSN</text:p>
          </table:table-cell>
          <table:table-cell table:style-name="Table_5f_1.B2" office:value-type="string">
            <text:p text:style-name="P238"/>
            <text:p text:style-name="P250"/>
            <text:p text:style-name="P251">TSO/ISPF EXEC macro used to interface with IDCAMS DCOLLECT to return a list of data set name(s) and volume(s) they reside on <text:span text:style-name="T272">whether cataloged or not</text:span>. <text:s/>You will be prompted for partial or full data set name and prompted for partial or full volume id. <text:s/>The information will be returned in volume id order. <text:s/><text:span text:style-name="T277">The output data set name is (userid.FINDDSN.REPORT)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432">FINDM<text:span text:style-name="T270">BR</text:span></text:p>
          </table:table-cell>
          <table:table-cell table:style-name="Table_5f_1.B2" office:value-type="string">
            <text:p text:style-name="P238"/>
            <text:p text:style-name="P246">mbrpattern</text:p>
            <text:p text:style-name="P246"/>
            <text:p text:style-name="P176">TSO/ISPF EXEC macro used to <text:span text:style-name="T268">locate a member and/or member pattern from</text:span> the available data sets on the ISPF D<text:span text:style-name="T151">SLIST</text:span> (<text:span text:style-name="T151">=</text:span>3.4) panel. <text:s/>To get ISPF to populate all the variables you must scroll to the bottom of the panel <text:span text:style-name="T135">group</text:span>, and scroll left one panel. <text:s/><text:span text:style-name="T127">Any errors you receive will probably be related to the table (panel), not being populated.</text:span></text:p>
            <text:p text:style-name="P176"/>
            <text:p text:style-name="P247">For help information, key “FINDMBR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28">FMAX</text:p>
          </table:table-cell>
          <table:table-cell table:style-name="Table_5f_1.B2" office:value-type="string">
            <text:p text:style-name="P238"/>
            <text:p text:style-name="P238">{lptr | range | *} col-1 co<text:span text:style-name="T249">l-2</text:span></text:p>
            <text:p text:style-name="P238"/>
            <text:p text:style-name="P193">col-1 col-2 <text:span text:style-name="T33">– </text:span>specifies <text:span text:style-name="T252">the </text:span>data <text:span text:style-name="T252">extracted from</text:span> the <text:span text:style-name="T261">selected row(s) that will be compared against.</text:span></text:p>
            <text:p text:style-name="P59"/>
            <text:p text:style-name="P238"><text:soft-page-break/>ISREDIT EXEC macro used <text:span text:style-name="T259">to find the maximum value within col-1 and col-2 of all rows selected. <text:s/></text:span>Excluded <text:span text:style-name="T212">rows</text:span> are ignored.</text:p>
            <text:p text:style-name="P238"/>
            <text:p text:style-name="P238">For help information, key “<text:span text:style-name="T249">FMAX</text:span>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29">FMIN</text:p>
          </table:table-cell>
          <table:table-cell table:style-name="Table_5f_1.B2" office:value-type="string">
            <text:p text:style-name="P238"/>
            <text:p text:style-name="P238">{lptr | range | *} col-1 co<text:span text:style-name="T249">l-2</text:span></text:p>
            <text:p text:style-name="P238"/>
            <text:p text:style-name="P193">col-1 col-2 <text:span text:style-name="T33">– </text:span>specifies <text:span text:style-name="T252">the </text:span>data <text:span text:style-name="T252">extracted from</text:span> the <text:span text:style-name="T261">selected row(s) that will be compared against</text:span>. </text:p>
            <text:p text:style-name="P59"/>
            <text:p text:style-name="P238">ISREDIT EXEC macro used <text:span text:style-name="T260">to find the minimal value within col-1 and col-2 of all rows selected. <text:s/></text:span>Excluded <text:span text:style-name="T212">rows</text:span> are ignored.</text:p>
            <text:p text:style-name="P238"/>
            <text:p text:style-name="P238">For help information, key “<text:span text:style-name="T249">FMIN</text:span>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Table_20_Contents">FPASTE </text:p>
          </table:table-cell>
          <table:table-cell table:style-name="Table_5f_1.B2" office:value-type="string">
            <text:p text:style-name="P23"/>
            <text:p text:style-name="P113"><text:span text:style-name="T238">[range] </text:span><text:s/>'string' <text:s/>[ ( [<text:span text:style-name="T20">AFTER</text:span><text:span text:style-name="T241"> | BEFORE</text:span>] [<text:span text:style-name="T241">DELETE | </text:span><text:span text:style-name="T1">KEEP</text:span>] [clipboard] ]</text:p>
            <text:p text:style-name="P23"/>
            <text:p text:style-name="P57"><text:span text:style-name="T241">AFTER/BEFORE</text:span> – specifies where to PASTE the contents of the clipboard in relation to the row the string <text:span text:style-name="T242">is</text:span> located.</text:p>
            <text:p text:style-name="P57"><text:span text:style-name="T241">DELETE/KEEP</text:span> – sta<text:span text:style-name="T73">tes </text:span>the <text:span text:style-name="T73">disposition of the </text:span>clipboard contents after the PASTE.</text:p>
            <text:p text:style-name="P57"><text:span text:style-name="T112">c</text:span>lipboard – specifies the alternate clipboard name used with the <text:span text:style-name="T397">ISREDIT command </text:span>CUT.</text:p>
            <text:p text:style-name="P23"/>
            <text:p text:style-name="P23">ISREDIT EXEC macro used to <text:span text:style-name="T255">PASTE the contents of the clipboard AFTER or BEFORE each occurrence of the string. <text:s/>Excluded rows are ignored.</text:span></text:p>
            <text:p text:style-name="P23"/>
            <text:p text:style-name="P23">For help information, key “FPASTE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13">FULLDSN</text:p>
          </table:table-cell>
          <table:table-cell table:style-name="Table_5f_1.B2" office:value-type="string">
            <text:p text:style-name="P23"/>
            <text:p text:style-name="P222">gdsname = FULLDSN(gdgname)</text:p>
            <text:p text:style-name="P222"/>
            <text:p text:style-name="P154"><text:span text:style-name="T217">REXX assembler</text:span> function <text:span text:style-name="T389">(FULLDSN CBT file#183) </text:span>used to retrieve <text:span text:style-name="T216">the Generation Data Set name (GDS) from the Generation Data Group name (GDG)</text:span>. <text:s/>This function is to be used in other <text:span text:style-name="T217">REXX</text:span> macro(s)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12">GDG2GDS</text:p>
          </table:table-cell>
          <table:table-cell table:style-name="Table_5f_1.B2" office:value-type="string">
            <text:p text:style-name="P220"/>
            <text:p text:style-name="P220"><text:span text:style-name="T214">l</text:span>ptr</text:p>
            <text:p text:style-name="P220"/>
            <text:p text:style-name="P221">ISREDIT EXEC macro used to present the Generation Data Set (GDS) name related to the Generation Data Group (GDG) being pointed to by lptr <text:span text:style-name="T236">or line that the cursor is on, via REXX assembler function (FULLDSN CBT file#183)</text:span>. <text:s/>The string following “DSN=” will be extracted.</text:p>
            <text:p text:style-name="P219"><text:soft-page-break/></text:p>
            <text:p text:style-name="P219">For help information, key “<text:span text:style-name="T213">GDG2GDS</text:span> ?” on the command line. </text:p>
          </table:table-cell>
        </table:table-row>
        <table:table-row>
          <table:table-cell table:style-name="Table_5f_1.A2" office:value-type="string">
            <text:p text:style-name="Table_20_Contents"/>
            <text:p text:style-name="P431">GMT</text:p>
          </table:table-cell>
          <table:table-cell table:style-name="Table_5f_1.B2" office:value-type="string">
            <text:p text:style-name="P220"/>
            <text:p text:style-name="P324"/>
            <text:p text:style-name="P245">offset = GMT()</text:p>
            <text:p text:style-name="P245"/>
            <text:p text:style-name="P161"><text:span text:style-name="T412">TSO EXEC macro and/or REXX </text:span><text:span text:style-name="T416">function </text:span><text:span text:style-name="T418">used to retrieve the signed offset in hours and minutes to GMT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528">G2J</text:p>
          </table:table-cell>
          <table:table-cell table:style-name="Table_5f_1.B2" office:value-type="string">
            <text:p text:style-name="P23"/>
            <text:p text:style-name="P327">yyyymmdd</text:p>
            <text:p text:style-name="P327">or</text:p>
            <text:p text:style-name="P327">yyyyddd = G2J(yyyymmdd)</text:p>
            <text:p text:style-name="P327"/>
            <text:p text:style-name="P164"><text:span text:style-name="T412">TSO EXEC macro and/or REXX </text:span><text:span text:style-name="T416">function </text:span><text:span text:style-name="T421">used to convert a Gregorian date to a Julian date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366">HBOX</text:p>
          </table:table-cell>
          <table:table-cell table:style-name="Table_5f_1.B2" office:value-type="string">
            <text:p text:style-name="P23"/>
            <text:p text:style-name="P121">[ ( <text:span text:style-name="T80">[</text:span>STD | COBOL<text:span text:style-name="T80">]</text:span> ]</text:p>
            <text:p text:style-name="P121"/>
            <text:p text:style-name="P42">STD/COBOL – establishes the <text:span text:style-name="T92">L</text:span>anguage which determines the column where the <text:span text:style-name="T90">comment </text:span>will be placed on the row. <text:s/><text:span text:style-name="T96">T</text:span>he default <text:span text:style-name="T92">L</text:span>anguage <text:span text:style-name="T90">may be established by macro SETUP2 or LANG</text:span>.</text:p>
            <text:p text:style-name="P42"/>
            <text:p text:style-name="P121">STD<text:span text:style-name="T34"> – Revision/History box starts in col 1</text:span></text:p>
            <text:p text:style-name="P121">COBOL<text:span text:style-name="T34"> – Revision/History box start in col 7</text:span></text:p>
            <text:p text:style-name="P121"/>
            <text:p text:style-name="P121">ISREDIT EXEC macro used to <text:span text:style-name="T88">place the Revision/History box following the current row or following the row the cursor is on. <text:s/></text:span></text:p>
            <text:p text:style-name="P121"/>
            <text:p text:style-name="P121">For help information, key “<text:span text:style-name="T88">HBOX</text:span> ?” on the command <text:span text:style-name="T317">line</text:span>.</text:p>
          </table:table-cell>
        </table:table-row>
        <table:table-row>
          <table:table-cell table:style-name="Table_5f_1.A2" office:value-type="string">
            <text:p text:style-name="Table_20_Contents"/>
            <text:p text:style-name="P525">HEX2DEC</text:p>
          </table:table-cell>
          <table:table-cell table:style-name="Table_5f_1.B2" office:value-type="string">
            <text:p text:style-name="P23"/>
            <text:p text:style-name="P324">base<text:span text:style-name="T403">16</text:span></text:p>
            <text:p text:style-name="P334">or</text:p>
            <text:p text:style-name="P324"><text:span text:style-name="T411">base</text:span><text:span text:style-name="T403">10</text:span><text:span text:style-name="T411"> = HEX2DEC(base</text:span><text:span text:style-name="T403">16</text:span><text:span text:style-name="T411">)</text:span></text:p>
            <text:p text:style-name="P334"/>
            <text:p text:style-name="P161"><text:span text:style-name="T412">TSO EXEC macro and/or REXX </text:span><text:span text:style-name="T416">function </text:span><text:span text:style-name="T418">used to convert a base</text:span><text:span text:style-name="T409">16</text:span><text:span text:style-name="T418"> number to a base</text:span><text:span text:style-name="T409">10</text:span><text:span text:style-name="T418"> number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401">HSMLIST</text:p>
          </table:table-cell>
          <table:table-cell table:style-name="Table_5f_1.B2" office:value-type="string">
            <text:p text:style-name="P23"/>
            <text:p text:style-name="P199"><text:span text:style-name="T174">{dsname | dsnlevel} [ ( [</text:span><text:span text:style-name="T4">VIEW</text:span><text:span text:style-name="T32"> | NOVIEW] [</text:span><text:span text:style-name="T4">DELETE</text:span><text:span text:style-name="T32"> | NODELETE] ]</text:span></text:p>
            <text:p text:style-name="P66"/>
            <text:p text:style-name="P66">VIEW/NOVIEW – create and view <text:span text:style-name="T143">or do not view </text:span>the <text:span text:style-name="T174">HSM HLIST </text:span>listing <text:span text:style-name="T174">of both migrated and backup history</text:span>.</text:p>
            <text:p text:style-name="P66"><text:soft-page-break/>DELETE/NODELETE – delete <text:span text:style-name="T94">or do not delete </text:span>the target SEQ file listing (userid.<text:span text:style-name="T174">HLIST</text:span>.*) on exit.</text:p>
            <text:p text:style-name="P66"/>
            <text:p text:style-name="P66">TSO/ISPF EXEC macro used to <text:span text:style-name="T175">invoke HSM to </text:span>create the target SEQ file <text:span text:style-name="T175">of </text:span>the <text:span text:style-name="T174">HLIST </text:span>report <text:span text:style-name="T175">containing both the migration and backup history</text:span>.</text:p>
            <text:p text:style-name="P66"/>
            <text:p text:style-name="P66">From the ISPF D<text:span text:style-name="T152">SLIST</text:span> (<text:span text:style-name="T152">=</text:span>3.4) <text:span text:style-name="T121">panel, key macro HSMLIST o</text:span>n the <text:span text:style-name="T130">row</text:span> command <text:span text:style-name="T319">line</text:span> of the <text:span text:style-name="T181">desired </text:span>dsname.</text:p>
            <text:p text:style-name="P47"/>
            <text:p text:style-name="P47">For help information, key “<text:span text:style-name="T111">TSO HSMLIST</text:span>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57">INFO</text:p>
          </table:table-cell>
          <table:table-cell table:style-name="Table_5f_1.B2" office:value-type="string">
            <text:p text:style-name="P259"/>
            <text:p text:style-name="P259"/>
            <text:p text:style-name="P69">ISREDIT EXEC macro used to <text:span text:style-name="T315">display a number of informational fields associated with the member and edit session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445">IPLHIST</text:p>
          </table:table-cell>
          <table:table-cell table:style-name="Table_5f_1.B2" office:value-type="string">
            <text:p text:style-name="P259"/>
            <text:p text:style-name="P318"/>
            <text:p text:style-name="P260">REXX macro <text:span text:style-name="T396">(IPLHIST CBT file#434) </text:span>used to extract IPL information, <text:span text:style-name="T292">via the REXX function (IPLINFO CBT file#434) </text:span>and write it to an IPL history <text:span text:style-name="T293">PDS</text:span> (name to be determined by site). <text:s/>Should be implemented in IPL start-up JCL in each LPAR. <text:s/><text:span text:style-name="T293">Each LPAR will have a member prefixed with a “$”. <text:s/>Entries within each member will be in LIFO order. <text:s/>REXX macro (</text:span>LASTIPL <text:span text:style-name="T399">CBT file#434) </text:span>is to be used to display this information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45">IPLINFO</text:p>
          </table:table-cell>
          <table:table-cell table:style-name="Table_5f_1.B2" office:value-type="string">
            <text:p text:style-name="P23"/>
            <text:p text:style-name="P261"><text:span text:style-name="T291">[ </text:span>[<text:span text:style-name="T1">ALL</text:span>] [IPL] [VERsion] [STOrage] [CPU] [IPA] [SYMbols] [VMAp]</text:p>
            <text:p text:style-name="P261">[PAGe] [SMF] [SUB] [ASId] [LPA] [LNKlst] [APF] [SVC] <text:span text:style-name="T291">] [NOBrowse]</text:span></text:p>
            <text:p text:style-name="P261"/>
            <text:p text:style-name="P263">NOBrowse – eliminate browsing of output. <text:s/>Allows output to be trapped and parsed from another macro.</text:p>
            <text:p text:style-name="P263"/>
            <text:p text:style-name="P263">-<text:span text:style-name="T292">or-</text:span></text:p>
            <text:p text:style-name="P263">string = IPLINFO(VAR,internal_var1_name, internal_var2_name, …)</text:p>
            <text:p text:style-name="P263">-or-</text:p>
            <text:p text:style-name="P263">string = IPLINFO(VAR2,'dlm',internal_var1_name, internal_var2_name, …) </text:p>
            <text:p text:style-name="P263"/>
            <text:p text:style-name="P263"><text:span text:style-name="T292">dlm – the user specified delimiter that IPLINFO will use to separate the internal variable names. <text:s/>This will allow for easier user parsing when spaces are embedded in the internal variables. <text:s/>The delimiter can be one or more characters.</text:span> <text:s text:c="2"/></text:p>
            <text:p text:style-name="P261"/>
            <text:p text:style-name="P262">TSO/ISPF EXEC macro, ISREDIT <text:span text:style-name="T362">EXEC </text:span>macro, REXX function, or USS WEB Server <text:span text:style-name="T396">(IPLINFO CBT file#434) </text:span>used to extract system information. <text:s/></text:p>
          </table:table-cell>
        </table:table-row>
        <text:soft-page-break/>
        <table:table-row>
          <table:table-cell table:style-name="Table_5f_1.A2" office:value-type="string">
            <text:p text:style-name="Table_20_Contents"/>
            <text:p text:style-name="P358">ICISZ</text:p>
          </table:table-cell>
          <table:table-cell table:style-name="Table_5f_1.B2" office:value-type="string">
            <text:p text:style-name="P23"/>
            <text:p text:style-name="P68">nbr</text:p>
            <text:p text:style-name="P68"/>
            <text:p text:style-name="P68">nbr – number of data CI/CA.</text:p>
            <text:p text:style-name="P68"/>
            <text:p text:style-name="P68">ISREDIT EXEC macro used to collect information from an IDCAMS PRINT (saved as a sequential file or a PDS member) of a VSAM KSDS index component (maximum of 20 index records). <text:s/>Compute the average compressed key length and the minimum index CISZ. <text:s/>Present results in the member as a MSGLINE.</text:p>
            <text:p text:style-name="P70"/>
            <text:p text:style-name="P75">From within a saved IDCAMS PRINT listing, <text:span text:style-name="T318">key macro ICISZ </text:span>on the command line in either VIEW/EDIT mode.</text:p>
            <text:p text:style-name="P73"/>
            <text:p text:style-name="P71">For help information, key “ICISZ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39">IUDIR</text:p>
          </table:table-cell>
          <table:table-cell table:style-name="Table_5f_1.B2" office:value-type="string">
            <text:p text:style-name="P23"/>
            <text:p text:style-name="P254">member <text:s/>( fileset applrel </text:p>
            <text:p text:style-name="P254"/>
            <text:p text:style-name="P255">fileset – 1<text:span text:style-name="T43">st</text:span> character of the <text:span text:style-name="T285">IU </text:span>CNTLFILE high-level qualifier (i.e. B, C, D, P, Q, R, T, X, Z).</text:p>
            <text:p text:style-name="P254">applrel – SI application and release number (i.e. AM212, GN212, etc.).</text:p>
            <text:p text:style-name="P254"/>
            <text:p text:style-name="P254">TSO/ISPF EXEC macro used to extract IU Control File information for each member name found in member.</text:p>
            <text:p text:style-name="P254"/>
            <text:p text:style-name="P39">From the ISPF D<text:span text:style-name="T153">SLIST</text:span>/Member (<text:span text:style-name="T153">=</text:span>3.4) <text:span text:style-name="T121">panel, key macro IUDIR o</text:span>n the <text:span text:style-name="T130">row </text:span>command <text:span text:style-name="T319">line</text:span> <text:span text:style-name="T130">of </text:span>the desired member <text:span text:style-name="T153">of the data library </text:span>(created by <text:span text:style-name="T41">macro </text:span>PDSMLST). <text:s/><text:span text:style-name="T283">The macro will ask for the target data set name.</text:span></text:p>
            <text:p text:style-name="P39"/>
            <text:p text:style-name="P72">For help information, key “<text:span text:style-name="T284">TSO IUDIR</text:span>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527">J2G</text:p>
          </table:table-cell>
          <table:table-cell table:style-name="Table_5f_1.B2" office:value-type="string">
            <text:p text:style-name="P23"/>
            <text:p text:style-name="P326">yyyddd</text:p>
            <text:p text:style-name="P326">or</text:p>
            <text:p text:style-name="P326">yyyymmdd = J2G(yyyddd)</text:p>
            <text:p text:style-name="P326"/>
            <text:p text:style-name="P163"><text:span text:style-name="T412">TSO EXEC macro and/or REXX </text:span><text:span text:style-name="T416">function </text:span><text:span text:style-name="T420">to convert a Julian date to a Gregorian date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347">KONKAT</text:p>
          </table:table-cell>
          <table:table-cell table:style-name="Table_5f_1.B2" office:value-type="string">
            <text:p text:style-name="P23"/>
            <text:p text:style-name="P31"><text:span text:style-name="T31">ddname dsname [ ( [EVEN | </text:span><text:span text:style-name="T3">ONLY</text:span><text:span text:style-name="T31">] [</text:span><text:span text:style-name="T3">FIRST</text:span><text:span text:style-name="T31"> | LAST] [MSG | </text:span><text:span text:style-name="T3">NOMSG</text:span><text:span text:style-name="T31">] ] </text:span></text:p>
            <text:p text:style-name="P31"/>
            <text:p text:style-name="P32">EVEN/ONLY<text:span text:style-name="T34"> – </text:span>reallocate dsname <text:span text:style-name="T36">to ddname</text:span> EVEN if it is already present or <text:soft-page-break/>ONLY if it is not already present.</text:p>
            <text:p text:style-name="P235">FIRST/LAST – allocate before or after other data sets.</text:p>
            <text:p text:style-name="P32">MSG/NOMSG<text:span text:style-name="T34"> – present</text:span> ALLOC diagnostic messages or disable message <text:span text:style-name="T165">presentation</text:span>.</text:p>
            <text:p text:style-name="P32"/>
            <text:p text:style-name="P33">TSO/ISPF EXEC macro used to concatenate a dsname to an existing optional/required ISPF ddname.</text:p>
            <text:p text:style-name="P33"/>
            <text:p text:style-name="P33">Can be used after ISPF is initialized for the following optional ISPF ddname<text:span text:style-name="T182">(</text:span>s<text:span text:style-name="T182">):</text:span></text:p>
            <text:list xml:id="list159187488" text:style-name="L8">
              <text:list-item>
                <text:p text:style-name="P556">SYSPROC<text:span text:style-name="T34"> – </text:span>CLIST/REXX library</text:p>
              </text:list-item>
              <text:list-item>
                <text:p text:style-name="P556">SYSEXEC<text:span text:style-name="T34"> – </text:span>REXX library</text:p>
              </text:list-item>
            </text:list>
            <text:p text:style-name="P33"/>
            <text:p text:style-name="P33">Can be used under native TSO, prior to ISPF initialization for the following required ISPF ddname<text:span text:style-name="T182">(</text:span>s<text:span text:style-name="T182">):</text:span></text:p>
            <text:list xml:id="list714045695" text:style-name="L9">
              <text:list-item>
                <text:p text:style-name="P557">ISPLLIB<text:span text:style-name="T34"> – </text:span>load library</text:p>
              </text:list-item>
              <text:list-item>
                <text:p text:style-name="P558">ISPMLIB<text:span text:style-name="T33"> – </text:span>message library</text:p>
              </text:list-item>
              <text:list-item>
                <text:p text:style-name="P558">ISPPLIB<text:span text:style-name="T34"> – </text:span>panel library</text:p>
              </text:list-item>
              <text:list-item>
                <text:p text:style-name="P558">ISPPROF<text:span text:style-name="T34"> – </text:span>profile data set</text:p>
              </text:list-item>
              <text:list-item>
                <text:p text:style-name="P558">ISPSLIB<text:span text:style-name="T34"> – </text:span>skeleton library</text:p>
              </text:list-item>
              <text:list-item>
                <text:p text:style-name="P557">ISPTABL<text:span text:style-name="T34"> – </text:span>table library</text:p>
              </text:list-item>
              <text:list-item>
                <text:p text:style-name="P559">ISPTLIB<text:span text:style-name="T34"> – </text:span>read only table library</text:p>
              </text:list-item>
            </text:list>
            <text:p text:style-name="P34"/>
            <text:p text:style-name="P76">For help information, key “<text:span text:style-name="T111">TSO </text:span>KONKAT ?” on the command line. <text:s text:c="20"/></text:p>
          </table:table-cell>
        </table:table-row>
        <table:table-row>
          <table:table-cell table:style-name="Table_5f_1.A2" office:value-type="string">
            <text:p text:style-name="Table_20_Contents"/>
            <text:p text:style-name="P447">LABELS</text:p>
          </table:table-cell>
          <table:table-cell table:style-name="Table_5f_1.B2" office:value-type="string">
            <text:p text:style-name="P23"/>
            <text:p text:style-name="P265">( [CLEAR | DISPLAY | RESTORE | <text:span text:style-name="T1">SAVE</text:span>] [ALL]</text:p>
            <text:p text:style-name="P265"/>
            <text:p text:style-name="P265">CLEAR – erase the label variable for this member <text:span text:style-name="T296">or ALL members</text:span> from the <text:span text:style-name="T297">user's ISPF</text:span> PROFILE.</text:p>
            <text:p text:style-name="P265">DISPLAY – display the label variable for this member <text:span text:style-name="T296">or ALL members </text:span>from the <text:span text:style-name="T297">user's ISPF </text:span>PROFILE. </text:p>
            <text:p text:style-name="P265">RESTORE – restore the label variable for this member from the <text:span text:style-name="T297">user's ISPF </text:span>PROFILE.</text:p>
            <text:p text:style-name="P265">SAVE – save the label information for this member in the <text:span text:style-name="T297">user's ISPF </text:span>PROFILE.</text:p>
            <text:p text:style-name="P265">ALL – apply action to all members <text:span text:style-name="T295">referenced </text:span>in the <text:span text:style-name="T297">user's ISPF </text:span>PROFILE.</text:p>
            <text:p text:style-name="P265"/>
            <text:p text:style-name="P266">ISREDIT EXEC macro used to manage the labels specified in an edited member. <text:s/>The labels in a data set are saved in the active PROFILE data set in variable LBLS@@.</text:p>
            <text:p text:style-name="P266"/>
            <text:p text:style-name="P77">For help information, key “<text:span text:style-name="T294">LABELS</text:span> ?” on the command line. <text:s text:c="3"/></text:p>
          </table:table-cell>
        </table:table-row>
        <text:soft-page-break/>
        <table:table-row>
          <table:table-cell table:style-name="Table_5f_1.A2" office:value-type="string">
            <text:p text:style-name="Table_20_Contents"/>
            <text:p text:style-name="P363">LANG</text:p>
          </table:table-cell>
          <table:table-cell table:style-name="Table_5f_1.B2" office:value-type="string">
            <text:p text:style-name="P23"/>
            <text:p text:style-name="P106">( <text:span text:style-name="T80">[STD | </text:span>COBOL<text:span text:style-name="T80">]</text:span></text:p>
            <text:p text:style-name="P106"/>
            <text:p text:style-name="P43">STD/COBOL – establishes the <text:span text:style-name="T92">L</text:span>anguage which <text:span text:style-name="T102">is used by many of the macros to </text:span>determine <text:span text:style-name="T91">certain defaults. <text:s/>T</text:span>he default <text:span text:style-name="T92">L</text:span>anguage <text:span text:style-name="T90">may be established by macro SETUP2 or LANG</text:span>.</text:p>
            <text:p text:style-name="P106"/>
            <text:p text:style-name="P106">ISREDIT EXEC macro used to mimic the TSO Profile Language setting established by the PDS name last qualifier. <text:s/>The macros (<text:span text:style-name="T248">ALIGN, </text:span>CHGID, CKSEQ, <text:span text:style-name="T97">CLRSEQ, HBOX, </text:span>RESEQ, <text:span text:style-name="T244">SPLTLN</text:span>) will retrieve the variable from the user<text:span text:style-name="T182">'s</text:span> <text:span text:style-name="T182">ISPF </text:span>P<text:span text:style-name="T69">ROFILE</text:span>.</text:p>
            <text:p text:style-name="P106"/>
            <text:p text:style-name="P126">For help information, key “LANG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46">LASTIPL</text:p>
          </table:table-cell>
          <table:table-cell table:style-name="Table_5f_1.B2" office:value-type="string">
            <text:p text:style-name="P23"/>
            <text:p text:style-name="P23"/>
            <text:p text:style-name="P264">TSO/ISPF EXEC macro <text:span text:style-name="T396">(LASTIPL CBT file#434) </text:span>used to display the <text:span text:style-name="T304">saved IPL date and time for all </text:span>LPAR(s)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57">LCAT</text:p>
          </table:table-cell>
          <table:table-cell table:style-name="Table_5f_1.B2" office:value-type="string">
            <text:p text:style-name="P23"/>
            <text:p text:style-name="P35"><text:span text:style-name="T32">dsname [ ( [</text:span><text:span text:style-name="T4">VIEW</text:span><text:span text:style-name="T32"> | NOVIEW] [</text:span><text:span text:style-name="T4">DELETE</text:span><text:span text:style-name="T32"> | NODELETE] ]</text:span></text:p>
            <text:p text:style-name="P61"/>
            <text:p text:style-name="P61">VIEW/NOVIEW – create and view <text:span text:style-name="T143">or do not view </text:span>the listing formatted LISTCAT.</text:p>
            <text:p text:style-name="P61">DELETE/NODELETE – delete <text:span text:style-name="T94">or do not delete </text:span>the target SEQ file listing (userid.LISTCAT.*) on exit.</text:p>
            <text:p text:style-name="P61"/>
            <text:p text:style-name="P61">TSO/ISPF EXEC macro used to create the target SEQ file containing the IDCAMS LISTCAT report of dsname.</text:p>
            <text:p text:style-name="P61"/>
            <text:p text:style-name="P63">From the ISPF D<text:span text:style-name="T152">SLIST</text:span> (<text:span text:style-name="T152">=</text:span>3.4) <text:span text:style-name="T121">panel, key macro LCAT </text:span>in the <text:span text:style-name="T130">row</text:span> command <text:span text:style-name="T319">line</text:span> of the dsname.</text:p>
            <text:p text:style-name="P40"/>
            <text:p text:style-name="P40">For help information, key “<text:span text:style-name="T111">TSO </text:span>LCAT ?” on the command line.</text:p>
          </table:table-cell>
        </table:table-row>
        <table:table-row>
          <table:table-cell table:style-name="Table_5f_1.A2" office:value-type="string">
            <text:p text:style-name="P381"/>
            <text:p text:style-name="P362"><text:span text:style-name="T358">L</text:span>DSI</text:p>
          </table:table-cell>
          <table:table-cell table:style-name="Table_5f_1.B2" office:value-type="string">
            <text:p text:style-name="P23"/>
            <text:p text:style-name="P87"><text:span text:style-name="T52">d</text:span>sname [ ( [<text:span text:style-name="T1">DIRINFO</text:span> | <text:span text:style-name="T53">NODIRINFO</text:span>] <text:span text:style-name="T241">[RECALL | </text:span><text:span text:style-name="T20">NORECALL</text:span><text:span text:style-name="T241">]</text:span> [<text:span text:style-name="T54">LINE</text:span> | <text:span text:style-name="T6">SCREEN</text:span>] ]</text:p>
            <text:p text:style-name="P87"/>
            <text:p text:style-name="P87">DIRINFO/NODIRINFO – specifies whether to return <text:span text:style-name="T151">PDS or </text:span>PDS/E directory information.</text:p>
            <text:p text:style-name="P234">RECALL/NORECALL – specifies whether to restore migrated data sets.</text:p>
            <text:p text:style-name="P87"><text:span text:style-name="T65">LINE/SCREEN</text:span> – specifies the presentation form of the report. <text:s/><text:span text:style-name="T65">Terminal LINE</text:span> <text:span text:style-name="T65">mode or SCREEN mode.</text:span> </text:p>
            <text:p text:style-name="P87"><text:soft-page-break/></text:p>
            <text:p text:style-name="P64">TSO/ISPF EXEC macro used to <text:span text:style-name="T52">present the information collected, via the TSO command LISTDSI. <text:s/></text:span></text:p>
            <text:p text:style-name="P64"/>
            <text:p text:style-name="P64">From the ISPF D<text:span text:style-name="T151">SLIST</text:span> (<text:span text:style-name="T151">=</text:span>3.4) <text:span text:style-name="T120">panel, key macro LDSI on</text:span> the <text:span text:style-name="T130">row</text:span> command <text:span text:style-name="T319">line</text:span> of the <text:span text:style-name="T52">desired dsname</text:span>.</text:p>
            <text:p text:style-name="P87"/>
            <text:p text:style-name="P97">For help information, key “<text:span text:style-name="T111">TSO LDSI</text:span>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56">LJUST</text:p>
          </table:table-cell>
          <table:table-cell table:style-name="Table_5f_1.B2" office:value-type="string">
            <text:p text:style-name="P23"/>
            <text:p text:style-name="P279">{lptr <text:span text:style-name="T237">|</text:span> range | *}</text:p>
            <text:p text:style-name="P279"/>
            <text:p text:style-name="P278">ISREDIT EXEC macro used to <text:span text:style-name="T314">left justify</text:span> the text between the ISREDIT bounds settings. <text:s text:c="2"/>You ma<text:span text:style-name="T314">y</text:span> need to specify bounds prior to invoking this <text:span text:style-name="T318">macro</text:span>.</text:p>
            <text:p text:style-name="P278"/>
            <text:p text:style-name="P278">For help information, key “<text:span text:style-name="T314">LJUST</text:span>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75">LMA</text:p>
          </table:table-cell>
          <table:table-cell table:style-name="Table_5f_1.B2" office:value-type="string">
            <text:p text:style-name="P23"/>
            <text:p text:style-name="P82"><text:span text:style-name="T48">m</text:span>ember</text:p>
            <text:p text:style-name="P82"/>
            <text:p text:style-name="P82">TSO/ISPF EXEC macro used to invoke <text:span text:style-name="T115">EQALMA (IBM DEBUG Tool Library Module Analysis) to retrieve the compiler and link-edit/binder information for the member.</text:span></text:p>
            <text:p text:style-name="P82"/>
            <text:p text:style-name="P344">From the ISPF D<text:span text:style-name="T152">SLIST</text:span>/Member (<text:span text:style-name="T152">=</text:span>3.4) <text:span text:style-name="T121">panel, key macro LMA o</text:span>n the <text:span text:style-name="T130">row </text:span>command <text:span text:style-name="T319">line</text:span> <text:span text:style-name="T114">of the </text:span>desired member <text:span text:style-name="T114">of the LOADLIB</text:span>.</text:p>
            <text:p text:style-name="P344"/>
            <text:p text:style-name="P54">For help information, key “<text:span text:style-name="T111">TSO LMA</text:span>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510">LOCATE</text:p>
            <text:p text:style-name="P511">FINDCMD</text:p>
            <text:p text:style-name="P511">FINDPRG</text:p>
          </table:table-cell>
          <table:table-cell table:style-name="Table_5f_1.B2" office:value-type="string">
            <text:p text:style-name="P23"/>
            <text:p text:style-name="P315">clistname | execname | modname</text:p>
            <text:p text:style-name="P313"/>
            <text:p text:style-name="P313">TSO command <text:span text:style-name="T390">(LOCATE CBT file#612) </text:span>used to determine <text:span text:style-name="T371">what library </text:span>a command or module resides:</text:p>
            <text:list xml:id="list3995035551" text:style-name="L10">
              <text:list-item>
                <text:p text:style-name="P560">ISPF environment</text:p>
                <text:list>
                  <text:list-item>
                    <text:p text:style-name="P560">JOB PACK AREA (JPA)</text:p>
                  </text:list-item>
                  <text:list-item>
                    <text:p text:style-name="P560">LIBDEF ISPLLIB</text:p>
                  </text:list-item>
                  <text:list-item>
                    <text:p text:style-name="P560">ISPLLIB</text:p>
                  </text:list-item>
                  <text:list-item>
                    <text:p text:style-name="P560">TASKLIB (i.e. TSOLIB ACT DA(‘dsname’))</text:p>
                  </text:list-item>
                  <text:list-item>
                    <text:p text:style-name="P560">STEPLIB</text:p>
                  </text:list-item>
                  <text:list-item>
                    <text:p text:style-name="P560">Fixed/Modified LPA (i.e. FLPA, MLPA)</text:p>
                  </text:list-item>
                  <text:list-item>
                    <text:p text:style-name="P560">PLPA (i.e. LPALST dsname)</text:p>
                  </text:list-item>
                  <text:list-item>
                    <text:p text:style-name="P560">Dynamic LINKLIST</text:p>
                  </text:list-item>
                  <text:list-item>
                    <text:p text:style-name="P560"><text:soft-page-break/>Nucleus</text:p>
                  </text:list-item>
                  <text:list-item>
                    <text:p text:style-name="P560">user SYSUEXEC/SYSUPROC</text:p>
                  </text:list-item>
                  <text:list-item>
                    <text:p text:style-name="P560">Application EXEC/CLIST</text:p>
                  </text:list-item>
                  <text:list-item>
                    <text:p text:style-name="P560">SYSEXEC/SYSPROC</text:p>
                  </text:list-item>
                </text:list>
              </text:list-item>
              <text:list-item>
                <text:p text:style-name="P560">Native TSO environment</text:p>
                <text:list>
                  <text:list-item>
                    <text:p text:style-name="P560">JOB PACK AREA (JPA)</text:p>
                  </text:list-item>
                  <text:list-item>
                    <text:p text:style-name="P560">TASKLIB (i.e. TSOLIB ACT DA(‘dsname’))</text:p>
                  </text:list-item>
                  <text:list-item>
                    <text:p text:style-name="P560">STEPLIB</text:p>
                  </text:list-item>
                  <text:list-item>
                    <text:p text:style-name="P560">Fixed/Modified LPA (i.e. FLPA, MLPA)</text:p>
                  </text:list-item>
                  <text:list-item>
                    <text:p text:style-name="P560">PLPA</text:p>
                  </text:list-item>
                  <text:list-item>
                    <text:p text:style-name="P560">Dynamic LINKLIST</text:p>
                  </text:list-item>
                  <text:list-item>
                    <text:p text:style-name="P560">NUCLEUS</text:p>
                  </text:list-item>
                  <text:list-item>
                    <text:p text:style-name="P560">user SYSUEXEC/SYSUPROC</text:p>
                  </text:list-item>
                  <text:list-item>
                    <text:p text:style-name="P560">Application EXEC/CLIST</text:p>
                  </text:list-item>
                  <text:list-item>
                    <text:p text:style-name="P560">SYSEXEC/SYSPROC</text:p>
                  </text:list-item>
                </text:list>
              </text:list-item>
            </text:list>
          </table:table-cell>
        </table:table-row>
        <table:table-row>
          <table:table-cell table:style-name="Table_5f_1.A2" office:value-type="string">
            <text:p text:style-name="Table_20_Contents"/>
            <text:p text:style-name="Table_20_Contents">MAPPEND</text:p>
            <text:p text:style-name="P340">MAPPEND1</text:p>
          </table:table-cell>
          <table:table-cell table:style-name="Table_5f_1.B2" office:value-type="string">
            <text:p text:style-name="P23"/>
            <text:p text:style-name="P23">dsname</text:p>
            <text:p text:style-name="P23"/>
            <text:p text:style-name="P23"><text:span text:style-name="T34">TSO/</text:span>ISPF EXEC <text:span text:style-name="T39">macro </text:span>used to append the matching member of a <text:span text:style-name="T39">source PDS </text:span>to the <text:span text:style-name="T39">target PDS (i.e. dsname)</text:span>. <text:s/>The macro will ask for the <text:span text:style-name="T39">source PDS name</text:span>. <text:s/>The entire <text:span text:style-name="T39">target PDS (i.e. dsname) </text:span>is processed.</text:p>
            <text:p text:style-name="P23"/>
            <text:p text:style-name="P36">From the ISPF D<text:span text:style-name="T152">SLIST</text:span> (<text:span text:style-name="T152">=</text:span>3.4) <text:span text:style-name="T121">panel, key macro MAPPEND o</text:span>n the <text:span text:style-name="T130">row</text:span> command <text:span text:style-name="T319">line</text:span> of the dsname.</text:p>
            <text:p text:style-name="P23"/>
            <text:p text:style-name="P23">For help information, key “<text:span text:style-name="T111">TSO </text:span>MAPPEND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Table_20_Contents">MATH </text:p>
          </table:table-cell>
          <table:table-cell table:style-name="Table_5f_1.B2" office:value-type="string">
            <text:p text:style-name="P23"/>
            <text:p text:style-name="P23"><text:span text:style-name="T310">e</text:span>quation</text:p>
            <text:p text:style-name="P272"/>
            <text:p text:style-name="P23"><text:span text:style-name="T74">TSO/ISPF EXEC </text:span>macro used to emulate a calculator. <text:s/><text:span text:style-name="T309">The following actions are valid: add (+), subtract ( </text:span><text:span text:style-name="T107">̶ )</text:span><text:span text:style-name="T309">, multiply (*), divide giving real quotient (/), divide giving integer quotient (%), divide giving integer remainder (//), and exponentiation (**) raising a number to a power.</text:span></text:p>
            <text:p text:style-name="P23"/>
            <text:p text:style-name="P23">For help information, key “<text:span text:style-name="T111">TSO </text:span>MATH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507">NBROF</text:p>
          </table:table-cell>
          <table:table-cell table:style-name="Table_5f_1.B2" office:value-type="string">
            <text:p text:style-name="P23"/>
            <text:p text:style-name="P156"><text:span text:style-name="T357">n </text:span><text:s/>= <text:span text:style-name="T357">NBROF</text:span>(<text:span text:style-name="T357">haystack,needle)</text:span></text:p>
            <text:p text:style-name="P156"/>
            <text:p text:style-name="P197"><text:span text:style-name="T357">n </text:span><text:s/>= <text:span text:style-name="T357">Number of occurrences of needle in haystack.</text:span></text:p>
            <text:p text:style-name="P156"/>
            <text:p text:style-name="P156"><text:span text:style-name="T204">REXX </text:span>function used to <text:span text:style-name="T357">return the number of occurrences of needle in </text:span><text:soft-page-break/><text:span text:style-name="T357">haystack. <text:s/>This function is to be used in other REXX macro(s)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393">NOTEPAD</text:p>
          </table:table-cell>
          <table:table-cell table:style-name="Table_5f_1.B2" office:value-type="string">
            <text:p text:style-name="P23"/>
            <text:p text:style-name="P23"/>
            <text:p text:style-name="P108">ISREDIT EXEC macro used <text:span text:style-name="T139">to place data in the DEFAULT clipboard to be later pasted into other files or members.</text:span></text:p>
            <text:p text:style-name="P108"/>
            <text:p text:style-name="P185">This macro is written to be called by other REXX macro(s).</text:p>
          </table:table-cell>
        </table:table-row>
        <table:table-row>
          <table:table-cell table:style-name="Table_5f_1.A2" office:value-type="string">
            <text:p text:style-name="Table_20_Contents"/>
            <text:p text:style-name="P526">OCT2DEC</text:p>
          </table:table-cell>
          <table:table-cell table:style-name="Table_5f_1.B2" office:value-type="string">
            <text:p text:style-name="P23"/>
            <text:p text:style-name="P325">base<text:span text:style-name="T403">8</text:span></text:p>
            <text:p text:style-name="P335">or</text:p>
            <text:p text:style-name="P325"><text:span text:style-name="T411">base</text:span><text:span text:style-name="T403">10</text:span><text:span text:style-name="T411"> = OCT2DEC(base</text:span><text:span text:style-name="T403">8</text:span><text:span text:style-name="T411">)</text:span></text:p>
            <text:p text:style-name="P335"/>
            <text:p text:style-name="P162"><text:span text:style-name="T412">TSO EXEC macro and/or REXX </text:span><text:span text:style-name="T416">function </text:span><text:span text:style-name="T419">used to convert a base</text:span><text:span text:style-name="T410">8</text:span><text:span text:style-name="T419"> number to a base</text:span><text:span text:style-name="T410">10</text:span><text:span text:style-name="T419"> number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403">PACK</text:p>
          </table:table-cell>
          <table:table-cell table:style-name="Table_5f_1.B2" office:value-type="string">
            <text:p text:style-name="P23"/>
            <text:p text:style-name="P150">x = <text:span text:style-name="T170">PACK</text:span>(<text:span text:style-name="T170">nbr,scale,precision</text:span>)</text:p>
            <text:p text:style-name="P150"/>
            <text:p text:style-name="P195">nbr = IBM zone decimal number.</text:p>
            <text:p text:style-name="P195">scale = total number of digits, must be odd, defaults to significant digits of nbr.</text:p>
            <text:p text:style-name="P195">prec<text:span text:style-name="T172">ision</text:span> = number of decimal positions, defaults to zero.</text:p>
            <text:p text:style-name="P150"/>
            <text:p text:style-name="P150"><text:span text:style-name="T204">REXX </text:span>function used to <text:span text:style-name="T170">convert IBM zone decimal values to IBM internal decimal format. <text:s/></text:span>This function is to be used in other <text:span text:style-name="T170">REXX </text:span>macro(s).</text:p>
          </table:table-cell>
        </table:table-row>
        <table:table-row>
          <table:table-cell table:style-name="Table_5f_1.A2" office:value-type="string">
            <text:p text:style-name="Table_20_Contents"/>
            <text:p text:style-name="P505">PDSDIR</text:p>
          </table:table-cell>
          <table:table-cell table:style-name="Table_5f_1.B2" office:value-type="string">
            <text:p text:style-name="P23"/>
            <text:p text:style-name="P297">dsname [ ( [LINE | <text:span text:style-name="T1">SCREEN</text:span> | QUEUE] <text:span text:style-name="T352">[SELECT lorange [:hirange]] ]</text:span></text:p>
            <text:p text:style-name="P100"/>
            <text:p text:style-name="P95"><text:span text:style-name="T65">LINE/SCREEN/QUEUE</text:span> – specifies the presentation form of the report. <text:span text:style-name="T65">Terminal LINE</text:span> <text:span text:style-name="T65">mode, SCREEN mode, or output data stack, where QUEUE is FIFO.</text:span></text:p>
            <text:p text:style-name="P298">SELECT – states that a member name range (inclusive) follows. <text:s/>Length plays a role in the compare process.</text:p>
            <text:p text:style-name="P298">Example: SELECT AMA or SELECT AMA:AMC</text:p>
            <text:p text:style-name="P95"/>
            <text:p text:style-name="P105">TSO/ISPF EXEC macro used to <text:span text:style-name="T351">extract all of the PDS directory information and present</text:span> <text:span text:style-name="T351">it in the form specified.</text:span></text:p>
            <text:p text:style-name="P56"/>
            <text:p text:style-name="P100">For help information, key “<text:span text:style-name="T111">TSO PDSDIR </text:span>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506">PDSDIR1</text:p>
          </table:table-cell>
          <table:table-cell table:style-name="Table_5f_1.B2" office:value-type="string">
            <text:p text:style-name="P23"/>
            <text:p text:style-name="P299">dsname</text:p>
            <text:p text:style-name="P299"/>
            <text:p text:style-name="P300"><text:soft-page-break/>TSO EXEC macro used to extract all of the PDS directory information <text:span text:style-name="T354">for each member name passed</text:span>. <text:s/><text:span text:style-name="T354">T</text:span>he <text:span text:style-name="T354">input data s</text:span>tack <text:span text:style-name="T355">(FIFO) </text:span>will contain the list of input member name(s) used. <text:s/>The <text:span text:style-name="T354">output</text:span> <text:span text:style-name="T385">data s</text:span>tack <text:span text:style-name="T355">(FIFO) </text:span>will contain the PDS directory information for each input member name. <text:s/></text:p>
            <text:p text:style-name="P300"/>
            <text:p text:style-name="P188">This macro was written to be called by other REXX macro(s) and can be executed in batch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37">PDSMLST</text:p>
          </table:table-cell>
          <table:table-cell table:style-name="Table_5f_1.B2" office:value-type="string">
            <text:p text:style-name="P23"/>
            <text:p text:style-name="P24"><text:span text:style-name="T121">d</text:span>sname <text:span text:style-name="T81">[ ( {SELECT [lorange [:hirange]] | mbrpattern} ]</text:span></text:p>
            <text:p text:style-name="P24"/>
            <text:p text:style-name="P116">SELECT – states that a member name range (inclusive) follows. <text:s/>Length plays a role in the compare process.</text:p>
            <text:p text:style-name="P119">Example: SELECT AMA <text:span text:style-name="T83">or SELECT AMA</text:span>:AMC</text:p>
            <text:p text:style-name="P24"/>
            <text:p text:style-name="P24"><text:span text:style-name="T34">TSO/</text:span>ISPF EXEC <text:span text:style-name="T39">macro </text:span>used to create a new member in <text:span text:style-name="T152">an output/data library PDS </text:span>containing <text:span text:style-name="T75">all the</text:span> member names (one per row) in the <text:span text:style-name="T39">source PDS (i.e. dsname), </text:span>via <text:span text:style-name="T37">macro </text:span>STKMBRS. <text:s/>The <text:span text:style-name="T99">macro</text:span> will ask for the <text:span text:style-name="T152">output/data library PDS name </text:span>and member <text:span text:style-name="T143">to save the source member list in.</text:span></text:p>
            <text:p text:style-name="P24"/>
            <text:p text:style-name="P36">From the ISPF D<text:span text:style-name="T152">SLIST</text:span> (<text:span text:style-name="T152">=</text:span>3.4) <text:span text:style-name="T121">panel, key macro PDSMLST on the row command line of the desired source dsname.</text:span></text:p>
            <text:p text:style-name="P24"/>
            <text:p text:style-name="P24">For help information, key “<text:span text:style-name="T111">TSO </text:span>PDSMLST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60">PDSUTIL</text:p>
          </table:table-cell>
          <table:table-cell table:style-name="Table_5f_1.B2" office:value-type="string">
            <text:p text:style-name="P23"/>
            <text:p text:style-name="P80"><text:span text:style-name="T48">m</text:span>ember</text:p>
            <text:p text:style-name="P80"/>
            <text:p text:style-name="P81">TSO/ISPF EXEC macro used to invoke <text:span text:style-name="T217">ISPF </text:span>Library Management <text:span text:style-name="T47">(LM)</text:span> <text:span text:style-name="T95">actions</text:span> <text:span text:style-name="T89">found </text:span>in member.</text:p>
            <text:p text:style-name="P80"/>
            <text:p text:style-name="P343">From the ISPF D<text:span text:style-name="T153">SLIST</text:span>/Member (<text:span text:style-name="T153">=</text:span>3.4) <text:span text:style-name="T121">panel, key PDSUTIL o</text:span>n the <text:span text:style-name="T130">row </text:span>command <text:span text:style-name="T319">line</text:span> <text:span text:style-name="T130">of </text:span>the desired member <text:span text:style-name="T153">of the data library </text:span>(created by <text:span text:style-name="T41">macro </text:span>PDSMLST). <text:s/><text:span text:style-name="T42">Some additional changes will need to be made to member before processing. <text:s/>The 1</text:span><text:span text:style-name="T44">st</text:span><text:span text:style-name="T42"> column of data needs to be the LM action (DELETE, RENAME, COPY) to apply to each member (2</text:span><text:span text:style-name="T44">nd</text:span><text:span text:style-name="T42"> column). <text:s/>If RENAME is selected then the new member name needs to be added (3</text:span><text:span text:style-name="T44">rd</text:span><text:span text:style-name="T42"> column). <text:s/>Each column must be separated using a comma. <text:s/>Use macro DUP to make the changes. <text:s/>COPY action must follow all DELETE and RENAME actions.</text:span></text:p>
            <text:p text:style-name="P343"/>
            <text:p text:style-name="P343">The <text:span text:style-name="T99">macro</text:span> will ask for the target PDS name. <text:s/><text:span text:style-name="T75">All the</text:span> <text:span text:style-name="T189">collected </text:span>member names found in member will be <text:span text:style-name="T42">processed using the LM actions on </text:span>the target PDS. <text:s/><text:span text:style-name="T78">If a COPY action is found then the macro will ask for the source PDS name.</text:span></text:p>
            <text:p text:style-name="P343"><text:soft-page-break/></text:p>
            <text:p text:style-name="P52">For help information, key “<text:span text:style-name="T111">TSO PDSUTIL</text:span>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70">QUIT</text:p>
          </table:table-cell>
          <table:table-cell table:style-name="Table_5f_1.B2" office:value-type="string">
            <text:p text:style-name="P23"/>
            <text:p text:style-name="P129"/>
            <text:p text:style-name="P111">ISREDIT EXEC macro used to <text:span text:style-name="T100">determine</text:span> the update status of the desired member <text:span text:style-name="T68">being Edited</text:span> <text:span text:style-name="T158">or Viewed </text:span>(modified, not modified). <text:s/><text:span text:style-name="T100">If not modified then ISREDIT command CANCEL is issued. <text:s/>If modified then an informational message is presented and the user will be required to either issue the ISREDIT command SAVE or CANCEL or macro VSAVE (if in VIEW mode).</text:span></text:p>
            <text:p text:style-name="P111"/>
            <text:p text:style-name="P183">This <text:span text:style-name="T282">macro</text:span> works best if assigned to a PF key (i.e. PF3)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27">REPEAT</text:p>
          </table:table-cell>
          <table:table-cell table:style-name="Table_5f_1.B2" office:value-type="string">
            <text:p text:style-name="P23"/>
            <text:p text:style-name="P23"/>
            <text:p text:style-name="P253">ISREDIT EXEC macro used to re-invoke a previous macro that has been written to be compatible with REPEAT. <text:s/>It works similar to the RFIND macro for the FIND command.</text:p>
            <text:p text:style-name="P253"><text:s text:c="2"/></text:p>
            <text:p text:style-name="P253">This macro <text:span text:style-name="T282">works best if </text:span>assigned to a PF key (i.e. PF2).</text:p>
          </table:table-cell>
        </table:table-row>
        <table:table-row>
          <table:table-cell table:style-name="Table_5f_1.A2" office:value-type="string">
            <text:p text:style-name="Table_20_Contents"/>
            <text:p text:style-name="Table_20_Contents">RESEQ</text:p>
          </table:table-cell>
          <table:table-cell table:style-name="Table_5f_1.B2" office:value-type="string">
            <text:p text:style-name="P23"/>
            <text:p text:style-name="P23">{lptr | range | *} [start incr] {col-1 col-2 | ( <text:span text:style-name="T231">{</text:span>STD | COBOL<text:span text:style-name="T231">}}</text:span></text:p>
            <text:p text:style-name="P23"/>
            <text:p text:style-name="P43">STD/COBOL – establishes the <text:span text:style-name="T92">L</text:span>anguage which determines the <text:span text:style-name="T91">sequence number starting values, increments, and</text:span> columns where the <text:span text:style-name="T91">sequence numbers </text:span>will be placed on the row. <text:s/><text:span text:style-name="T95">T</text:span>he default <text:span text:style-name="T92">L</text:span>anguage <text:span text:style-name="T90">may be established by macro SETUP2 or LANG</text:span>.</text:p>
            <text:p text:style-name="P43"/>
            <text:p text:style-name="P215">STD – <text:s/>incr is 1000, col-1 is 73, col-2 is 80</text:p>
            <text:p text:style-name="P215">COBOL – incr is 100, col-1 is 1, col-2 is 6</text:p>
            <text:p text:style-name="P23"/>
            <text:p text:style-name="P23">ISREDIT EXEC macro used to re-sequence from the current row forward. <text:s/>The entire member or some smaller portion of the member can be selected. <text:s/>If the current row or row that the cursor is position on contains a valid sequence number then it becomes the default starting sequence number. <text:s/>Excluded rows are ignored.</text:p>
            <text:p text:style-name="P23"/>
            <text:p text:style-name="P23">For help information, key “RESEQ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61">REVIEW</text:p>
            <text:p text:style-name="P463">REV</text:p>
            <text:p text:style-name="P463">REVED</text:p>
            <text:p text:style-name="P463"><text:soft-page-break/>REVAUTH</text:p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><text:soft-page-break/></text:p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><text:soft-page-break/></text:p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><text:soft-page-break/></text:p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><text:soft-page-break/></text:p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><text:soft-page-break/></text:p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><text:soft-page-break/></text:p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><text:soft-page-break/></text:p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  <text:p text:style-name="P463"/>
          </table:table-cell>
          <table:table-cell table:style-name="Table_5f_1.B2" office:value-type="string">
            <text:p text:style-name="Table_20_Contents"/>
            <text:p text:style-name="P461"><text:span text:style-name="T322">d</text:span>sname <text:span text:style-name="T322">| ‘ACTIVE’ | ddname FILE | /pathname</text:span></text:p>
            <text:p text:style-name="P461"/>
            <text:p text:style-name="P462">Op<text:span text:style-name="T333">erands</text:span>:</text:p>
            <text:list xml:id="list3000076282" text:style-name="L11">
              <text:list-item>
                <text:p text:style-name="P544"><text:soft-page-break/>V<text:span text:style-name="T323">olume</text:span>(volid) </text:p>
              </text:list-item>
              <text:list-item>
                <text:p text:style-name="P544">U<text:span text:style-name="T323">nit</text:span>(unitaddr)</text:p>
              </text:list-item>
              <text:list-item>
                <text:p text:style-name="P544">Q<text:span text:style-name="T323">uick</text:span></text:p>
              </text:list-item>
              <text:list-item>
                <text:p text:style-name="P544">DATA – <text:span text:style-name="T324">control data is displayed rather than interpreted</text:span></text:p>
                <text:list>
                  <text:list-item>
                    <text:p text:style-name="P545">VSAM component – show physical record</text:p>
                  </text:list-item>
                  <text:list-item>
                    <text:p text:style-name="P545">VSAM KSDS cluster – access records in RBA order</text:p>
                  </text:list-item>
                  <text:list-item>
                    <text:p text:style-name="P546">PDS – access the directory instead of the member</text:p>
                  </text:list-item>
                  <text:list-item>
                    <text:p text:style-name="P546">RECFM=F – access is slower</text:p>
                  </text:list-item>
                  <text:list-item>
                    <text:p text:style-name="P547">SUBSYSTEM – <text:span text:style-name="T325">if the data set has members but the subsystem does not support partitioned access</text:span></text:p>
                  </text:list-item>
                  <text:list-item>
                    <text:p text:style-name="P548">PCX, BMP, and GIF file types – display data and bypass rendering of picture</text:p>
                  </text:list-item>
                </text:list>
              </text:list-item>
              <text:list-item>
                <text:p text:style-name="P544">GEN – <text:span text:style-name="T325">display member list of a version 2 PDS/E with all generations</text:span></text:p>
              </text:list-item>
              <text:list-item>
                <text:p text:style-name="P544">T<text:span text:style-name="T323">op</text:span>(‘rel-addr’)</text:p>
              </text:list-item>
              <text:list-item>
                <text:p text:style-name="P544">S<text:span text:style-name="T323">ubsys</text:span>(‘subsys’) - <text:span text:style-name="T326">1 to 4 character subsystem name</text:span></text:p>
              </text:list-item>
              <text:list-item>
                <text:p text:style-name="P544">XISPMODE – <text:span text:style-name="T326">only affects processing in an ISPF environment</text:span></text:p>
              </text:list-item>
            </text:list>
            <text:p text:style-name="P462"/>
            <text:p text:style-name="P79">TSO <text:span text:style-name="T326">command (REVIEW CBT file#134) </text:span>used to <text:span text:style-name="T326">display/view a data set or UNIX entity. <text:s/>ISPF version is invoked by entering TSO RFE to present a ISPF panel.</text:span></text:p>
            <text:p text:style-name="P79"/>
            <text:p text:style-name="P133">PF keys:</text:p>
            <table:table table:name="Table1" table:style-name="Table1">
              <table:table-column table:style-name="Table1.A"/>
              <table:table-column table:style-name="Table1.B"/>
              <table:table-row>
                <table:table-cell office:value-type="string">
                  <text:p text:style-name="P464">PF1 – HELP </text:p>
                </table:table-cell>
                <table:table-cell office:value-type="string">
                  <text:p text:style-name="P464">PF13 – TOP </text:p>
                </table:table-cell>
              </table:table-row>
              <table:table-row>
                <table:table-cell office:value-type="string">
                  <text:p text:style-name="P464">PF2 – START </text:p>
                </table:table-cell>
                <table:table-cell office:value-type="string">
                  <text:p text:style-name="P464">PF14 – BOTTOM </text:p>
                </table:table-cell>
              </table:table-row>
              <table:table-row>
                <table:table-cell office:value-type="string">
                  <text:p text:style-name="P464">PF3 – END </text:p>
                </table:table-cell>
                <table:table-cell office:value-type="string">
                  <text:p text:style-name="P464">PF15 – END </text:p>
                </table:table-cell>
              </table:table-row>
              <table:table-row>
                <table:table-cell office:value-type="string">
                  <text:p text:style-name="P464">PF4 – TSO </text:p>
                </table:table-cell>
                <table:table-cell office:value-type="string">
                  <text:p text:style-name="P464">PF16 – SMF </text:p>
                </table:table-cell>
              </table:table-row>
              <table:table-row>
                <table:table-cell office:value-type="string">
                  <text:p text:style-name="P464">PF5 – RFIND</text:p>
                </table:table-cell>
                <table:table-cell office:value-type="string">
                  <text:p text:style-name="P464">PF17 – RFIND </text:p>
                </table:table-cell>
              </table:table-row>
              <table:table-row>
                <table:table-cell office:value-type="string">
                  <text:p text:style-name="P464">PF6 – RCHANGE</text:p>
                </table:table-cell>
                <table:table-cell office:value-type="string">
                  <text:p text:style-name="P464">PF18 – EREP </text:p>
                </table:table-cell>
              </table:table-row>
              <table:table-row>
                <table:table-cell office:value-type="string">
                  <text:p text:style-name="P464">PF7 – UP </text:p>
                </table:table-cell>
                <table:table-cell office:value-type="string">
                  <text:p text:style-name="P464">PF19 – UP </text:p>
                </table:table-cell>
              </table:table-row>
              <table:table-row>
                <table:table-cell office:value-type="string">
                  <text:p text:style-name="P464">PF8 – DOWN </text:p>
                </table:table-cell>
                <table:table-cell office:value-type="string">
                  <text:p text:style-name="P464">PF20 – DOWN </text:p>
                </table:table-cell>
              </table:table-row>
              <table:table-row>
                <table:table-cell office:value-type="string">
                  <text:p text:style-name="P464">PF9 – SWAP NEXT</text:p>
                </table:table-cell>
                <table:table-cell office:value-type="string">
                  <text:p text:style-name="P464">PF21 – HEX </text:p>
                </table:table-cell>
              </table:table-row>
              <table:table-row>
                <table:table-cell office:value-type="string">
                  <text:p text:style-name="P464">PF10 – LEFT </text:p>
                </table:table-cell>
                <table:table-cell office:value-type="string">
                  <text:p text:style-name="P464">PF22 – ASCII </text:p>
                </table:table-cell>
              </table:table-row>
              <table:table-row>
                <table:table-cell office:value-type="string">
                  <text:p text:style-name="P464">PF11 – RIGHT</text:p>
                </table:table-cell>
                <table:table-cell office:value-type="string">
                  <text:p text:style-name="P464">PF23 – TSO REV</text:p>
                </table:table-cell>
              </table:table-row>
              <table:table-row>
                <table:table-cell office:value-type="string">
                  <text:p text:style-name="P464">PF12 – RECALL</text:p>
                </table:table-cell>
                <table:table-cell office:value-type="string">
                  <text:p text:style-name="P464">PF24 – RECALL </text:p>
                </table:table-cell>
              </table:table-row>
            </table:table>
            <text:p text:style-name="P79"/>
            <text:p text:style-name="P134">Sub-commands <text:span text:style-name="T327">available in all display modes</text:span>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65">?</text:p>
                </table:table-cell>
                <table:table-cell table:style-name="Table2.A1" office:value-type="string">
                  <text:p text:style-name="P465">Display current release.</text:p>
                </table:table-cell>
              </table:table-row>
              <table:table-row>
                <table:table-cell table:style-name="Table2.A1" office:value-type="string">
                  <text:p text:style-name="P465">.<text:span text:style-name="T338">label</text:span></text:p>
                </table:table-cell>
                <table:table-cell table:style-name="Table2.A1" office:value-type="string">
                  <text:p text:style-name="P486">Can be entered on the command line or in the row command area.</text:p>
                </table:table-cell>
              </table:table-row>
              <table:table-row>
                <table:table-cell table:style-name="Table2.A1" office:value-type="string">
                  <text:p text:style-name="P466">BOTTOM</text:p>
                  <text:p text:style-name="P466">BOT</text:p>
                </table:table-cell>
                <table:table-cell table:style-name="Table2.A1" office:value-type="string">
                  <text:p text:style-name="P466"/>
                  <text:p text:style-name="P466">Scroll down to the last row.</text:p>
                </table:table-cell>
              </table:table-row>
              <table:table-row>
                <table:table-cell table:style-name="Table2.A1" office:value-type="string">
                  <text:p text:style-name="P465">CDE</text:p>
                  <text:p text:style-name="P465">JPA</text:p>
                </table:table-cell>
                <table:table-cell table:style-name="Table2.A1" office:value-type="string">
                  <text:p text:style-name="P465"/>
                  <text:p text:style-name="P465">Display Job <text:span text:style-name="T345">P</text:span>ack Area Contents Directory Elements.</text:p>
                </table:table-cell>
              </table:table-row>
              <table:table-row>
                <table:table-cell table:style-name="Table2.A1" office:value-type="string">
                  <text:p text:style-name="P466"><text:soft-page-break/>DOWN</text:p>
                  <text:p text:style-name="P466">+</text:p>
                </table:table-cell>
                <table:table-cell table:style-name="Table2.A1" office:value-type="string">
                  <text:p text:style-name="P484">n | H | P | C | M</text:p>
                  <text:p text:style-name="P484"/>
                  <text:p text:style-name="P466">Scroll forwards a specified number of rows.</text:p>
                </table:table-cell>
              </table:table-row>
              <table:table-row>
                <table:table-cell table:style-name="Table2.A1" office:value-type="string">
                  <text:p text:style-name="P466">END</text:p>
                  <text:p text:style-name="P466">CANCEL</text:p>
                  <text:p text:style-name="P466">CAN</text:p>
                </table:table-cell>
                <table:table-cell table:style-name="Table2.A1" office:value-type="string">
                  <text:p text:style-name="P466"/>
                  <text:p text:style-name="P466"/>
                  <text:p text:style-name="P466">End the command.</text:p>
                </table:table-cell>
              </table:table-row>
              <table:table-row>
                <table:table-cell table:style-name="Table2.A1" office:value-type="string">
                  <text:p text:style-name="P466">EXIT</text:p>
                  <text:p text:style-name="P466">RETURN</text:p>
                  <text:p text:style-name="P466">=X</text:p>
                </table:table-cell>
                <table:table-cell table:style-name="Table2.A1" office:value-type="string">
                  <text:p text:style-name="P466"/>
                  <text:p text:style-name="P466"/>
                  <text:p text:style-name="P466">Terminate the REVIEW session.</text:p>
                </table:table-cell>
              </table:table-row>
              <table:table-row>
                <table:table-cell table:style-name="Table2.A1" office:value-type="string">
                  <text:p text:style-name="P465">HEL</text:p>
                  <text:p text:style-name="P465">FSHELP</text:p>
                  <text:p text:style-name="P465">FSH</text:p>
                </table:table-cell>
                <table:table-cell table:style-name="Table2.A1" office:value-type="string">
                  <text:p text:style-name="Table_20_Contents"/>
                  <text:p text:style-name="Table_20_Contents"/>
                  <text:p text:style-name="P465">Not intercepted by ISPF.</text:p>
                </table:table-cell>
              </table:table-row>
              <table:table-row>
                <table:table-cell table:style-name="Table2.A1" office:value-type="string">
                  <text:p text:style-name="P465">HELP</text:p>
                </table:table-cell>
                <table:table-cell table:style-name="Table2.A1" office:value-type="string">
                  <text:p text:style-name="P465">Intercepted by ISPF if running under ISPF.</text:p>
                </table:table-cell>
              </table:table-row>
              <table:table-row>
                <table:table-cell table:style-name="Table2.A1" office:value-type="string">
                  <text:p text:style-name="P465">KEYS</text:p>
                </table:table-cell>
                <table:table-cell table:style-name="Table2.A1" office:value-type="string">
                  <text:p text:style-name="P465">Display current PF key values.</text:p>
                </table:table-cell>
              </table:table-row>
              <table:table-row>
                <table:table-cell table:style-name="Table2.A1" office:value-type="string">
                  <text:p text:style-name="P466">PFK0</text:p>
                </table:table-cell>
                <table:table-cell table:style-name="Table2.A1" office:value-type="string">
                  <text:p text:style-name="P466">Set Program Function Keys to default values.</text:p>
                </table:table-cell>
              </table:table-row>
              <table:table-row>
                <table:table-cell table:style-name="Table2.A1" office:value-type="string">
                  <text:p text:style-name="P466">PFKn</text:p>
                </table:table-cell>
                <table:table-cell table:style-name="Table2.A1" office:value-type="string">
                  <text:p text:style-name="P466">Set Program Function Key “n” to a value.</text:p>
                </table:table-cell>
              </table:table-row>
              <table:table-row>
                <table:table-cell table:style-name="Table2.A1" office:value-type="string">
                  <text:p text:style-name="P466">RECALL</text:p>
                  <text:p text:style-name="P466">RETRIEVE</text:p>
                </table:table-cell>
                <table:table-cell table:style-name="Table2.A1" office:value-type="string">
                  <text:p text:style-name="P466"/>
                  <text:p text:style-name="P466">Recall previously keyed in commands.</text:p>
                </table:table-cell>
              </table:table-row>
              <table:table-row>
                <table:table-cell table:style-name="Table2.A1" office:value-type="string">
                  <text:p text:style-name="P466">SCRNAME</text:p>
                </table:table-cell>
                <table:table-cell table:style-name="Table2.A1" office:value-type="string">
                  <text:p text:style-name="P466">Assign a name to this logical screen session.</text:p>
                </table:table-cell>
              </table:table-row>
              <table:table-row>
                <table:table-cell table:style-name="Table2.A1" office:value-type="string">
                  <text:p text:style-name="P466">START</text:p>
                  <text:p text:style-name="P466">SPLIT</text:p>
                </table:table-cell>
                <table:table-cell table:style-name="Table2.A1" office:value-type="string">
                  <text:p text:style-name="P466"/>
                  <text:p text:style-name="P466">Create a new <text:span text:style-name="T336">ISPF </text:span>REVIEW Front End (RFE) session.</text:p>
                </table:table-cell>
              </table:table-row>
              <table:table-row>
                <table:table-cell table:style-name="Table2.A1" office:value-type="string">
                  <text:p text:style-name="P466">SWAP</text:p>
                </table:table-cell>
                <table:table-cell table:style-name="Table2.A1" office:value-type="string">
                  <text:p text:style-name="P466">List or transfer control between RFE sessions.</text:p>
                </table:table-cell>
              </table:table-row>
              <table:table-row>
                <table:table-cell table:style-name="Table2.A1" office:value-type="string">
                  <text:p text:style-name="P465">TASK</text:p>
                  <text:p text:style-name="P465">TCB</text:p>
                  <text:p text:style-name="P465">RB</text:p>
                </table:table-cell>
                <table:table-cell table:style-name="Table2.A1" office:value-type="string">
                  <text:p text:style-name="P465"/>
                  <text:p text:style-name="P465"/>
                  <text:p text:style-name="P465">Display Task Control Block (TCB).</text:p>
                </table:table-cell>
              </table:table-row>
              <table:table-row>
                <table:table-cell table:style-name="Table2.A1" office:value-type="string">
                  <text:p text:style-name="P466">TOP</text:p>
                </table:table-cell>
                <table:table-cell table:style-name="Table2.A1" office:value-type="string">
                  <text:p text:style-name="P466">Scroll up to the 1<text:span text:style-name="T43">st</text:span> row.</text:p>
                </table:table-cell>
              </table:table-row>
              <table:table-row>
                <table:table-cell table:style-name="Table2.A1" office:value-type="string">
                  <text:p text:style-name="P465">TSO</text:p>
                  <text:p text:style-name="P465">TSS</text:p>
                </table:table-cell>
                <table:table-cell table:style-name="Table2.A1" office:value-type="string">
                  <text:p text:style-name="P465"/>
                  <text:p text:style-name="P465">Issue TSO command.</text:p>
                </table:table-cell>
              </table:table-row>
              <table:table-row>
                <table:table-cell table:style-name="Table2.A1" office:value-type="string">
                  <text:p text:style-name="P466">UP</text:p>
                  <text:p text:style-name="P466">- </text:p>
                </table:table-cell>
                <table:table-cell table:style-name="Table2.A1" office:value-type="string">
                  <text:p text:style-name="P484">n | H | P | C | M</text:p>
                  <text:p text:style-name="P484"/>
                  <text:p text:style-name="P466">Scroll backwards a specified number of rows.</text:p>
                </table:table-cell>
              </table:table-row>
            </table:table>
            <text:p text:style-name="P284"/>
            <text:p text:style-name="P137">Sub-commands available when viewing file data:</text:p>
            <table:table table:name="Table3" table:style-name="Table3">
              <table:table-column table:style-name="Table3.A"/>
              <table:table-column table:style-name="Table3.B"/>
              <table:table-row>
                <table:table-cell office:value-type="string">
                  <text:p text:style-name="P471">APPEND</text:p>
                  <text:p text:style-name="P471">ADD</text:p>
                  <text:p text:style-name="P471">TACKON</text:p>
                </table:table-cell>
                <table:table-cell office:value-type="string">
                  <text:p text:style-name="P470"/>
                  <text:p text:style-name="P470"/>
                  <text:p text:style-name="P471">Copy data being viewed (from 1<text:span text:style-name="T43">st</text:span> row on screen) to an output file <text:span text:style-name="T328">(non-destructive).</text:span></text:p>
                </table:table-cell>
              </table:table-row>
              <table:table-row>
                <table:table-cell office:value-type="string">
                  <text:p text:style-name="P468">ASCII ON</text:p>
                  <text:p text:style-name="P468">ASCII OFF</text:p>
                  <text:p text:style-name="P468">ASCII</text:p>
                </table:table-cell>
                <table:table-cell office:value-type="string">
                  <text:p text:style-name="Table_20_Contents"/>
                  <text:p text:style-name="Table_20_Contents"/>
                  <text:p text:style-name="P468">Toggle the translation of ASCII to EBCDIC.</text:p>
                </table:table-cell>
              </table:table-row>
              <table:table-row>
                <table:table-cell office:value-type="string">
                  <text:p text:style-name="P472">BROWSE</text:p>
                </table:table-cell>
                <table:table-cell office:value-type="string">
                  <text:p text:style-name="P472">Process current data set with ISPF BROWSE.</text:p>
                </table:table-cell>
              </table:table-row>
              <table:table-row>
                <table:table-cell office:value-type="string">
                  <text:p text:style-name="P472">COPYOUT</text:p>
                  <text:p text:style-name="P472">CUTOFF</text:p>
                  <text:p text:style-name="P472"><text:soft-page-break/>CUT</text:p>
                  <text:p text:style-name="P472">CUTOVER</text:p>
                </table:table-cell>
                <table:table-cell office:value-type="string">
                  <text:p text:style-name="P470"/>
                  <text:p text:style-name="P470"/>
                  <text:p text:style-name="P470"/>
                  <text:p text:style-name="P472">Copy data being viewed (from 1<text:span text:style-name="T43">st</text:span> row on screen) to an output file (destructive).</text:p>
                </table:table-cell>
              </table:table-row>
              <table:table-row>
                <table:table-cell office:value-type="string">
                  <text:p text:style-name="P470">DIR</text:p>
                </table:table-cell>
                <table:table-cell office:value-type="string">
                  <text:p text:style-name="P470">Display the directory of the PDS.</text:p>
                </table:table-cell>
              </table:table-row>
              <table:table-row>
                <table:table-cell office:value-type="string">
                  <text:p text:style-name="P472">EDIT</text:p>
                </table:table-cell>
                <table:table-cell office:value-type="string">
                  <text:p text:style-name="P472">Process current data set with ISPF EDIT.</text:p>
                </table:table-cell>
              </table:table-row>
              <table:table-row>
                <table:table-cell office:value-type="string">
                  <text:p text:style-name="P470">EREP ON</text:p>
                  <text:p text:style-name="P470">EREP OFF</text:p>
                  <text:p text:style-name="P470">EREP</text:p>
                </table:table-cell>
                <table:table-cell office:value-type="string">
                  <text:p text:style-name="P470"/>
                  <text:p text:style-name="P470"/>
                  <text:p text:style-name="P470">Toggle conversion of LOGREC record into a readable format.</text:p>
                </table:table-cell>
              </table:table-row>
              <table:table-row>
                <table:table-cell office:value-type="string">
                  <text:p text:style-name="P468">FIND</text:p>
                  <text:p text:style-name="P468">F</text:p>
                </table:table-cell>
                <table:table-cell office:value-type="string">
                  <text:p text:style-name="Table_20_Contents"/>
                  <text:p text:style-name="P468">Search for the specified data or pattern. <text:s/><text:span text:style-name="T334">Command format is the same as ISREDIT FIND except range operands are not supported.</text:span></text:p>
                </table:table-cell>
              </table:table-row>
              <table:table-row>
                <table:table-cell office:value-type="string">
                  <text:p text:style-name="P468">FINDNOT</text:p>
                  <text:p text:style-name="P468">FN</text:p>
                </table:table-cell>
                <table:table-cell office:value-type="string">
                  <text:p text:style-name="Table_20_Contents"/>
                  <text:p text:style-name="P468">Search until the specified data or pattern is not found. <text:s/><text:span text:style-name="T335">Same format as the REVIEW FIND command.</text:span></text:p>
                </table:table-cell>
              </table:table-row>
              <table:table-row>
                <table:table-cell office:value-type="string">
                  <text:p text:style-name="P468">FINDSMF</text:p>
                  <text:p text:style-name="P468">FS</text:p>
                </table:table-cell>
                <table:table-cell office:value-type="string">
                  <text:p text:style-name="Table_20_Contents"/>
                  <text:p text:style-name="P468">Search for an SMF record type and optional sub-type.</text:p>
                  <text:p text:style-name="P468"/>
                  <text:p text:style-name="P483">Syntax: <text:s/>FS smf-type <text:span text:style-name="T337">[</text:span>smf-subtype<text:span text:style-name="T337">]</text:span> <text:span text:style-name="T337">[</text:span>FIRST | NEXT |PREV | LAST | REST | ALL<text:span text:style-name="T337">]</text:span></text:p>
                  <text:p text:style-name="P483"/>
                  <text:p text:style-name="P483">where: smf-type is a decimal integer 0:255; smf-subtype is a decimal integer 0:255.</text:p>
                </table:table-cell>
              </table:table-row>
              <table:table-row>
                <table:table-cell office:value-type="string">
                  <text:p text:style-name="P471">FMT ON</text:p>
                  <text:p text:style-name="P471">FMT OFF</text:p>
                </table:table-cell>
                <table:table-cell office:value-type="string">
                  <text:p text:style-name="P470"/>
                  <text:p text:style-name="P471">Toggle the formatting of data records.</text:p>
                </table:table-cell>
              </table:table-row>
              <table:table-row>
                <table:table-cell office:value-type="string">
                  <text:p text:style-name="P471">FMTVAR</text:p>
                  <text:p text:style-name="P471">FV</text:p>
                </table:table-cell>
                <table:table-cell office:value-type="string">
                  <text:p text:style-name="P470"/>
                  <text:p text:style-name="P471">Specify the data type of a data item.</text:p>
                </table:table-cell>
              </table:table-row>
              <table:table-row>
                <table:table-cell office:value-type="string">
                  <text:p text:style-name="P470">FORMAT</text:p>
                  <text:p text:style-name="P470">FMT</text:p>
                </table:table-cell>
                <table:table-cell office:value-type="string">
                  <text:p text:style-name="P470"/>
                  <text:p text:style-name="P471">Format record data in accordance to a source Assembler data definition member found in PDS REVFMTS. <text:s/>You are also able to format VTOC records without the PDS REVFMTS.</text:p>
                </table:table-cell>
              </table:table-row>
              <table:table-row>
                <table:table-cell office:value-type="string">
                  <text:p text:style-name="P468">HEX ON</text:p>
                  <text:p text:style-name="P468">HEX OFF</text:p>
                  <text:p text:style-name="P468">HEX</text:p>
                </table:table-cell>
                <table:table-cell office:value-type="string">
                  <text:p text:style-name="Table_20_Contents"/>
                  <text:p text:style-name="Table_20_Contents"/>
                  <text:p text:style-name="P468">Toggle the screen display in either hex or character mode.</text:p>
                </table:table-cell>
              </table:table-row>
              <table:table-row>
                <table:table-cell office:value-type="string">
                  <text:p text:style-name="P472">INFO</text:p>
                </table:table-cell>
                <table:table-cell office:value-type="string">
                  <text:p text:style-name="P472">Display the current data set attributes.</text:p>
                </table:table-cell>
              </table:table-row>
              <table:table-row>
                <table:table-cell office:value-type="string">
                  <text:p text:style-name="P467">LEFT</text:p>
                  <text:p text:style-name="P467">&lt; </text:p>
                </table:table-cell>
                <table:table-cell office:value-type="string">
                  <text:p text:style-name="P484">n | H | P | C | M</text:p>
                  <text:p text:style-name="P484"/>
                  <text:p text:style-name="P467">Scroll left a specified number of columns.</text:p>
                </table:table-cell>
              </table:table-row>
              <table:table-row>
                <table:table-cell office:value-type="string">
                  <text:p text:style-name="P467">LIST</text:p>
                  <text:p text:style-name="P467">L</text:p>
                  <text:p text:style-name="P467"><text:soft-page-break/>LOC</text:p>
                  <text:p text:style-name="P467">LOCATE</text:p>
                </table:table-cell>
                <table:table-cell office:value-type="string">
                  <text:p text:style-name="P485">n</text:p>
                  <text:p text:style-name="Table_20_Contents"/>
                  <text:p text:style-name="Table_20_Contents"/>
                  <text:p text:style-name="P467">Display the specified record number.</text:p>
                </table:table-cell>
              </table:table-row>
              <table:table-row>
                <table:table-cell office:value-type="string">
                  <text:p text:style-name="P470">MEMBER</text:p>
                  <text:p text:style-name="P470">MEM</text:p>
                </table:table-cell>
                <table:table-cell office:value-type="string">
                  <text:p text:style-name="P470"/>
                  <text:p text:style-name="P470">Switch to specified member within the same PDS.</text:p>
                </table:table-cell>
              </table:table-row>
              <table:table-row>
                <table:table-cell office:value-type="string">
                  <text:p text:style-name="P470">NEWTOP</text:p>
                </table:table-cell>
                <table:table-cell office:value-type="string">
                  <text:p text:style-name="P470">Specify a relative physical address to be considered as the top-of-the-data. <text:s/>Useful for looking past I/O errors, end-of-file markers, and deleted members.</text:p>
                </table:table-cell>
              </table:table-row>
              <table:table-row>
                <table:table-cell office:value-type="string">
                  <text:p text:style-name="P468">RESET</text:p>
                  <text:p text:style-name="P468">RES</text:p>
                </table:table-cell>
                <table:table-cell office:value-type="string">
                  <text:p text:style-name="Table_20_Contents"/>
                  <text:p text:style-name="P468">Deactivate line exclusion caused by the ALL or REST operand of a FIND or FINDNOT operation.</text:p>
                </table:table-cell>
              </table:table-row>
              <table:table-row>
                <table:table-cell office:value-type="string">
                  <text:p text:style-name="P468">RFIND</text:p>
                  <text:p text:style-name="P468">IFIND</text:p>
                </table:table-cell>
                <table:table-cell office:value-type="string">
                  <text:p text:style-name="Table_20_Contents"/>
                  <text:p text:style-name="P468">Repeat the previous FIND or FINDNOT operation.</text:p>
                </table:table-cell>
              </table:table-row>
              <table:table-row>
                <table:table-cell office:value-type="string">
                  <text:p text:style-name="P467">RIGHT</text:p>
                  <text:p text:style-name="P467">&gt; </text:p>
                </table:table-cell>
                <table:table-cell office:value-type="string">
                  <text:p text:style-name="P484">n | H | P | C | M</text:p>
                  <text:p text:style-name="P484"/>
                  <text:p text:style-name="P467">Scroll right a specified number of columns.</text:p>
                </table:table-cell>
              </table:table-row>
              <table:table-row>
                <table:table-cell office:value-type="string">
                  <text:p text:style-name="P470">SMF ON</text:p>
                  <text:p text:style-name="P470">SMF OFF</text:p>
                  <text:p text:style-name="P470">SMF</text:p>
                </table:table-cell>
                <table:table-cell office:value-type="string">
                  <text:p text:style-name="P470"/>
                  <text:p text:style-name="P470"/>
                  <text:p text:style-name="P470">Toggle conversion of SMF record into a readable format.</text:p>
                </table:table-cell>
              </table:table-row>
              <table:table-row>
                <table:table-cell office:value-type="string">
                  <text:p text:style-name="P470">SUBMIT</text:p>
                  <text:p text:style-name="P470">SUB</text:p>
                  <text:p text:style-name="P470">SB</text:p>
                </table:table-cell>
                <table:table-cell office:value-type="string">
                  <text:p text:style-name="P470"/>
                  <text:p text:style-name="P470"/>
                  <text:p text:style-name="P470">Submit the <text:span text:style-name="T328">data set </text:span>or member being viewed.</text:p>
                </table:table-cell>
              </table:table-row>
              <table:table-row>
                <table:table-cell office:value-type="string">
                  <text:p text:style-name="P472">VIEW</text:p>
                </table:table-cell>
                <table:table-cell office:value-type="string">
                  <text:p text:style-name="P472">Process current data set with ISPF VIEW.</text:p>
                </table:table-cell>
              </table:table-row>
            </table:table>
            <text:p text:style-name="P292"/>
            <text:p text:style-name="P135">Sub-commands available with viewing directories:</text:p>
            <table:table table:name="Table5" table:style-name="Table5">
              <table:table-column table:style-name="Table5.A"/>
              <table:table-column table:style-name="Table5.B"/>
              <table:table-row>
                <table:table-cell office:value-type="string">
                  <text:p text:style-name="P474">BROWSE</text:p>
                  <text:p text:style-name="P474">B</text:p>
                </table:table-cell>
                <table:table-cell office:value-type="string">
                  <text:p text:style-name="Table_20_Contents"/>
                  <text:p text:style-name="P475">Invoke ISPF BROWSE for member.</text:p>
                </table:table-cell>
              </table:table-row>
              <table:table-row>
                <table:table-cell office:value-type="string">
                  <text:p text:style-name="P475">DELINK</text:p>
                  <text:p text:style-name="P475">DL</text:p>
                </table:table-cell>
                <table:table-cell office:value-type="string">
                  <text:p text:style-name="Table_20_Contents"/>
                  <text:p text:style-name="P475">Delink load modules (PDS only) and write the object deck to a sequential data set. <text:s/>Only tagged members or all.</text:p>
                </table:table-cell>
              </table:table-row>
              <table:table-row>
                <table:table-cell office:value-type="string">
                  <text:p text:style-name="P475">EDIT</text:p>
                  <text:p text:style-name="P475">E</text:p>
                </table:table-cell>
                <table:table-cell office:value-type="string">
                  <text:p text:style-name="Table_20_Contents"/>
                  <text:p text:style-name="P475">Invoke ISPF EDIT for member.</text:p>
                </table:table-cell>
              </table:table-row>
              <table:table-row>
                <table:table-cell office:value-type="string">
                  <text:p text:style-name="P475">OFFLOAD</text:p>
                  <text:p text:style-name="P475">OFF</text:p>
                </table:table-cell>
                <table:table-cell office:value-type="string">
                  <text:p text:style-name="Table_20_Contents"/>
                  <text:p text:style-name="P475"><text:span text:style-name="T330">(not for program objects or UNIX files) </text:span>Offload source <text:span text:style-name="T330">and write to a sequential data set in IEBUPDTE format and control statements. <text:s/>Only tagged members or all.</text:span></text:p>
                </table:table-cell>
              </table:table-row>
              <table:table-row>
                <table:table-cell office:value-type="string">
                  <text:p text:style-name="P477">PDSLOAD</text:p>
                  <text:p text:style-name="P477">PDS</text:p>
                </table:table-cell>
                <table:table-cell office:value-type="string">
                  <text:p text:style-name="P476"/>
                  <text:p text:style-name="P477">(not for program objects or UNIX files) Using sequential data set (IEBUPDTE format) write it to a PDS or PDS/E.</text:p>
                </table:table-cell>
              </table:table-row>
              <table:table-row>
                <table:table-cell office:value-type="string">
                  <text:p text:style-name="P477">REFRESH</text:p>
                  <text:p text:style-name="P477">REF</text:p>
                </table:table-cell>
                <table:table-cell office:value-type="string">
                  <text:p text:style-name="P476"/>
                  <text:p text:style-name="P478">Refresh in-storage directory copying the external <text:soft-page-break/>directory. <text:s/>Tagged entries will not be maintained.</text:p>
                </table:table-cell>
              </table:table-row>
              <table:table-row>
                <table:table-cell office:value-type="string">
                  <text:p text:style-name="P478">RESET</text:p>
                  <text:p text:style-name="P478">RES</text:p>
                </table:table-cell>
                <table:table-cell office:value-type="string">
                  <text:p text:style-name="P476"/>
                  <text:p text:style-name="P478">Untag all entries without refreshing from external directory. </text:p>
                </table:table-cell>
              </table:table-row>
              <table:table-row>
                <table:table-cell office:value-type="string">
                  <text:p text:style-name="P478">RFIND</text:p>
                  <text:p text:style-name="P478">IFIND</text:p>
                </table:table-cell>
                <table:table-cell office:value-type="string">
                  <text:p text:style-name="P476"/>
                  <text:p text:style-name="P478">Position directory to the next tagged entry.</text:p>
                </table:table-cell>
              </table:table-row>
              <table:table-row>
                <table:table-cell office:value-type="string">
                  <text:p text:style-name="P478">SEARCH</text:p>
                  <text:p text:style-name="P478">FIND</text:p>
                  <text:p text:style-name="P478">F</text:p>
                </table:table-cell>
                <table:table-cell office:value-type="string">
                  <text:p text:style-name="P476"/>
                  <text:p text:style-name="P476"/>
                  <text:p text:style-name="P478">Search PDS, PDS/E, UNIX data set for specific data. <text:s/>Supporting panels will be displayed.</text:p>
                </table:table-cell>
              </table:table-row>
              <table:table-row>
                <table:table-cell office:value-type="string">
                  <text:p text:style-name="P479">SELECT</text:p>
                  <text:p text:style-name="P479">SEL</text:p>
                  <text:p text:style-name="P479">S</text:p>
                </table:table-cell>
                <table:table-cell office:value-type="string">
                  <text:p text:style-name="P476"/>
                  <text:p text:style-name="P476"/>
                  <text:p text:style-name="P479">Specify member of (PDS, PDS/E, UNIX) to be browsed.</text:p>
                </table:table-cell>
              </table:table-row>
              <table:table-row>
                <table:table-cell office:value-type="string">
                  <text:p text:style-name="P479">SEQLOAD</text:p>
                  <text:p text:style-name="P479">SEQ</text:p>
                </table:table-cell>
                <table:table-cell office:value-type="string">
                  <text:p text:style-name="P476"/>
                  <text:p text:style-name="P479">(PDS and PDS/E only) <text:span text:style-name="T329">Offload source and write to a sequential data set </text:span>without <text:span text:style-name="T329">IEBUPDTE </text:span>control statements<text:span text:style-name="T329">. <text:s/>Only tagged members or all.</text:span></text:p>
                </table:table-cell>
              </table:table-row>
              <table:table-row>
                <table:table-cell office:value-type="string">
                  <text:p text:style-name="P479">SORT</text:p>
                </table:table-cell>
                <table:table-cell office:value-type="string">
                  <text:p text:style-name="P479">Order the directory entries in a specific order. <text:s/>Use HELP for available options.</text:p>
                </table:table-cell>
              </table:table-row>
              <table:table-row>
                <table:table-cell office:value-type="string">
                  <text:p text:style-name="P480">TAGFLIP</text:p>
                  <text:p text:style-name="P480">TF</text:p>
                </table:table-cell>
                <table:table-cell office:value-type="string">
                  <text:p text:style-name="P479"/>
                  <text:p text:style-name="P480">Toggle tag status for every entry in the selection list.</text:p>
                </table:table-cell>
              </table:table-row>
              <table:table-row>
                <table:table-cell office:value-type="string">
                  <text:p text:style-name="P480">UPDATE</text:p>
                  <text:p text:style-name="P480">U</text:p>
                </table:table-cell>
                <table:table-cell office:value-type="string">
                  <text:p text:style-name="P479"/>
                  <text:p text:style-name="P480">Invoke REVEDIT to process the specified member.</text:p>
                </table:table-cell>
              </table:table-row>
              <table:table-row>
                <table:table-cell office:value-type="string">
                  <text:p text:style-name="P475">VIEW</text:p>
                  <text:p text:style-name="P475">V</text:p>
                </table:table-cell>
                <table:table-cell office:value-type="string">
                  <text:p text:style-name="Table_20_Contents"/>
                  <text:p text:style-name="P475">Invoke ISPF VIEW for member.</text:p>
                </table:table-cell>
              </table:table-row>
            </table:table>
            <text:p text:style-name="P285"/>
            <text:p text:style-name="P136">Selection codes for use on the directory display: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Table_20_Contents">/</text:p>
                </table:table-cell>
                <table:table-cell table:style-name="Table6.A1" office:value-type="string">
                  <text:p text:style-name="P480">Select member from a PDS, PDS/E, or UNIX member list, <text:span text:style-name="T331">as if the DATA operand had been specified. <text:s/>No interpreting data content.</text:span></text:p>
                </table:table-cell>
              </table:table-row>
              <table:table-row>
                <table:table-cell table:style-name="Table6.A1" office:value-type="string">
                  <text:p text:style-name="P480">A</text:p>
                </table:table-cell>
                <table:table-cell table:style-name="Table6.A1" office:value-type="string">
                  <text:p text:style-name="P481">Select member from a UNIX member list. <text:s/>Treat member as an ASCII text file.</text:p>
                </table:table-cell>
              </table:table-row>
              <table:table-row>
                <table:table-cell table:style-name="Table6.A1" office:value-type="string">
                  <text:p text:style-name="P480">B</text:p>
                </table:table-cell>
                <table:table-cell table:style-name="Table6.A1" office:value-type="string">
                  <text:p text:style-name="P481">Browse a member from a PDS, PDS/E, or UNIX member list.</text:p>
                </table:table-cell>
              </table:table-row>
              <table:table-row>
                <table:table-cell table:style-name="Table6.A1" office:value-type="string">
                  <text:p text:style-name="P480">D</text:p>
                </table:table-cell>
                <table:table-cell table:style-name="Table6.A1" office:value-type="string">
                  <text:p text:style-name="P481">Delete a member of an un-concatenated PDS.</text:p>
                </table:table-cell>
              </table:table-row>
              <table:table-row>
                <table:table-cell table:style-name="Table6.A1" office:value-type="string">
                  <text:p text:style-name="P480">E</text:p>
                </table:table-cell>
                <table:table-cell table:style-name="Table6.A1" office:value-type="string">
                  <text:p text:style-name="P481">Edit a member from a PDS, PDS/E, or UNIX member list.</text:p>
                </table:table-cell>
              </table:table-row>
              <table:table-row>
                <table:table-cell table:style-name="Table6.A1" office:value-type="string">
                  <text:p text:style-name="P480">H</text:p>
                </table:table-cell>
                <table:table-cell table:style-name="Table6.A1" office:value-type="string">
                  <text:p text:style-name="P481">Display the source history information of the member.</text:p>
                </table:table-cell>
              </table:table-row>
              <table:table-row>
                <table:table-cell table:style-name="Table6.A1" office:value-type="string">
                  <text:p text:style-name="P480">M</text:p>
                </table:table-cell>
                <table:table-cell table:style-name="Table6.A1" office:value-type="string">
                  <text:p text:style-name="P481">Display the <text:span text:style-name="T347">module map for a load module or compatible program object.</text:span></text:p>
                </table:table-cell>
              </table:table-row>
              <table:table-row>
                <table:table-cell table:style-name="Table6.A1" office:value-type="string">
                  <text:p text:style-name="P501">N</text:p>
                </table:table-cell>
                <table:table-cell table:style-name="Table6.A1" office:value-type="string">
                  <text:p text:style-name="P501">Rename member (prompted for new name).</text:p>
                </table:table-cell>
              </table:table-row>
              <table:table-row>
                <table:table-cell table:style-name="Table6.A1" office:value-type="string">
                  <text:p text:style-name="P480">R</text:p>
                </table:table-cell>
                <table:table-cell table:style-name="Table6.A1" office:value-type="string">
                  <text:p text:style-name="P481">Restore a deleted member of a <text:span text:style-name="T332">PDS, prior to a REFRESH or RESET.</text:span></text:p>
                </table:table-cell>
              </table:table-row>
              <table:table-row>
                <table:table-cell table:style-name="Table6.A1" office:value-type="string">
                  <text:p text:style-name="P480">S</text:p>
                </table:table-cell>
                <table:table-cell table:style-name="Table6.A1" office:value-type="string">
                  <text:p text:style-name="P482">Select member from a PDS, PDS/E, or UNIX member list, without the DATA operand. <text:s/>Interpret data content. </text:p>
                </table:table-cell>
              </table:table-row>
              <table:table-row>
                <table:table-cell table:style-name="Table6.A1" office:value-type="string">
                  <text:p text:style-name="P480">T</text:p>
                </table:table-cell>
                <table:table-cell table:style-name="Table6.A1" office:value-type="string">
                  <text:p text:style-name="P482">Tag member entries of a PDS or PDS/E for later group processing.</text:p>
                </table:table-cell>
              </table:table-row>
              <table:table-row>
                <table:table-cell table:style-name="Table6.A1" office:value-type="string">
                  <text:p text:style-name="P501"><text:soft-page-break/>U</text:p>
                </table:table-cell>
                <table:table-cell table:style-name="Table6.A1" office:value-type="string">
                  <text:p text:style-name="P501">Edit a member via REVEDIT.</text:p>
                </table:table-cell>
              </table:table-row>
              <table:table-row>
                <table:table-cell table:style-name="Table6.A1" office:value-type="string">
                  <text:p text:style-name="P480">V</text:p>
                </table:table-cell>
                <table:table-cell table:style-name="Table6.A1" office:value-type="string">
                  <text:p text:style-name="P482">View a member from a PDS or a PDS/E.</text:p>
                </table:table-cell>
              </table:table-row>
            </table:table>
            <text:p text:style-name="P291"/>
            <text:p text:style-name="P138">Sub-commands available when editing file data:</text:p>
            <table:table table:name="Table4" table:style-name="Table4">
              <table:table-column table:style-name="Table4.A"/>
              <table:table-column table:style-name="Table4.B"/>
              <table:table-row>
                <table:table-cell office:value-type="string">
                  <text:p text:style-name="P500">AUTOSAVE</text:p>
                </table:table-cell>
                <table:table-cell office:value-type="string">
                  <text:p text:style-name="P500">Control the SAVE action of the END <text:span text:style-name="T344">sub-command.</text:span></text:p>
                </table:table-cell>
              </table:table-row>
              <table:table-row>
                <table:table-cell office:value-type="string">
                  <text:p text:style-name="P496">BOUNDS</text:p>
                </table:table-cell>
                <table:table-cell office:value-type="string">
                  <text:p text:style-name="P496">Control the column range to which commands apply.</text:p>
                </table:table-cell>
              </table:table-row>
              <table:table-row>
                <table:table-cell office:value-type="string">
                  <text:p text:style-name="P495">CAPS ON</text:p>
                  <text:p text:style-name="P495">CAPS OFF</text:p>
                  <text:p text:style-name="P495">CAPS</text:p>
                </table:table-cell>
                <table:table-cell office:value-type="string">
                  <text:p text:style-name="P497"/>
                  <text:p text:style-name="P497"/>
                  <text:p text:style-name="P495">Toggle case.</text:p>
                </table:table-cell>
              </table:table-row>
              <table:table-row>
                <table:table-cell office:value-type="string">
                  <text:p text:style-name="P496">CHANGE</text:p>
                </table:table-cell>
                <table:table-cell office:value-type="string">
                  <text:p text:style-name="P496">Search for specified data and replace it. <text:s/>Command format is the same as ISREDIT CHANGE.</text:p>
                </table:table-cell>
              </table:table-row>
              <table:table-row>
                <table:table-cell office:value-type="string">
                  <text:p text:style-name="P495">COLS ON</text:p>
                  <text:p text:style-name="P495">COLS OFF</text:p>
                  <text:p text:style-name="P495">COLS</text:p>
                </table:table-cell>
                <table:table-cell office:value-type="string">
                  <text:p text:style-name="P497"/>
                  <text:p text:style-name="P497"/>
                  <text:p text:style-name="P495">Toggle column marker line.</text:p>
                </table:table-cell>
              </table:table-row>
              <table:table-row>
                <table:table-cell office:value-type="string">
                  <text:p text:style-name="P495">COPY</text:p>
                </table:table-cell>
                <table:table-cell office:value-type="string">
                  <text:p text:style-name="P495">Copy a data set into the edit session data.</text:p>
                </table:table-cell>
              </table:table-row>
              <table:table-row>
                <table:table-cell office:value-type="string">
                  <text:p text:style-name="P495">CREATE</text:p>
                  <text:p text:style-name="P495">CRE</text:p>
                </table:table-cell>
                <table:table-cell office:value-type="string">
                  <text:p text:style-name="P495"/>
                  <text:p text:style-name="P495">Create a new data set or member with the edit session data.</text:p>
                </table:table-cell>
              </table:table-row>
              <table:table-row>
                <table:table-cell office:value-type="string">
                  <text:p text:style-name="P499">CUT</text:p>
                </table:table-cell>
                <table:table-cell office:value-type="string">
                  <text:p text:style-name="P499">Copy records from the edit session to the clipboard.</text:p>
                </table:table-cell>
              </table:table-row>
              <table:table-row>
                <table:table-cell office:value-type="string">
                  <text:p text:style-name="P495">DELETE</text:p>
                  <text:p text:style-name="P495">DEL</text:p>
                </table:table-cell>
                <table:table-cell office:value-type="string">
                  <text:p text:style-name="P495"/>
                  <text:p text:style-name="P495">Delete all excluded or all non-excluded lines in edit session.</text:p>
                </table:table-cell>
              </table:table-row>
              <table:table-row>
                <table:table-cell office:value-type="string">
                  <text:p text:style-name="P496">DSNCHECK</text:p>
                </table:table-cell>
                <table:table-cell office:value-type="string">
                  <text:p text:style-name="P496">Control catalog look up when HI JCL is set.</text:p>
                </table:table-cell>
              </table:table-row>
              <table:table-row>
                <table:table-cell office:value-type="string">
                  <text:p text:style-name="P496">EXCLUDE</text:p>
                  <text:p text:style-name="P496">X</text:p>
                </table:table-cell>
                <table:table-cell office:value-type="string">
                  <text:p text:style-name="P496"/>
                  <text:p text:style-name="P496">Exclude lines from display. <text:s/>Command format is the same as ISREDIT EXCLUDE.</text:p>
                </table:table-cell>
              </table:table-row>
              <table:table-row>
                <table:table-cell office:value-type="string">
                  <text:p text:style-name="P496">FIND</text:p>
                  <text:p text:style-name="P496">F</text:p>
                </table:table-cell>
                <table:table-cell office:value-type="string">
                  <text:p text:style-name="P496"/>
                  <text:p text:style-name="P469">Search for the specified data or pattern. <text:s/><text:span text:style-name="T334">Command format is the same as ISREDIT FIND except range operands are not supported.</text:span></text:p>
                </table:table-cell>
              </table:table-row>
              <table:table-row>
                <table:table-cell office:value-type="string">
                  <text:p text:style-name="P496">FIND</text:p>
                  <text:p text:style-name="P496">IFIND</text:p>
                </table:table-cell>
                <table:table-cell office:value-type="string">
                  <text:p text:style-name="P496"/>
                  <text:p text:style-name="P496">Repeat the previous FIND or FINDNOT or EXCLUDE or EXNOT.</text:p>
                </table:table-cell>
              </table:table-row>
              <table:table-row>
                <table:table-cell office:value-type="string">
                  <text:p text:style-name="P496">FINDNOT</text:p>
                  <text:p text:style-name="P496">FN</text:p>
                </table:table-cell>
                <table:table-cell office:value-type="string">
                  <text:p text:style-name="P496"/>
                  <text:p text:style-name="P469">Search until the specified data or pattern is not found. <text:s/><text:span text:style-name="T335">Same format as the REVED FIND command.</text:span></text:p>
                </table:table-cell>
              </table:table-row>
              <table:table-row>
                <table:table-cell office:value-type="string">
                  <text:p text:style-name="P496">FLIP</text:p>
                </table:table-cell>
                <table:table-cell office:value-type="string">
                  <text:p text:style-name="P496">Toggle the exclusion status of every data record in the edit session.</text:p>
                </table:table-cell>
              </table:table-row>
              <table:table-row>
                <table:table-cell office:value-type="string">
                  <text:p text:style-name="P495">HEX ON</text:p>
                  <text:p text:style-name="P495">HEX OFF</text:p>
                  <text:p text:style-name="P495">HEX</text:p>
                </table:table-cell>
                <table:table-cell office:value-type="string">
                  <text:p text:style-name="P495"/>
                  <text:p text:style-name="P495"/>
                  <text:p text:style-name="P495">Toggle display data in hexadecimal.</text:p>
                </table:table-cell>
              </table:table-row>
              <table:table-row>
                <table:table-cell office:value-type="string">
                  <text:p text:style-name="P495">HI AUTO</text:p>
                  <text:p text:style-name="P495">HI ASM</text:p>
                  <text:p text:style-name="P495"><text:soft-page-break/>HI CLIST</text:p>
                  <text:p text:style-name="P495">HI JCL</text:p>
                  <text:p text:style-name="P495">HI OFF</text:p>
                  <text:p text:style-name="P495">HI PLI</text:p>
                </table:table-cell>
                <table:table-cell office:value-type="string">
                  <text:p text:style-name="P495"/>
                  <text:p text:style-name="P495"/>
                  <text:p text:style-name="P495"/>
                  <text:p text:style-name="P495"/>
                  <text:p text:style-name="P495"/>
                  <text:p text:style-name="P496">Toggle syntax highlighting based on language.</text:p>
                </table:table-cell>
              </table:table-row>
              <table:table-row>
                <table:table-cell office:value-type="string">
                  <text:p text:style-name="P497">LEFT</text:p>
                  <text:p text:style-name="P497">&lt;</text:p>
                </table:table-cell>
                <table:table-cell office:value-type="string">
                  <text:p text:style-name="P497">n | H | P | C | M</text:p>
                  <text:p text:style-name="P494"/>
                  <text:p text:style-name="P497">Scroll to the left a specified number of columns.</text:p>
                </table:table-cell>
              </table:table-row>
              <table:table-row>
                <table:table-cell office:value-type="string">
                  <text:p text:style-name="P496">LEVEL</text:p>
                </table:table-cell>
                <table:table-cell office:value-type="string">
                  <text:p text:style-name="P496">Set the modification level of the member.</text:p>
                </table:table-cell>
              </table:table-row>
              <table:table-row>
                <table:table-cell office:value-type="string">
                  <text:p text:style-name="P500">line commands</text:p>
                </table:table-cell>
                <table:table-cell office:value-type="string">
                  <text:p text:style-name="P500">( – shift data left.</text:p>
                  <text:p text:style-name="P500">) – shift data right.</text:p>
                  <text:p text:style-name="P500">A – target of copy/move is after this row.</text:p>
                  <text:p text:style-name="P500">B – target of copy/move is before this row.</text:p>
                  <text:p text:style-name="P500">C – row(s) to be copied.</text:p>
                  <text:p text:style-name="P500">D – row(s) to be deleted.</text:p>
                  <text:p text:style-name="P500">F – 1<text:span text:style-name="T43">st</text:span> row<text:span text:style-name="T346">(s)</text:span> of excluded block are unexcluded.</text:p>
                  <text:p text:style-name="P500">I – insert new row(s) after this row.</text:p>
                  <text:p text:style-name="P500">M – row(s) to be moved.</text:p>
                  <text:p text:style-name="P500">O – row(s) to be overlaid.</text:p>
                  <text:p text:style-name="P500">R – row(s) to be repeated.</text:p>
                  <text:p text:style-name="P500">S – row(s) of excluded block are unexcluded.</text:p>
                  <text:p text:style-name="P500">U – row(s) to be translated to upper case.</text:p>
                  <text:p text:style-name="P500">W – row(s) to be translated to lower case.</text:p>
                  <text:p text:style-name="P500">X – row(s) to be excluded.</text:p>
                  <text:p text:style-name="P498">TF – reflow text.</text:p>
                  <text:p text:style-name="P498">TS – split text to a new row and insert</text:p>
                  <text:p text:style-name="P498">TE – use rest of screen as a single entry field.</text:p>
                </table:table-cell>
              </table:table-row>
              <table:table-row>
                <table:table-cell office:value-type="string">
                  <text:p text:style-name="P497">LIST</text:p>
                  <text:p text:style-name="P497">L</text:p>
                  <text:p text:style-name="P497">LOC</text:p>
                  <text:p text:style-name="P497">LOCATE</text:p>
                </table:table-cell>
                <table:table-cell office:value-type="string">
                  <text:p text:style-name="P497">n</text:p>
                  <text:p text:style-name="P497"/>
                  <text:p text:style-name="P497"/>
                  <text:p text:style-name="P495">Display the specified record number. </text:p>
                </table:table-cell>
              </table:table-row>
              <table:table-row>
                <table:table-cell office:value-type="string">
                  <text:p text:style-name="P495">NULL ON</text:p>
                  <text:p text:style-name="P495">NULL OFF</text:p>
                  <text:p text:style-name="P495">NULL</text:p>
                  <text:p text:style-name="P495">NULLS</text:p>
                </table:table-cell>
                <table:table-cell office:value-type="string">
                  <text:p text:style-name="P497"/>
                  <text:p text:style-name="P497"/>
                  <text:p text:style-name="P497"/>
                  <text:p text:style-name="P495">Toggle trailing blanks to null.</text:p>
                </table:table-cell>
              </table:table-row>
              <table:table-row>
                <table:table-cell office:value-type="string">
                  <text:p text:style-name="P496">NUMBER</text:p>
                </table:table-cell>
                <table:table-cell office:value-type="string">
                  <text:p text:style-name="P496">Set sequence numbering on or off.</text:p>
                </table:table-cell>
              </table:table-row>
              <table:table-row>
                <table:table-cell office:value-type="string">
                  <text:p text:style-name="P499">PASTE</text:p>
                </table:table-cell>
                <table:table-cell office:value-type="string">
                  <text:p text:style-name="P499">Copy records in the clipboard into the edit session.</text:p>
                </table:table-cell>
              </table:table-row>
              <table:table-row>
                <table:table-cell office:value-type="string">
                  <text:p text:style-name="P495">PROF ON</text:p>
                  <text:p text:style-name="P495">PROF OFF</text:p>
                  <text:p text:style-name="P495">PROF</text:p>
                </table:table-cell>
                <table:table-cell office:value-type="string">
                  <text:p text:style-name="P497"/>
                  <text:p text:style-name="P497"/>
                  <text:p text:style-name="P495">Toggle profile settings line.</text:p>
                </table:table-cell>
              </table:table-row>
              <table:table-row>
                <table:table-cell office:value-type="string">
                  <text:p text:style-name="P496">PROFILE</text:p>
                  <text:p text:style-name="P499">PROF</text:p>
                </table:table-cell>
                <table:table-cell office:value-type="string">
                  <text:p text:style-name="P496">Display profile settings.</text:p>
                </table:table-cell>
              </table:table-row>
              <table:table-row>
                <table:table-cell office:value-type="string">
                  <text:p text:style-name="P496">RCHANGE</text:p>
                  <text:p text:style-name="P496">ICHANGE</text:p>
                </table:table-cell>
                <table:table-cell office:value-type="string">
                  <text:p text:style-name="P496">Repeat the previous CHANGE command.</text:p>
                </table:table-cell>
              </table:table-row>
              <table:table-row>
                <table:table-cell office:value-type="string">
                  <text:p text:style-name="P499"><text:soft-page-break/>REDO</text:p>
                </table:table-cell>
                <table:table-cell office:value-type="string">
                  <text:p text:style-name="P499">Reapply an UNDO.</text:p>
                </table:table-cell>
              </table:table-row>
              <table:table-row>
                <table:table-cell office:value-type="string">
                  <text:p text:style-name="P499">RENUM</text:p>
                </table:table-cell>
                <table:table-cell office:value-type="string">
                  <text:p text:style-name="P499">Re-sequence the member.</text:p>
                </table:table-cell>
              </table:table-row>
              <table:table-row>
                <table:table-cell office:value-type="string">
                  <text:p text:style-name="P495">REPLACE</text:p>
                  <text:p text:style-name="P495">REP</text:p>
                  <text:p text:style-name="P495">REPL</text:p>
                </table:table-cell>
                <table:table-cell office:value-type="string">
                  <text:p text:style-name="P495"/>
                  <text:p text:style-name="P495"/>
                  <text:p text:style-name="P495">Replace a data set or member with the edit session data.</text:p>
                </table:table-cell>
              </table:table-row>
              <table:table-row>
                <table:table-cell office:value-type="string">
                  <text:p text:style-name="P499">RESET</text:p>
                  <text:p text:style-name="P499">RES</text:p>
                </table:table-cell>
                <table:table-cell office:value-type="string">
                  <text:p text:style-name="P499"/>
                  <text:p text:style-name="P499">Reset various pending actions and controls.</text:p>
                </table:table-cell>
              </table:table-row>
              <table:table-row>
                <table:table-cell office:value-type="string">
                  <text:p text:style-name="P497">RIGHT</text:p>
                  <text:p text:style-name="P497">&gt;</text:p>
                </table:table-cell>
                <table:table-cell office:value-type="string">
                  <text:p text:style-name="P497">n | H | P | C | M</text:p>
                  <text:p text:style-name="P497"/>
                  <text:p text:style-name="P497">Scroll to the right a specified number of columns.</text:p>
                </table:table-cell>
              </table:table-row>
              <table:table-row>
                <table:table-cell office:value-type="string">
                  <text:p text:style-name="P499">SAVE</text:p>
                </table:table-cell>
                <table:table-cell office:value-type="string">
                  <text:p text:style-name="P499">Externalize the data in the edit session back to <text:span text:style-name="T343">the data set or member.</text:span></text:p>
                </table:table-cell>
              </table:table-row>
              <table:table-row>
                <table:table-cell office:value-type="string">
                  <text:p text:style-name="P499">SORT</text:p>
                </table:table-cell>
                <table:table-cell office:value-type="string">
                  <text:p text:style-name="P499">Sort member in a specific order.</text:p>
                </table:table-cell>
              </table:table-row>
              <table:table-row>
                <table:table-cell office:value-type="string">
                  <text:p text:style-name="P496">STATS</text:p>
                </table:table-cell>
                <table:table-cell office:value-type="string">
                  <text:p text:style-name="P496">Set member statistics.</text:p>
                </table:table-cell>
              </table:table-row>
              <table:table-row>
                <table:table-cell office:value-type="string">
                  <text:p text:style-name="P499">SUBMIT</text:p>
                  <text:p text:style-name="P499">SUB </text:p>
                  <text:p text:style-name="P499">SB</text:p>
                </table:table-cell>
                <table:table-cell office:value-type="string">
                  <text:p text:style-name="P499"/>
                  <text:p text:style-name="P499"/>
                  <text:p text:style-name="P499">Submit the data set or member being edited.</text:p>
                </table:table-cell>
              </table:table-row>
              <table:table-row>
                <table:table-cell office:value-type="string">
                  <text:p text:style-name="P496">TABS</text:p>
                </table:table-cell>
                <table:table-cell office:value-type="string">
                  <text:p text:style-name="P496">Set software tabbing columns.</text:p>
                </table:table-cell>
              </table:table-row>
              <table:table-row>
                <table:table-cell office:value-type="string">
                  <text:p text:style-name="P499">UNDO</text:p>
                </table:table-cell>
                <table:table-cell office:value-type="string">
                  <text:p text:style-name="P499">Undo a change made to the data in the edit session.</text:p>
                </table:table-cell>
              </table:table-row>
              <table:table-row>
                <table:table-cell office:value-type="string">
                  <text:p text:style-name="P499">UNDO ON</text:p>
                  <text:p text:style-name="P499">UNDO OFF</text:p>
                </table:table-cell>
                <table:table-cell office:value-type="string">
                  <text:p text:style-name="P499"/>
                  <text:p text:style-name="P499">Toggle the UNDO setting.</text:p>
                </table:table-cell>
              </table:table-row>
              <table:table-row>
                <table:table-cell office:value-type="string">
                  <text:p text:style-name="P496">UNNUM</text:p>
                </table:table-cell>
                <table:table-cell office:value-type="string">
                  <text:p text:style-name="P496">Clear sequence numbers <text:span text:style-name="T342">in member.</text:span></text:p>
                </table:table-cell>
              </table:table-row>
              <table:table-row>
                <table:table-cell office:value-type="string">
                  <text:p text:style-name="P496">VERSION</text:p>
                </table:table-cell>
                <table:table-cell office:value-type="string">
                  <text:p text:style-name="P496">Set the version level of the member.</text:p>
                </table:table-cell>
              </table:table-row>
              <table:table-row>
                <table:table-cell office:value-type="string">
                  <text:p text:style-name="P499">ZAP</text:p>
                </table:table-cell>
                <table:table-cell office:value-type="string">
                  <text:p text:style-name="P499">Control whether PDS members with fixed length records that have an unchanged record count will update-in-place or be written back to a different location.</text:p>
                </table:table-cell>
              </table:table-row>
            </table:table>
            <text:p text:style-name="P20"/>
            <text:p text:style-name="P139">Sub-commands available when viewing virtual storage:</text:p>
            <table:table table:name="Table9" table:style-name="Table9">
              <table:table-column table:style-name="Table9.A"/>
              <table:table-column table:style-name="Table9.B"/>
              <table:table-row>
                <table:table-cell office:value-type="string">
                  <text:p text:style-name="P493">DROP</text:p>
                </table:table-cell>
                <table:table-cell office:value-type="string">
                  <text:p text:style-name="P493">Remove previously defined EQUATE.</text:p>
                </table:table-cell>
              </table:table-row>
              <table:table-row>
                <table:table-cell office:value-type="string">
                  <text:p text:style-name="P473">EQUATE</text:p>
                  <text:p text:style-name="P493">EQ</text:p>
                </table:table-cell>
                <table:table-cell office:value-type="string">
                  <text:p text:style-name="P493"/>
                  <text:p text:style-name="P493">Set a label name for a storage address.</text:p>
                </table:table-cell>
              </table:table-row>
              <table:table-row>
                <table:table-cell office:value-type="string">
                  <text:p text:style-name="P473">LEFT</text:p>
                  <text:p text:style-name="P473">&lt;</text:p>
                </table:table-cell>
                <table:table-cell office:value-type="string">
                  <text:p text:style-name="P494"/>
                  <text:p text:style-name="P473">Display previous storage address in the trace table.</text:p>
                </table:table-cell>
              </table:table-row>
              <table:table-row>
                <table:table-cell office:value-type="string">
                  <text:p text:style-name="P493">LIST</text:p>
                  <text:p text:style-name="P493">L</text:p>
                  <text:p text:style-name="P493">LOC</text:p>
                  <text:p text:style-name="P493">LOCATE</text:p>
                </table:table-cell>
                <table:table-cell office:value-type="string">
                  <text:p text:style-name="P493"/>
                  <text:p text:style-name="P493"/>
                  <text:p text:style-name="P493"/>
                  <text:p text:style-name="P493">Display storage contents at specified address.</text:p>
                </table:table-cell>
              </table:table-row>
              <table:table-row>
                <table:table-cell office:value-type="string">
                  <text:p text:style-name="P473">RIGHT</text:p>
                  <text:p text:style-name="P473">&gt;</text:p>
                </table:table-cell>
                <table:table-cell office:value-type="string">
                  <text:p text:style-name="P494"/>
                  <text:p text:style-name="P473">Display next storage address in the trace table.</text:p>
                </table:table-cell>
              </table:table-row>
            </table:table>
            <text:p text:style-name="P532"/>
          </table:table-cell>
        </table:table-row>
        <table:table-row>
          <table:table-cell table:style-name="Table_5f_1.A2" office:value-type="string">
            <text:p text:style-name="Table_20_Contents"/>
            <text:p text:style-name="P456"><text:soft-page-break/>RJUST</text:p>
          </table:table-cell>
          <table:table-cell table:style-name="Table_5f_1.B2" office:value-type="string">
            <text:p text:style-name="Table_20_Contents"/>
            <text:p text:style-name="P279"><text:soft-page-break/>{lptr <text:span text:style-name="T237">|</text:span> range | *}</text:p>
            <text:p text:style-name="P279"/>
            <text:p text:style-name="P278">ISREDIT EXEC macro used to <text:span text:style-name="T314">right justify </text:span>the text between the ISREDIT bounds settings. <text:s text:c="2"/>You ma<text:span text:style-name="T314">y</text:span> need to specify bounds prior to invoking this <text:span text:style-name="T317">macro</text:span>.</text:p>
            <text:p text:style-name="P278"/>
            <text:p text:style-name="P278">For help information, key “<text:span text:style-name="T314">RJUST</text:span>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48">RPASTE</text:p>
          </table:table-cell>
          <table:table-cell table:style-name="Table_5f_1.B2" office:value-type="string">
            <text:p text:style-name="Table_20_Contents"/>
            <text:p text:style-name="P268"><text:span text:style-name="T238">[range] </text:span><text:s/>[ ( [<text:span text:style-name="T20">AFTER</text:span><text:span text:style-name="T241"> | BEFORE</text:span>] [<text:span text:style-name="T241">DELETE | </text:span><text:span text:style-name="T1">KEEP</text:span>] [clipboard] ]</text:p>
            <text:p text:style-name="P268"/>
            <text:p text:style-name="P60"><text:span text:style-name="T241">AFTER/BEFORE</text:span> – specifies where to PASTE the contents of the clipboard in relation to the row.</text:p>
            <text:p text:style-name="P60"><text:span text:style-name="T241">DELETE/KEEP</text:span> – sta<text:span text:style-name="T73">tes </text:span>the <text:span text:style-name="T73">disposition of the </text:span>clipboard contents after the PASTE.</text:p>
            <text:p text:style-name="P60"><text:span text:style-name="T112">c</text:span>lipboard – specifies the alternate clipboard name used with the CUT command.</text:p>
            <text:p text:style-name="P268"/>
            <text:p text:style-name="P268">ISREDIT EXEC macro used to <text:span text:style-name="T255">PASTE the contents of the clipboard AFTER or BEFORE each row in the range. <text:s/>Excluded rows are ignored.</text:span></text:p>
            <text:p text:style-name="P268"/>
            <text:p text:style-name="P267">For help information, key “<text:span text:style-name="T298">R</text:span>PASTE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38">RPIJOIN</text:p>
          </table:table-cell>
          <table:table-cell table:style-name="Table_5f_1.B2" office:value-type="string">
            <text:p text:style-name="P23"/>
            <text:p text:style-name="P27">member</text:p>
            <text:p text:style-name="P27"/>
            <text:p text:style-name="P78">TSO/ISPF EXEC macro used to join COBOL RPI 80 byte source <text:span text:style-name="T79">records </text:span>in to RPI 150 byte source records and write them to the target PDS. <text:s text:c="14"/></text:p>
            <text:p text:style-name="P27"/>
            <text:p text:style-name="P36">From the ISPF D<text:span text:style-name="T153">SLIST</text:span>/Member (<text:span text:style-name="T153">=</text:span>3.4) <text:span text:style-name="T121">panel, key macro RPIJOIN o</text:span>n the <text:span text:style-name="T130">row </text:span>command <text:span text:style-name="T319">line</text:span> of the member (COBOL RPI 80 byte source). <text:s/>The macro will ask for the target PDS name. <text:s/>The member will be created in the target PDS (RPI 150 byte source). </text:p>
            <text:p text:style-name="P28"/>
            <text:p text:style-name="P26"><text:span text:style-name="T2">Note: </text:span><text:span text:style-name="T29">it is much easier editing an RPI source at 150 wide, correct spacing of print lines is more apparent. <text:s/></text:span></text:p>
            <text:p text:style-name="P29"/>
            <text:p text:style-name="P30">For help information, key “<text:span text:style-name="T111">TSO </text:span>RPIJOIN ?” on the command line. <text:s text:c="39"/></text:p>
          </table:table-cell>
        </table:table-row>
        <table:table-row>
          <table:table-cell table:style-name="Table_5f_1.A2" office:value-type="string">
            <text:p text:style-name="Table_20_Contents"/>
            <text:p text:style-name="P339">RPISPLT</text:p>
          </table:table-cell>
          <table:table-cell table:style-name="Table_5f_1.B2" office:value-type="string">
            <text:p text:style-name="P23"/>
            <text:p text:style-name="P30">member</text:p>
            <text:p text:style-name="P30"/>
            <text:p text:style-name="P30"><text:span text:style-name="T34">TSO/</text:span>ISPF EXEC <text:span text:style-name="T40">macro </text:span>used to split RPI 150 byte source records in to <text:span text:style-name="T40">COBOL RPI </text:span>80 byte source records and write them to the target PDS.</text:p>
            <text:p text:style-name="P30"><text:soft-page-break/></text:p>
            <text:p text:style-name="P37">From the ISPF D<text:span text:style-name="T153">SLIST</text:span>/Member (<text:span text:style-name="T153">=</text:span>3.4) <text:span text:style-name="T121">panel, key macro RPISPLT o</text:span>n the <text:span text:style-name="T130">row </text:span>command <text:span text:style-name="T319">line</text:span> of the <text:span text:style-name="T183">desired </text:span>member (RPI 150 byte source). <text:s/>The macro will ask for the target PDS name. <text:s/>The member will be created in the target PDS (COBOL RPI 80 byte source). <text:s/></text:p>
            <text:p text:style-name="P29"/>
            <text:p text:style-name="P30">For help information, key “<text:span text:style-name="T111">TSO </text:span>RPISPLT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14">RXSMS</text:p>
          </table:table-cell>
          <table:table-cell table:style-name="Table_5f_1.B2" office:value-type="string">
            <text:p text:style-name="P23"/>
            <text:p text:style-name="P223">RC = RXSMS(request,stemname[,searcharg])</text:p>
            <text:p text:style-name="P223"/>
            <text:p text:style-name="P223">request – action to be taken, variable or literal containing:</text:p>
            <text:list xml:id="list3528284494" text:style-name="L12">
              <text:list-item>
                <text:p text:style-name="P561">“AVL” – all volumes <text:span text:style-name="T218">list</text:span></text:p>
              </text:list-item>
              <text:list-item>
                <text:p text:style-name="P561">“SGL” – storage group list</text:p>
              </text:list-item>
              <text:list-item>
                <text:p text:style-name="P561">“SGV” – storage group volser list</text:p>
              </text:list-item>
              <text:list-item>
                <text:p text:style-name="P561">“VSG” – volser of a storage group</text:p>
              </text:list-item>
              <text:list-item>
                <text:p text:style-name="P561">“VOL” – volume definition for a volser</text:p>
              </text:list-item>
              <text:list-item>
                <text:p text:style-name="P561">“DCL” – data class list</text:p>
              </text:list-item>
              <text:list-item>
                <text:p text:style-name="P561">“SCL” – storage class list</text:p>
              </text:list-item>
              <text:list-item>
                <text:p text:style-name="P561">“MCL” – management class list</text:p>
              </text:list-item>
              <text:list-item>
                <text:p text:style-name="P561">“LSPACE”</text:p>
              </text:list-item>
            </text:list>
            <text:p text:style-name="P225">stemname – REXX stem variable or literal to receive the data.</text:p>
            <text:p text:style-name="P223">searcharg – is <text:span text:style-name="T218">a variable or literal containing</text:span> volser or storage group name to retrieve data about. <text:s/>Mandatory for SGV, VSG, and VOL request.</text:p>
            <text:p text:style-name="P223"/>
            <text:p text:style-name="P224">REXX assembler function <text:span text:style-name="T391">(RXSMS CBT file#183) </text:span>to retrieve SMS information.<text:span text:style-name="T218"> <text:s/>This function is to be used in other REXX macro(s)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407">RXVSAM</text:p>
          </table:table-cell>
          <table:table-cell table:style-name="Table_5f_1.B2" office:value-type="string">
            <text:p text:style-name="P23"/>
            <text:p text:style-name="P213">RC = RXVSAM(request,ddname[,key | filetype][,recordarea])</text:p>
            <text:p text:style-name="P213"/>
            <text:p text:style-name="P213">request – action to be taken, <text:span text:style-name="T202">variable or literal containing:</text:span></text:p>
            <text:list xml:id="list3094409840" text:style-name="L13">
              <text:list-item>
                <text:p text:style-name="P562">“OPENINPUT” | “OPENOUTPUT” | “OPENIO”</text:p>
              </text:list-item>
              <text:list-item>
                <text:p text:style-name="P562">“CLOSE”</text:p>
              </text:list-item>
              <text:list-item>
                <text:p text:style-name="P562">“READ” | “READGENERIC” | “READNEXT” | “READPREV” | “READLAST”</text:p>
              </text:list-item>
              <text:list-item>
                <text:p text:style-name="P562">“WRITE” | “REWRITE” | “DELETE”</text:p>
              </text:list-item>
              <text:list-item>
                <text:p text:style-name="P562">“STARTFWD” | “STARTBWD”</text:p>
              </text:list-item>
            </text:list>
            <text:p text:style-name="P213">ddname – <text:span text:style-name="T353">DD </text:span>name of the target VSAM file, <text:span text:style-name="T202">variable or literal.</text:span></text:p>
            <text:p text:style-name="P213">key | filetype:</text:p>
            <text:list xml:id="list1914915923" text:style-name="L14">
              <text:list-item>
                <text:p text:style-name="P564">key is – KSDS key or RRN or RBA</text:p>
                <text:list>
                  <text:list-item>
                    <text:p text:style-name="P563">variable or a literal</text:p>
                  </text:list-item>
                  <text:list-item>
                    <text:p text:style-name="P563">for RRN <text:span text:style-name="T203">and RBA </text:span>specify <text:span text:style-name="T203">a decimal value</text:span></text:p>
                  </text:list-item>
                </text:list>
              </text:list-item>
              <text:list-item>
                <text:p text:style-name="P564">filetype – only required for OPEN <text:span text:style-name="T201">type </text:span>request</text:p>
                <text:list>
                  <text:list-item>
                    <text:p text:style-name="P564"><text:soft-page-break/><text:span text:style-name="T202">variable or literal containing </text:span>“<text:span text:style-name="T201">ESDS”</text:span></text:p>
                  </text:list-item>
                  <text:list-item>
                    <text:p text:style-name="P564"><text:span text:style-name="T202">variable or literal containing </text:span>“<text:span text:style-name="T201">KSDS”</text:span></text:p>
                  </text:list-item>
                  <text:list-item>
                    <text:p text:style-name="P564"><text:span text:style-name="T202">variable or literal containing </text:span>“<text:span text:style-name="T201">RRDS”</text:span></text:p>
                  </text:list-item>
                </text:list>
              </text:list-item>
            </text:list>
            <text:p text:style-name="P213">recordarea – variable <text:span text:style-name="T201">or literal containing the name of</text:span> the record:</text:p>
            <text:list xml:id="list2965889609" text:style-name="L15">
              <text:list-item>
                <text:p text:style-name="P566">defaults to “RXVSAM_RECORD”</text:p>
              </text:list-item>
            </text:list>
            <text:p text:style-name="P216">Variable RXVSAM_VSAMERRORMSG is set with the VSAM return and reason codes, and the location in RXVSAM.</text:p>
            <text:p text:style-name="P152"/>
            <text:p text:style-name="P152"><text:span text:style-name="T200">REXX assembler</text:span> function <text:span text:style-name="T392">(RXVSAM CBT file#268) </text:span>used to <text:span text:style-name="T200">access VSAM files. <text:s/>This function is to be used in other REXX macro(s)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Table_20_Contents">SAVE</text:p>
          </table:table-cell>
          <table:table-cell table:style-name="Table_5f_1.B2" office:value-type="string">
            <text:p text:style-name="P23"/>
            <text:p text:style-name="P23"/>
            <text:p text:style-name="P23">ISREDIT EXEC macro used to verify the member is in an acceptable state prior to exit. <text:s/>It verifies that the sequence numbers are in order (<text:span text:style-name="T40">macro </text:span>CKSEQ). <text:s/><text:span text:style-name="T99">Issues an error message if not, or optionally (PROFILE variable) </text:span>re-sequences those that are not (<text:span text:style-name="T40">macro </text:span>RESEQ). <text:s/><text:span text:style-name="T87">If the Change ID has been set, i</text:span>t verifies the member has been modified (<text:span text:style-name="T40">macro </text:span>CHANGE<text:span text:style-name="T49">S</text:span>). <text:s/>It will overlay those rows that have changed with the <text:span text:style-name="T92">C</text:span>hange <text:span text:style-name="T92">ID</text:span> (<text:span text:style-name="T40">macro </text:span>CHGID). <text:s/>Finally, it will write the member back to the <text:span text:style-name="T40">source data set,</text:span> if changes have been made.</text:p>
            <text:p text:style-name="P23"/>
            <text:p text:style-name="P130">To invoke ISREDIT SAVE command instead of this macro, key BUILTIN SAVE.</text:p>
            <text:p text:style-name="P130"/>
            <text:p text:style-name="P131"><text:span text:style-name="T7">This is a </text:span><text:span text:style-name="T8">user</text:span><text:span text:style-name="T7"> customiz</text:span><text:span text:style-name="T8">ed</text:span><text:span text:style-name="T7"> macro and should be saved in the user's private REXX library. <text:s/></text:span><text:span text:style-name="T10">See macro SYSEXEC to activate your own private REXX library.</text:span><text:span text:style-name="T55"> <text:s/></text:span></text:p>
            <text:p text:style-name="P131"/>
            <text:p text:style-name="P143">You can use SHOWV macro to <text:span text:style-name="T165">present </text:span>whether the SAVE macro is active or not.</text:p>
            <text:p text:style-name="P23"/>
            <text:p text:style-name="P23">For help information, key “SAVE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35">SETUPALI</text:p>
          </table:table-cell>
          <table:table-cell table:style-name="Table_5f_1.B2" office:value-type="string">
            <text:p text:style-name="P23"/>
            <text:p text:style-name="P23"/>
            <text:p text:style-name="P252">Set the ISREDIT user session initial macro <text:span text:style-name="T281">(drop down CUA Edit_Settings) </text:span>to be SETUPALI if you want to establish your own aliases for built-in commands and macros, via the ISPF DEFINE command.</text:p>
            <text:p text:style-name="P252"/>
            <text:p text:style-name="P252"><text:span text:style-name="T7">This is an environment customizing macro and should be saved in the user's private REXX library. <text:s/></text:span><text:span text:style-name="T10">See macro SYSEXEC to activate your own private REXX library.</text:span></text:p>
          </table:table-cell>
        </table:table-row>
        <text:soft-page-break/>
        <table:table-row>
          <table:table-cell table:style-name="Table_5f_1.A2" office:value-type="string">
            <text:p text:style-name="Table_20_Contents"/>
            <text:p text:style-name="Table_20_Contents">SETUP<text:span text:style-name="T273">2</text:span></text:p>
          </table:table-cell>
          <table:table-cell table:style-name="Table_5f_1.B2" office:value-type="string">
            <text:p text:style-name="P23"/>
            <text:p text:style-name="P23"/>
            <text:p text:style-name="P140">Set the <text:span text:style-name="T219">ISREDIT</text:span> initial macro <text:span text:style-name="T274">on the edit entry panel (=2) or (=3.1) </text:span>to be SETUP<text:span text:style-name="T273">2</text:span> if you want to establish your own ISREDIT PROFILE settings. <text:s/>The SETUP<text:span text:style-name="T273">2</text:span> macro will establish default PROFILE values as well as other global variables using the data set name being edited as the controlling factor.</text:p>
            <text:p text:style-name="P128"/>
            <text:p text:style-name="P140">If the member being edited can be determined to be either COBOL or ASM then the ISREDIT SAVE command will be replaced with the SAVE macro. <text:s/>You can always over-ride the use of the SAVE macro by issuing the BUILTIN SAVE command.</text:p>
            <text:p text:style-name="P128"/>
            <text:p text:style-name="P142"><text:span text:style-name="T7">This is an environment customizing macro and should be saved in the user's private REXX library. <text:s/></text:span><text:span text:style-name="T10">See macro SYSEXEC to activate your own private REXX library.</text:span></text:p>
            <text:p text:style-name="P109"/>
            <text:p text:style-name="P112">If SETUP2 is not used, you can invoke macro LANG to establish the member <text:span text:style-name="T92">L</text:span>anguage setting. <text:s/></text:p>
            <text:p text:style-name="P109"/>
            <text:p text:style-name="P112">It and other PROFILE variables may be <text:span text:style-name="T165">present</text:span>ed by invoking macro SHOWV.</text:p>
          </table:table-cell>
        </table:table-row>
        <table:table-row>
          <table:table-cell table:style-name="Table_5f_1.A2" office:value-type="string">
            <text:p text:style-name="Table_20_Contents"/>
            <text:p text:style-name="Table_20_Contents">SHIFT</text:p>
          </table:table-cell>
          <table:table-cell table:style-name="Table_5f_1.B2" office:value-type="string">
            <text:p text:style-name="P23"/>
            <text:p text:style-name="P23">{lptr | range | *} col-1 col-2</text:p>
            <text:p text:style-name="P23"/>
            <text:p text:style-name="P23">ISREDIT EXEC macro used to shift data from col-1 column to col-2 column. <text:s/>Excluded rows are ignored.</text:p>
            <text:p text:style-name="P23"/>
            <text:p text:style-name="P23">For help information, key “SHIFT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05">SHOWDASD</text:p>
          </table:table-cell>
          <table:table-cell table:style-name="Table_5f_1.B2" office:value-type="string">
            <text:p text:style-name="P23"/>
            <text:p text:style-name="P208">[volpattern | * | SG=stggrp]</text:p>
            <text:p text:style-name="P208"/>
            <text:p text:style-name="P209">TSO/ISPF EXEC <text:span text:style-name="T191">macro (SHOWDASD CBT file#183) used to present the on-line DASD information collected, via the REXX assembler function (RXSMS CBT file#183) on ISPF panels. <text:s/>Enter “S” in the row command line to display all data sets on the volume. <text:s/>Enter “V” in the row command line to display the VTOC information for the volume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364">SHOWV</text:p>
          </table:table-cell>
          <table:table-cell table:style-name="Table_5f_1.B2" office:value-type="string">
            <text:p text:style-name="P23"/>
            <text:p text:style-name="P23"/>
            <text:p text:style-name="P114"><text:span text:style-name="T71">TSO/ISPF </text:span>EXEC macro used to <text:span text:style-name="T165">present</text:span> the P<text:span text:style-name="T67">ROFILE</text:span> variable settings for <text:span text:style-name="T275">Debug, Change ID, </text:span>Language, <text:span text:style-name="T275">use your own SAVE macro, and re-sequence during SAVE macro invocation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404">SMSINFO</text:p>
          </table:table-cell>
          <table:table-cell table:style-name="Table_5f_1.B2" office:value-type="string">
            <text:p text:style-name="P23"/>
            <text:p text:style-name="P201">{ [CLASS | DATA | STORAGE | MANAGEMENT] | <text:span text:style-name="T242">[</text:span><text:span text:style-name="T53">DASD</text:span> | STGGRP<text:span text:style-name="T242">] </text:span>} [ ( [LINE | <text:span text:style-name="T1">SCREEN</text:span><text:span text:style-name="T53">]</text:span> [SPACE | <text:span text:style-name="T1">NOSPACE</text:span>] [VOL=ALL | volser] [ STG=ALL | <text:span text:style-name="T191">s</text:span>t<text:span text:style-name="T197">ggrp</text:span>] ]</text:p>
            <text:p text:style-name="P201"/>
            <text:p text:style-name="P201">CLASS – list all SMS <text:span text:style-name="T192">data</text:span>, <text:span text:style-name="T192">storage</text:span> &amp; <text:span text:style-name="T192">management</text:span> classes.</text:p>
            <text:p text:style-name="P202">DATA – list all SMS <text:span text:style-name="T192">data</text:span> classes.</text:p>
            <text:p text:style-name="P202">STORAGE – list all SMS <text:span text:style-name="T192">storage</text:span> classes.</text:p>
            <text:p text:style-name="P202">MANAGEMENT – list all SMS <text:span text:style-name="T192">management</text:span> classes.</text:p>
            <text:p text:style-name="P202">DASD – list volume information.</text:p>
            <text:p text:style-name="P202">STGGRP – list storage group information.</text:p>
            <text:p text:style-name="P202"/>
            <text:p text:style-name="P91"><text:span text:style-name="T65">LINE/SCREEN</text:span> – specifies the presentation form of the report. <text:span text:style-name="T65">Terminal LINE</text:span> <text:span text:style-name="T65">mode or SCREEN mode.</text:span></text:p>
            <text:p text:style-name="P202">SPACE/NOSPACE – specifies if LSPACE information will <text:span text:style-name="T193">be </text:span>generated for a specific volser.</text:p>
            <text:p text:style-name="P202">VOL=ALL | volser – specifies the volume scope.</text:p>
            <text:p text:style-name="P202">STG=ALL | stggrp – specifies the storage group scope.</text:p>
            <text:p text:style-name="P202"/>
            <text:p text:style-name="P202">TSO/ISPF EXEC macro used to <text:span text:style-name="T193">present the information collected, via the REXX assembler function (RXSMS CBT file#183)</text:span>.</text:p>
            <text:p text:style-name="P202"/>
            <text:p text:style-name="P203">Example:</text:p>
            <text:p text:style-name="P203">TSO SMSINFO CLASS</text:p>
            <text:p text:style-name="P203">TSO SMSINFO DASD ( VOL=ALL</text:p>
            <text:p text:style-name="P203">TSO SMSINFO DASD ( VOL=volser</text:p>
            <text:p text:style-name="P203">TSO SMSINFO DASD ( VOL=volser SPACE</text:p>
            <text:p text:style-name="P203">TSO SMSINFO DASD ( STG=stggrp</text:p>
            <text:p text:style-name="P203">TSO SMSINFO STGGRP ( STG=ALL</text:p>
            <text:p text:style-name="P203">TSO SMSINFO STGGRP ( VOL=volser</text:p>
            <text:p text:style-name="P203"/>
            <text:p text:style-name="P204">Report flags:</text:p>
            <text:p text:style-name="P205"/>
            <text:p text:style-name="P205">DS4SMSFG – x'C0' SMS</text:p>
            <text:p text:style-name="P205"><text:s text:c="11"/>x'40' initial status</text:p>
            <text:p text:style-name="P205"><text:s text:c="11"/>x'00' not SMS</text:p>
            <text:p text:style-name="P206">DS4VTOCI – x'80' index is valid</text:p>
            <text:p text:style-name="P206"><text:s text:c="11"/>x'40' index is disabled</text:p>
            <text:p text:style-name="P206"><text:s text:c="11"/>x'20' extended free space management</text:p>
            <text:p text:style-name="P206"><text:s text:c="11"/><text:span text:style-name="T205">x'08'</text:span></text:p>
            <text:p text:style-name="P206"><text:s text:c="11"/>x'04' DIRF</text:p>
            <text:p text:style-name="P206"><text:s text:c="11"/>x'02' DIRF reclaimed</text:p>
            <text:p text:style-name="P206"><text:s text:c="11"/>x'01' index created</text:p>
            <text:p text:style-name="P206">SGDFLAGS – x'80' HSM auto-backup</text:p>
            <text:p text:style-name="P206"><text:s text:c="11"/>x'40' auto migration</text:p>
            <text:p text:style-name="P206"><text:s text:c="11"/>x'20' auto dump</text:p>
            <text:p text:style-name="P206"><text:soft-page-break/><text:s text:c="11"/>x'10' thresholds specified</text:p>
            <text:p text:style-name="P206"><text:s text:c="11"/>x'08' guaranteed backup freq specified</text:p>
            <text:p text:style-name="P206"><text:s text:c="11"/>x'04' guaranteed backup freq NOLIMIT</text:p>
            <text:p text:style-name="P206"><text:s text:c="11"/>x'02' interval migration</text:p>
            <text:p text:style-name="P206"><text:s text:c="11"/>x'01' primary space management</text:p>
            <text:p text:style-name="P206">VLDGLAGS – x'80' volume in conversion</text:p>
            <text:p text:style-name="P206"><text:s text:c="11"/>x'40' volume online</text:p>
            <text:p text:style-name="P207">VLDSGST <text:s/>–</text:p>
            <text:p text:style-name="P203"/>
            <text:p text:style-name="P203">For help information, key “TSO SMSINFO ?” on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44">SPACE</text:p>
          </table:table-cell>
          <table:table-cell table:style-name="Table_5f_1.B2" office:value-type="string">
            <text:p text:style-name="P23"/>
            <text:p text:style-name="P257">[VOLUME(vol-1,vol-2, … | *)] | [POOL(stggrp-1,stggrp-2, … | *)]</text:p>
            <text:p text:style-name="P257"/>
            <text:p text:style-name="P257">TSO/ISPF macro used to collect storage information, via <text:span text:style-name="T289">IBM IDCAMS </text:span>DCOLLECT <text:span text:style-name="T289">command </text:span>and present it to the <text:span text:style-name="T348">requester,</text:span> via ISPF panels. <text:s/><text:span text:style-name="T288">Most of the row commands (C, D, S, V) require a lot of time and resources. <text:s/>So, do not be a pig.</text:span></text:p>
            <text:p text:style-name="P257"/>
            <text:p text:style-name="P258">For help information, press PF1 key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30">SPLTCOL</text:p>
          </table:table-cell>
          <table:table-cell table:style-name="Table_5f_1.B2" office:value-type="string">
            <text:p text:style-name="P23"/>
            <text:p text:style-name="P241">{lptr | range | *} col-1 … </text:p>
            <text:p text:style-name="P241"/>
            <text:p text:style-name="P244">col-1 … – <text:s/>is a list of one or more column numbers in ascending sequence.</text:p>
            <text:p text:style-name="P242"/>
            <text:p text:style-name="P243">ISREDIT <text:span text:style-name="T361">EXEC</text:span> macro used to split a row at specific column positions. Excluded rows are ignored.</text:p>
            <text:p text:style-name="P243"/>
            <text:p text:style-name="P243">For help information, key “SPLTCOL ?” on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Table_20_Contents">SPLTJN</text:p>
          </table:table-cell>
          <table:table-cell table:style-name="Table_5f_1.B2" office:value-type="string">
            <text:p text:style-name="P23"/>
            <text:p text:style-name="P23"/>
            <text:p text:style-name="P256">ISREDIT <text:span text:style-name="T361">EXEC</text:span> macro used to split a row at the cursor position or to join a row at the cursor position. <text:s/>If the cursor is placed over a displayable character, the split will occur. <text:s/>If the cursor is placed over white space, a join will occur. <text:s/></text:p>
            <text:p text:style-name="P256"/>
            <text:p text:style-name="P256">This <text:span text:style-name="T286">macro</text:span> works best if assigned to a PF key <text:span text:style-name="T101">(i.e. PF4)</text:span>. <text:s/></text:p>
            <text:p text:style-name="P23"/>
            <text:p text:style-name="P23">For help information, key “SPLTJN ?” on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20">SPLTLN</text:p>
          </table:table-cell>
          <table:table-cell table:style-name="Table_5f_1.B2" office:value-type="string">
            <text:p text:style-name="P23"/>
            <text:p text:style-name="P113"><text:span text:style-name="T238">[range]</text:span> <text:s/>'string' <text:s/>[ ( <text:span text:style-name="T243">[</text:span><text:span text:style-name="T53">AFTER </text:span><text:span text:style-name="T61">| </text:span><text:span text:style-name="T21">AT</text:span><text:span text:style-name="T60">] </text:span>[<text:span text:style-name="T239">indent</text:span>] <text:span text:style-name="T239">[STD | COBOL</text:span>] <text:span text:style-name="T263">]</text:span></text:p>
            <text:p text:style-name="P23"/>
            <text:p text:style-name="P274">string – specifies a case sensitive string.</text:p>
            <text:p text:style-name="P57">AFTER/<text:span text:style-name="T243">AT</text:span> – specifies where to <text:span text:style-name="T239">split the row in relation to the string.</text:span></text:p>
            <text:p text:style-name="P57"><text:span text:style-name="T239">indent </text:span>– specifies the <text:span text:style-name="T239">number of columns to indent the new row. <text:s/>The default </text:span><text:soft-page-break/><text:span text:style-name="T239">is 5.</text:span></text:p>
            <text:p text:style-name="P48">STD/COBOL – establishes the <text:span text:style-name="T92">L</text:span>anguage <text:span text:style-name="T239">for specific edits</text:span>. <text:s/><text:span text:style-name="T96">T</text:span>he default <text:span text:style-name="T92">L</text:span>anguage <text:span text:style-name="T90">may be established by macro SETUP2 or LANG</text:span>.</text:p>
            <text:p text:style-name="P23"/>
            <text:p text:style-name="P23">ISREDIT <text:span text:style-name="T361">EXEC</text:span> macro used to <text:span text:style-name="T256">split the row AFTER or AT the string. Excluded rows are ignored.</text:span></text:p>
            <text:p text:style-name="P23"/>
            <text:p text:style-name="P23">For help information, key “<text:span text:style-name="T240">SPLTLN</text:span>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65">STATUS</text:p>
          </table:table-cell>
          <table:table-cell table:style-name="Table_5f_1.B2" office:value-type="string">
            <text:p text:style-name="P23"/>
            <text:p text:style-name="P23"/>
            <text:p text:style-name="P110">ISREDIT EXEC macro used to <text:span text:style-name="T165">present</text:span> the update status of the member <text:span text:style-name="T68">being edited or viewed</text:span> (modified, not modified)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15">STEMEDIT</text:p>
          </table:table-cell>
          <table:table-cell table:style-name="Table_5f_1.B2" office:value-type="string">
            <text:p text:style-name="P23"/>
            <text:p text:style-name="P227">RC = STEMEDIT(request,stemname[,firstelement][,stemcount][,title][,panel][,lrecl][,recfm][,profile][,varlen]</text:p>
            <text:p text:style-name="P227"/>
            <text:p text:style-name="P214">request – action to be taken, <text:span text:style-name="T202">variable or literal containing:</text:span></text:p>
            <text:list xml:id="list194993275" text:style-name="L16">
              <text:list-item>
                <text:p text:style-name="P565">“<text:span text:style-name="T220">BROWSE” – for BRIF service</text:span></text:p>
              </text:list-item>
              <text:list-item>
                <text:p text:style-name="P565">“<text:span text:style-name="T220">EDIT” – for EDIF service</text:span></text:p>
              </text:list-item>
              <text:list-item>
                <text:p text:style-name="P565">“<text:span text:style-name="T220">VIEW” – for VIIF service</text:span></text:p>
              </text:list-item>
            </text:list>
            <text:p text:style-name="P226">stemname – REXX stem variable or literal to receive the data. <text:s/><text:span text:style-name="T222">If omitted, data will be retrieved from the data stack.</text:span></text:p>
            <text:p text:style-name="P228">firstelement – 1<text:span text:style-name="T43">st</text:span> element of the stem element to be returned. <text:s/><text:span text:style-name="T222">Default is 1.</text:span></text:p>
            <text:p text:style-name="P228">stemcount – number of stem elements to return. <text:s/><text:span text:style-name="T222">Default is the number of initialized variables on the stem.</text:span></text:p>
            <text:p text:style-name="P228">title – arbitrary string that identifies the stem elements. <text:s/><text:span text:style-name="T222">Max value is 54.</text:span></text:p>
            <text:p text:style-name="P228">panel – ISPF panel name to present. <text:s/><text:span text:style-name="T224">Defaults exist.</text:span></text:p>
            <text:p text:style-name="P228">lrecl – logical length of each <text:span text:style-name="T221">record to return</text:span>. <text:s/><text:span text:style-name="T222">Default is 255.</text:span></text:p>
            <text:p text:style-name="P228">recfm – record format <text:span text:style-name="T222">(“F”, “FA”, “FM”, “</text:span><text:span text:style-name="T23">V</text:span><text:span text:style-name="T222">”, “VA”, “VM”, or “U”) </text:span>of <text:span text:style-name="T221">the records to return.</text:span></text:p>
            <text:p text:style-name="P229">profile – profile to use when presenting data, <text:span text:style-name="T223">via the VIIF or EDIF service</text:span>. <text:s/><text:span text:style-name="T222">Default is “TEXT”.</text:span></text:p>
            <text:p text:style-name="P229">varlen – form of variable list when using a generic stem variable (*.), “S” for variable names shorter than 40 characters, “L” for variable names up to 255 characters long.</text:p>
            <text:p text:style-name="P229"/>
            <text:p text:style-name="P155"><text:span text:style-name="T200">REXX assembler</text:span> function <text:span text:style-name="T393">(STEMEDIT CBT file#183) </text:span>used to <text:span text:style-name="T222">present the REXX stem data or data stack. <text:s/>This function is to be used in other REXX macro(s)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416">STEMPULL</text:p>
          </table:table-cell>
          <table:table-cell table:style-name="Table_5f_1.B2" office:value-type="string">
            <text:p text:style-name="P23"/>
            <text:p text:style-name="P230">RC = STEMPULL(token,code)</text:p>
            <text:p text:style-name="P230"><text:soft-page-break/></text:p>
            <text:p text:style-name="P230">token – 16 byte <text:span text:style-name="T232">variable </text:span>returned by function STEMPUSH.</text:p>
            <text:p text:style-name="P230">code – deletion code, <text:span text:style-name="T232">variable or literal containing:</text:span></text:p>
            <text:list xml:id="list1377824350" text:style-name="L17">
              <text:list-item>
                <text:p text:style-name="P567">“DELETE” - default value </text:p>
              </text:list-item>
              <text:list-item>
                <text:p text:style-name="P567">“NODELETE”</text:p>
              </text:list-item>
            </text:list>
            <text:p text:style-name="P230">RC – return code <text:span text:style-name="T232">variable containing:</text:span></text:p>
            <text:list xml:id="list3993035162" text:style-name="L18">
              <text:list-item>
                <text:p text:style-name="P568">0 – one or more stem variables have been pulled</text:p>
              </text:list-item>
              <text:list-item>
                <text:p text:style-name="P568">1 – out of space</text:p>
              </text:list-item>
              <text:list-item>
                <text:p text:style-name="P568">2 – empty </text:p>
              </text:list-item>
              <text:list-item>
                <text:p text:style-name="P568">4 – token is unknown</text:p>
              </text:list-item>
              <text:list-item>
                <text:p text:style-name="P568">8 – token is missing or code is invalid</text:p>
              </text:list-item>
            </text:list>
            <text:p text:style-name="P230"/>
            <text:p text:style-name="P230">REXX assembler function <text:span text:style-name="T393">(STEMPULL CBT file#411) </text:span>used to retrieve stem data from a <text:span text:style-name="T253">data-space</text:span> created by <text:span text:style-name="T233">REXX assembler </text:span>function <text:span text:style-name="T400">(</text:span>STEMPUSH <text:span text:style-name="T400">CBT file#411)</text:span>. <text:s/>This function is to be use<text:span text:style-name="T276">d</text:span> in other REXX macro(s)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17">STEMPUSH</text:p>
          </table:table-cell>
          <table:table-cell table:style-name="Table_5f_1.B2" office:value-type="string">
            <text:p text:style-name="P23"/>
            <text:p text:style-name="P231">token = STEMPUSH(maxblk,stemlist)</text:p>
            <text:p text:style-name="P231"/>
            <text:p text:style-name="P231">maxblk – specifies the size of the <text:span text:style-name="T254">data-space</text:span> <text:span text:style-name="T226">(persistent storage)</text:span>. <text:s/>The format is “MAXBLOCKS=nnnnn”, where n is the number of 4K blocks. <text:s/>Default is 4000.</text:p>
            <text:p text:style-name="P231">stemlist – the stem names to be saved in the <text:span text:style-name="T254">data-space.</text:span> <text:s/>One or more <text:span text:style-name="T234">stem </text:span>names in quotes and separated by a comma.</text:p>
            <text:p text:style-name="P231">token – 16 byte <text:span text:style-name="T232">variable</text:span> that identifies the <text:span text:style-name="T254">data-space.</text:span></text:p>
            <text:p text:style-name="P231"/>
            <text:p text:style-name="P231">REXX assembler function <text:span text:style-name="T393">(STEMPUSH CBT file#411) </text:span>used to save stem variables that need to be passed to other REXX macro(s). <text:s/>REXX doesn't allow you to pass stem variables <text:span text:style-name="T225">in a parameter list </text:span>to other REXX macro(s). <text:s/><text:span text:style-name="T225">You can pass the token created by STEMPUSH. <text:s/>This function is to be used in other REXX macro(s).</text:span></text:p>
          </table:table-cell>
        </table:table-row>
        <table:table-row>
          <table:table-cell table:style-name="Table_5f_1.A2" office:value-type="string">
            <text:p text:style-name="Table_20_Contents"/>
            <text:p text:style-name="P380">STKCRDS</text:p>
          </table:table-cell>
          <table:table-cell table:style-name="Table_5f_1.B2" office:value-type="string">
            <text:p text:style-name="P23"/>
            <text:p text:style-name="P173">[dsname]</text:p>
            <text:p text:style-name="P173"/>
            <text:p text:style-name="P174">TSO <text:span text:style-name="T402">EXEC</text:span> macro used to retrieve all the records in an input data set and place them on the <text:span text:style-name="T386">output data</text:span> stack <text:span text:style-name="T184">(FIFO) </text:span>before returning to the calling program. <text:s/>If the data <text:span text:style-name="T119">set name is passed then it will be dynamically allocated and assigned to the ddname CTLCRDS. <text:s/></text:span></text:p>
            <text:p text:style-name="P174"/>
            <text:p text:style-name="P184">This macro was written to be called by other <text:span text:style-name="T232">REXX </text:span>macro<text:span text:style-name="T232">(</text:span>s<text:span text:style-name="T232">)</text:span> and can be executed <text:span text:style-name="T234">in </text:span>batch.</text:p>
          </table:table-cell>
        </table:table-row>
        <table:table-row>
          <table:table-cell table:style-name="Table_5f_1.A2" office:value-type="string">
            <text:p text:style-name="P379"/>
            <text:p text:style-name="P379"><text:soft-page-break/>STKDSNS</text:p>
          </table:table-cell>
          <table:table-cell table:style-name="Table_5f_1.B2" office:value-type="string">
            <text:p text:style-name="P23"/>
            <text:p text:style-name="P23"><text:soft-page-break/></text:p>
            <text:p text:style-name="P172">TSO/ISPF EXEC macro <text:span text:style-name="T119">is used to extract the data set names and other attributes and place them on the output data stack (FIFO) before returning to the calling macro.</text:span></text:p>
            <text:p text:style-name="P172"/>
            <text:p text:style-name="P180">From<text:span text:style-name="T126"> the ISPF DSLIST (=3.4) panel, populate all the variables by scrolling to the bottom of the panel group, and scroll left one panel. <text:s/>Any error you may receive will probably be related to the table (panel) not being populated. <text:s/>Y</text:span>ou may use macro DSNFLTR to <text:span text:style-name="T133">alter the list of data set names presented. <text:s/>Enter calling macro, in the row command line of the desired data set and press ENTER.</text:span></text:p>
            <text:p text:style-name="P171"/>
            <text:p text:style-name="P175">The information is parsed into the following strings <text:span text:style-name="T122">and each string is terminated with a semi-colon:</text:span></text:p>
            <text:list xml:id="list3234136653" text:style-name="L19">
              <text:list-item>
                <text:p text:style-name="P569">dsname – contains the 44-byte data set name</text:p>
              </text:list-item>
              <text:list-item>
                <text:p text:style-name="P570">volinfo – contains the 7-byte VOLSER</text:p>
              </text:list-item>
              <text:list-item>
                <text:p text:style-name="P569">spcinfo – contains TRKS, %used, extents, and device</text:p>
              </text:list-item>
              <text:list-item>
                <text:p text:style-name="P569">attrinfo – contains DSORG, RECFM, LRECL, <text:span text:style-name="T159">and</text:span> BLKSIZE</text:p>
              </text:list-item>
              <text:list-item>
                <text:p text:style-name="P569">dateinfo – contains creation, expiration, and reference date</text:p>
              </text:list-item>
              <text:list-item>
                <text:p text:style-name="P571">catname – contains the 44-byte catalog name</text:p>
              </text:list-item>
            </text:list>
            <text:p text:style-name="P181"><text:span text:style-name="T124">These strings are appended and</text:span> then placed on the <text:span text:style-name="T386">output data</text:span> stack <text:span text:style-name="T190">(FIFO)</text:span>, one for each row of the ISPF D<text:span text:style-name="T154">SLIST</text:span> (<text:span text:style-name="T154">=</text:span>3.4) panel. <text:s/></text:p>
            <text:p text:style-name="P181"/>
            <text:p text:style-name="P186">This macro is written to be called by other REXX macro(s).</text:p>
          </table:table-cell>
        </table:table-row>
        <table:table-row>
          <table:table-cell table:style-name="Table_5f_1.A2" office:value-type="string">
            <text:p text:style-name="Table_20_Contents"/>
            <text:p text:style-name="Table_20_Contents">STKMBRS</text:p>
          </table:table-cell>
          <table:table-cell table:style-name="Table_5f_1.B2" office:value-type="string">
            <text:p text:style-name="P23"/>
            <text:p text:style-name="P23">dsname</text:p>
            <text:p text:style-name="P23"/>
            <text:p text:style-name="P182">ISREDIT EXEC macro used to invoke LISTDS to retrieve all the member names in a PDS <text:span text:style-name="T154">or </text:span>PDS/E and place them on the <text:span text:style-name="T386">output data</text:span> stack <text:span text:style-name="T184">(FIFO) </text:span>before returning to the caller. <text:s/></text:p>
            <text:p text:style-name="P182"/>
            <text:p text:style-name="P187">This macro was written to be called by other <text:span text:style-name="T232">REXX </text:span>macro<text:span text:style-name="T232">(</text:span>s<text:span text:style-name="T232">)</text:span> and can be executed <text:span text:style-name="T234">in </text:span>batch.</text:p>
          </table:table-cell>
        </table:table-row>
        <table:table-row>
          <table:table-cell table:style-name="Table_5f_1.A2" office:value-type="string">
            <text:p text:style-name="Table_20_Contents"/>
            <text:p text:style-name="Table_20_Contents">SUM</text:p>
          </table:table-cell>
          <table:table-cell table:style-name="Table_5f_1.B2" office:value-type="string">
            <text:p text:style-name="P23"/>
            <text:p text:style-name="P23">{lptr | range | *} col-1 col-2 ( equation</text:p>
            <text:p text:style-name="P23"/>
            <text:p text:style-name="P190">ISREDIT EXEC macro used to apply an equation to a defined column of numbers. <text:s/>Specify variable “NBR” within the equation <text:span text:style-name="T168">or by itself </text:span>to refer to the data being selected. <text:s/>If “NBR” is not numeric, the data is ignored. <text:s/>Excluded rows are ignored. <text:s/></text:p>
            <text:p text:style-name="P190"/>
            <text:p text:style-name="P191">The internal equation calculated is<text:line-break/><text:soft-page-break/>answer = answer + <text:span text:style-name="T184">(</text:span>equation<text:span text:style-name="T184">)</text:span>.</text:p>
            <text:p text:style-name="P23"/>
            <text:p text:style-name="P23">For help information, key “SUM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71">SYSEXEC</text:p>
          </table:table-cell>
          <table:table-cell table:style-name="Table_5f_1.B2" office:value-type="string">
            <text:p text:style-name="P23"/>
            <text:p text:style-name="P107">[ ( <text:span text:style-name="T80">[ACTIVATE | </text:span><text:span text:style-name="T56">DEACTIVATE </text:span><text:span text:style-name="T57">|</text:span><text:span text:style-name="T11"> DISPLAY</text:span><text:span text:style-name="T80">]</text:span> <text:span text:style-name="T69">]</text:span></text:p>
            <text:p text:style-name="P107"/>
            <text:p text:style-name="P141">ACTIVATE/DEACTIVATE – specifies the ALTLIB command action to take.</text:p>
            <text:p text:style-name="P145">DISPLAY – <text:span text:style-name="T165">presents</text:span> search order by DD name.</text:p>
            <text:p text:style-name="P141"/>
            <text:p text:style-name="P115"><text:span text:style-name="T71">TSO/ISPF </text:span>EXEC macro used <text:span text:style-name="T105">to ACTIVATE/DEACTIVATE a user REXX ALTLIB. <text:s/>This will give the user access to their personal REXX library (userid.WORK.REXXLIB) in the current TSO session.</text:span></text:p>
            <text:p text:style-name="P115"/>
            <text:p text:style-name="P141">For help information key “<text:span text:style-name="T111">TSO </text:span>SYSEXEC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503">TASID</text:p>
          </table:table-cell>
          <table:table-cell table:style-name="Table_5f_1.B2" office:value-type="string">
            <text:p text:style-name="P23"/>
            <text:p text:style-name="P23"/>
            <text:p text:style-name="P294">TSO/<text:span text:style-name="T349">ISPF EXEC macro </text:span>used to display system information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76">TRAP</text:p>
          </table:table-cell>
          <table:table-cell table:style-name="Table_5f_1.B2" office:value-type="string">
            <text:p text:style-name="P23"/>
            <text:p text:style-name="P167">tsocmd [ ( [<text:span text:style-name="T14">VIEW</text:span><text:span text:style-name="T116"> | NOVIEW</text:span>] [<text:span text:style-name="T1">DELETE</text:span> | NODELETE] ]</text:p>
            <text:p text:style-name="P167"/>
            <text:p text:style-name="P65">VIEW/NOVIEW – create and view the <text:span text:style-name="T117">formatted </text:span>listing <text:span text:style-name="T117">of the TSO command output</text:span>.</text:p>
            <text:p text:style-name="P65">DELETE/NODELETE – delete <text:span text:style-name="T94">or do not delete </text:span>the target SEQ file listing (userid.<text:span text:style-name="T116">tsocmd</text:span>.*) on exit.</text:p>
            <text:p text:style-name="P65"/>
            <text:p text:style-name="P65">TSO/ISPF EXEC macro used to create the target SEQ file containing the <text:span text:style-name="T116">TSO command output</text:span>. <text:s/><text:span text:style-name="T116">Traps only TSO output written, via TSO PUTLINE (output of REXX SAY is included).</text:span></text:p>
            <text:p text:style-name="P65"/>
            <text:p text:style-name="P168">For help information, key “TSO TRAP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77">TSUALL</text:p>
          </table:table-cell>
          <table:table-cell table:style-name="Table_5f_1.B2" office:value-type="string">
            <text:p text:style-name="P23"/>
            <text:p text:style-name="P168">[ ( [LINE | <text:span text:style-name="T1">SCREEN</text:span> | QUEUE] <text:span text:style-name="T265">]</text:span></text:p>
            <text:p text:style-name="P168"/>
            <text:p text:style-name="P89"><text:span text:style-name="T65">LINE/SCREEN/QUEUE</text:span> – specifies the presentation form of the report. <text:span text:style-name="T65">Terminal LINE</text:span> <text:span text:style-name="T65">mode or SCREEN mode, or QUEUE (FIFO) to place the items on the output data stack (one item per row).</text:span></text:p>
            <text:p text:style-name="P89"/>
            <text:p text:style-name="P169">TSO/ISPF EXEC macro used to retrieve all the TSO userid(s) currently logged on <text:span text:style-name="T129">and presented in ascending sort order</text:span>.</text:p>
            <text:p text:style-name="P89"/>
            <text:p text:style-name="P189">For help information, key “TSO TSUALL ?” on the command line.</text:p>
          </table:table-cell>
        </table:table-row>
        <text:soft-page-break/>
        <table:table-row>
          <table:table-cell table:style-name="Table_5f_1.A2" office:value-type="string">
            <text:p text:style-name="Table_20_Contents"/>
            <text:p text:style-name="P449">TXT2CSV</text:p>
          </table:table-cell>
          <table:table-cell table:style-name="Table_5f_1.B2" office:value-type="string">
            <text:p text:style-name="P23"/>
            <text:p text:style-name="P269">input output [*] col-1 … [ / [DEBUG] [CSV csv] ]</text:p>
            <text:p text:style-name="P269"/>
            <text:p text:style-name="P269">input – <text:s/>input dsname or DD:ddname, <text:span text:style-name="T299">of standard text file.</text:span></text:p>
            <text:p text:style-name="P269">output – output dsname or DD:ddname, <text:span text:style-name="T299">of comma-separated-value file.</text:span></text:p>
            <text:p text:style-name="P269">* – <text:s/><text:span text:style-name="T299">replace blank columns with csv character.</text:span></text:p>
            <text:p text:style-name="P271">col-1... – beginning column for each field, if prefixed with a minus sign then the column will be eliminated from the results.</text:p>
            <text:p text:style-name="P269">/<text:span text:style-name="T299"> – optional parameters following.</text:span></text:p>
            <text:p text:style-name="P270">DEBUG – keyword to turn on debug mode.</text:p>
            <text:p text:style-name="P270">CSV – keyword followed by the delimiting character (csv).</text:p>
            <text:p text:style-name="P270">csv – enclose in quotes or apostrophe, default is comma.</text:p>
            <text:p text:style-name="P270"/>
            <text:p text:style-name="P270"><text:span text:style-name="T301">TSO</text:span> EXEC macro used to create a comma-separated-value file from a standard text file. <text:s/><text:span text:style-name="T300">Probably best suited for TSO </text:span>batch mode. <text:s/>Contact Larry Slaten for JCL.</text:p>
          </table:table-cell>
        </table:table-row>
        <table:table-row>
          <table:table-cell table:style-name="Table_5f_1.A2" office:value-type="string">
            <text:p text:style-name="P450">UNPK</text:p>
          </table:table-cell>
          <table:table-cell table:style-name="Table_5f_1.B2" office:value-type="string">
            <text:p text:style-name="P23"/>
            <text:p text:style-name="P150"><text:span text:style-name="T232">X</text:span> = <text:span text:style-name="T170">UNPK</text:span>(<text:span text:style-name="T170">nbr,scale,precision</text:span>)</text:p>
            <text:p text:style-name="P150"/>
            <text:p text:style-name="P195">nbr = IBM <text:span text:style-name="T195">internal</text:span> decimal number.</text:p>
            <text:p text:style-name="P195">scale = total number of digits <text:span text:style-name="T171">of result field</text:span>.</text:p>
            <text:p text:style-name="P195">prec<text:span text:style-name="T172">ision</text:span> = number of decimal positions.</text:p>
            <text:p text:style-name="P150"/>
            <text:p text:style-name="P151"><text:span text:style-name="T204">REXX </text:span>function used to <text:span text:style-name="T170">convert IBM internal decimal values to IBM zone decimal format. <text:s/></text:span>This function is to be used in other <text:span text:style-name="T170">REXX </text:span>macro(s).</text:p>
          </table:table-cell>
        </table:table-row>
        <table:table-row>
          <table:table-cell table:style-name="Table_5f_1.A2" office:value-type="string">
            <text:p text:style-name="Table_20_Contents"/>
            <text:p text:style-name="Table_20_Contents">VMBR</text:p>
          </table:table-cell>
          <table:table-cell table:style-name="Table_5f_1.B2" office:value-type="string">
            <text:p text:style-name="P23"/>
            <text:p text:style-name="P23">lptr [ ( <text:span text:style-name="T80">[BROWSE | </text:span>EDIT <text:span text:style-name="T229">| </text:span><text:span text:style-name="T19">VIEW</text:span><text:span text:style-name="T229">] ]</text:span></text:p>
            <text:p text:style-name="P233"/>
            <text:p text:style-name="P218">BROWSE/EDIT/VIEW – specifies the mode to present the member.</text:p>
            <text:p text:style-name="P218"/>
            <text:p text:style-name="P219">ISREDIT EXEC macro used to <text:span text:style-name="T144">BROWSE, </text:span>EDIT, <text:span text:style-name="T235">or VIEW</text:span> the data set name following the string “DSN=”.</text:p>
            <text:p text:style-name="P219"/>
            <text:p text:style-name="P219">For help information, key “VMBR ?” on the command lin<text:span text:style-name="T229">e</text:span>.</text:p>
          </table:table-cell>
        </table:table-row>
        <table:table-row>
          <table:table-cell table:style-name="Table_5f_1.A2" office:value-type="string">
            <text:p text:style-name="Table_20_Contents"/>
            <text:p text:style-name="P502">VOL2DEV</text:p>
          </table:table-cell>
          <table:table-cell table:style-name="Table_5f_1.B2" office:value-type="string">
            <text:p text:style-name="P23"/>
            <text:p text:style-name="P293">volume</text:p>
            <text:p text:style-name="P293"/>
            <text:p text:style-name="P293">TSO/ISPF EXEC macro used to return the device number for a specific DASD volume serial number, <text:span text:style-name="T394">via REXX assembler function (RXV2DEV CBT file#548)</text:span>.</text:p>
            <text:p text:style-name="P293"/>
            <text:p text:style-name="P293"><text:soft-page-break/>For help information, key “VOL2DEV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378">VSAVE</text:p>
          </table:table-cell>
          <table:table-cell table:style-name="Table_5f_1.B2" office:value-type="string">
            <text:p text:style-name="P23"/>
            <text:p text:style-name="P23"/>
            <text:p text:style-name="P169"><text:span text:style-name="T123">ISREDIT EXEC macro u</text:span>sed to SAVE/REPLACE a modified member being V<text:span text:style-name="T228">IEWe</text:span>d. <text:s/>Member statistics will not be updated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60">%VTOC</text:p>
          </table:table-cell>
          <table:table-cell table:style-name="Table_5f_1.B2" office:value-type="string">
            <text:p text:style-name="P23"/>
            <text:p text:style-name="P23"/>
            <text:p text:style-name="P283">TSO/ISPF CLIST macro used display an ISPF panel for input, <text:span text:style-name="T395">via TSO command (VTOC CBT file#112)</text:span>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06">WHOHAS</text:p>
          </table:table-cell>
          <table:table-cell table:style-name="Table_5f_1.B2" office:value-type="string">
            <text:p text:style-name="P23"/>
            <text:p text:style-name="P212">[<text:span text:style-name="T1">userid</text:span> | dsnpattern | *]</text:p>
            <text:p text:style-name="P211"/>
            <text:p text:style-name="P210">TSO/ISPF EXEC <text:span text:style-name="T191">macro (ENQ CBT file#716) used to present the list of enqueues on a resource (usually a data set name), via the ISPF command QUERYENQ on a ISPF panel. <text:s/>Refrain from using “*” as your input. <text:s/>The default will be your TSO userid. <text:s/>The macro can be entered on the ISPF DSLIST (=3.4) panel, in the row command area of the desired source data set name.</text:span></text:p>
          </table:table-cell>
        </table:table-row>
        <table:table-row>
          <table:table-cell table:style-name="Table_5f_1.A2" office:value-type="string">
            <text:p text:style-name="P406"/>
            <text:p text:style-name="Table_20_Contents">XDUP</text:p>
          </table:table-cell>
          <table:table-cell table:style-name="Table_5f_1.B2" office:value-type="string">
            <text:p text:style-name="P23"/>
            <text:p text:style-name="P3">{lptr | range | *} <text:span text:style-name="T258">{</text:span>col-1 col-2 <text:span text:style-name="T258">| *}</text:span> [ ( [<text:span text:style-name="T257">ALL | </text:span><text:span text:style-name="T1">LEADING</text:span>] ]</text:p>
            <text:p text:style-name="P3"/>
            <text:p text:style-name="P15">ALL – <text:span text:style-name="T267">all </text:span>occurrence<text:span text:style-name="T267">s</text:span> <text:span text:style-name="T267">are e</text:span>xcluded.</text:p>
            <text:p text:style-name="P3">LEADING<text:span text:style-name="T40"> – </text:span>the last occurrence is not excluded.</text:p>
            <text:p text:style-name="P3"/>
            <text:p text:style-name="P3">ISREDIT EXEC macro used to EXCLUDE duplicate rows in a member. <text:s/>Items in the member must be in <text:span text:style-name="T311">sequential </text:span>order. <text:s/>User has control over the columns selected. <text:s/>Results are unpredictable if any rows are excluded within the scope of the macro. <text:s/><text:span text:style-name="T28">You can use the ISREDIT FLIP command to switch back and forth from the DISPLAYED or EXCLUDED rows. </text:span></text:p>
            <text:p text:style-name="P3"/>
            <text:p text:style-name="P3">For help information, key “XDUP ?” on the command line.</text:p>
          </table:table-cell>
        </table:table-row>
        <table:table-row>
          <table:table-cell table:style-name="Table_5f_1.A2" office:value-type="string">
            <text:p text:style-name="P406"/>
            <text:p text:style-name="P418">XEF</text:p>
          </table:table-cell>
          <table:table-cell table:style-name="Table_5f_1.B2" office:value-type="string">
            <text:p text:style-name="P23"/>
            <text:p text:style-name="P23"/>
            <text:p text:style-name="P232">TSO/ISPF EXEC macro used to <text:span text:style-name="T227">access the Extended Edit Facility (XEF). <text:s/>It allows you to </text:span>save up to ninety-nine data set names, sequential or partitioned, for later recall. <text:s/>The associated panel allows you to access any of the saved data set names, via <text:span text:style-name="T227">ISPF</text:span> BROWSE, VIEW, or EDIT facilities.</text:p>
          </table:table-cell>
        </table:table-row>
        <table:table-row>
          <table:table-cell table:style-name="Table_5f_1.A2" office:value-type="string">
            <text:p text:style-name="P406"/>
            <text:p text:style-name="P438">XMITINFO</text:p>
          </table:table-cell>
          <table:table-cell table:style-name="Table_5f_1.B2" office:value-type="string">
            <text:p text:style-name="P424"/>
            <text:p text:style-name="P438">dsname [DEBUG] [DUMP]</text:p>
            <text:p text:style-name="P438"/>
            <text:p text:style-name="P438"><text:soft-page-break/>TSO/ISPF EXEC macro used to display information about a TSO XMIT file.</text:p>
          </table:table-cell>
        </table:table-row>
        <table:table-row>
          <table:table-cell table:style-name="Table_5f_1.A2" office:value-type="string">
            <text:p text:style-name="P437"><text:s/></text:p>
            <text:p text:style-name="P423">XMORE</text:p>
          </table:table-cell>
          <table:table-cell table:style-name="Table_5f_1.B2" office:value-type="string">
            <text:p text:style-name="P424"/>
            <text:p text:style-name="P422">[range] [ ( [AFTER | <text:span text:style-name="T1">BEFORE</text:span>] [count] <text:span text:style-name="T265">]</text:span></text:p>
            <text:p text:style-name="P422"/>
            <text:p text:style-name="P422">AFTER/BEFORE – specifies where to <text:span text:style-name="T245">exclude</text:span> rows in an exclude group.</text:p>
            <text:p text:style-name="P422">count – is the number of rows to <text:span text:style-name="T245">exclude</text:span>. <text:s/>The default is 3.</text:p>
            <text:p text:style-name="P422"/>
            <text:p text:style-name="P422">ISREDIT EXEC macro used to <text:span text:style-name="T245">exclude count number of rows AFTER or BEFORE a group of </text:span>EXCLUDEd rows.</text:p>
            <text:p text:style-name="P422"/>
            <text:p text:style-name="P236">For help information, key “<text:span text:style-name="T246">X</text:span>MORE ?” on the command line.</text:p>
          </table:table-cell>
        </table:table-row>
        <table:table-row>
          <table:table-cell table:style-name="Table_5f_1.A2" office:value-type="string">
            <text:p text:style-name="Table_20_Contents"/>
            <text:p text:style-name="P451">zOSINFO</text:p>
          </table:table-cell>
          <table:table-cell table:style-name="Table_5f_1.B2" office:value-type="string">
            <text:p text:style-name="P23"/>
            <text:p text:style-name="P88"><text:s/><text:span text:style-name="T65">[ ( [LINE | </text:span><text:span text:style-name="T6">SCREEN</text:span><text:span text:style-name="T65">] ]</text:span></text:p>
            <text:p text:style-name="P88"/>
            <text:p text:style-name="P88"><text:span text:style-name="T65">LINE/SCREEN</text:span> – specifies the presentation form of the report. <text:span text:style-name="T65">Terminal LINE</text:span> <text:span text:style-name="T65">mode or SCREEN mode.</text:span> </text:p>
            <text:p text:style-name="P88"/>
            <text:p text:style-name="P103">TSO/ISPF EXEC macro used to <text:span text:style-name="T135">present</text:span> known <text:span text:style-name="T305">z/OS</text:span> &amp; System information.</text:p>
            <text:p text:style-name="P103"/>
            <text:p text:style-name="P53">For help information, key “<text:span text:style-name="T111">TSO zOSINFO</text:span> ?” on the command line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Mincho" svg:font-family="'MS Mincho', 'ＭＳ 明朝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" style:font-size-asian="10.5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Times New Roman" style:font-size-asian="10.5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wiss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pitch-asian="fixed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/>
    <style:style style:name="caption" style:family="paragraph" style:parent-style-name="Standard">
      <style:paragraph-properties fo:margin-top="0.0835in" fo:margin-bottom="0.0835in" loext:contextual-spacing="false"/>
      <style:text-properties fo:font-style="italic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fo:font-size="8pt" fo:language="zxx" fo:country="none" style:font-name-asian="Symbol" style:font-family-asian="Symbol" style:font-family-generic-asian="roman" style:font-pitch-asian="variable" style:font-charset-asian="x-symbol" style:font-size-asian="8pt" style:language-asian="zxx" style:country-asian="none" style:font-name-complex="Symbol" style:font-family-complex="Symbol" style:font-family-generic-complex="roman" style:font-pitch-complex="variable" style:font-charset-complex="x-symbol" style:font-size-complex="8pt"/>
    </style:style>
    <style:style style:name="RTF_5f_Num_20_2_20_2" style:display-name="RTF_Num 2 2" style:family="text">
      <style:text-properties style:font-name="Courier New" fo:font-family="'Courier New'" style:font-family-generic="modern" style:font-pitch="fixed" fo:language="zxx" fo:country="none" style:font-name-asian="Courier New" style:font-family-asian="'Courier New'" style:font-family-generic-asian="modern" style:font-pitch-asian="fixed" style:language-asian="zxx" style:country-asian="none" style:font-name-complex="Courier New" style:font-family-complex="'Courier New'" style:font-family-generic-complex="modern" style:font-pitch-complex="fixed"/>
    </style:style>
    <style:style style:name="RTF_5f_Num_20_2_20_3" style:display-name="RTF_Num 2 3" style:family="text">
      <style:text-properties style:font-name="Wingdings" fo:font-family="Wingdings" style:font-pitch="variable" style:font-charset="x-symbol" fo:language="zxx" fo:country="none" style:font-name-asian="Wingdings" style:font-family-asian="Wingdings" style:font-pitch-asian="variable" style:font-charset-asian="x-symbol" style:language-asian="zxx" style:country-asian="none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fo:language="zxx" fo:country="none" style:font-name-asian="Courier New" style:font-family-asian="'Courier New'" style:font-family-generic-asian="modern" style:font-pitch-asian="fixed" style:language-asian="zxx" style:country-asian="none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fo:language="zxx" fo:country="none" style:font-name-asian="Wingdings" style:font-family-asian="Wingdings" style:font-pitch-asian="variable" style:font-charset-asian="x-symbol" style:language-asian="zxx" style:country-asian="none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fo:language="zxx" fo:country="none" style:font-name-asian="Courier New" style:font-family-asian="'Courier New'" style:font-family-generic-asian="modern" style:font-pitch-asian="fixed" style:language-asian="zxx" style:country-asian="none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fo:language="zxx" fo:country="none" style:font-name-asian="Wingdings" style:font-family-asian="Wingdings" style:font-pitch-asian="variable" style:font-charset-asian="x-symbol" style:language-asian="zxx" style:country-asian="none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zxx" fo:country="none" style:font-name-asian="Arial Unicode MS" style:font-family-asian="'Arial Unicode MS'" style:font-family-generic-asian="swiss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zxx" fo:country="none" style:font-name-asian="Arial Unicode MS" style:font-family-asian="'Arial Unicode MS'" style:font-family-generic-asian="swiss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zxx" fo:country="none" style:font-name-asian="Arial Unicode MS" style:font-family-asian="'Arial Unicode MS'" style:font-family-generic-asian="swiss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RTF_5f_Num_20_4_20_1" style:display-name="RTF_Num 4 1" style:family="text">
      <style:text-properties style:font-name="Symbol" fo:font-family="Symbol" style:font-family-generic="roman" style:font-pitch="variable" style:font-charset="x-symbol" fo:font-size="8pt" fo:language="zxx" fo:country="none" style:font-name-asian="Symbol" style:font-family-asian="Symbol" style:font-family-generic-asian="roman" style:font-pitch-asian="variable" style:font-charset-asian="x-symbol" style:font-size-asian="8pt" style:language-asian="zxx" style:country-asian="none" style:font-name-complex="Symbol" style:font-family-complex="Symbol" style:font-family-generic-complex="roman" style:font-pitch-complex="variable" style:font-charset-complex="x-symbol" style:font-size-complex="8pt"/>
    </style:style>
    <style:style style:name="RTF_5f_Num_20_4_20_2" style:display-name="RTF_Num 4 2" style:family="text">
      <style:text-properties style:font-name="Courier New" fo:font-family="'Courier New'" style:font-family-generic="modern" style:font-pitch="fixed" fo:language="zxx" fo:country="none" style:font-name-asian="Courier New" style:font-family-asian="'Courier New'" style:font-family-generic-asian="modern" style:font-pitch-asian="fixed" style:language-asian="zxx" style:country-asian="none" style:font-name-complex="Courier New" style:font-family-complex="'Courier New'" style:font-family-generic-complex="modern" style:font-pitch-complex="fixed"/>
    </style:style>
    <style:style style:name="RTF_5f_Num_20_4_20_3" style:display-name="RTF_Num 4 3" style:family="text">
      <style:text-properties style:font-name="Wingdings" fo:font-family="Wingdings" style:font-pitch="variable" style:font-charset="x-symbol" fo:language="zxx" fo:country="none" style:font-name-asian="Wingdings" style:font-family-asian="Wingdings" style:font-pitch-asian="variable" style:font-charset-asian="x-symbol" style:language-asian="zxx" style:country-asian="none" style:font-name-complex="Wingdings" style:font-family-complex="Wingdings" style:font-pitch-complex="variable" style:font-charset-complex="x-symbol"/>
    </style:style>
    <style:style style:name="RTF_5f_Num_20_4_20_4" style:display-name="RTF_Num 4 4" style:family="text">
      <style:text-properties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4_20_5" style:display-name="RTF_Num 4 5" style:family="text">
      <style:text-properties style:font-name="Courier New" fo:font-family="'Courier New'" style:font-family-generic="modern" style:font-pitch="fixed" fo:language="zxx" fo:country="none" style:font-name-asian="Courier New" style:font-family-asian="'Courier New'" style:font-family-generic-asian="modern" style:font-pitch-asian="fixed" style:language-asian="zxx" style:country-asian="none" style:font-name-complex="Courier New" style:font-family-complex="'Courier New'" style:font-family-generic-complex="modern" style:font-pitch-complex="fixed"/>
    </style:style>
    <style:style style:name="RTF_5f_Num_20_4_20_6" style:display-name="RTF_Num 4 6" style:family="text">
      <style:text-properties style:font-name="Wingdings" fo:font-family="Wingdings" style:font-pitch="variable" style:font-charset="x-symbol" fo:language="zxx" fo:country="none" style:font-name-asian="Wingdings" style:font-family-asian="Wingdings" style:font-pitch-asian="variable" style:font-charset-asian="x-symbol" style:language-asian="zxx" style:country-asian="none" style:font-name-complex="Wingdings" style:font-family-complex="Wingdings" style:font-pitch-complex="variable" style:font-charset-complex="x-symbol"/>
    </style:style>
    <style:style style:name="RTF_5f_Num_20_4_20_7" style:display-name="RTF_Num 4 7" style:family="text">
      <style:text-properties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4_20_8" style:display-name="RTF_Num 4 8" style:family="text">
      <style:text-properties style:font-name="Courier New" fo:font-family="'Courier New'" style:font-family-generic="modern" style:font-pitch="fixed" fo:language="zxx" fo:country="none" style:font-name-asian="Courier New" style:font-family-asian="'Courier New'" style:font-family-generic-asian="modern" style:font-pitch-asian="fixed" style:language-asian="zxx" style:country-asian="none" style:font-name-complex="Courier New" style:font-family-complex="'Courier New'" style:font-family-generic-complex="modern" style:font-pitch-complex="fixed"/>
    </style:style>
    <style:style style:name="RTF_5f_Num_20_4_20_9" style:display-name="RTF_Num 4 9" style:family="text">
      <style:text-properties style:font-name="Wingdings" fo:font-family="Wingdings" style:font-pitch="variable" style:font-charset="x-symbol" fo:language="zxx" fo:country="none" style:font-name-asian="Wingdings" style:font-family-asian="Wingdings" style:font-pitch-asian="variable" style:font-charset-asian="x-symbol" style:language-asian="zxx" style:country-asian="none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4" style:display-name="RTF_Num 4">
      <text:list-level-style-bullet text:level="1" text:style-name="RTF_5f_Num_20_2_20_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RTF_5f_Num_20_2_20_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RTF_5f_Num_20_2_20_4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RTF_5f_Num_20_2_20_5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RTF_5f_Num_20_2_20_7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RTF_5f_Num_20_2_20_8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 style:list-style-name="ML1">
      <style:paragraph-properties fo:text-align="center" style:justify-single-word="false"/>
    </style:style>
    <text:list-style style:name="M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SO Application Programmer Toolbox</text:p>
        <text:p text:style-name="MP1">REXX</text:p>
      </style:header>
      <style:header-left>
        <text:p text:style-name="MP1">TSO Application Programmer Toolbox</text:p>
        <text:p text:style-name="MP1">REXX</text:p>
      </style:header-left>
      <style:footer>
        <text:p text:style-name="MP2"><text:page-number text:select-page="current">51</text:page-number></text:p>
      </style:footer>
      <style:footer-left>
        <text:list xml:id="list903860160" text:style-name="ML1">
          <text:list-item>
            <text:p text:style-name="MP3"><text:page-number text:select-page="current">50</text:page-number></text:p>
          </text:list-item>
        </text:lis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21T15:47:00</meta:creation-date>
    <dc:date>2019-10-15T16:26:43.217000000</dc:date>
    <meta:generator>LibreOffice/6.2.7.1$Windows_X86_64 LibreOffice_project/23edc44b61b830b7d749943e020e96f5a7df63bf</meta:generator>
    <meta:editing-duration>P6DT27M59S</meta:editing-duration>
    <meta:editing-cycles>438</meta:editing-cycles>
    <meta:document-statistic meta:table-count="9" meta:image-count="0" meta:object-count="0" meta:page-count="51" meta:paragraph-count="1407" meta:word-count="12217" meta:character-count="70822" meta:non-whitespace-character-count="59254"/>
  </office:meta>
</office:document-meta>
</file>